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_miyanosawa_0303_100-300_RG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row table:style-name="ro1">
          <table:table-cell/>
          <table:table-cell office:value-type="string" calcext:value-type="string">
            <text:p>RGB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table:number-columns-repeated="3"/>
          <table:table-cell office:value-type="string" calcext:value-type="string">
            <text:p>MRF</text:p>
          </table:table-cell>
          <table:table-cell table:number-columns-repeated="3"/>
          <table:table-cell office:value-type="string" calcext:value-type="string">
            <text:p>PWAS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office:value-type="string" calcext:value-type="string">
            <text:p>セグメンテーションミスあり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office:value-type="string" calcext:value-type="string">
            <text:p>セグメンテーションミスなし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R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883309" calcext:value-type="float">
            <text:p>0.883309</text:p>
          </table:table-cell>
          <table:table-cell office:value-type="float" office:value="51.8357" calcext:value-type="float">
            <text:p>51.8357</text:p>
          </table:table-cell>
          <table:table-cell office:value-type="float" office:value="0.113866" calcext:value-type="float">
            <text:p>0.113866</text:p>
          </table:table-cell>
          <table:table-cell office:value-type="float" office:value="461" calcext:value-type="float">
            <text:p>461</text:p>
          </table:table-cell>
          <table:table-cell office:value-type="float" office:value="0.879877" calcext:value-type="float">
            <text:p>0.879877</text:p>
          </table:table-cell>
          <table:table-cell office:value-type="float" office:value="35.2019" calcext:value-type="float">
            <text:p>35.2019</text:p>
          </table:table-cell>
          <table:table-cell office:value-type="float" office:value="0.112876" calcext:value-type="float">
            <text:p>0.112876</text:p>
          </table:table-cell>
          <table:table-cell office:value-type="float" office:value="43" calcext:value-type="float">
            <text:p>43</text:p>
          </table:table-cell>
          <table:table-cell office:value-type="float" office:value="0.898521" calcext:value-type="float">
            <text:p>0.898521</text:p>
          </table:table-cell>
          <table:table-cell office:value-type="float" office:value="35.5733" calcext:value-type="float">
            <text:p>35.5733</text:p>
          </table:table-cell>
          <table:table-cell office:value-type="float" office:value="0.0929841" calcext:value-type="float">
            <text:p>0.0929841</text:p>
          </table:table-cell>
          <table:table-cell office:value-type="float" office:value="77" calcext:value-type="float">
            <text:p>77</text:p>
          </table:table-cell>
          <table:table-cell office:value-type="float" office:value="0.899727" calcext:value-type="float">
            <text:p>0.899727</text:p>
          </table:table-cell>
          <table:table-cell office:value-type="float" office:value="34.2411" calcext:value-type="float">
            <text:p>34.2411</text:p>
          </table:table-cell>
          <table:table-cell office:value-type="float" office:value="0.0921111" calcext:value-type="float">
            <text:p>0.0921111</text:p>
          </table:table-cell>
          <table:table-cell office:value-type="float" office:value="91" calcext:value-type="float">
            <text:p>91</text:p>
          </table:table-cell>
          <table:table-cell office:value-type="float" office:value="0.899641" calcext:value-type="float">
            <text:p>0.899641</text:p>
          </table:table-cell>
          <table:table-cell office:value-type="float" office:value="34.1422" calcext:value-type="float">
            <text:p>34.1422</text:p>
          </table:table-cell>
          <table:table-cell office:value-type="float" office:value="0.0909976" calcext:value-type="float">
            <text:p>0.09099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883309" calcext:value-type="float">
            <text:p>0.883309</text:p>
          </table:table-cell>
          <table:table-cell office:value-type="float" office:value="51.8357" calcext:value-type="float">
            <text:p>51.8357</text:p>
          </table:table-cell>
          <table:table-cell office:value-type="float" office:value="0.113866" calcext:value-type="float">
            <text:p>0.113866</text:p>
          </table:table-cell>
          <table:table-cell office:value-type="float" office:value="399" calcext:value-type="float">
            <text:p>399</text:p>
          </table:table-cell>
          <table:table-cell office:value-type="float" office:value="0.879504" calcext:value-type="float">
            <text:p>0.879504</text:p>
          </table:table-cell>
          <table:table-cell office:value-type="float" office:value="35.1871" calcext:value-type="float">
            <text:p>35.1871</text:p>
          </table:table-cell>
          <table:table-cell office:value-type="float" office:value="0.112229" calcext:value-type="float">
            <text:p>0.112229</text:p>
          </table:table-cell>
          <table:table-cell office:value-type="float" office:value="29" calcext:value-type="float">
            <text:p>29</text:p>
          </table:table-cell>
          <table:table-cell office:value-type="float" office:value="0.898606" calcext:value-type="float">
            <text:p>0.898606</text:p>
          </table:table-cell>
          <table:table-cell office:value-type="float" office:value="35.6433" calcext:value-type="float">
            <text:p>35.6433</text:p>
          </table:table-cell>
          <table:table-cell office:value-type="float" office:value="0.0928308" calcext:value-type="float">
            <text:p>0.0928308</text:p>
          </table:table-cell>
          <table:table-cell office:value-type="float" office:value="64" calcext:value-type="float">
            <text:p>64</text:p>
          </table:table-cell>
          <table:table-cell office:value-type="float" office:value="0.900179" calcext:value-type="float">
            <text:p>0.900179</text:p>
          </table:table-cell>
          <table:table-cell office:value-type="float" office:value="34.2763" calcext:value-type="float">
            <text:p>34.2763</text:p>
          </table:table-cell>
          <table:table-cell office:value-type="float" office:value="0.0921522" calcext:value-type="float">
            <text:p>0.0921522</text:p>
          </table:table-cell>
          <table:table-cell office:value-type="float" office:value="65" calcext:value-type="float">
            <text:p>65</text:p>
          </table:table-cell>
          <table:table-cell office:value-type="float" office:value="0.90008" calcext:value-type="float">
            <text:p>0.90008</text:p>
          </table:table-cell>
          <table:table-cell office:value-type="float" office:value="34.2145" calcext:value-type="float">
            <text:p>34.2145</text:p>
          </table:table-cell>
          <table:table-cell office:value-type="float" office:value="0.0914242" calcext:value-type="float">
            <text:p>0.091424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.871875" calcext:value-type="float">
            <text:p>0.871875</text:p>
          </table:table-cell>
          <table:table-cell office:value-type="float" office:value="73.2386" calcext:value-type="float">
            <text:p>73.2386</text:p>
          </table:table-cell>
          <table:table-cell office:value-type="float" office:value="0.156436" calcext:value-type="float">
            <text:p>0.156436</text:p>
          </table:table-cell>
          <table:table-cell office:value-type="float" office:value="541" calcext:value-type="float">
            <text:p>541</text:p>
          </table:table-cell>
          <table:table-cell office:value-type="float" office:value="0.870072" calcext:value-type="float">
            <text:p>0.870072</text:p>
          </table:table-cell>
          <table:table-cell office:value-type="float" office:value="45.3747" calcext:value-type="float">
            <text:p>45.3747</text:p>
          </table:table-cell>
          <table:table-cell office:value-type="float" office:value="0.139901" calcext:value-type="float">
            <text:p>0.139901</text:p>
          </table:table-cell>
          <table:table-cell office:value-type="float" office:value="27" calcext:value-type="float">
            <text:p>27</text:p>
          </table:table-cell>
          <table:table-cell office:value-type="float" office:value="0.88967" calcext:value-type="float">
            <text:p>0.88967</text:p>
          </table:table-cell>
          <table:table-cell office:value-type="float" office:value="45.8921" calcext:value-type="float">
            <text:p>45.8921</text:p>
          </table:table-cell>
          <table:table-cell office:value-type="float" office:value="0.119201" calcext:value-type="float">
            <text:p>0.119201</text:p>
          </table:table-cell>
          <table:table-cell office:value-type="float" office:value="62" calcext:value-type="float">
            <text:p>62</text:p>
          </table:table-cell>
          <table:table-cell office:value-type="float" office:value="0.890837" calcext:value-type="float">
            <text:p>0.890837</text:p>
          </table:table-cell>
          <table:table-cell office:value-type="float" office:value="43.7628" calcext:value-type="float">
            <text:p>43.7628</text:p>
          </table:table-cell>
          <table:table-cell office:value-type="float" office:value="0.117974" calcext:value-type="float">
            <text:p>0.117974</text:p>
          </table:table-cell>
          <table:table-cell office:value-type="float" office:value="63" calcext:value-type="float">
            <text:p>63</text:p>
          </table:table-cell>
          <table:table-cell office:value-type="float" office:value="0.890546" calcext:value-type="float">
            <text:p>0.890546</text:p>
          </table:table-cell>
          <table:table-cell office:value-type="float" office:value="43.7673" calcext:value-type="float">
            <text:p>43.7673</text:p>
          </table:table-cell>
          <table:table-cell office:value-type="float" office:value="0.11771" calcext:value-type="float">
            <text:p>0.117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.871875" calcext:value-type="float">
            <text:p>0.871875</text:p>
          </table:table-cell>
          <table:table-cell office:value-type="float" office:value="73.2386" calcext:value-type="float">
            <text:p>73.2386</text:p>
          </table:table-cell>
          <table:table-cell office:value-type="float" office:value="0.156436" calcext:value-type="float">
            <text:p>0.156436</text:p>
          </table:table-cell>
          <table:table-cell office:value-type="float" office:value="519" calcext:value-type="float">
            <text:p>519</text:p>
          </table:table-cell>
          <table:table-cell office:value-type="float" office:value="0.869591" calcext:value-type="float">
            <text:p>0.869591</text:p>
          </table:table-cell>
          <table:table-cell office:value-type="float" office:value="45.3094" calcext:value-type="float">
            <text:p>45.3094</text:p>
          </table:table-cell>
          <table:table-cell office:value-type="float" office:value="0.139596" calcext:value-type="float">
            <text:p>0.139596</text:p>
          </table:table-cell>
          <table:table-cell office:value-type="float" office:value="27" calcext:value-type="float">
            <text:p>27</text:p>
          </table:table-cell>
          <table:table-cell office:value-type="float" office:value="0.889646" calcext:value-type="float">
            <text:p>0.889646</text:p>
          </table:table-cell>
          <table:table-cell office:value-type="float" office:value="45.9185" calcext:value-type="float">
            <text:p>45.9185</text:p>
          </table:table-cell>
          <table:table-cell office:value-type="float" office:value="0.119246" calcext:value-type="float">
            <text:p>0.119246</text:p>
          </table:table-cell>
          <table:table-cell office:value-type="float" office:value="67" calcext:value-type="float">
            <text:p>67</text:p>
          </table:table-cell>
          <table:table-cell office:value-type="float" office:value="0.890404" calcext:value-type="float">
            <text:p>0.890404</text:p>
          </table:table-cell>
          <table:table-cell office:value-type="float" office:value="43.9896" calcext:value-type="float">
            <text:p>43.9896</text:p>
          </table:table-cell>
          <table:table-cell office:value-type="float" office:value="0.118338" calcext:value-type="float">
            <text:p>0.118338</text:p>
          </table:table-cell>
          <table:table-cell office:value-type="float" office:value="69" calcext:value-type="float">
            <text:p>69</text:p>
          </table:table-cell>
          <table:table-cell office:value-type="float" office:value="0.890144" calcext:value-type="float">
            <text:p>0.890144</text:p>
          </table:table-cell>
          <table:table-cell office:value-type="float" office:value="43.9267" calcext:value-type="float">
            <text:p>43.9267</text:p>
          </table:table-cell>
          <table:table-cell office:value-type="float" office:value="0.117761" calcext:value-type="float">
            <text:p>0.1177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0.871797" calcext:value-type="float">
            <text:p>0.871797</text:p>
          </table:table-cell>
          <table:table-cell office:value-type="float" office:value="82.7521" calcext:value-type="float">
            <text:p>82.7521</text:p>
          </table:table-cell>
          <table:table-cell office:value-type="float" office:value="0.179401" calcext:value-type="float">
            <text:p>0.179401</text:p>
          </table:table-cell>
          <table:table-cell office:value-type="float" office:value="406" calcext:value-type="float">
            <text:p>406</text:p>
          </table:table-cell>
          <table:table-cell office:value-type="float" office:value="0.870596" calcext:value-type="float">
            <text:p>0.870596</text:p>
          </table:table-cell>
          <table:table-cell office:value-type="float" office:value="56.3552" calcext:value-type="float">
            <text:p>56.3552</text:p>
          </table:table-cell>
          <table:table-cell office:value-type="float" office:value="0.164587" calcext:value-type="float">
            <text:p>0.164587</text:p>
          </table:table-cell>
          <table:table-cell office:value-type="float" office:value="27" calcext:value-type="float">
            <text:p>27</text:p>
          </table:table-cell>
          <table:table-cell office:value-type="float" office:value="0.889487" calcext:value-type="float">
            <text:p>0.889487</text:p>
          </table:table-cell>
          <table:table-cell office:value-type="float" office:value="59.1836" calcext:value-type="float">
            <text:p>59.1836</text:p>
          </table:table-cell>
          <table:table-cell office:value-type="float" office:value="0.14536" calcext:value-type="float">
            <text:p>0.14536</text:p>
          </table:table-cell>
          <table:table-cell office:value-type="float" office:value="74" calcext:value-type="float">
            <text:p>74</text:p>
          </table:table-cell>
          <table:table-cell office:value-type="float" office:value="0.889547" calcext:value-type="float">
            <text:p>0.889547</text:p>
          </table:table-cell>
          <table:table-cell office:value-type="float" office:value="56.7195" calcext:value-type="float">
            <text:p>56.7195</text:p>
          </table:table-cell>
          <table:table-cell office:value-type="float" office:value="0.145218" calcext:value-type="float">
            <text:p>0.145218</text:p>
          </table:table-cell>
          <table:table-cell office:value-type="float" office:value="62" calcext:value-type="float">
            <text:p>62</text:p>
          </table:table-cell>
          <table:table-cell office:value-type="float" office:value="0.889551" calcext:value-type="float">
            <text:p>0.889551</text:p>
          </table:table-cell>
          <table:table-cell office:value-type="float" office:value="56.6693" calcext:value-type="float">
            <text:p>56.6693</text:p>
          </table:table-cell>
          <table:table-cell office:value-type="float" office:value="0.144497" calcext:value-type="float">
            <text:p>0.1444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0.869357" calcext:value-type="float">
            <text:p>0.869357</text:p>
          </table:table-cell>
          <table:table-cell office:value-type="float" office:value="79.7208" calcext:value-type="float">
            <text:p>79.7208</text:p>
          </table:table-cell>
          <table:table-cell office:value-type="float" office:value="0.184326" calcext:value-type="float">
            <text:p>0.184326</text:p>
          </table:table-cell>
          <table:table-cell office:value-type="float" office:value="419" calcext:value-type="float">
            <text:p>419</text:p>
          </table:table-cell>
          <table:table-cell office:value-type="float" office:value="0.87057" calcext:value-type="float">
            <text:p>0.87057</text:p>
          </table:table-cell>
          <table:table-cell office:value-type="float" office:value="55.4531" calcext:value-type="float">
            <text:p>55.4531</text:p>
          </table:table-cell>
          <table:table-cell office:value-type="float" office:value="0.173388" calcext:value-type="float">
            <text:p>0.173388</text:p>
          </table:table-cell>
          <table:table-cell office:value-type="float" office:value="28" calcext:value-type="float">
            <text:p>28</text:p>
          </table:table-cell>
          <table:table-cell office:value-type="float" office:value="0.890246" calcext:value-type="float">
            <text:p>0.890246</text:p>
          </table:table-cell>
          <table:table-cell office:value-type="float" office:value="59.1672" calcext:value-type="float">
            <text:p>59.1672</text:p>
          </table:table-cell>
          <table:table-cell office:value-type="float" office:value="0.154385" calcext:value-type="float">
            <text:p>0.154385</text:p>
          </table:table-cell>
          <table:table-cell office:value-type="float" office:value="66" calcext:value-type="float">
            <text:p>66</text:p>
          </table:table-cell>
          <table:table-cell office:value-type="float" office:value="0.888189" calcext:value-type="float">
            <text:p>0.888189</text:p>
          </table:table-cell>
          <table:table-cell office:value-type="float" office:value="56.7854" calcext:value-type="float">
            <text:p>56.7854</text:p>
          </table:table-cell>
          <table:table-cell office:value-type="float" office:value="0.154776" calcext:value-type="float">
            <text:p>0.154776</text:p>
          </table:table-cell>
          <table:table-cell office:value-type="float" office:value="64" calcext:value-type="float">
            <text:p>64</text:p>
          </table:table-cell>
          <table:table-cell office:value-type="float" office:value="0.888047" calcext:value-type="float">
            <text:p>0.888047</text:p>
          </table:table-cell>
          <table:table-cell office:value-type="float" office:value="56.8451" calcext:value-type="float">
            <text:p>56.8451</text:p>
          </table:table-cell>
          <table:table-cell office:value-type="float" office:value="0.154391" calcext:value-type="float">
            <text:p>0.1543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.86775" calcext:value-type="float">
            <text:p>0.86775</text:p>
          </table:table-cell>
          <table:table-cell office:value-type="float" office:value="74.5025" calcext:value-type="float">
            <text:p>74.5025</text:p>
          </table:table-cell>
          <table:table-cell office:value-type="float" office:value="0.151998" calcext:value-type="float">
            <text:p>0.151998</text:p>
          </table:table-cell>
          <table:table-cell office:value-type="float" office:value="418" calcext:value-type="float">
            <text:p>418</text:p>
          </table:table-cell>
          <table:table-cell office:value-type="float" office:value="0.888961" calcext:value-type="float">
            <text:p>0.888961</text:p>
          </table:table-cell>
          <table:table-cell office:value-type="float" office:value="63.0421" calcext:value-type="float">
            <text:p>63.0421</text:p>
          </table:table-cell>
          <table:table-cell office:value-type="float" office:value="0.15766" calcext:value-type="float">
            <text:p>0.15766</text:p>
          </table:table-cell>
          <table:table-cell office:value-type="float" office:value="29" calcext:value-type="float">
            <text:p>29</text:p>
          </table:table-cell>
          <table:table-cell office:value-type="float" office:value="0.908519" calcext:value-type="float">
            <text:p>0.908519</text:p>
          </table:table-cell>
          <table:table-cell office:value-type="float" office:value="64.1496" calcext:value-type="float">
            <text:p>64.1496</text:p>
          </table:table-cell>
          <table:table-cell office:value-type="float" office:value="0.136958" calcext:value-type="float">
            <text:p>0.136958</text:p>
          </table:table-cell>
          <table:table-cell office:value-type="float" office:value="66" calcext:value-type="float">
            <text:p>66</text:p>
          </table:table-cell>
          <table:table-cell office:value-type="float" office:value="0.906873" calcext:value-type="float">
            <text:p>0.906873</text:p>
          </table:table-cell>
          <table:table-cell office:value-type="float" office:value="62.8818" calcext:value-type="float">
            <text:p>62.8818</text:p>
          </table:table-cell>
          <table:table-cell office:value-type="float" office:value="0.136897" calcext:value-type="float">
            <text:p>0.136897</text:p>
          </table:table-cell>
          <table:table-cell office:value-type="float" office:value="61" calcext:value-type="float">
            <text:p>61</text:p>
          </table:table-cell>
          <table:table-cell office:value-type="float" office:value="0.906873" calcext:value-type="float">
            <text:p>0.906873</text:p>
          </table:table-cell>
          <table:table-cell office:value-type="float" office:value="62.8131" calcext:value-type="float">
            <text:p>62.8131</text:p>
          </table:table-cell>
          <table:table-cell office:value-type="float" office:value="0.13647" calcext:value-type="float">
            <text:p>0.136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878648" calcext:value-type="float">
            <text:p>0.878648</text:p>
          </table:table-cell>
          <table:table-cell office:value-type="float" office:value="69.1906" calcext:value-type="float">
            <text:p>69.1906</text:p>
          </table:table-cell>
          <table:table-cell office:value-type="float" office:value="0.18572" calcext:value-type="float">
            <text:p>0.18572</text:p>
          </table:table-cell>
          <table:table-cell office:value-type="float" office:value="416" calcext:value-type="float">
            <text:p>416</text:p>
          </table:table-cell>
          <table:table-cell office:value-type="float" office:value="0.905666" calcext:value-type="float">
            <text:p>0.905666</text:p>
          </table:table-cell>
          <table:table-cell office:value-type="float" office:value="49.6353" calcext:value-type="float">
            <text:p>49.6353</text:p>
          </table:table-cell>
          <table:table-cell office:value-type="float" office:value="0.155685" calcext:value-type="float">
            <text:p>0.155685</text:p>
          </table:table-cell>
          <table:table-cell office:value-type="float" office:value="32" calcext:value-type="float">
            <text:p>32</text:p>
          </table:table-cell>
          <table:table-cell office:value-type="float" office:value="0.92606" calcext:value-type="float">
            <text:p>0.92606</text:p>
          </table:table-cell>
          <table:table-cell office:value-type="float" office:value="50.4535" calcext:value-type="float">
            <text:p>50.4535</text:p>
          </table:table-cell>
          <table:table-cell office:value-type="float" office:value="0.133228" calcext:value-type="float">
            <text:p>0.133228</text:p>
          </table:table-cell>
          <table:table-cell office:value-type="float" office:value="64" calcext:value-type="float">
            <text:p>64</text:p>
          </table:table-cell>
          <table:table-cell office:value-type="float" office:value="0.924925" calcext:value-type="float">
            <text:p>0.924925</text:p>
          </table:table-cell>
          <table:table-cell office:value-type="float" office:value="49.4867" calcext:value-type="float">
            <text:p>49.4867</text:p>
          </table:table-cell>
          <table:table-cell office:value-type="float" office:value="0.134222" calcext:value-type="float">
            <text:p>0.134222</text:p>
          </table:table-cell>
          <table:table-cell office:value-type="float" office:value="67" calcext:value-type="float">
            <text:p>67</text:p>
          </table:table-cell>
          <table:table-cell office:value-type="float" office:value="0.925004" calcext:value-type="float">
            <text:p>0.925004</text:p>
          </table:table-cell>
          <table:table-cell office:value-type="float" office:value="49.4711" calcext:value-type="float">
            <text:p>49.4711</text:p>
          </table:table-cell>
          <table:table-cell office:value-type="float" office:value="0.133697" calcext:value-type="float">
            <text:p>0.1336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0.878648" calcext:value-type="float">
            <text:p>0.878648</text:p>
          </table:table-cell>
          <table:table-cell office:value-type="float" office:value="69.1906" calcext:value-type="float">
            <text:p>69.1906</text:p>
          </table:table-cell>
          <table:table-cell office:value-type="float" office:value="0.18572" calcext:value-type="float">
            <text:p>0.18572</text:p>
          </table:table-cell>
          <table:table-cell office:value-type="float" office:value="899" calcext:value-type="float">
            <text:p>899</text:p>
          </table:table-cell>
          <table:table-cell office:value-type="float" office:value="0.904171" calcext:value-type="float">
            <text:p>0.904171</text:p>
          </table:table-cell>
          <table:table-cell office:value-type="float" office:value="49.8424" calcext:value-type="float">
            <text:p>49.8424</text:p>
          </table:table-cell>
          <table:table-cell office:value-type="float" office:value="0.156167" calcext:value-type="float">
            <text:p>0.156167</text:p>
          </table:table-cell>
          <table:table-cell office:value-type="float" office:value="28" calcext:value-type="float">
            <text:p>28</text:p>
          </table:table-cell>
          <table:table-cell office:value-type="float" office:value="0.926103" calcext:value-type="float">
            <text:p>0.926103</text:p>
          </table:table-cell>
          <table:table-cell office:value-type="float" office:value="50.4115" calcext:value-type="float">
            <text:p>50.4115</text:p>
          </table:table-cell>
          <table:table-cell office:value-type="float" office:value="0.133134" calcext:value-type="float">
            <text:p>0.133134</text:p>
          </table:table-cell>
          <table:table-cell office:value-type="float" office:value="65" calcext:value-type="float">
            <text:p>65</text:p>
          </table:table-cell>
          <table:table-cell office:value-type="float" office:value="0.924889" calcext:value-type="float">
            <text:p>0.924889</text:p>
          </table:table-cell>
          <table:table-cell office:value-type="float" office:value="49.4452" calcext:value-type="float">
            <text:p>49.4452</text:p>
          </table:table-cell>
          <table:table-cell office:value-type="float" office:value="0.134417" calcext:value-type="float">
            <text:p>0.134417</text:p>
          </table:table-cell>
          <table:table-cell office:value-type="float" office:value="69" calcext:value-type="float">
            <text:p>69</text:p>
          </table:table-cell>
          <table:table-cell office:value-type="float" office:value="0.924865" calcext:value-type="float">
            <text:p>0.924865</text:p>
          </table:table-cell>
          <table:table-cell office:value-type="float" office:value="49.4238" calcext:value-type="float">
            <text:p>49.4238</text:p>
          </table:table-cell>
          <table:table-cell office:value-type="float" office:value="0.134049" calcext:value-type="float">
            <text:p>0.1340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0.878648" calcext:value-type="float">
            <text:p>0.878648</text:p>
          </table:table-cell>
          <table:table-cell office:value-type="float" office:value="69.1906" calcext:value-type="float">
            <text:p>69.1906</text:p>
          </table:table-cell>
          <table:table-cell office:value-type="float" office:value="0.18572" calcext:value-type="float">
            <text:p>0.18572</text:p>
          </table:table-cell>
          <table:table-cell office:value-type="float" office:value="532" calcext:value-type="float">
            <text:p>532</text:p>
          </table:table-cell>
          <table:table-cell office:value-type="float" office:value="0.904171" calcext:value-type="float">
            <text:p>0.904171</text:p>
          </table:table-cell>
          <table:table-cell office:value-type="float" office:value="49.8424" calcext:value-type="float">
            <text:p>49.8424</text:p>
          </table:table-cell>
          <table:table-cell office:value-type="float" office:value="0.156167" calcext:value-type="float">
            <text:p>0.156167</text:p>
          </table:table-cell>
          <table:table-cell office:value-type="float" office:value="27" calcext:value-type="float">
            <text:p>27</text:p>
          </table:table-cell>
          <table:table-cell office:value-type="float" office:value="0.926103" calcext:value-type="float">
            <text:p>0.926103</text:p>
          </table:table-cell>
          <table:table-cell office:value-type="float" office:value="50.4115" calcext:value-type="float">
            <text:p>50.4115</text:p>
          </table:table-cell>
          <table:table-cell office:value-type="float" office:value="0.133134" calcext:value-type="float">
            <text:p>0.133134</text:p>
          </table:table-cell>
          <table:table-cell office:value-type="float" office:value="67" calcext:value-type="float">
            <text:p>67</text:p>
          </table:table-cell>
          <table:table-cell office:value-type="float" office:value="0.924889" calcext:value-type="float">
            <text:p>0.924889</text:p>
          </table:table-cell>
          <table:table-cell office:value-type="float" office:value="49.4452" calcext:value-type="float">
            <text:p>49.4452</text:p>
          </table:table-cell>
          <table:table-cell office:value-type="float" office:value="0.134417" calcext:value-type="float">
            <text:p>0.134417</text:p>
          </table:table-cell>
          <table:table-cell office:value-type="float" office:value="66" calcext:value-type="float">
            <text:p>66</text:p>
          </table:table-cell>
          <table:table-cell office:value-type="float" office:value="0.924865" calcext:value-type="float">
            <text:p>0.924865</text:p>
          </table:table-cell>
          <table:table-cell office:value-type="float" office:value="49.4238" calcext:value-type="float">
            <text:p>49.4238</text:p>
          </table:table-cell>
          <table:table-cell office:value-type="float" office:value="0.134049" calcext:value-type="float">
            <text:p>0.1340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0.878166" calcext:value-type="float">
            <text:p>0.878166</text:p>
          </table:table-cell>
          <table:table-cell office:value-type="float" office:value="77.179" calcext:value-type="float">
            <text:p>77.179</text:p>
          </table:table-cell>
          <table:table-cell office:value-type="float" office:value="0.225268" calcext:value-type="float">
            <text:p>0.225268</text:p>
          </table:table-cell>
          <table:table-cell office:value-type="float" office:value="347" calcext:value-type="float">
            <text:p>347</text:p>
          </table:table-cell>
          <table:table-cell office:value-type="float" office:value="0.900169" calcext:value-type="float">
            <text:p>0.900169</text:p>
          </table:table-cell>
          <table:table-cell office:value-type="float" office:value="51.9993" calcext:value-type="float">
            <text:p>51.9993</text:p>
          </table:table-cell>
          <table:table-cell office:value-type="float" office:value="0.187131" calcext:value-type="float">
            <text:p>0.187131</text:p>
          </table:table-cell>
          <table:table-cell office:value-type="float" office:value="27" calcext:value-type="float">
            <text:p>27</text:p>
          </table:table-cell>
          <table:table-cell office:value-type="float" office:value="0.91917" calcext:value-type="float">
            <text:p>0.91917</text:p>
          </table:table-cell>
          <table:table-cell office:value-type="float" office:value="53.0049" calcext:value-type="float">
            <text:p>53.0049</text:p>
          </table:table-cell>
          <table:table-cell office:value-type="float" office:value="0.165355" calcext:value-type="float">
            <text:p>0.165355</text:p>
          </table:table-cell>
          <table:table-cell office:value-type="float" office:value="65" calcext:value-type="float">
            <text:p>65</text:p>
          </table:table-cell>
          <table:table-cell office:value-type="float" office:value="0.91926" calcext:value-type="float">
            <text:p>0.91926</text:p>
          </table:table-cell>
          <table:table-cell office:value-type="float" office:value="52.1423" calcext:value-type="float">
            <text:p>52.1423</text:p>
          </table:table-cell>
          <table:table-cell office:value-type="float" office:value="0.165525" calcext:value-type="float">
            <text:p>0.165525</text:p>
          </table:table-cell>
          <table:table-cell office:value-type="float" office:value="62" calcext:value-type="float">
            <text:p>62</text:p>
          </table:table-cell>
          <table:table-cell office:value-type="float" office:value="0.918926" calcext:value-type="float">
            <text:p>0.918926</text:p>
          </table:table-cell>
          <table:table-cell office:value-type="float" office:value="52.1465" calcext:value-type="float">
            <text:p>52.1465</text:p>
          </table:table-cell>
          <table:table-cell office:value-type="float" office:value="0.16548" calcext:value-type="float">
            <text:p>0.165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878166" calcext:value-type="float">
            <text:p>0.878166</text:p>
          </table:table-cell>
          <table:table-cell office:value-type="float" office:value="77.179" calcext:value-type="float">
            <text:p>77.179</text:p>
          </table:table-cell>
          <table:table-cell office:value-type="float" office:value="0.225268" calcext:value-type="float">
            <text:p>0.225268</text:p>
          </table:table-cell>
          <table:table-cell office:value-type="float" office:value="347" calcext:value-type="float">
            <text:p>347</text:p>
          </table:table-cell>
          <table:table-cell office:value-type="float" office:value="0.900169" calcext:value-type="float">
            <text:p>0.900169</text:p>
          </table:table-cell>
          <table:table-cell office:value-type="float" office:value="51.9993" calcext:value-type="float">
            <text:p>51.9993</text:p>
          </table:table-cell>
          <table:table-cell office:value-type="float" office:value="0.187131" calcext:value-type="float">
            <text:p>0.187131</text:p>
          </table:table-cell>
          <table:table-cell office:value-type="float" office:value="29" calcext:value-type="float">
            <text:p>29</text:p>
          </table:table-cell>
          <table:table-cell office:value-type="float" office:value="0.91917" calcext:value-type="float">
            <text:p>0.91917</text:p>
          </table:table-cell>
          <table:table-cell office:value-type="float" office:value="53.0049" calcext:value-type="float">
            <text:p>53.0049</text:p>
          </table:table-cell>
          <table:table-cell office:value-type="float" office:value="0.165355" calcext:value-type="float">
            <text:p>0.165355</text:p>
          </table:table-cell>
          <table:table-cell office:value-type="float" office:value="64" calcext:value-type="float">
            <text:p>64</text:p>
          </table:table-cell>
          <table:table-cell office:value-type="float" office:value="0.91926" calcext:value-type="float">
            <text:p>0.91926</text:p>
          </table:table-cell>
          <table:table-cell office:value-type="float" office:value="52.1423" calcext:value-type="float">
            <text:p>52.1423</text:p>
          </table:table-cell>
          <table:table-cell office:value-type="float" office:value="0.165525" calcext:value-type="float">
            <text:p>0.165525</text:p>
          </table:table-cell>
          <table:table-cell office:value-type="float" office:value="64" calcext:value-type="float">
            <text:p>64</text:p>
          </table:table-cell>
          <table:table-cell office:value-type="float" office:value="0.918926" calcext:value-type="float">
            <text:p>0.918926</text:p>
          </table:table-cell>
          <table:table-cell office:value-type="float" office:value="52.1465" calcext:value-type="float">
            <text:p>52.1465</text:p>
          </table:table-cell>
          <table:table-cell office:value-type="float" office:value="0.16548" calcext:value-type="float">
            <text:p>0.165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0.85568" calcext:value-type="float">
            <text:p>0.85568</text:p>
          </table:table-cell>
          <table:table-cell office:value-type="float" office:value="89.567" calcext:value-type="float">
            <text:p>89.567</text:p>
          </table:table-cell>
          <table:table-cell office:value-type="float" office:value="0.248703" calcext:value-type="float">
            <text:p>0.248703</text:p>
          </table:table-cell>
          <table:table-cell office:value-type="float" office:value="1103" calcext:value-type="float">
            <text:p>1103</text:p>
          </table:table-cell>
          <table:table-cell office:value-type="float" office:value="0.885678" calcext:value-type="float">
            <text:p>0.885678</text:p>
          </table:table-cell>
          <table:table-cell office:value-type="float" office:value="63.9605" calcext:value-type="float">
            <text:p>63.9605</text:p>
          </table:table-cell>
          <table:table-cell office:value-type="float" office:value="0.217086" calcext:value-type="float">
            <text:p>0.217086</text:p>
          </table:table-cell>
          <table:table-cell office:value-type="float" office:value="29" calcext:value-type="float">
            <text:p>29</text:p>
          </table:table-cell>
          <table:table-cell office:value-type="float" office:value="0.904703" calcext:value-type="float">
            <text:p>0.904703</text:p>
          </table:table-cell>
          <table:table-cell office:value-type="float" office:value="66.4398" calcext:value-type="float">
            <text:p>66.4398</text:p>
          </table:table-cell>
          <table:table-cell office:value-type="float" office:value="0.199258" calcext:value-type="float">
            <text:p>0.199258</text:p>
          </table:table-cell>
          <table:table-cell office:value-type="float" office:value="69" calcext:value-type="float">
            <text:p>69</text:p>
          </table:table-cell>
          <table:table-cell office:value-type="float" office:value="0.904453" calcext:value-type="float">
            <text:p>0.904453</text:p>
          </table:table-cell>
          <table:table-cell office:value-type="float" office:value="63.9071" calcext:value-type="float">
            <text:p>63.9071</text:p>
          </table:table-cell>
          <table:table-cell office:value-type="float" office:value="0.19703" calcext:value-type="float">
            <text:p>0.19703</text:p>
          </table:table-cell>
          <table:table-cell office:value-type="float" office:value="69" calcext:value-type="float">
            <text:p>69</text:p>
          </table:table-cell>
          <table:table-cell office:value-type="float" office:value="0.904582" calcext:value-type="float">
            <text:p>0.904582</text:p>
          </table:table-cell>
          <table:table-cell office:value-type="float" office:value="63.87" calcext:value-type="float">
            <text:p>63.87</text:p>
          </table:table-cell>
          <table:table-cell office:value-type="float" office:value="0.196715" calcext:value-type="float">
            <text:p>0.1967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0.807553" calcext:value-type="float">
            <text:p>0.807553</text:p>
          </table:table-cell>
          <table:table-cell office:value-type="float" office:value="123.462" calcext:value-type="float">
            <text:p>123.462</text:p>
          </table:table-cell>
          <table:table-cell office:value-type="float" office:value="0.253419" calcext:value-type="float">
            <text:p>0.253419</text:p>
          </table:table-cell>
          <table:table-cell office:value-type="float" office:value="313" calcext:value-type="float">
            <text:p>313</text:p>
          </table:table-cell>
          <table:table-cell office:value-type="float" office:value="0.847777" calcext:value-type="float">
            <text:p>0.847777</text:p>
          </table:table-cell>
          <table:table-cell office:value-type="float" office:value="102.532" calcext:value-type="float">
            <text:p>102.532</text:p>
          </table:table-cell>
          <table:table-cell office:value-type="float" office:value="0.236081" calcext:value-type="float">
            <text:p>0.236081</text:p>
          </table:table-cell>
          <table:table-cell office:value-type="float" office:value="27" calcext:value-type="float">
            <text:p>27</text:p>
          </table:table-cell>
          <table:table-cell office:value-type="float" office:value="0.862975" calcext:value-type="float">
            <text:p>0.862975</text:p>
          </table:table-cell>
          <table:table-cell office:value-type="float" office:value="100.891" calcext:value-type="float">
            <text:p>100.891</text:p>
          </table:table-cell>
          <table:table-cell office:value-type="float" office:value="0.21475" calcext:value-type="float">
            <text:p>0.21475</text:p>
          </table:table-cell>
          <table:table-cell office:value-type="float" office:value="69" calcext:value-type="float">
            <text:p>69</text:p>
          </table:table-cell>
          <table:table-cell office:value-type="float" office:value="0.862269" calcext:value-type="float">
            <text:p>0.862269</text:p>
          </table:table-cell>
          <table:table-cell office:value-type="float" office:value="100.619" calcext:value-type="float">
            <text:p>100.619</text:p>
          </table:table-cell>
          <table:table-cell office:value-type="float" office:value="0.216684" calcext:value-type="float">
            <text:p>0.216684</text:p>
          </table:table-cell>
          <table:table-cell office:value-type="float" office:value="69" calcext:value-type="float">
            <text:p>69</text:p>
          </table:table-cell>
          <table:table-cell office:value-type="float" office:value="0.861995" calcext:value-type="float">
            <text:p>0.861995</text:p>
          </table:table-cell>
          <table:table-cell office:value-type="float" office:value="100.638" calcext:value-type="float">
            <text:p>100.638</text:p>
          </table:table-cell>
          <table:table-cell office:value-type="float" office:value="0.216683" calcext:value-type="float">
            <text:p>0.2166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0.816399" calcext:value-type="float">
            <text:p>0.816399</text:p>
          </table:table-cell>
          <table:table-cell office:value-type="float" office:value="130.485" calcext:value-type="float">
            <text:p>130.485</text:p>
          </table:table-cell>
          <table:table-cell office:value-type="float" office:value="0.21239" calcext:value-type="float">
            <text:p>0.21239</text:p>
          </table:table-cell>
          <table:table-cell office:value-type="float" office:value="316" calcext:value-type="float">
            <text:p>316</text:p>
          </table:table-cell>
          <table:table-cell office:value-type="float" office:value="0.845988" calcext:value-type="float">
            <text:p>0.845988</text:p>
          </table:table-cell>
          <table:table-cell office:value-type="float" office:value="111.22" calcext:value-type="float">
            <text:p>111.22</text:p>
          </table:table-cell>
          <table:table-cell office:value-type="float" office:value="0.198746" calcext:value-type="float">
            <text:p>0.198746</text:p>
          </table:table-cell>
          <table:table-cell office:value-type="float" office:value="28" calcext:value-type="float">
            <text:p>28</text:p>
          </table:table-cell>
          <table:table-cell office:value-type="float" office:value="0.860778" calcext:value-type="float">
            <text:p>0.860778</text:p>
          </table:table-cell>
          <table:table-cell office:value-type="float" office:value="110.35" calcext:value-type="float">
            <text:p>110.35</text:p>
          </table:table-cell>
          <table:table-cell office:value-type="float" office:value="0.181109" calcext:value-type="float">
            <text:p>0.181109</text:p>
          </table:table-cell>
          <table:table-cell office:value-type="float" office:value="64" calcext:value-type="float">
            <text:p>64</text:p>
          </table:table-cell>
          <table:table-cell office:value-type="float" office:value="0.862343" calcext:value-type="float">
            <text:p>0.862343</text:p>
          </table:table-cell>
          <table:table-cell office:value-type="float" office:value="108.553" calcext:value-type="float">
            <text:p>108.553</text:p>
          </table:table-cell>
          <table:table-cell office:value-type="float" office:value="0.181281" calcext:value-type="float">
            <text:p>0.181281</text:p>
          </table:table-cell>
          <table:table-cell office:value-type="float" office:value="75" calcext:value-type="float">
            <text:p>75</text:p>
          </table:table-cell>
          <table:table-cell office:value-type="float" office:value="0.862541" calcext:value-type="float">
            <text:p>0.862541</text:p>
          </table:table-cell>
          <table:table-cell office:value-type="float" office:value="108.546" calcext:value-type="float">
            <text:p>108.546</text:p>
          </table:table-cell>
          <table:table-cell office:value-type="float" office:value="0.181064" calcext:value-type="float">
            <text:p>0.1810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0.826149" calcext:value-type="float">
            <text:p>0.826149</text:p>
          </table:table-cell>
          <table:table-cell office:value-type="float" office:value="3574.19" calcext:value-type="float">
            <text:p>3574.19</text:p>
          </table:table-cell>
          <table:table-cell office:value-type="float" office:value="0.232315" calcext:value-type="float">
            <text:p>0.232315</text:p>
          </table:table-cell>
          <table:table-cell office:value-type="float" office:value="824" calcext:value-type="float">
            <text:p>824</text:p>
          </table:table-cell>
          <table:table-cell office:value-type="float" office:value="0.846519" calcext:value-type="float">
            <text:p>0.846519</text:p>
          </table:table-cell>
          <table:table-cell office:value-type="float" office:value="130.844" calcext:value-type="float">
            <text:p>130.844</text:p>
          </table:table-cell>
          <table:table-cell office:value-type="float" office:value="0.216345" calcext:value-type="float">
            <text:p>0.216345</text:p>
          </table:table-cell>
          <table:table-cell office:value-type="float" office:value="28" calcext:value-type="float">
            <text:p>28</text:p>
          </table:table-cell>
          <table:table-cell office:value-type="float" office:value="0.857124" calcext:value-type="float">
            <text:p>0.857124</text:p>
          </table:table-cell>
          <table:table-cell office:value-type="float" office:value="118.654" calcext:value-type="float">
            <text:p>118.654</text:p>
          </table:table-cell>
          <table:table-cell office:value-type="float" office:value="0.199456" calcext:value-type="float">
            <text:p>0.199456</text:p>
          </table:table-cell>
          <table:table-cell office:value-type="float" office:value="66" calcext:value-type="float">
            <text:p>66</text:p>
          </table:table-cell>
          <table:table-cell office:value-type="float" office:value="0.858801" calcext:value-type="float">
            <text:p>0.858801</text:p>
          </table:table-cell>
          <table:table-cell office:value-type="float" office:value="119.454" calcext:value-type="float">
            <text:p>119.454</text:p>
          </table:table-cell>
          <table:table-cell office:value-type="float" office:value="0.201372" calcext:value-type="float">
            <text:p>0.201372</text:p>
          </table:table-cell>
          <table:table-cell office:value-type="float" office:value="60" calcext:value-type="float">
            <text:p>60</text:p>
          </table:table-cell>
          <table:table-cell office:value-type="float" office:value="0.858427" calcext:value-type="float">
            <text:p>0.858427</text:p>
          </table:table-cell>
          <table:table-cell office:value-type="float" office:value="119.496" calcext:value-type="float">
            <text:p>119.496</text:p>
          </table:table-cell>
          <table:table-cell office:value-type="float" office:value="0.201345" calcext:value-type="float">
            <text:p>0.2013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0.826149" calcext:value-type="float">
            <text:p>0.826149</text:p>
          </table:table-cell>
          <table:table-cell office:value-type="float" office:value="3574.19" calcext:value-type="float">
            <text:p>3574.19</text:p>
          </table:table-cell>
          <table:table-cell office:value-type="float" office:value="0.232315" calcext:value-type="float">
            <text:p>0.232315</text:p>
          </table:table-cell>
          <table:table-cell office:value-type="float" office:value="755" calcext:value-type="float">
            <text:p>755</text:p>
          </table:table-cell>
          <table:table-cell office:value-type="float" office:value="0.846519" calcext:value-type="float">
            <text:p>0.846519</text:p>
          </table:table-cell>
          <table:table-cell office:value-type="float" office:value="130.844" calcext:value-type="float">
            <text:p>130.844</text:p>
          </table:table-cell>
          <table:table-cell office:value-type="float" office:value="0.216345" calcext:value-type="float">
            <text:p>0.216345</text:p>
          </table:table-cell>
          <table:table-cell office:value-type="float" office:value="26" calcext:value-type="float">
            <text:p>26</text:p>
          </table:table-cell>
          <table:table-cell office:value-type="float" office:value="0.857124" calcext:value-type="float">
            <text:p>0.857124</text:p>
          </table:table-cell>
          <table:table-cell office:value-type="float" office:value="118.654" calcext:value-type="float">
            <text:p>118.654</text:p>
          </table:table-cell>
          <table:table-cell office:value-type="float" office:value="0.199456" calcext:value-type="float">
            <text:p>0.199456</text:p>
          </table:table-cell>
          <table:table-cell office:value-type="float" office:value="71" calcext:value-type="float">
            <text:p>71</text:p>
          </table:table-cell>
          <table:table-cell office:value-type="float" office:value="0.858801" calcext:value-type="float">
            <text:p>0.858801</text:p>
          </table:table-cell>
          <table:table-cell office:value-type="float" office:value="119.454" calcext:value-type="float">
            <text:p>119.454</text:p>
          </table:table-cell>
          <table:table-cell office:value-type="float" office:value="0.201372" calcext:value-type="float">
            <text:p>0.201372</text:p>
          </table:table-cell>
          <table:table-cell office:value-type="float" office:value="61" calcext:value-type="float">
            <text:p>61</text:p>
          </table:table-cell>
          <table:table-cell office:value-type="float" office:value="0.858427" calcext:value-type="float">
            <text:p>0.858427</text:p>
          </table:table-cell>
          <table:table-cell office:value-type="float" office:value="119.496" calcext:value-type="float">
            <text:p>119.496</text:p>
          </table:table-cell>
          <table:table-cell office:value-type="float" office:value="0.201345" calcext:value-type="float">
            <text:p>0.2013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0.862816" calcext:value-type="float">
            <text:p>0.862816</text:p>
          </table:table-cell>
          <table:table-cell office:value-type="float" office:value="80.2532" calcext:value-type="float">
            <text:p>80.2532</text:p>
          </table:table-cell>
          <table:table-cell office:value-type="float" office:value="0.169565" calcext:value-type="float">
            <text:p>0.169565</text:p>
          </table:table-cell>
          <table:table-cell office:value-type="float" office:value="757" calcext:value-type="float">
            <text:p>757</text:p>
          </table:table-cell>
          <table:table-cell office:value-type="float" office:value="0.884659" calcext:value-type="float">
            <text:p>0.884659</text:p>
          </table:table-cell>
          <table:table-cell office:value-type="float" office:value="68.0709" calcext:value-type="float">
            <text:p>68.0709</text:p>
          </table:table-cell>
          <table:table-cell office:value-type="float" office:value="0.185963" calcext:value-type="float">
            <text:p>0.185963</text:p>
          </table:table-cell>
          <table:table-cell office:value-type="float" office:value="25" calcext:value-type="float">
            <text:p>25</text:p>
          </table:table-cell>
          <table:table-cell office:value-type="float" office:value="0.893075" calcext:value-type="float">
            <text:p>0.893075</text:p>
          </table:table-cell>
          <table:table-cell office:value-type="float" office:value="61.0771" calcext:value-type="float">
            <text:p>61.0771</text:p>
          </table:table-cell>
          <table:table-cell office:value-type="float" office:value="0.174016" calcext:value-type="float">
            <text:p>0.174016</text:p>
          </table:table-cell>
          <table:table-cell office:value-type="float" office:value="71" calcext:value-type="float">
            <text:p>71</text:p>
          </table:table-cell>
          <table:table-cell office:value-type="float" office:value="0.894954" calcext:value-type="float">
            <text:p>0.894954</text:p>
          </table:table-cell>
          <table:table-cell office:value-type="float" office:value="59.4506" calcext:value-type="float">
            <text:p>59.4506</text:p>
          </table:table-cell>
          <table:table-cell office:value-type="float" office:value="0.174309" calcext:value-type="float">
            <text:p>0.174309</text:p>
          </table:table-cell>
          <table:table-cell office:value-type="float" office:value="61" calcext:value-type="float">
            <text:p>61</text:p>
          </table:table-cell>
          <table:table-cell office:value-type="float" office:value="0.894989" calcext:value-type="float">
            <text:p>0.894989</text:p>
          </table:table-cell>
          <table:table-cell office:value-type="float" office:value="59.4499" calcext:value-type="float">
            <text:p>59.4499</text:p>
          </table:table-cell>
          <table:table-cell office:value-type="float" office:value="0.174199" calcext:value-type="float">
            <text:p>0.1741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0.862816" calcext:value-type="float">
            <text:p>0.862816</text:p>
          </table:table-cell>
          <table:table-cell office:value-type="float" office:value="80.2532" calcext:value-type="float">
            <text:p>80.2532</text:p>
          </table:table-cell>
          <table:table-cell office:value-type="float" office:value="0.169565" calcext:value-type="float">
            <text:p>0.169565</text:p>
          </table:table-cell>
          <table:table-cell office:value-type="float" office:value="787" calcext:value-type="float">
            <text:p>787</text:p>
          </table:table-cell>
          <table:table-cell office:value-type="float" office:value="0.884686" calcext:value-type="float">
            <text:p>0.884686</text:p>
          </table:table-cell>
          <table:table-cell office:value-type="float" office:value="67.5183" calcext:value-type="float">
            <text:p>67.5183</text:p>
          </table:table-cell>
          <table:table-cell office:value-type="float" office:value="0.185812" calcext:value-type="float">
            <text:p>0.185812</text:p>
          </table:table-cell>
          <table:table-cell office:value-type="float" office:value="30" calcext:value-type="float">
            <text:p>30</text:p>
          </table:table-cell>
          <table:table-cell office:value-type="float" office:value="0.893071" calcext:value-type="float">
            <text:p>0.893071</text:p>
          </table:table-cell>
          <table:table-cell office:value-type="float" office:value="61.1261" calcext:value-type="float">
            <text:p>61.1261</text:p>
          </table:table-cell>
          <table:table-cell office:value-type="float" office:value="0.174255" calcext:value-type="float">
            <text:p>0.174255</text:p>
          </table:table-cell>
          <table:table-cell office:value-type="float" office:value="62" calcext:value-type="float">
            <text:p>62</text:p>
          </table:table-cell>
          <table:table-cell office:value-type="float" office:value="0.894734" calcext:value-type="float">
            <text:p>0.894734</text:p>
          </table:table-cell>
          <table:table-cell office:value-type="float" office:value="59.4997" calcext:value-type="float">
            <text:p>59.4997</text:p>
          </table:table-cell>
          <table:table-cell office:value-type="float" office:value="0.174226" calcext:value-type="float">
            <text:p>0.174226</text:p>
          </table:table-cell>
          <table:table-cell office:value-type="float" office:value="61" calcext:value-type="float">
            <text:p>61</text:p>
          </table:table-cell>
          <table:table-cell office:value-type="float" office:value="0.894631" calcext:value-type="float">
            <text:p>0.894631</text:p>
          </table:table-cell>
          <table:table-cell office:value-type="float" office:value="59.511" calcext:value-type="float">
            <text:p>59.511</text:p>
          </table:table-cell>
          <table:table-cell office:value-type="float" office:value="0.174265" calcext:value-type="float">
            <text:p>0.1742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853873" calcext:value-type="float">
            <text:p>0.853873</text:p>
          </table:table-cell>
          <table:table-cell office:value-type="float" office:value="92.9962" calcext:value-type="float">
            <text:p>92.9962</text:p>
          </table:table-cell>
          <table:table-cell office:value-type="float" office:value="0.155988" calcext:value-type="float">
            <text:p>0.155988</text:p>
          </table:table-cell>
          <table:table-cell office:value-type="float" office:value="314" calcext:value-type="float">
            <text:p>314</text:p>
          </table:table-cell>
          <table:table-cell office:value-type="float" office:value="0.879256" calcext:value-type="float">
            <text:p>0.879256</text:p>
          </table:table-cell>
          <table:table-cell office:value-type="float" office:value="54.5343" calcext:value-type="float">
            <text:p>54.5343</text:p>
          </table:table-cell>
          <table:table-cell office:value-type="float" office:value="0.129329" calcext:value-type="float">
            <text:p>0.129329</text:p>
          </table:table-cell>
          <table:table-cell office:value-type="float" office:value="27" calcext:value-type="float">
            <text:p>27</text:p>
          </table:table-cell>
          <table:table-cell office:value-type="float" office:value="0.889174" calcext:value-type="float">
            <text:p>0.889174</text:p>
          </table:table-cell>
          <table:table-cell office:value-type="float" office:value="54.6061" calcext:value-type="float">
            <text:p>54.6061</text:p>
          </table:table-cell>
          <table:table-cell office:value-type="float" office:value="0.114207" calcext:value-type="float">
            <text:p>0.114207</text:p>
          </table:table-cell>
          <table:table-cell office:value-type="float" office:value="68" calcext:value-type="float">
            <text:p>68</text:p>
          </table:table-cell>
          <table:table-cell office:value-type="float" office:value="0.890873" calcext:value-type="float">
            <text:p>0.890873</text:p>
          </table:table-cell>
          <table:table-cell office:value-type="float" office:value="51.9485" calcext:value-type="float">
            <text:p>51.9485</text:p>
          </table:table-cell>
          <table:table-cell office:value-type="float" office:value="0.113791" calcext:value-type="float">
            <text:p>0.113791</text:p>
          </table:table-cell>
          <table:table-cell office:value-type="float" office:value="57" calcext:value-type="float">
            <text:p>57</text:p>
          </table:table-cell>
          <table:table-cell office:value-type="float" office:value="0.890877" calcext:value-type="float">
            <text:p>0.890877</text:p>
          </table:table-cell>
          <table:table-cell office:value-type="float" office:value="51.9407" calcext:value-type="float">
            <text:p>51.9407</text:p>
          </table:table-cell>
          <table:table-cell office:value-type="float" office:value="0.113686" calcext:value-type="float">
            <text:p>0.1136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828558" calcext:value-type="float">
            <text:p>0.828558</text:p>
          </table:table-cell>
          <table:table-cell office:value-type="float" office:value="116.073" calcext:value-type="float">
            <text:p>116.073</text:p>
          </table:table-cell>
          <table:table-cell office:value-type="float" office:value="0.150771" calcext:value-type="float">
            <text:p>0.150771</text:p>
          </table:table-cell>
          <table:table-cell office:value-type="float" office:value="321" calcext:value-type="float">
            <text:p>321</text:p>
          </table:table-cell>
          <table:table-cell office:value-type="float" office:value="0.858352" calcext:value-type="float">
            <text:p>0.858352</text:p>
          </table:table-cell>
          <table:table-cell office:value-type="float" office:value="98.1367" calcext:value-type="float">
            <text:p>98.1367</text:p>
          </table:table-cell>
          <table:table-cell office:value-type="float" office:value="0.123352" calcext:value-type="float">
            <text:p>0.123352</text:p>
          </table:table-cell>
          <table:table-cell office:value-type="float" office:value="27" calcext:value-type="float">
            <text:p>27</text:p>
          </table:table-cell>
          <table:table-cell office:value-type="float" office:value="0.860798" calcext:value-type="float">
            <text:p>0.860798</text:p>
          </table:table-cell>
          <table:table-cell office:value-type="float" office:value="97.3726" calcext:value-type="float">
            <text:p>97.3726</text:p>
          </table:table-cell>
          <table:table-cell office:value-type="float" office:value="0.10894" calcext:value-type="float">
            <text:p>0.10894</text:p>
          </table:table-cell>
          <table:table-cell office:value-type="float" office:value="70" calcext:value-type="float">
            <text:p>70</text:p>
          </table:table-cell>
          <table:table-cell office:value-type="float" office:value="0.861659" calcext:value-type="float">
            <text:p>0.861659</text:p>
          </table:table-cell>
          <table:table-cell office:value-type="float" office:value="96.3875" calcext:value-type="float">
            <text:p>96.3875</text:p>
          </table:table-cell>
          <table:table-cell office:value-type="float" office:value="0.112025" calcext:value-type="float">
            <text:p>0.112025</text:p>
          </table:table-cell>
          <table:table-cell office:value-type="float" office:value="58" calcext:value-type="float">
            <text:p>58</text:p>
          </table:table-cell>
          <table:table-cell office:value-type="float" office:value="0.86141" calcext:value-type="float">
            <text:p>0.86141</text:p>
          </table:table-cell>
          <table:table-cell office:value-type="float" office:value="96.4126" calcext:value-type="float">
            <text:p>96.4126</text:p>
          </table:table-cell>
          <table:table-cell office:value-type="float" office:value="0.112112" calcext:value-type="float">
            <text:p>0.1121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0.828558" calcext:value-type="float">
            <text:p>0.828558</text:p>
          </table:table-cell>
          <table:table-cell office:value-type="float" office:value="116.073" calcext:value-type="float">
            <text:p>116.073</text:p>
          </table:table-cell>
          <table:table-cell office:value-type="float" office:value="0.150771" calcext:value-type="float">
            <text:p>0.150771</text:p>
          </table:table-cell>
          <table:table-cell office:value-type="float" office:value="305" calcext:value-type="float">
            <text:p>305</text:p>
          </table:table-cell>
          <table:table-cell office:value-type="float" office:value="0.85683" calcext:value-type="float">
            <text:p>0.85683</text:p>
          </table:table-cell>
          <table:table-cell office:value-type="float" office:value="98.0171" calcext:value-type="float">
            <text:p>98.0171</text:p>
          </table:table-cell>
          <table:table-cell office:value-type="float" office:value="0.122722" calcext:value-type="float">
            <text:p>0.122722</text:p>
          </table:table-cell>
          <table:table-cell office:value-type="float" office:value="41" calcext:value-type="float">
            <text:p>41</text:p>
          </table:table-cell>
          <table:table-cell office:value-type="float" office:value="0.860817" calcext:value-type="float">
            <text:p>0.860817</text:p>
          </table:table-cell>
          <table:table-cell office:value-type="float" office:value="97.2659" calcext:value-type="float">
            <text:p>97.2659</text:p>
          </table:table-cell>
          <table:table-cell office:value-type="float" office:value="0.108881" calcext:value-type="float">
            <text:p>0.108881</text:p>
          </table:table-cell>
          <table:table-cell office:value-type="float" office:value="65" calcext:value-type="float">
            <text:p>65</text:p>
          </table:table-cell>
          <table:table-cell office:value-type="float" office:value="0.86184" calcext:value-type="float">
            <text:p>0.86184</text:p>
          </table:table-cell>
          <table:table-cell office:value-type="float" office:value="96.4486" calcext:value-type="float">
            <text:p>96.4486</text:p>
          </table:table-cell>
          <table:table-cell office:value-type="float" office:value="0.111185" calcext:value-type="float">
            <text:p>0.111185</text:p>
          </table:table-cell>
          <table:table-cell office:value-type="float" office:value="62" calcext:value-type="float">
            <text:p>62</text:p>
          </table:table-cell>
          <table:table-cell office:value-type="float" office:value="0.861635" calcext:value-type="float">
            <text:p>0.861635</text:p>
          </table:table-cell>
          <table:table-cell office:value-type="float" office:value="96.3808" calcext:value-type="float">
            <text:p>96.3808</text:p>
          </table:table-cell>
          <table:table-cell office:value-type="float" office:value="0.111373" calcext:value-type="float">
            <text:p>0.1113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.851298" calcext:value-type="float">
            <text:p>0.851298</text:p>
          </table:table-cell>
          <table:table-cell office:value-type="float" office:value="126.101" calcext:value-type="float">
            <text:p>126.101</text:p>
          </table:table-cell>
          <table:table-cell office:value-type="float" office:value="0.141449" calcext:value-type="float">
            <text:p>0.141449</text:p>
          </table:table-cell>
          <table:table-cell office:value-type="float" office:value="308" calcext:value-type="float">
            <text:p>308</text:p>
          </table:table-cell>
          <table:table-cell office:value-type="float" office:value="0.867545" calcext:value-type="float">
            <text:p>0.867545</text:p>
          </table:table-cell>
          <table:table-cell office:value-type="float" office:value="100.244" calcext:value-type="float">
            <text:p>100.244</text:p>
          </table:table-cell>
          <table:table-cell office:value-type="float" office:value="0.115781" calcext:value-type="float">
            <text:p>0.115781</text:p>
          </table:table-cell>
          <table:table-cell office:value-type="float" office:value="35" calcext:value-type="float">
            <text:p>35</text:p>
          </table:table-cell>
          <table:table-cell office:value-type="float" office:value="0.879468" calcext:value-type="float">
            <text:p>0.879468</text:p>
          </table:table-cell>
          <table:table-cell office:value-type="float" office:value="97.3613" calcext:value-type="float">
            <text:p>97.3613</text:p>
          </table:table-cell>
          <table:table-cell office:value-type="float" office:value="0.103724" calcext:value-type="float">
            <text:p>0.103724</text:p>
          </table:table-cell>
          <table:table-cell office:value-type="float" office:value="64" calcext:value-type="float">
            <text:p>64</text:p>
          </table:table-cell>
          <table:table-cell office:value-type="float" office:value="0.881399" calcext:value-type="float">
            <text:p>0.881399</text:p>
          </table:table-cell>
          <table:table-cell office:value-type="float" office:value="95.3032" calcext:value-type="float">
            <text:p>95.3032</text:p>
          </table:table-cell>
          <table:table-cell office:value-type="float" office:value="0.102497" calcext:value-type="float">
            <text:p>0.102497</text:p>
          </table:table-cell>
          <table:table-cell office:value-type="float" office:value="65" calcext:value-type="float">
            <text:p>65</text:p>
          </table:table-cell>
          <table:table-cell office:value-type="float" office:value="0.881193" calcext:value-type="float">
            <text:p>0.881193</text:p>
          </table:table-cell>
          <table:table-cell office:value-type="float" office:value="95.2118" calcext:value-type="float">
            <text:p>95.2118</text:p>
          </table:table-cell>
          <table:table-cell office:value-type="float" office:value="0.102663" calcext:value-type="float">
            <text:p>0.1026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.851298" calcext:value-type="float">
            <text:p>0.851298</text:p>
          </table:table-cell>
          <table:table-cell office:value-type="float" office:value="126.101" calcext:value-type="float">
            <text:p>126.101</text:p>
          </table:table-cell>
          <table:table-cell office:value-type="float" office:value="0.141449" calcext:value-type="float">
            <text:p>0.141449</text:p>
          </table:table-cell>
          <table:table-cell office:value-type="float" office:value="324" calcext:value-type="float">
            <text:p>324</text:p>
          </table:table-cell>
          <table:table-cell office:value-type="float" office:value="0.867663" calcext:value-type="float">
            <text:p>0.867663</text:p>
          </table:table-cell>
          <table:table-cell office:value-type="float" office:value="100.302" calcext:value-type="float">
            <text:p>100.302</text:p>
          </table:table-cell>
          <table:table-cell office:value-type="float" office:value="0.115928" calcext:value-type="float">
            <text:p>0.115928</text:p>
          </table:table-cell>
          <table:table-cell office:value-type="float" office:value="27" calcext:value-type="float">
            <text:p>27</text:p>
          </table:table-cell>
          <table:table-cell office:value-type="float" office:value="0.879304" calcext:value-type="float">
            <text:p>0.879304</text:p>
          </table:table-cell>
          <table:table-cell office:value-type="float" office:value="97.3885" calcext:value-type="float">
            <text:p>97.3885</text:p>
          </table:table-cell>
          <table:table-cell office:value-type="float" office:value="0.103804" calcext:value-type="float">
            <text:p>0.103804</text:p>
          </table:table-cell>
          <table:table-cell office:value-type="float" office:value="70" calcext:value-type="float">
            <text:p>70</text:p>
          </table:table-cell>
          <table:table-cell office:value-type="float" office:value="0.880988" calcext:value-type="float">
            <text:p>0.880988</text:p>
          </table:table-cell>
          <table:table-cell office:value-type="float" office:value="95.8561" calcext:value-type="float">
            <text:p>95.8561</text:p>
          </table:table-cell>
          <table:table-cell office:value-type="float" office:value="0.103486" calcext:value-type="float">
            <text:p>0.103486</text:p>
          </table:table-cell>
          <table:table-cell office:value-type="float" office:value="60" calcext:value-type="float">
            <text:p>60</text:p>
          </table:table-cell>
          <table:table-cell office:value-type="float" office:value="0.880774" calcext:value-type="float">
            <text:p>0.880774</text:p>
          </table:table-cell>
          <table:table-cell office:value-type="float" office:value="95.8699" calcext:value-type="float">
            <text:p>95.8699</text:p>
          </table:table-cell>
          <table:table-cell office:value-type="float" office:value="0.103763" calcext:value-type="float">
            <text:p>0.1037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0.844" calcext:value-type="float">
            <text:p>0.844</text:p>
          </table:table-cell>
          <table:table-cell office:value-type="float" office:value="137.452" calcext:value-type="float">
            <text:p>137.452</text:p>
          </table:table-cell>
          <table:table-cell office:value-type="float" office:value="0.148731" calcext:value-type="float">
            <text:p>0.148731</text:p>
          </table:table-cell>
          <table:table-cell office:value-type="float" office:value="293" calcext:value-type="float">
            <text:p>293</text:p>
          </table:table-cell>
          <table:table-cell office:value-type="float" office:value="0.853113" calcext:value-type="float">
            <text:p>0.853113</text:p>
          </table:table-cell>
          <table:table-cell office:value-type="float" office:value="115.673" calcext:value-type="float">
            <text:p>115.673</text:p>
          </table:table-cell>
          <table:table-cell office:value-type="float" office:value="0.12685" calcext:value-type="float">
            <text:p>0.12685</text:p>
          </table:table-cell>
          <table:table-cell office:value-type="float" office:value="27" calcext:value-type="float">
            <text:p>27</text:p>
          </table:table-cell>
          <table:table-cell office:value-type="float" office:value="0.859328" calcext:value-type="float">
            <text:p>0.859328</text:p>
          </table:table-cell>
          <table:table-cell office:value-type="float" office:value="112.533" calcext:value-type="float">
            <text:p>112.533</text:p>
          </table:table-cell>
          <table:table-cell office:value-type="float" office:value="0.116562" calcext:value-type="float">
            <text:p>0.116562</text:p>
          </table:table-cell>
          <table:table-cell office:value-type="float" office:value="66" calcext:value-type="float">
            <text:p>66</text:p>
          </table:table-cell>
          <table:table-cell office:value-type="float" office:value="0.863697" calcext:value-type="float">
            <text:p>0.863697</text:p>
          </table:table-cell>
          <table:table-cell office:value-type="float" office:value="108.801" calcext:value-type="float">
            <text:p>108.801</text:p>
          </table:table-cell>
          <table:table-cell office:value-type="float" office:value="0.113033" calcext:value-type="float">
            <text:p>0.113033</text:p>
          </table:table-cell>
          <table:table-cell office:value-type="float" office:value="75" calcext:value-type="float">
            <text:p>75</text:p>
          </table:table-cell>
          <table:table-cell office:value-type="float" office:value="0.86378" calcext:value-type="float">
            <text:p>0.86378</text:p>
          </table:table-cell>
          <table:table-cell office:value-type="float" office:value="108.753" calcext:value-type="float">
            <text:p>108.753</text:p>
          </table:table-cell>
          <table:table-cell office:value-type="float" office:value="0.112942" calcext:value-type="float">
            <text:p>0.11294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0.908328" calcext:value-type="float">
            <text:p>0.908328</text:p>
          </table:table-cell>
          <table:table-cell office:value-type="float" office:value="64.5819" calcext:value-type="float">
            <text:p>64.5819</text:p>
          </table:table-cell>
          <table:table-cell office:value-type="float" office:value="0.126079" calcext:value-type="float">
            <text:p>0.126079</text:p>
          </table:table-cell>
          <table:table-cell office:value-type="float" office:value="320" calcext:value-type="float">
            <text:p>320</text:p>
          </table:table-cell>
          <table:table-cell office:value-type="float" office:value="0.910539" calcext:value-type="float">
            <text:p>0.910539</text:p>
          </table:table-cell>
          <table:table-cell office:value-type="float" office:value="34.8776" calcext:value-type="float">
            <text:p>34.8776</text:p>
          </table:table-cell>
          <table:table-cell office:value-type="float" office:value="0.0955406" calcext:value-type="float">
            <text:p>0.0955406</text:p>
          </table:table-cell>
          <table:table-cell office:value-type="float" office:value="26" calcext:value-type="float">
            <text:p>26</text:p>
          </table:table-cell>
          <table:table-cell office:value-type="float" office:value="0.921988" calcext:value-type="float">
            <text:p>0.921988</text:p>
          </table:table-cell>
          <table:table-cell office:value-type="float" office:value="33.7935" calcext:value-type="float">
            <text:p>33.7935</text:p>
          </table:table-cell>
          <table:table-cell office:value-type="float" office:value="0.0906855" calcext:value-type="float">
            <text:p>0.0906855</text:p>
          </table:table-cell>
          <table:table-cell office:value-type="float" office:value="63" calcext:value-type="float">
            <text:p>63</text:p>
          </table:table-cell>
          <table:table-cell office:value-type="float" office:value="0.924503" calcext:value-type="float">
            <text:p>0.924503</text:p>
          </table:table-cell>
          <table:table-cell office:value-type="float" office:value="30.2958" calcext:value-type="float">
            <text:p>30.2958</text:p>
          </table:table-cell>
          <table:table-cell office:value-type="float" office:value="0.085646" calcext:value-type="float">
            <text:p>0.085646</text:p>
          </table:table-cell>
          <table:table-cell office:value-type="float" office:value="64" calcext:value-type="float">
            <text:p>64</text:p>
          </table:table-cell>
          <table:table-cell office:value-type="float" office:value="0.924439" calcext:value-type="float">
            <text:p>0.924439</text:p>
          </table:table-cell>
          <table:table-cell office:value-type="float" office:value="30.2976" calcext:value-type="float">
            <text:p>30.2976</text:p>
          </table:table-cell>
          <table:table-cell office:value-type="float" office:value="0.0855448" calcext:value-type="float">
            <text:p>0.08554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0.908328" calcext:value-type="float">
            <text:p>0.908328</text:p>
          </table:table-cell>
          <table:table-cell office:value-type="float" office:value="64.5819" calcext:value-type="float">
            <text:p>64.5819</text:p>
          </table:table-cell>
          <table:table-cell office:value-type="float" office:value="0.126079" calcext:value-type="float">
            <text:p>0.126079</text:p>
          </table:table-cell>
          <table:table-cell office:value-type="float" office:value="313" calcext:value-type="float">
            <text:p>313</text:p>
          </table:table-cell>
          <table:table-cell office:value-type="float" office:value="0.908925" calcext:value-type="float">
            <text:p>0.908925</text:p>
          </table:table-cell>
          <table:table-cell office:value-type="float" office:value="35.0327" calcext:value-type="float">
            <text:p>35.0327</text:p>
          </table:table-cell>
          <table:table-cell office:value-type="float" office:value="0.0959638" calcext:value-type="float">
            <text:p>0.0959638</text:p>
          </table:table-cell>
          <table:table-cell office:value-type="float" office:value="27" calcext:value-type="float">
            <text:p>27</text:p>
          </table:table-cell>
          <table:table-cell office:value-type="float" office:value="0.92212" calcext:value-type="float">
            <text:p>0.92212</text:p>
          </table:table-cell>
          <table:table-cell office:value-type="float" office:value="33.5359" calcext:value-type="float">
            <text:p>33.5359</text:p>
          </table:table-cell>
          <table:table-cell office:value-type="float" office:value="0.090117" calcext:value-type="float">
            <text:p>0.090117</text:p>
          </table:table-cell>
          <table:table-cell office:value-type="float" office:value="65" calcext:value-type="float">
            <text:p>65</text:p>
          </table:table-cell>
          <table:table-cell office:value-type="float" office:value="0.924285" calcext:value-type="float">
            <text:p>0.924285</text:p>
          </table:table-cell>
          <table:table-cell office:value-type="float" office:value="30.679" calcext:value-type="float">
            <text:p>30.679</text:p>
          </table:table-cell>
          <table:table-cell office:value-type="float" office:value="0.0858381" calcext:value-type="float">
            <text:p>0.0858381</text:p>
          </table:table-cell>
          <table:table-cell office:value-type="float" office:value="59" calcext:value-type="float">
            <text:p>59</text:p>
          </table:table-cell>
          <table:table-cell office:value-type="float" office:value="0.924216" calcext:value-type="float">
            <text:p>0.924216</text:p>
          </table:table-cell>
          <table:table-cell office:value-type="float" office:value="30.7041" calcext:value-type="float">
            <text:p>30.7041</text:p>
          </table:table-cell>
          <table:table-cell office:value-type="float" office:value="0.0857588" calcext:value-type="float">
            <text:p>0.08575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0.875148" calcext:value-type="float">
            <text:p>0.875148</text:p>
          </table:table-cell>
          <table:table-cell office:value-type="float" office:value="126.928" calcext:value-type="float">
            <text:p>126.928</text:p>
          </table:table-cell>
          <table:table-cell office:value-type="float" office:value="0.167528" calcext:value-type="float">
            <text:p>0.167528</text:p>
          </table:table-cell>
          <table:table-cell office:value-type="float" office:value="315" calcext:value-type="float">
            <text:p>315</text:p>
          </table:table-cell>
          <table:table-cell office:value-type="float" office:value="0.883129" calcext:value-type="float">
            <text:p>0.883129</text:p>
          </table:table-cell>
          <table:table-cell office:value-type="float" office:value="63.1911" calcext:value-type="float">
            <text:p>63.1911</text:p>
          </table:table-cell>
          <table:table-cell office:value-type="float" office:value="0.120219" calcext:value-type="float">
            <text:p>0.120219</text:p>
          </table:table-cell>
          <table:table-cell office:value-type="float" office:value="32" calcext:value-type="float">
            <text:p>32</text:p>
          </table:table-cell>
          <table:table-cell office:value-type="float" office:value="0.891328" calcext:value-type="float">
            <text:p>0.891328</text:p>
          </table:table-cell>
          <table:table-cell office:value-type="float" office:value="73.769" calcext:value-type="float">
            <text:p>73.769</text:p>
          </table:table-cell>
          <table:table-cell office:value-type="float" office:value="0.115616" calcext:value-type="float">
            <text:p>0.115616</text:p>
          </table:table-cell>
          <table:table-cell office:value-type="float" office:value="65" calcext:value-type="float">
            <text:p>65</text:p>
          </table:table-cell>
          <table:table-cell office:value-type="float" office:value="0.891876" calcext:value-type="float">
            <text:p>0.891876</text:p>
          </table:table-cell>
          <table:table-cell office:value-type="float" office:value="69.2906" calcext:value-type="float">
            <text:p>69.2906</text:p>
          </table:table-cell>
          <table:table-cell office:value-type="float" office:value="0.11271" calcext:value-type="float">
            <text:p>0.11271</text:p>
          </table:table-cell>
          <table:table-cell office:value-type="float" office:value="60" calcext:value-type="float">
            <text:p>60</text:p>
          </table:table-cell>
          <table:table-cell office:value-type="float" office:value="0.891858" calcext:value-type="float">
            <text:p>0.891858</text:p>
          </table:table-cell>
          <table:table-cell office:value-type="float" office:value="69.2496" calcext:value-type="float">
            <text:p>69.2496</text:p>
          </table:table-cell>
          <table:table-cell office:value-type="float" office:value="0.112667" calcext:value-type="float">
            <text:p>0.112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911174" calcext:value-type="float">
            <text:p>0.911174</text:p>
          </table:table-cell>
          <table:table-cell office:value-type="float" office:value="83.1512" calcext:value-type="float">
            <text:p>83.1512</text:p>
          </table:table-cell>
          <table:table-cell office:value-type="float" office:value="0.12463" calcext:value-type="float">
            <text:p>0.12463</text:p>
          </table:table-cell>
          <table:table-cell office:value-type="float" office:value="292" calcext:value-type="float">
            <text:p>292</text:p>
          </table:table-cell>
          <table:table-cell office:value-type="float" office:value="0.9166" calcext:value-type="float">
            <text:p>0.9166</text:p>
          </table:table-cell>
          <table:table-cell office:value-type="float" office:value="45.4988" calcext:value-type="float">
            <text:p>45.4988</text:p>
          </table:table-cell>
          <table:table-cell office:value-type="float" office:value="0.0809813" calcext:value-type="float">
            <text:p>0.0809813</text:p>
          </table:table-cell>
          <table:table-cell office:value-type="float" office:value="32" calcext:value-type="float">
            <text:p>32</text:p>
          </table:table-cell>
          <table:table-cell office:value-type="float" office:value="0.927092" calcext:value-type="float">
            <text:p>0.927092</text:p>
          </table:table-cell>
          <table:table-cell office:value-type="float" office:value="45.5106" calcext:value-type="float">
            <text:p>45.5106</text:p>
          </table:table-cell>
          <table:table-cell office:value-type="float" office:value="0.0727191" calcext:value-type="float">
            <text:p>0.0727191</text:p>
          </table:table-cell>
          <table:table-cell office:value-type="float" office:value="65" calcext:value-type="float">
            <text:p>65</text:p>
          </table:table-cell>
          <table:table-cell office:value-type="float" office:value="0.929699" calcext:value-type="float">
            <text:p>0.929699</text:p>
          </table:table-cell>
          <table:table-cell office:value-type="float" office:value="44.3658" calcext:value-type="float">
            <text:p>44.3658</text:p>
          </table:table-cell>
          <table:table-cell office:value-type="float" office:value="0.0724748" calcext:value-type="float">
            <text:p>0.0724748</text:p>
          </table:table-cell>
          <table:table-cell office:value-type="float" office:value="66" calcext:value-type="float">
            <text:p>66</text:p>
          </table:table-cell>
          <table:table-cell office:value-type="float" office:value="0.929737" calcext:value-type="float">
            <text:p>0.929737</text:p>
          </table:table-cell>
          <table:table-cell office:value-type="float" office:value="44.3667" calcext:value-type="float">
            <text:p>44.3667</text:p>
          </table:table-cell>
          <table:table-cell office:value-type="float" office:value="0.0724456" calcext:value-type="float">
            <text:p>0.072445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0.918521" calcext:value-type="float">
            <text:p>0.918521</text:p>
          </table:table-cell>
          <table:table-cell office:value-type="float" office:value="72.4364" calcext:value-type="float">
            <text:p>72.4364</text:p>
          </table:table-cell>
          <table:table-cell office:value-type="float" office:value="0.128635" calcext:value-type="float">
            <text:p>0.128635</text:p>
          </table:table-cell>
          <table:table-cell office:value-type="float" office:value="305" calcext:value-type="float">
            <text:p>305</text:p>
          </table:table-cell>
          <table:table-cell office:value-type="float" office:value="0.926781" calcext:value-type="float">
            <text:p>0.926781</text:p>
          </table:table-cell>
          <table:table-cell office:value-type="float" office:value="34.9261" calcext:value-type="float">
            <text:p>34.9261</text:p>
          </table:table-cell>
          <table:table-cell office:value-type="float" office:value="0.0781319" calcext:value-type="float">
            <text:p>0.0781319</text:p>
          </table:table-cell>
          <table:table-cell office:value-type="float" office:value="27" calcext:value-type="float">
            <text:p>27</text:p>
          </table:table-cell>
          <table:table-cell office:value-type="float" office:value="0.940269" calcext:value-type="float">
            <text:p>0.940269</text:p>
          </table:table-cell>
          <table:table-cell office:value-type="float" office:value="31.2292" calcext:value-type="float">
            <text:p>31.2292</text:p>
          </table:table-cell>
          <table:table-cell office:value-type="float" office:value="0.0665079" calcext:value-type="float">
            <text:p>0.0665079</text:p>
          </table:table-cell>
          <table:table-cell office:value-type="float" office:value="65" calcext:value-type="float">
            <text:p>65</text:p>
          </table:table-cell>
          <table:table-cell office:value-type="float" office:value="0.941698" calcext:value-type="float">
            <text:p>0.941698</text:p>
          </table:table-cell>
          <table:table-cell office:value-type="float" office:value="30.08" calcext:value-type="float">
            <text:p>30.08</text:p>
          </table:table-cell>
          <table:table-cell office:value-type="float" office:value="0.067179" calcext:value-type="float">
            <text:p>0.067179</text:p>
          </table:table-cell>
          <table:table-cell office:value-type="float" office:value="60" calcext:value-type="float">
            <text:p>60</text:p>
          </table:table-cell>
          <table:table-cell office:value-type="float" office:value="0.94169" calcext:value-type="float">
            <text:p>0.94169</text:p>
          </table:table-cell>
          <table:table-cell office:value-type="float" office:value="30.0815" calcext:value-type="float">
            <text:p>30.0815</text:p>
          </table:table-cell>
          <table:table-cell office:value-type="float" office:value="0.0671353" calcext:value-type="float">
            <text:p>0.06713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0.916213" calcext:value-type="float">
            <text:p>0.916213</text:p>
          </table:table-cell>
          <table:table-cell office:value-type="float" office:value="68.5533" calcext:value-type="float">
            <text:p>68.5533</text:p>
          </table:table-cell>
          <table:table-cell office:value-type="float" office:value="0.13298" calcext:value-type="float">
            <text:p>0.13298</text:p>
          </table:table-cell>
          <table:table-cell office:value-type="float" office:value="321" calcext:value-type="float">
            <text:p>321</text:p>
          </table:table-cell>
          <table:table-cell office:value-type="float" office:value="0.928395" calcext:value-type="float">
            <text:p>0.928395</text:p>
          </table:table-cell>
          <table:table-cell office:value-type="float" office:value="24.914" calcext:value-type="float">
            <text:p>24.914</text:p>
          </table:table-cell>
          <table:table-cell office:value-type="float" office:value="0.0799037" calcext:value-type="float">
            <text:p>0.0799037</text:p>
          </table:table-cell>
          <table:table-cell office:value-type="float" office:value="36" calcext:value-type="float">
            <text:p>36</text:p>
          </table:table-cell>
          <table:table-cell office:value-type="float" office:value="0.939599" calcext:value-type="float">
            <text:p>0.939599</text:p>
          </table:table-cell>
          <table:table-cell office:value-type="float" office:value="22.5264" calcext:value-type="float">
            <text:p>22.5264</text:p>
          </table:table-cell>
          <table:table-cell office:value-type="float" office:value="0.0668256" calcext:value-type="float">
            <text:p>0.0668256</text:p>
          </table:table-cell>
          <table:table-cell office:value-type="float" office:value="64" calcext:value-type="float">
            <text:p>64</text:p>
          </table:table-cell>
          <table:table-cell office:value-type="float" office:value="0.942172" calcext:value-type="float">
            <text:p>0.942172</text:p>
          </table:table-cell>
          <table:table-cell office:value-type="float" office:value="22.1046" calcext:value-type="float">
            <text:p>22.1046</text:p>
          </table:table-cell>
          <table:table-cell office:value-type="float" office:value="0.0670047" calcext:value-type="float">
            <text:p>0.0670047</text:p>
          </table:table-cell>
          <table:table-cell office:value-type="float" office:value="60" calcext:value-type="float">
            <text:p>60</text:p>
          </table:table-cell>
          <table:table-cell office:value-type="float" office:value="0.942134" calcext:value-type="float">
            <text:p>0.942134</text:p>
          </table:table-cell>
          <table:table-cell office:value-type="float" office:value="22.143" calcext:value-type="float">
            <text:p>22.143</text:p>
          </table:table-cell>
          <table:table-cell office:value-type="float" office:value="0.0670489" calcext:value-type="float">
            <text:p>0.06704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0.917858" calcext:value-type="float">
            <text:p>0.917858</text:p>
          </table:table-cell>
          <table:table-cell office:value-type="float" office:value="54.4366" calcext:value-type="float">
            <text:p>54.4366</text:p>
          </table:table-cell>
          <table:table-cell office:value-type="float" office:value="0.132918" calcext:value-type="float">
            <text:p>0.132918</text:p>
          </table:table-cell>
          <table:table-cell office:value-type="float" office:value="299" calcext:value-type="float">
            <text:p>299</text:p>
          </table:table-cell>
          <table:table-cell office:value-type="float" office:value="0.929766" calcext:value-type="float">
            <text:p>0.929766</text:p>
          </table:table-cell>
          <table:table-cell office:value-type="float" office:value="28.6639" calcext:value-type="float">
            <text:p>28.6639</text:p>
          </table:table-cell>
          <table:table-cell office:value-type="float" office:value="0.0725413" calcext:value-type="float">
            <text:p>0.0725413</text:p>
          </table:table-cell>
          <table:table-cell office:value-type="float" office:value="28" calcext:value-type="float">
            <text:p>28</text:p>
          </table:table-cell>
          <table:table-cell office:value-type="float" office:value="0.936719" calcext:value-type="float">
            <text:p>0.936719</text:p>
          </table:table-cell>
          <table:table-cell office:value-type="float" office:value="26.3337" calcext:value-type="float">
            <text:p>26.3337</text:p>
          </table:table-cell>
          <table:table-cell office:value-type="float" office:value="0.06475" calcext:value-type="float">
            <text:p>0.06475</text:p>
          </table:table-cell>
          <table:table-cell office:value-type="float" office:value="69" calcext:value-type="float">
            <text:p>69</text:p>
          </table:table-cell>
          <table:table-cell office:value-type="float" office:value="0.938975" calcext:value-type="float">
            <text:p>0.938975</text:p>
          </table:table-cell>
          <table:table-cell office:value-type="float" office:value="26.0418" calcext:value-type="float">
            <text:p>26.0418</text:p>
          </table:table-cell>
          <table:table-cell office:value-type="float" office:value="0.0659052" calcext:value-type="float">
            <text:p>0.0659052</text:p>
          </table:table-cell>
          <table:table-cell office:value-type="float" office:value="58" calcext:value-type="float">
            <text:p>58</text:p>
          </table:table-cell>
          <table:table-cell office:value-type="float" office:value="0.938935" calcext:value-type="float">
            <text:p>0.938935</text:p>
          </table:table-cell>
          <table:table-cell office:value-type="float" office:value="26.0633" calcext:value-type="float">
            <text:p>26.0633</text:p>
          </table:table-cell>
          <table:table-cell office:value-type="float" office:value="0.0659017" calcext:value-type="float">
            <text:p>0.06590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0.916009" calcext:value-type="float">
            <text:p>0.916009</text:p>
          </table:table-cell>
          <table:table-cell office:value-type="float" office:value="47.6217" calcext:value-type="float">
            <text:p>47.6217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296" calcext:value-type="float">
            <text:p>296</text:p>
          </table:table-cell>
          <table:table-cell office:value-type="float" office:value="0.929709" calcext:value-type="float">
            <text:p>0.929709</text:p>
          </table:table-cell>
          <table:table-cell office:value-type="float" office:value="20.1976" calcext:value-type="float">
            <text:p>20.1976</text:p>
          </table:table-cell>
          <table:table-cell office:value-type="float" office:value="0.0643691" calcext:value-type="float">
            <text:p>0.0643691</text:p>
          </table:table-cell>
          <table:table-cell office:value-type="float" office:value="28" calcext:value-type="float">
            <text:p>28</text:p>
          </table:table-cell>
          <table:table-cell office:value-type="float" office:value="0.940816" calcext:value-type="float">
            <text:p>0.940816</text:p>
          </table:table-cell>
          <table:table-cell office:value-type="float" office:value="18.0608" calcext:value-type="float">
            <text:p>18.0608</text:p>
          </table:table-cell>
          <table:table-cell office:value-type="float" office:value="0.058479" calcext:value-type="float">
            <text:p>0.058479</text:p>
          </table:table-cell>
          <table:table-cell office:value-type="float" office:value="65" calcext:value-type="float">
            <text:p>65</text:p>
          </table:table-cell>
          <table:table-cell office:value-type="float" office:value="0.941659" calcext:value-type="float">
            <text:p>0.941659</text:p>
          </table:table-cell>
          <table:table-cell office:value-type="float" office:value="18.4643" calcext:value-type="float">
            <text:p>18.4643</text:p>
          </table:table-cell>
          <table:table-cell office:value-type="float" office:value="0.0596753" calcext:value-type="float">
            <text:p>0.0596753</text:p>
          </table:table-cell>
          <table:table-cell office:value-type="float" office:value="63" calcext:value-type="float">
            <text:p>63</text:p>
          </table:table-cell>
          <table:table-cell office:value-type="float" office:value="0.941709" calcext:value-type="float">
            <text:p>0.941709</text:p>
          </table:table-cell>
          <table:table-cell office:value-type="float" office:value="18.491" calcext:value-type="float">
            <text:p>18.491</text:p>
          </table:table-cell>
          <table:table-cell office:value-type="float" office:value="0.0598223" calcext:value-type="float">
            <text:p>0.05982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.916009" calcext:value-type="float">
            <text:p>0.916009</text:p>
          </table:table-cell>
          <table:table-cell office:value-type="float" office:value="47.6217" calcext:value-type="float">
            <text:p>47.6217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278" calcext:value-type="float">
            <text:p>278</text:p>
          </table:table-cell>
          <table:table-cell office:value-type="float" office:value="0.929777" calcext:value-type="float">
            <text:p>0.929777</text:p>
          </table:table-cell>
          <table:table-cell office:value-type="float" office:value="20.4302" calcext:value-type="float">
            <text:p>20.4302</text:p>
          </table:table-cell>
          <table:table-cell office:value-type="float" office:value="0.0666509" calcext:value-type="float">
            <text:p>0.0666509</text:p>
          </table:table-cell>
          <table:table-cell office:value-type="float" office:value="28" calcext:value-type="float">
            <text:p>28</text:p>
          </table:table-cell>
          <table:table-cell office:value-type="float" office:value="0.94081" calcext:value-type="float">
            <text:p>0.94081</text:p>
          </table:table-cell>
          <table:table-cell office:value-type="float" office:value="18.0504" calcext:value-type="float">
            <text:p>18.0504</text:p>
          </table:table-cell>
          <table:table-cell office:value-type="float" office:value="0.0585703" calcext:value-type="float">
            <text:p>0.0585703</text:p>
          </table:table-cell>
          <table:table-cell office:value-type="float" office:value="68" calcext:value-type="float">
            <text:p>68</text:p>
          </table:table-cell>
          <table:table-cell office:value-type="float" office:value="0.942158" calcext:value-type="float">
            <text:p>0.942158</text:p>
          </table:table-cell>
          <table:table-cell office:value-type="float" office:value="18.1985" calcext:value-type="float">
            <text:p>18.1985</text:p>
          </table:table-cell>
          <table:table-cell office:value-type="float" office:value="0.0598729" calcext:value-type="float">
            <text:p>0.0598729</text:p>
          </table:table-cell>
          <table:table-cell office:value-type="float" office:value="59" calcext:value-type="float">
            <text:p>59</text:p>
          </table:table-cell>
          <table:table-cell office:value-type="float" office:value="0.94222" calcext:value-type="float">
            <text:p>0.94222</text:p>
          </table:table-cell>
          <table:table-cell office:value-type="float" office:value="18.2538" calcext:value-type="float">
            <text:p>18.2538</text:p>
          </table:table-cell>
          <table:table-cell office:value-type="float" office:value="0.0598517" calcext:value-type="float">
            <text:p>0.05985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0.918167" calcext:value-type="float">
            <text:p>0.918167</text:p>
          </table:table-cell>
          <table:table-cell office:value-type="float" office:value="54.3802" calcext:value-type="float">
            <text:p>54.3802</text:p>
          </table:table-cell>
          <table:table-cell office:value-type="float" office:value="0.11251" calcext:value-type="float">
            <text:p>0.11251</text:p>
          </table:table-cell>
          <table:table-cell office:value-type="float" office:value="320" calcext:value-type="float">
            <text:p>320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30.7079" calcext:value-type="float">
            <text:p>30.7079</text:p>
          </table:table-cell>
          <table:table-cell office:value-type="float" office:value="0.0662498" calcext:value-type="float">
            <text:p>0.0662498</text:p>
          </table:table-cell>
          <table:table-cell office:value-type="float" office:value="30" calcext:value-type="float">
            <text:p>30</text:p>
          </table:table-cell>
          <table:table-cell office:value-type="float" office:value="0.934862" calcext:value-type="float">
            <text:p>0.934862</text:p>
          </table:table-cell>
          <table:table-cell office:value-type="float" office:value="29.0078" calcext:value-type="float">
            <text:p>29.0078</text:p>
          </table:table-cell>
          <table:table-cell office:value-type="float" office:value="0.0565465" calcext:value-type="float">
            <text:p>0.0565465</text:p>
          </table:table-cell>
          <table:table-cell office:value-type="float" office:value="63" calcext:value-type="float">
            <text:p>63</text:p>
          </table:table-cell>
          <table:table-cell office:value-type="float" office:value="0.9375" calcext:value-type="float">
            <text:p>0.9375</text:p>
          </table:table-cell>
          <table:table-cell office:value-type="float" office:value="28.762" calcext:value-type="float">
            <text:p>28.762</text:p>
          </table:table-cell>
          <table:table-cell office:value-type="float" office:value="0.0571567" calcext:value-type="float">
            <text:p>0.0571567</text:p>
          </table:table-cell>
          <table:table-cell office:value-type="float" office:value="61" calcext:value-type="float">
            <text:p>61</text:p>
          </table:table-cell>
          <table:table-cell office:value-type="float" office:value="0.937447" calcext:value-type="float">
            <text:p>0.937447</text:p>
          </table:table-cell>
          <table:table-cell office:value-type="float" office:value="28.7758" calcext:value-type="float">
            <text:p>28.7758</text:p>
          </table:table-cell>
          <table:table-cell office:value-type="float" office:value="0.0571624" calcext:value-type="float">
            <text:p>0.05716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0.918167" calcext:value-type="float">
            <text:p>0.918167</text:p>
          </table:table-cell>
          <table:table-cell office:value-type="float" office:value="54.3802" calcext:value-type="float">
            <text:p>54.3802</text:p>
          </table:table-cell>
          <table:table-cell office:value-type="float" office:value="0.11251" calcext:value-type="float">
            <text:p>0.11251</text:p>
          </table:table-cell>
          <table:table-cell office:value-type="float" office:value="424" calcext:value-type="float">
            <text:p>424</text:p>
          </table:table-cell>
          <table:table-cell office:value-type="float" office:value="0.926258" calcext:value-type="float">
            <text:p>0.926258</text:p>
          </table:table-cell>
          <table:table-cell office:value-type="float" office:value="30.5313" calcext:value-type="float">
            <text:p>30.5313</text:p>
          </table:table-cell>
          <table:table-cell office:value-type="float" office:value="0.0663201" calcext:value-type="float">
            <text:p>0.0663201</text:p>
          </table:table-cell>
          <table:table-cell office:value-type="float" office:value="27" calcext:value-type="float">
            <text:p>27</text:p>
          </table:table-cell>
          <table:table-cell office:value-type="float" office:value="0.935016" calcext:value-type="float">
            <text:p>0.935016</text:p>
          </table:table-cell>
          <table:table-cell office:value-type="float" office:value="28.8729" calcext:value-type="float">
            <text:p>28.8729</text:p>
          </table:table-cell>
          <table:table-cell office:value-type="float" office:value="0.0563697" calcext:value-type="float">
            <text:p>0.0563697</text:p>
          </table:table-cell>
          <table:table-cell office:value-type="float" office:value="66" calcext:value-type="float">
            <text:p>66</text:p>
          </table:table-cell>
          <table:table-cell office:value-type="float" office:value="0.938123" calcext:value-type="float">
            <text:p>0.938123</text:p>
          </table:table-cell>
          <table:table-cell office:value-type="float" office:value="28.5393" calcext:value-type="float">
            <text:p>28.5393</text:p>
          </table:table-cell>
          <table:table-cell office:value-type="float" office:value="0.0573256" calcext:value-type="float">
            <text:p>0.0573256</text:p>
          </table:table-cell>
          <table:table-cell office:value-type="float" office:value="61" calcext:value-type="float">
            <text:p>61</text:p>
          </table:table-cell>
          <table:table-cell office:value-type="float" office:value="0.938107" calcext:value-type="float">
            <text:p>0.938107</text:p>
          </table:table-cell>
          <table:table-cell office:value-type="float" office:value="28.611" calcext:value-type="float">
            <text:p>28.611</text:p>
          </table:table-cell>
          <table:table-cell office:value-type="float" office:value="0.0574161" calcext:value-type="float">
            <text:p>0.05741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0.911365" calcext:value-type="float">
            <text:p>0.911365</text:p>
          </table:table-cell>
          <table:table-cell office:value-type="float" office:value="52.6075" calcext:value-type="float">
            <text:p>52.6075</text:p>
          </table:table-cell>
          <table:table-cell office:value-type="float" office:value="0.106555" calcext:value-type="float">
            <text:p>0.106555</text:p>
          </table:table-cell>
          <table:table-cell office:value-type="float" office:value="311" calcext:value-type="float">
            <text:p>311</text:p>
          </table:table-cell>
          <table:table-cell office:value-type="float" office:value="0.913587" calcext:value-type="float">
            <text:p>0.913587</text:p>
          </table:table-cell>
          <table:table-cell office:value-type="float" office:value="33.0451" calcext:value-type="float">
            <text:p>33.0451</text:p>
          </table:table-cell>
          <table:table-cell office:value-type="float" office:value="0.0652651" calcext:value-type="float">
            <text:p>0.0652651</text:p>
          </table:table-cell>
          <table:table-cell office:value-type="float" office:value="37" calcext:value-type="float">
            <text:p>37</text:p>
          </table:table-cell>
          <table:table-cell office:value-type="float" office:value="0.922897" calcext:value-type="float">
            <text:p>0.922897</text:p>
          </table:table-cell>
          <table:table-cell office:value-type="float" office:value="30.5117" calcext:value-type="float">
            <text:p>30.5117</text:p>
          </table:table-cell>
          <table:table-cell office:value-type="float" office:value="0.056067" calcext:value-type="float">
            <text:p>0.056067</text:p>
          </table:table-cell>
          <table:table-cell office:value-type="float" office:value="65" calcext:value-type="float">
            <text:p>65</text:p>
          </table:table-cell>
          <table:table-cell office:value-type="float" office:value="0.927088" calcext:value-type="float">
            <text:p>0.927088</text:p>
          </table:table-cell>
          <table:table-cell office:value-type="float" office:value="29.7199" calcext:value-type="float">
            <text:p>29.7199</text:p>
          </table:table-cell>
          <table:table-cell office:value-type="float" office:value="0.0560187" calcext:value-type="float">
            <text:p>0.0560187</text:p>
          </table:table-cell>
          <table:table-cell office:value-type="float" office:value="58" calcext:value-type="float">
            <text:p>58</text:p>
          </table:table-cell>
          <table:table-cell office:value-type="float" office:value="0.927113" calcext:value-type="float">
            <text:p>0.927113</text:p>
          </table:table-cell>
          <table:table-cell office:value-type="float" office:value="29.7639" calcext:value-type="float">
            <text:p>29.7639</text:p>
          </table:table-cell>
          <table:table-cell office:value-type="float" office:value="0.0560292" calcext:value-type="float">
            <text:p>0.05602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0.903184" calcext:value-type="float">
            <text:p>0.903184</text:p>
          </table:table-cell>
          <table:table-cell office:value-type="float" office:value="64.1708" calcext:value-type="float">
            <text:p>64.1708</text:p>
          </table:table-cell>
          <table:table-cell office:value-type="float" office:value="0.0972605" calcext:value-type="float">
            <text:p>0.0972605</text:p>
          </table:table-cell>
          <table:table-cell office:value-type="float" office:value="334" calcext:value-type="float">
            <text:p>334</text:p>
          </table:table-cell>
          <table:table-cell office:value-type="float" office:value="0.910679" calcext:value-type="float">
            <text:p>0.910679</text:p>
          </table:table-cell>
          <table:table-cell office:value-type="float" office:value="38.0637" calcext:value-type="float">
            <text:p>38.0637</text:p>
          </table:table-cell>
          <table:table-cell office:value-type="float" office:value="0.0648429" calcext:value-type="float">
            <text:p>0.0648429</text:p>
          </table:table-cell>
          <table:table-cell office:value-type="float" office:value="31" calcext:value-type="float">
            <text:p>31</text:p>
          </table:table-cell>
          <table:table-cell office:value-type="float" office:value="0.918134" calcext:value-type="float">
            <text:p>0.918134</text:p>
          </table:table-cell>
          <table:table-cell office:value-type="float" office:value="37.0014" calcext:value-type="float">
            <text:p>37.0014</text:p>
          </table:table-cell>
          <table:table-cell office:value-type="float" office:value="0.053728" calcext:value-type="float">
            <text:p>0.053728</text:p>
          </table:table-cell>
          <table:table-cell office:value-type="float" office:value="65" calcext:value-type="float">
            <text:p>65</text:p>
          </table:table-cell>
          <table:table-cell office:value-type="float" office:value="0.924956" calcext:value-type="float">
            <text:p>0.924956</text:p>
          </table:table-cell>
          <table:table-cell office:value-type="float" office:value="35.5359" calcext:value-type="float">
            <text:p>35.5359</text:p>
          </table:table-cell>
          <table:table-cell office:value-type="float" office:value="0.0544192" calcext:value-type="float">
            <text:p>0.0544192</text:p>
          </table:table-cell>
          <table:table-cell office:value-type="float" office:value="63" calcext:value-type="float">
            <text:p>63</text:p>
          </table:table-cell>
          <table:table-cell office:value-type="float" office:value="0.924755" calcext:value-type="float">
            <text:p>0.924755</text:p>
          </table:table-cell>
          <table:table-cell office:value-type="float" office:value="35.5124" calcext:value-type="float">
            <text:p>35.5124</text:p>
          </table:table-cell>
          <table:table-cell office:value-type="float" office:value="0.0544008" calcext:value-type="float">
            <text:p>0.05440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0.903184" calcext:value-type="float">
            <text:p>0.903184</text:p>
          </table:table-cell>
          <table:table-cell office:value-type="float" office:value="64.1708" calcext:value-type="float">
            <text:p>64.1708</text:p>
          </table:table-cell>
          <table:table-cell office:value-type="float" office:value="0.0972605" calcext:value-type="float">
            <text:p>0.0972605</text:p>
          </table:table-cell>
          <table:table-cell office:value-type="float" office:value="288" calcext:value-type="float">
            <text:p>288</text:p>
          </table:table-cell>
          <table:table-cell office:value-type="float" office:value="0.910679" calcext:value-type="float">
            <text:p>0.910679</text:p>
          </table:table-cell>
          <table:table-cell office:value-type="float" office:value="38.0637" calcext:value-type="float">
            <text:p>38.0637</text:p>
          </table:table-cell>
          <table:table-cell office:value-type="float" office:value="0.0648429" calcext:value-type="float">
            <text:p>0.0648429</text:p>
          </table:table-cell>
          <table:table-cell office:value-type="float" office:value="28" calcext:value-type="float">
            <text:p>28</text:p>
          </table:table-cell>
          <table:table-cell office:value-type="float" office:value="0.918134" calcext:value-type="float">
            <text:p>0.918134</text:p>
          </table:table-cell>
          <table:table-cell office:value-type="float" office:value="37.0014" calcext:value-type="float">
            <text:p>37.0014</text:p>
          </table:table-cell>
          <table:table-cell office:value-type="float" office:value="0.053728" calcext:value-type="float">
            <text:p>0.053728</text:p>
          </table:table-cell>
          <table:table-cell office:value-type="float" office:value="65" calcext:value-type="float">
            <text:p>65</text:p>
          </table:table-cell>
          <table:table-cell office:value-type="float" office:value="0.924956" calcext:value-type="float">
            <text:p>0.924956</text:p>
          </table:table-cell>
          <table:table-cell office:value-type="float" office:value="35.5359" calcext:value-type="float">
            <text:p>35.5359</text:p>
          </table:table-cell>
          <table:table-cell office:value-type="float" office:value="0.0544192" calcext:value-type="float">
            <text:p>0.0544192</text:p>
          </table:table-cell>
          <table:table-cell office:value-type="float" office:value="58" calcext:value-type="float">
            <text:p>58</text:p>
          </table:table-cell>
          <table:table-cell office:value-type="float" office:value="0.924755" calcext:value-type="float">
            <text:p>0.924755</text:p>
          </table:table-cell>
          <table:table-cell office:value-type="float" office:value="35.5124" calcext:value-type="float">
            <text:p>35.5124</text:p>
          </table:table-cell>
          <table:table-cell office:value-type="float" office:value="0.0544008" calcext:value-type="float">
            <text:p>0.05440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0.886802" calcext:value-type="float">
            <text:p>0.886802</text:p>
          </table:table-cell>
          <table:table-cell office:value-type="float" office:value="56.1409" calcext:value-type="float">
            <text:p>56.1409</text:p>
          </table:table-cell>
          <table:table-cell office:value-type="float" office:value="0.0838679" calcext:value-type="float">
            <text:p>0.0838679</text:p>
          </table:table-cell>
          <table:table-cell office:value-type="float" office:value="301" calcext:value-type="float">
            <text:p>301</text:p>
          </table:table-cell>
          <table:table-cell office:value-type="float" office:value="0.898792" calcext:value-type="float">
            <text:p>0.898792</text:p>
          </table:table-cell>
          <table:table-cell office:value-type="float" office:value="29.5533" calcext:value-type="float">
            <text:p>29.5533</text:p>
          </table:table-cell>
          <table:table-cell office:value-type="float" office:value="0.0661647" calcext:value-type="float">
            <text:p>0.0661647</text:p>
          </table:table-cell>
          <table:table-cell office:value-type="float" office:value="26" calcext:value-type="float">
            <text:p>2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28.481" calcext:value-type="float">
            <text:p>28.481</text:p>
          </table:table-cell>
          <table:table-cell office:value-type="float" office:value="0.0537786" calcext:value-type="float">
            <text:p>0.0537786</text:p>
          </table:table-cell>
          <table:table-cell office:value-type="float" office:value="64" calcext:value-type="float">
            <text:p>64</text:p>
          </table:table-cell>
          <table:table-cell office:value-type="float" office:value="0.909986" calcext:value-type="float">
            <text:p>0.909986</text:p>
          </table:table-cell>
          <table:table-cell office:value-type="float" office:value="26.0604" calcext:value-type="float">
            <text:p>26.0604</text:p>
          </table:table-cell>
          <table:table-cell office:value-type="float" office:value="0.0532606" calcext:value-type="float">
            <text:p>0.0532606</text:p>
          </table:table-cell>
          <table:table-cell office:value-type="float" office:value="60" calcext:value-type="float">
            <text:p>60</text:p>
          </table:table-cell>
          <table:table-cell office:value-type="float" office:value="0.909839" calcext:value-type="float">
            <text:p>0.909839</text:p>
          </table:table-cell>
          <table:table-cell office:value-type="float" office:value="26.0747" calcext:value-type="float">
            <text:p>26.0747</text:p>
          </table:table-cell>
          <table:table-cell office:value-type="float" office:value="0.0532092" calcext:value-type="float">
            <text:p>0.05320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.897933" calcext:value-type="float">
            <text:p>0.897933</text:p>
          </table:table-cell>
          <table:table-cell office:value-type="float" office:value="54.2628" calcext:value-type="float">
            <text:p>54.2628</text:p>
          </table:table-cell>
          <table:table-cell office:value-type="float" office:value="0.0664906" calcext:value-type="float">
            <text:p>0.0664906</text:p>
          </table:table-cell>
          <table:table-cell office:value-type="float" office:value="297" calcext:value-type="float">
            <text:p>297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39.6802" calcext:value-type="float">
            <text:p>39.6802</text:p>
          </table:table-cell>
          <table:table-cell office:value-type="float" office:value="0.0632292" calcext:value-type="float">
            <text:p>0.0632292</text:p>
          </table:table-cell>
          <table:table-cell office:value-type="float" office:value="28" calcext:value-type="float">
            <text:p>28</text:p>
          </table:table-cell>
          <table:table-cell office:value-type="float" office:value="0.893867" calcext:value-type="float">
            <text:p>0.893867</text:p>
          </table:table-cell>
          <table:table-cell office:value-type="float" office:value="38.6623" calcext:value-type="float">
            <text:p>38.6623</text:p>
          </table:table-cell>
          <table:table-cell office:value-type="float" office:value="0.0518901" calcext:value-type="float">
            <text:p>0.0518901</text:p>
          </table:table-cell>
          <table:table-cell office:value-type="float" office:value="64" calcext:value-type="float">
            <text:p>64</text:p>
          </table:table-cell>
          <table:table-cell office:value-type="float" office:value="0.901546" calcext:value-type="float">
            <text:p>0.901546</text:p>
          </table:table-cell>
          <table:table-cell office:value-type="float" office:value="36.4728" calcext:value-type="float">
            <text:p>36.4728</text:p>
          </table:table-cell>
          <table:table-cell office:value-type="float" office:value="0.0516524" calcext:value-type="float">
            <text:p>0.0516524</text:p>
          </table:table-cell>
          <table:table-cell office:value-type="float" office:value="59" calcext:value-type="float">
            <text:p>59</text:p>
          </table:table-cell>
          <table:table-cell office:value-type="float" office:value="0.901367" calcext:value-type="float">
            <text:p>0.901367</text:p>
          </table:table-cell>
          <table:table-cell office:value-type="float" office:value="36.6078" calcext:value-type="float">
            <text:p>36.6078</text:p>
          </table:table-cell>
          <table:table-cell office:value-type="float" office:value="0.051725" calcext:value-type="float">
            <text:p>0.0517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0.897933" calcext:value-type="float">
            <text:p>0.897933</text:p>
          </table:table-cell>
          <table:table-cell office:value-type="float" office:value="54.2628" calcext:value-type="float">
            <text:p>54.2628</text:p>
          </table:table-cell>
          <table:table-cell office:value-type="float" office:value="0.0664906" calcext:value-type="float">
            <text:p>0.0664906</text:p>
          </table:table-cell>
          <table:table-cell office:value-type="float" office:value="315" calcext:value-type="float">
            <text:p>315</text:p>
          </table:table-cell>
          <table:table-cell office:value-type="float" office:value="0.891155" calcext:value-type="float">
            <text:p>0.891155</text:p>
          </table:table-cell>
          <table:table-cell office:value-type="float" office:value="40.1158" calcext:value-type="float">
            <text:p>40.1158</text:p>
          </table:table-cell>
          <table:table-cell office:value-type="float" office:value="0.0634652" calcext:value-type="float">
            <text:p>0.0634652</text:p>
          </table:table-cell>
          <table:table-cell office:value-type="float" office:value="26" calcext:value-type="float">
            <text:p>26</text:p>
          </table:table-cell>
          <table:table-cell office:value-type="float" office:value="0.893894" calcext:value-type="float">
            <text:p>0.893894</text:p>
          </table:table-cell>
          <table:table-cell office:value-type="float" office:value="38.6437" calcext:value-type="float">
            <text:p>38.6437</text:p>
          </table:table-cell>
          <table:table-cell office:value-type="float" office:value="0.051807" calcext:value-type="float">
            <text:p>0.051807</text:p>
          </table:table-cell>
          <table:table-cell office:value-type="float" office:value="65" calcext:value-type="float">
            <text:p>65</text:p>
          </table:table-cell>
          <table:table-cell office:value-type="float" office:value="0.901161" calcext:value-type="float">
            <text:p>0.901161</text:p>
          </table:table-cell>
          <table:table-cell office:value-type="float" office:value="36.2445" calcext:value-type="float">
            <text:p>36.2445</text:p>
          </table:table-cell>
          <table:table-cell office:value-type="float" office:value="0.0517577" calcext:value-type="float">
            <text:p>0.0517577</text:p>
          </table:table-cell>
          <table:table-cell office:value-type="float" office:value="57" calcext:value-type="float">
            <text:p>57</text:p>
          </table:table-cell>
          <table:table-cell office:value-type="float" office:value="0.900926" calcext:value-type="float">
            <text:p>0.900926</text:p>
          </table:table-cell>
          <table:table-cell office:value-type="float" office:value="36.3832" calcext:value-type="float">
            <text:p>36.3832</text:p>
          </table:table-cell>
          <table:table-cell office:value-type="float" office:value="0.0517826" calcext:value-type="float">
            <text:p>0.05178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0.903392" calcext:value-type="float">
            <text:p>0.903392</text:p>
          </table:table-cell>
          <table:table-cell office:value-type="float" office:value="34.9305" calcext:value-type="float">
            <text:p>34.9305</text:p>
          </table:table-cell>
          <table:table-cell office:value-type="float" office:value="0.0544059" calcext:value-type="float">
            <text:p>0.0544059</text:p>
          </table:table-cell>
          <table:table-cell office:value-type="float" office:value="313" calcext:value-type="float">
            <text:p>313</text:p>
          </table:table-cell>
          <table:table-cell office:value-type="float" office:value="0.900159" calcext:value-type="float">
            <text:p>0.900159</text:p>
          </table:table-cell>
          <table:table-cell office:value-type="float" office:value="34.0326" calcext:value-type="float">
            <text:p>34.0326</text:p>
          </table:table-cell>
          <table:table-cell office:value-type="float" office:value="0.0536296" calcext:value-type="float">
            <text:p>0.0536296</text:p>
          </table:table-cell>
          <table:table-cell office:value-type="float" office:value="32" calcext:value-type="float">
            <text:p>32</text:p>
          </table:table-cell>
          <table:table-cell office:value-type="float" office:value="0.899653" calcext:value-type="float">
            <text:p>0.899653</text:p>
          </table:table-cell>
          <table:table-cell office:value-type="float" office:value="33.1453" calcext:value-type="float">
            <text:p>33.1453</text:p>
          </table:table-cell>
          <table:table-cell office:value-type="float" office:value="0.044189" calcext:value-type="float">
            <text:p>0.044189</text:p>
          </table:table-cell>
          <table:table-cell office:value-type="float" office:value="63" calcext:value-type="float">
            <text:p>63</text:p>
          </table:table-cell>
          <table:table-cell office:value-type="float" office:value="0.908063" calcext:value-type="float">
            <text:p>0.908063</text:p>
          </table:table-cell>
          <table:table-cell office:value-type="float" office:value="32.4929" calcext:value-type="float">
            <text:p>32.4929</text:p>
          </table:table-cell>
          <table:table-cell office:value-type="float" office:value="0.0439992" calcext:value-type="float">
            <text:p>0.0439992</text:p>
          </table:table-cell>
          <table:table-cell office:value-type="float" office:value="72" calcext:value-type="float">
            <text:p>72</text:p>
          </table:table-cell>
          <table:table-cell office:value-type="float" office:value="0.907922" calcext:value-type="float">
            <text:p>0.907922</text:p>
          </table:table-cell>
          <table:table-cell office:value-type="float" office:value="32.4414" calcext:value-type="float">
            <text:p>32.4414</text:p>
          </table:table-cell>
          <table:table-cell office:value-type="float" office:value="0.0440428" calcext:value-type="float">
            <text:p>0.04404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0.888495" calcext:value-type="float">
            <text:p>0.888495</text:p>
          </table:table-cell>
          <table:table-cell office:value-type="float" office:value="46.4597" calcext:value-type="float">
            <text:p>46.4597</text:p>
          </table:table-cell>
          <table:table-cell office:value-type="float" office:value="0.0548039" calcext:value-type="float">
            <text:p>0.0548039</text:p>
          </table:table-cell>
          <table:table-cell office:value-type="float" office:value="297" calcext:value-type="float">
            <text:p>297</text:p>
          </table:table-cell>
          <table:table-cell office:value-type="float" office:value="0.882222" calcext:value-type="float">
            <text:p>0.882222</text:p>
          </table:table-cell>
          <table:table-cell office:value-type="float" office:value="43.4709" calcext:value-type="float">
            <text:p>43.4709</text:p>
          </table:table-cell>
          <table:table-cell office:value-type="float" office:value="0.0596317" calcext:value-type="float">
            <text:p>0.0596317</text:p>
          </table:table-cell>
          <table:table-cell office:value-type="float" office:value="26" calcext:value-type="float">
            <text:p>26</text:p>
          </table:table-cell>
          <table:table-cell office:value-type="float" office:value="0.880619" calcext:value-type="float">
            <text:p>0.880619</text:p>
          </table:table-cell>
          <table:table-cell office:value-type="float" office:value="41.8103" calcext:value-type="float">
            <text:p>41.8103</text:p>
          </table:table-cell>
          <table:table-cell office:value-type="float" office:value="0.0492052" calcext:value-type="float">
            <text:p>0.0492052</text:p>
          </table:table-cell>
          <table:table-cell office:value-type="float" office:value="71" calcext:value-type="float">
            <text:p>71</text:p>
          </table:table-cell>
          <table:table-cell office:value-type="float" office:value="0.889549" calcext:value-type="float">
            <text:p>0.889549</text:p>
          </table:table-cell>
          <table:table-cell office:value-type="float" office:value="38.4303" calcext:value-type="float">
            <text:p>38.4303</text:p>
          </table:table-cell>
          <table:table-cell office:value-type="float" office:value="0.0488392" calcext:value-type="float">
            <text:p>0.0488392</text:p>
          </table:table-cell>
          <table:table-cell office:value-type="float" office:value="59" calcext:value-type="float">
            <text:p>59</text:p>
          </table:table-cell>
          <table:table-cell office:value-type="float" office:value="0.88922" calcext:value-type="float">
            <text:p>0.88922</text:p>
          </table:table-cell>
          <table:table-cell office:value-type="float" office:value="38.5065" calcext:value-type="float">
            <text:p>38.5065</text:p>
          </table:table-cell>
          <table:table-cell office:value-type="float" office:value="0.0488563" calcext:value-type="float">
            <text:p>0.04885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0.901061" calcext:value-type="float">
            <text:p>0.901061</text:p>
          </table:table-cell>
          <table:table-cell office:value-type="float" office:value="62.718" calcext:value-type="float">
            <text:p>62.718</text:p>
          </table:table-cell>
          <table:table-cell office:value-type="float" office:value="0.0542576" calcext:value-type="float">
            <text:p>0.0542576</text:p>
          </table:table-cell>
          <table:table-cell office:value-type="float" office:value="310" calcext:value-type="float">
            <text:p>310</text:p>
          </table:table-cell>
          <table:table-cell office:value-type="float" office:value="0.89446" calcext:value-type="float">
            <text:p>0.89446</text:p>
          </table:table-cell>
          <table:table-cell office:value-type="float" office:value="50.3778" calcext:value-type="float">
            <text:p>50.3778</text:p>
          </table:table-cell>
          <table:table-cell office:value-type="float" office:value="0.0600308" calcext:value-type="float">
            <text:p>0.0600308</text:p>
          </table:table-cell>
          <table:table-cell office:value-type="float" office:value="27" calcext:value-type="float">
            <text:p>27</text:p>
          </table:table-cell>
          <table:table-cell office:value-type="float" office:value="0.894249" calcext:value-type="float">
            <text:p>0.894249</text:p>
          </table:table-cell>
          <table:table-cell office:value-type="float" office:value="49.5321" calcext:value-type="float">
            <text:p>49.5321</text:p>
          </table:table-cell>
          <table:table-cell office:value-type="float" office:value="0.04951" calcext:value-type="float">
            <text:p>0.04951</text:p>
          </table:table-cell>
          <table:table-cell office:value-type="float" office:value="67" calcext:value-type="float">
            <text:p>67</text:p>
          </table:table-cell>
          <table:table-cell office:value-type="float" office:value="0.901684" calcext:value-type="float">
            <text:p>0.901684</text:p>
          </table:table-cell>
          <table:table-cell office:value-type="float" office:value="47.3741" calcext:value-type="float">
            <text:p>47.3741</text:p>
          </table:table-cell>
          <table:table-cell office:value-type="float" office:value="0.0494869" calcext:value-type="float">
            <text:p>0.0494869</text:p>
          </table:table-cell>
          <table:table-cell office:value-type="float" office:value="62" calcext:value-type="float">
            <text:p>62</text:p>
          </table:table-cell>
          <table:table-cell office:value-type="float" office:value="0.901099" calcext:value-type="float">
            <text:p>0.901099</text:p>
          </table:table-cell>
          <table:table-cell office:value-type="float" office:value="47.5142" calcext:value-type="float">
            <text:p>47.5142</text:p>
          </table:table-cell>
          <table:table-cell office:value-type="float" office:value="0.0496594" calcext:value-type="float">
            <text:p>0.04965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0.891505" calcext:value-type="float">
            <text:p>0.891505</text:p>
          </table:table-cell>
          <table:table-cell office:value-type="float" office:value="49.9862" calcext:value-type="float">
            <text:p>49.9862</text:p>
          </table:table-cell>
          <table:table-cell office:value-type="float" office:value="0.0566251" calcext:value-type="float">
            <text:p>0.0566251</text:p>
          </table:table-cell>
          <table:table-cell office:value-type="float" office:value="307" calcext:value-type="float">
            <text:p>307</text:p>
          </table:table-cell>
          <table:table-cell office:value-type="float" office:value="0.883364" calcext:value-type="float">
            <text:p>0.883364</text:p>
          </table:table-cell>
          <table:table-cell office:value-type="float" office:value="45.6757" calcext:value-type="float">
            <text:p>45.6757</text:p>
          </table:table-cell>
          <table:table-cell office:value-type="float" office:value="0.0647659" calcext:value-type="float">
            <text:p>0.0647659</text:p>
          </table:table-cell>
          <table:table-cell office:value-type="float" office:value="26" calcext:value-type="float">
            <text:p>26</text:p>
          </table:table-cell>
          <table:table-cell office:value-type="float" office:value="0.882593" calcext:value-type="float">
            <text:p>0.882593</text:p>
          </table:table-cell>
          <table:table-cell office:value-type="float" office:value="42.6709" calcext:value-type="float">
            <text:p>42.6709</text:p>
          </table:table-cell>
          <table:table-cell office:value-type="float" office:value="0.0534692" calcext:value-type="float">
            <text:p>0.0534692</text:p>
          </table:table-cell>
          <table:table-cell office:value-type="float" office:value="76" calcext:value-type="float">
            <text:p>76</text:p>
          </table:table-cell>
          <table:table-cell office:value-type="float" office:value="0.889939" calcext:value-type="float">
            <text:p>0.889939</text:p>
          </table:table-cell>
          <table:table-cell office:value-type="float" office:value="40.0101" calcext:value-type="float">
            <text:p>40.0101</text:p>
          </table:table-cell>
          <table:table-cell office:value-type="float" office:value="0.0535322" calcext:value-type="float">
            <text:p>0.0535322</text:p>
          </table:table-cell>
          <table:table-cell office:value-type="float" office:value="58" calcext:value-type="float">
            <text:p>58</text:p>
          </table:table-cell>
          <table:table-cell office:value-type="float" office:value="0.889499" calcext:value-type="float">
            <text:p>0.889499</text:p>
          </table:table-cell>
          <table:table-cell office:value-type="float" office:value="40.2455" calcext:value-type="float">
            <text:p>40.2455</text:p>
          </table:table-cell>
          <table:table-cell office:value-type="float" office:value="0.0536526" calcext:value-type="float">
            <text:p>0.05365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0.892094" calcext:value-type="float">
            <text:p>0.892094</text:p>
          </table:table-cell>
          <table:table-cell office:value-type="float" office:value="34.2868" calcext:value-type="float">
            <text:p>34.2868</text:p>
          </table:table-cell>
          <table:table-cell office:value-type="float" office:value="0.0489178" calcext:value-type="float">
            <text:p>0.0489178</text:p>
          </table:table-cell>
          <table:table-cell office:value-type="float" office:value="286" calcext:value-type="float">
            <text:p>286</text:p>
          </table:table-cell>
          <table:table-cell office:value-type="float" office:value="0.888652" calcext:value-type="float">
            <text:p>0.888652</text:p>
          </table:table-cell>
          <table:table-cell office:value-type="float" office:value="34.3064" calcext:value-type="float">
            <text:p>34.3064</text:p>
          </table:table-cell>
          <table:table-cell office:value-type="float" office:value="0.0519953" calcext:value-type="float">
            <text:p>0.0519953</text:p>
          </table:table-cell>
          <table:table-cell office:value-type="float" office:value="30" calcext:value-type="float">
            <text:p>30</text:p>
          </table:table-cell>
          <table:table-cell office:value-type="float" office:value="0.886244" calcext:value-type="float">
            <text:p>0.886244</text:p>
          </table:table-cell>
          <table:table-cell office:value-type="float" office:value="31.6897" calcext:value-type="float">
            <text:p>31.6897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65" calcext:value-type="float">
            <text:p>65</text:p>
          </table:table-cell>
          <table:table-cell office:value-type="float" office:value="0.892441" calcext:value-type="float">
            <text:p>0.892441</text:p>
          </table:table-cell>
          <table:table-cell office:value-type="float" office:value="30.9343" calcext:value-type="float">
            <text:p>30.9343</text:p>
          </table:table-cell>
          <table:table-cell office:value-type="float" office:value="0.0445517" calcext:value-type="float">
            <text:p>0.0445517</text:p>
          </table:table-cell>
          <table:table-cell office:value-type="float" office:value="63" calcext:value-type="float">
            <text:p>63</text:p>
          </table:table-cell>
          <table:table-cell office:value-type="float" office:value="0.892038" calcext:value-type="float">
            <text:p>0.892038</text:p>
          </table:table-cell>
          <table:table-cell office:value-type="float" office:value="31.0287" calcext:value-type="float">
            <text:p>31.0287</text:p>
          </table:table-cell>
          <table:table-cell office:value-type="float" office:value="0.0445118" calcext:value-type="float">
            <text:p>0.04451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.904334" calcext:value-type="float">
            <text:p>0.904334</text:p>
          </table:table-cell>
          <table:table-cell office:value-type="float" office:value="29.5605" calcext:value-type="float">
            <text:p>29.5605</text:p>
          </table:table-cell>
          <table:table-cell office:value-type="float" office:value="0.0517525" calcext:value-type="float">
            <text:p>0.0517525</text:p>
          </table:table-cell>
          <table:table-cell office:value-type="float" office:value="235" calcext:value-type="float">
            <text:p>235</text:p>
          </table:table-cell>
          <table:table-cell office:value-type="float" office:value="0.901548" calcext:value-type="float">
            <text:p>0.901548</text:p>
          </table:table-cell>
          <table:table-cell office:value-type="float" office:value="28.5001" calcext:value-type="float">
            <text:p>28.5001</text:p>
          </table:table-cell>
          <table:table-cell office:value-type="float" office:value="0.0553153" calcext:value-type="float">
            <text:p>0.0553153</text:p>
          </table:table-cell>
          <table:table-cell office:value-type="float" office:value="27" calcext:value-type="float">
            <text:p>27</text:p>
          </table:table-cell>
          <table:table-cell office:value-type="float" office:value="0.902079" calcext:value-type="float">
            <text:p>0.902079</text:p>
          </table:table-cell>
          <table:table-cell office:value-type="float" office:value="28.4121" calcext:value-type="float">
            <text:p>28.4121</text:p>
          </table:table-cell>
          <table:table-cell office:value-type="float" office:value="0.0450944" calcext:value-type="float">
            <text:p>0.0450944</text:p>
          </table:table-cell>
          <table:table-cell office:value-type="float" office:value="72" calcext:value-type="float">
            <text:p>72</text:p>
          </table:table-cell>
          <table:table-cell office:value-type="float" office:value="0.909429" calcext:value-type="float">
            <text:p>0.909429</text:p>
          </table:table-cell>
          <table:table-cell office:value-type="float" office:value="27.383" calcext:value-type="float">
            <text:p>27.383</text:p>
          </table:table-cell>
          <table:table-cell office:value-type="float" office:value="0.0452646" calcext:value-type="float">
            <text:p>0.0452646</text:p>
          </table:table-cell>
          <table:table-cell office:value-type="float" office:value="60" calcext:value-type="float">
            <text:p>60</text:p>
          </table:table-cell>
          <table:table-cell office:value-type="float" office:value="0.908942" calcext:value-type="float">
            <text:p>0.908942</text:p>
          </table:table-cell>
          <table:table-cell office:value-type="float" office:value="27.3308" calcext:value-type="float">
            <text:p>27.3308</text:p>
          </table:table-cell>
          <table:table-cell office:value-type="float" office:value="0.0452061" calcext:value-type="float">
            <text:p>0.04520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.900164" calcext:value-type="float">
            <text:p>0.900164</text:p>
          </table:table-cell>
          <table:table-cell office:value-type="float" office:value="32.4424" calcext:value-type="float">
            <text:p>32.4424</text:p>
          </table:table-cell>
          <table:table-cell office:value-type="float" office:value="0.0523446" calcext:value-type="float">
            <text:p>0.0523446</text:p>
          </table:table-cell>
          <table:table-cell office:value-type="float" office:value="214" calcext:value-type="float">
            <text:p>214</text:p>
          </table:table-cell>
          <table:table-cell office:value-type="float" office:value="0.898651" calcext:value-type="float">
            <text:p>0.898651</text:p>
          </table:table-cell>
          <table:table-cell office:value-type="float" office:value="29.6692" calcext:value-type="float">
            <text:p>29.6692</text:p>
          </table:table-cell>
          <table:table-cell office:value-type="float" office:value="0.0524456" calcext:value-type="float">
            <text:p>0.0524456</text:p>
          </table:table-cell>
          <table:table-cell office:value-type="float" office:value="30" calcext:value-type="float">
            <text:p>30</text:p>
          </table:table-cell>
          <table:table-cell office:value-type="float" office:value="0.89437" calcext:value-type="float">
            <text:p>0.89437</text:p>
          </table:table-cell>
          <table:table-cell office:value-type="float" office:value="29.3677" calcext:value-type="float">
            <text:p>29.3677</text:p>
          </table:table-cell>
          <table:table-cell office:value-type="float" office:value="0.0446657" calcext:value-type="float">
            <text:p>0.0446657</text:p>
          </table:table-cell>
          <table:table-cell office:value-type="float" office:value="65" calcext:value-type="float">
            <text:p>65</text:p>
          </table:table-cell>
          <table:table-cell office:value-type="float" office:value="0.900804" calcext:value-type="float">
            <text:p>0.900804</text:p>
          </table:table-cell>
          <table:table-cell office:value-type="float" office:value="28.5985" calcext:value-type="float">
            <text:p>28.5985</text:p>
          </table:table-cell>
          <table:table-cell office:value-type="float" office:value="0.0452617" calcext:value-type="float">
            <text:p>0.0452617</text:p>
          </table:table-cell>
          <table:table-cell office:value-type="float" office:value="65" calcext:value-type="float">
            <text:p>65</text:p>
          </table:table-cell>
          <table:table-cell office:value-type="float" office:value="0.9006" calcext:value-type="float">
            <text:p>0.9006</text:p>
          </table:table-cell>
          <table:table-cell office:value-type="float" office:value="28.7937" calcext:value-type="float">
            <text:p>28.7937</text:p>
          </table:table-cell>
          <table:table-cell office:value-type="float" office:value="0.0453188" calcext:value-type="float">
            <text:p>0.04531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0.900164" calcext:value-type="float">
            <text:p>0.900164</text:p>
          </table:table-cell>
          <table:table-cell office:value-type="float" office:value="32.4424" calcext:value-type="float">
            <text:p>32.4424</text:p>
          </table:table-cell>
          <table:table-cell office:value-type="float" office:value="0.0523446" calcext:value-type="float">
            <text:p>0.0523446</text:p>
          </table:table-cell>
          <table:table-cell office:value-type="float" office:value="209" calcext:value-type="float">
            <text:p>209</text:p>
          </table:table-cell>
          <table:table-cell office:value-type="float" office:value="0.898405" calcext:value-type="float">
            <text:p>0.898405</text:p>
          </table:table-cell>
          <table:table-cell office:value-type="float" office:value="29.771" calcext:value-type="float">
            <text:p>29.771</text:p>
          </table:table-cell>
          <table:table-cell office:value-type="float" office:value="0.0524319" calcext:value-type="float">
            <text:p>0.0524319</text:p>
          </table:table-cell>
          <table:table-cell office:value-type="float" office:value="28" calcext:value-type="float">
            <text:p>28</text:p>
          </table:table-cell>
          <table:table-cell office:value-type="float" office:value="0.894429" calcext:value-type="float">
            <text:p>0.894429</text:p>
          </table:table-cell>
          <table:table-cell office:value-type="float" office:value="29.3598" calcext:value-type="float">
            <text:p>29.3598</text:p>
          </table:table-cell>
          <table:table-cell office:value-type="float" office:value="0.0446805" calcext:value-type="float">
            <text:p>0.0446805</text:p>
          </table:table-cell>
          <table:table-cell office:value-type="float" office:value="66" calcext:value-type="float">
            <text:p>66</text:p>
          </table:table-cell>
          <table:table-cell office:value-type="float" office:value="0.901305" calcext:value-type="float">
            <text:p>0.901305</text:p>
          </table:table-cell>
          <table:table-cell office:value-type="float" office:value="28.4551" calcext:value-type="float">
            <text:p>28.4551</text:p>
          </table:table-cell>
          <table:table-cell office:value-type="float" office:value="0.0451049" calcext:value-type="float">
            <text:p>0.0451049</text:p>
          </table:table-cell>
          <table:table-cell office:value-type="float" office:value="62" calcext:value-type="float">
            <text:p>62</text:p>
          </table:table-cell>
          <table:table-cell office:value-type="float" office:value="0.901121" calcext:value-type="float">
            <text:p>0.901121</text:p>
          </table:table-cell>
          <table:table-cell office:value-type="float" office:value="28.5548" calcext:value-type="float">
            <text:p>28.5548</text:p>
          </table:table-cell>
          <table:table-cell office:value-type="float" office:value="0.0451658" calcext:value-type="float">
            <text:p>0.04516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0.904596" calcext:value-type="float">
            <text:p>0.904596</text:p>
          </table:table-cell>
          <table:table-cell office:value-type="float" office:value="30.1539" calcext:value-type="float">
            <text:p>30.1539</text:p>
          </table:table-cell>
          <table:table-cell office:value-type="float" office:value="0.0511723" calcext:value-type="float">
            <text:p>0.0511723</text:p>
          </table:table-cell>
          <table:table-cell office:value-type="float" office:value="195" calcext:value-type="float">
            <text:p>195</text:p>
          </table:table-cell>
          <table:table-cell office:value-type="float" office:value="0.901585" calcext:value-type="float">
            <text:p>0.901585</text:p>
          </table:table-cell>
          <table:table-cell office:value-type="float" office:value="29.6374" calcext:value-type="float">
            <text:p>29.6374</text:p>
          </table:table-cell>
          <table:table-cell office:value-type="float" office:value="0.0544001" calcext:value-type="float">
            <text:p>0.0544001</text:p>
          </table:table-cell>
          <table:table-cell office:value-type="float" office:value="29" calcext:value-type="float">
            <text:p>29</text:p>
          </table:table-cell>
          <table:table-cell office:value-type="float" office:value="0.898328" calcext:value-type="float">
            <text:p>0.898328</text:p>
          </table:table-cell>
          <table:table-cell office:value-type="float" office:value="28.916" calcext:value-type="float">
            <text:p>28.916</text:p>
          </table:table-cell>
          <table:table-cell office:value-type="float" office:value="0.0480481" calcext:value-type="float">
            <text:p>0.0480481</text:p>
          </table:table-cell>
          <table:table-cell office:value-type="float" office:value="72" calcext:value-type="float">
            <text:p>72</text:p>
          </table:table-cell>
          <table:table-cell office:value-type="float" office:value="0.904901" calcext:value-type="float">
            <text:p>0.904901</text:p>
          </table:table-cell>
          <table:table-cell office:value-type="float" office:value="28.1417" calcext:value-type="float">
            <text:p>28.1417</text:p>
          </table:table-cell>
          <table:table-cell office:value-type="float" office:value="0.0478147" calcext:value-type="float">
            <text:p>0.0478147</text:p>
          </table:table-cell>
          <table:table-cell office:value-type="float" office:value="59" calcext:value-type="float">
            <text:p>59</text:p>
          </table:table-cell>
          <table:table-cell office:value-type="float" office:value="0.904526" calcext:value-type="float">
            <text:p>0.904526</text:p>
          </table:table-cell>
          <table:table-cell office:value-type="float" office:value="28.1859" calcext:value-type="float">
            <text:p>28.1859</text:p>
          </table:table-cell>
          <table:table-cell office:value-type="float" office:value="0.0477494" calcext:value-type="float">
            <text:p>0.047749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0.898502" calcext:value-type="float">
            <text:p>0.898502</text:p>
          </table:table-cell>
          <table:table-cell office:value-type="float" office:value="31.5221" calcext:value-type="float">
            <text:p>31.5221</text:p>
          </table:table-cell>
          <table:table-cell office:value-type="float" office:value="0.0528779" calcext:value-type="float">
            <text:p>0.0528779</text:p>
          </table:table-cell>
          <table:table-cell office:value-type="float" office:value="196" calcext:value-type="float">
            <text:p>196</text:p>
          </table:table-cell>
          <table:table-cell office:value-type="float" office:value="0.898724" calcext:value-type="float">
            <text:p>0.898724</text:p>
          </table:table-cell>
          <table:table-cell office:value-type="float" office:value="30.8891" calcext:value-type="float">
            <text:p>30.8891</text:p>
          </table:table-cell>
          <table:table-cell office:value-type="float" office:value="0.0546424" calcext:value-type="float">
            <text:p>0.0546424</text:p>
          </table:table-cell>
          <table:table-cell office:value-type="float" office:value="28" calcext:value-type="float">
            <text:p>28</text:p>
          </table:table-cell>
          <table:table-cell office:value-type="float" office:value="0.896432" calcext:value-type="float">
            <text:p>0.896432</text:p>
          </table:table-cell>
          <table:table-cell office:value-type="float" office:value="29.9668" calcext:value-type="float">
            <text:p>29.9668</text:p>
          </table:table-cell>
          <table:table-cell office:value-type="float" office:value="0.048089" calcext:value-type="float">
            <text:p>0.048089</text:p>
          </table:table-cell>
          <table:table-cell office:value-type="float" office:value="67" calcext:value-type="float">
            <text:p>67</text:p>
          </table:table-cell>
          <table:table-cell office:value-type="float" office:value="0.902732" calcext:value-type="float">
            <text:p>0.902732</text:p>
          </table:table-cell>
          <table:table-cell office:value-type="float" office:value="28.9587" calcext:value-type="float">
            <text:p>28.9587</text:p>
          </table:table-cell>
          <table:table-cell office:value-type="float" office:value="0.0481091" calcext:value-type="float">
            <text:p>0.0481091</text:p>
          </table:table-cell>
          <table:table-cell office:value-type="float" office:value="64" calcext:value-type="float">
            <text:p>64</text:p>
          </table:table-cell>
          <table:table-cell office:value-type="float" office:value="0.902344" calcext:value-type="float">
            <text:p>0.902344</text:p>
          </table:table-cell>
          <table:table-cell office:value-type="float" office:value="29.2487" calcext:value-type="float">
            <text:p>29.2487</text:p>
          </table:table-cell>
          <table:table-cell office:value-type="float" office:value="0.0481443" calcext:value-type="float">
            <text:p>0.04814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0.891901" calcext:value-type="float">
            <text:p>0.891901</text:p>
          </table:table-cell>
          <table:table-cell office:value-type="float" office:value="37.883" calcext:value-type="float">
            <text:p>37.883</text:p>
          </table:table-cell>
          <table:table-cell office:value-type="float" office:value="0.0495518" calcext:value-type="float">
            <text:p>0.0495518</text:p>
          </table:table-cell>
          <table:table-cell office:value-type="float" office:value="197" calcext:value-type="float">
            <text:p>197</text:p>
          </table:table-cell>
          <table:table-cell office:value-type="float" office:value="0.897003" calcext:value-type="float">
            <text:p>0.897003</text:p>
          </table:table-cell>
          <table:table-cell office:value-type="float" office:value="34.3296" calcext:value-type="float">
            <text:p>34.3296</text:p>
          </table:table-cell>
          <table:table-cell office:value-type="float" office:value="0.0510113" calcext:value-type="float">
            <text:p>0.0510113</text:p>
          </table:table-cell>
          <table:table-cell office:value-type="float" office:value="28" calcext:value-type="float">
            <text:p>28</text:p>
          </table:table-cell>
          <table:table-cell office:value-type="float" office:value="0.895982" calcext:value-type="float">
            <text:p>0.895982</text:p>
          </table:table-cell>
          <table:table-cell office:value-type="float" office:value="33.1559" calcext:value-type="float">
            <text:p>33.1559</text:p>
          </table:table-cell>
          <table:table-cell office:value-type="float" office:value="0.0437554" calcext:value-type="float">
            <text:p>0.0437554</text:p>
          </table:table-cell>
          <table:table-cell office:value-type="float" office:value="65" calcext:value-type="float">
            <text:p>65</text:p>
          </table:table-cell>
          <table:table-cell office:value-type="float" office:value="0.900279" calcext:value-type="float">
            <text:p>0.900279</text:p>
          </table:table-cell>
          <table:table-cell office:value-type="float" office:value="32.6737" calcext:value-type="float">
            <text:p>32.6737</text:p>
          </table:table-cell>
          <table:table-cell office:value-type="float" office:value="0.0445983" calcext:value-type="float">
            <text:p>0.0445983</text:p>
          </table:table-cell>
          <table:table-cell office:value-type="float" office:value="69" calcext:value-type="float">
            <text:p>69</text:p>
          </table:table-cell>
          <table:table-cell office:value-type="float" office:value="0.900172" calcext:value-type="float">
            <text:p>0.900172</text:p>
          </table:table-cell>
          <table:table-cell office:value-type="float" office:value="32.6523" calcext:value-type="float">
            <text:p>32.6523</text:p>
          </table:table-cell>
          <table:table-cell office:value-type="float" office:value="0.0444559" calcext:value-type="float">
            <text:p>0.04445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.907636" calcext:value-type="float">
            <text:p>0.907636</text:p>
          </table:table-cell>
          <table:table-cell office:value-type="float" office:value="39.5669" calcext:value-type="float">
            <text:p>39.5669</text:p>
          </table:table-cell>
          <table:table-cell office:value-type="float" office:value="0.0552412" calcext:value-type="float">
            <text:p>0.0552412</text:p>
          </table:table-cell>
          <table:table-cell office:value-type="float" office:value="211" calcext:value-type="float">
            <text:p>211</text:p>
          </table:table-cell>
          <table:table-cell office:value-type="float" office:value="0.911411" calcext:value-type="float">
            <text:p>0.911411</text:p>
          </table:table-cell>
          <table:table-cell office:value-type="float" office:value="32.5347" calcext:value-type="float">
            <text:p>32.5347</text:p>
          </table:table-cell>
          <table:table-cell office:value-type="float" office:value="0.0531721" calcext:value-type="float">
            <text:p>0.0531721</text:p>
          </table:table-cell>
          <table:table-cell office:value-type="float" office:value="28" calcext:value-type="float">
            <text:p>28</text:p>
          </table:table-cell>
          <table:table-cell office:value-type="float" office:value="0.905643" calcext:value-type="float">
            <text:p>0.905643</text:p>
          </table:table-cell>
          <table:table-cell office:value-type="float" office:value="32.6588" calcext:value-type="float">
            <text:p>32.6588</text:p>
          </table:table-cell>
          <table:table-cell office:value-type="float" office:value="0.0479259" calcext:value-type="float">
            <text:p>0.0479259</text:p>
          </table:table-cell>
          <table:table-cell office:value-type="float" office:value="66" calcext:value-type="float">
            <text:p>66</text:p>
          </table:table-cell>
          <table:table-cell office:value-type="float" office:value="0.915098" calcext:value-type="float">
            <text:p>0.915098</text:p>
          </table:table-cell>
          <table:table-cell office:value-type="float" office:value="31.8394" calcext:value-type="float">
            <text:p>31.8394</text:p>
          </table:table-cell>
          <table:table-cell office:value-type="float" office:value="0.0476909" calcext:value-type="float">
            <text:p>0.0476909</text:p>
          </table:table-cell>
          <table:table-cell office:value-type="float" office:value="62" calcext:value-type="float">
            <text:p>62</text:p>
          </table:table-cell>
          <table:table-cell office:value-type="float" office:value="0.915076" calcext:value-type="float">
            <text:p>0.915076</text:p>
          </table:table-cell>
          <table:table-cell office:value-type="float" office:value="31.8117" calcext:value-type="float">
            <text:p>31.8117</text:p>
          </table:table-cell>
          <table:table-cell office:value-type="float" office:value="0.0476206" calcext:value-type="float">
            <text:p>0.04762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0.900401" calcext:value-type="float">
            <text:p>0.900401</text:p>
          </table:table-cell>
          <table:table-cell office:value-type="float" office:value="39.0101" calcext:value-type="float">
            <text:p>39.0101</text:p>
          </table:table-cell>
          <table:table-cell office:value-type="float" office:value="0.0542884" calcext:value-type="float">
            <text:p>0.0542884</text:p>
          </table:table-cell>
          <table:table-cell office:value-type="float" office:value="194" calcext:value-type="float">
            <text:p>194</text:p>
          </table:table-cell>
          <table:table-cell office:value-type="float" office:value="0.907174" calcext:value-type="float">
            <text:p>0.907174</text:p>
          </table:table-cell>
          <table:table-cell office:value-type="float" office:value="29.5591" calcext:value-type="float">
            <text:p>29.5591</text:p>
          </table:table-cell>
          <table:table-cell office:value-type="float" office:value="0.0538808" calcext:value-type="float">
            <text:p>0.0538808</text:p>
          </table:table-cell>
          <table:table-cell office:value-type="float" office:value="28" calcext:value-type="float">
            <text:p>28</text:p>
          </table:table-cell>
          <table:table-cell office:value-type="float" office:value="0.904341" calcext:value-type="float">
            <text:p>0.904341</text:p>
          </table:table-cell>
          <table:table-cell office:value-type="float" office:value="30.2721" calcext:value-type="float">
            <text:p>30.2721</text:p>
          </table:table-cell>
          <table:table-cell office:value-type="float" office:value="0.0472901" calcext:value-type="float">
            <text:p>0.0472901</text:p>
          </table:table-cell>
          <table:table-cell office:value-type="float" office:value="68" calcext:value-type="float">
            <text:p>68</text:p>
          </table:table-cell>
          <table:table-cell office:value-type="float" office:value="0.910375" calcext:value-type="float">
            <text:p>0.910375</text:p>
          </table:table-cell>
          <table:table-cell office:value-type="float" office:value="28.8083" calcext:value-type="float">
            <text:p>28.8083</text:p>
          </table:table-cell>
          <table:table-cell office:value-type="float" office:value="0.0475893" calcext:value-type="float">
            <text:p>0.0475893</text:p>
          </table:table-cell>
          <table:table-cell office:value-type="float" office:value="59" calcext:value-type="float">
            <text:p>59</text:p>
          </table:table-cell>
          <table:table-cell office:value-type="float" office:value="0.91025" calcext:value-type="float">
            <text:p>0.91025</text:p>
          </table:table-cell>
          <table:table-cell office:value-type="float" office:value="28.766" calcext:value-type="float">
            <text:p>28.766</text:p>
          </table:table-cell>
          <table:table-cell office:value-type="float" office:value="0.0474485" calcext:value-type="float">
            <text:p>0.047448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0.898161" calcext:value-type="float">
            <text:p>0.898161</text:p>
          </table:table-cell>
          <table:table-cell office:value-type="float" office:value="41.4169" calcext:value-type="float">
            <text:p>41.4169</text:p>
          </table:table-cell>
          <table:table-cell office:value-type="float" office:value="0.0527963" calcext:value-type="float">
            <text:p>0.0527963</text:p>
          </table:table-cell>
          <table:table-cell office:value-type="float" office:value="193" calcext:value-type="float">
            <text:p>193</text:p>
          </table:table-cell>
          <table:table-cell office:value-type="float" office:value="0.899857" calcext:value-type="float">
            <text:p>0.899857</text:p>
          </table:table-cell>
          <table:table-cell office:value-type="float" office:value="32.1132" calcext:value-type="float">
            <text:p>32.1132</text:p>
          </table:table-cell>
          <table:table-cell office:value-type="float" office:value="0.0532576" calcext:value-type="float">
            <text:p>0.0532576</text:p>
          </table:table-cell>
          <table:table-cell office:value-type="float" office:value="28" calcext:value-type="float">
            <text:p>28</text:p>
          </table:table-cell>
          <table:table-cell office:value-type="float" office:value="0.897368" calcext:value-type="float">
            <text:p>0.897368</text:p>
          </table:table-cell>
          <table:table-cell office:value-type="float" office:value="31.8477" calcext:value-type="float">
            <text:p>31.8477</text:p>
          </table:table-cell>
          <table:table-cell office:value-type="float" office:value="0.0449931" calcext:value-type="float">
            <text:p>0.0449931</text:p>
          </table:table-cell>
          <table:table-cell office:value-type="float" office:value="64" calcext:value-type="float">
            <text:p>64</text:p>
          </table:table-cell>
          <table:table-cell office:value-type="float" office:value="0.9053" calcext:value-type="float">
            <text:p>0.9053</text:p>
          </table:table-cell>
          <table:table-cell office:value-type="float" office:value="31.1752" calcext:value-type="float">
            <text:p>31.1752</text:p>
          </table:table-cell>
          <table:table-cell office:value-type="float" office:value="0.0458375" calcext:value-type="float">
            <text:p>0.0458375</text:p>
          </table:table-cell>
          <table:table-cell office:value-type="float" office:value="59" calcext:value-type="float">
            <text:p>59</text:p>
          </table:table-cell>
          <table:table-cell office:value-type="float" office:value="0.905039" calcext:value-type="float">
            <text:p>0.905039</text:p>
          </table:table-cell>
          <table:table-cell office:value-type="float" office:value="31.2797" calcext:value-type="float">
            <text:p>31.2797</text:p>
          </table:table-cell>
          <table:table-cell office:value-type="float" office:value="0.0457493" calcext:value-type="float">
            <text:p>0.045749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0.898161" calcext:value-type="float">
            <text:p>0.898161</text:p>
          </table:table-cell>
          <table:table-cell office:value-type="float" office:value="41.4169" calcext:value-type="float">
            <text:p>41.4169</text:p>
          </table:table-cell>
          <table:table-cell office:value-type="float" office:value="0.0527963" calcext:value-type="float">
            <text:p>0.0527963</text:p>
          </table:table-cell>
          <table:table-cell office:value-type="float" office:value="201" calcext:value-type="float">
            <text:p>201</text:p>
          </table:table-cell>
          <table:table-cell office:value-type="float" office:value="0.899508" calcext:value-type="float">
            <text:p>0.899508</text:p>
          </table:table-cell>
          <table:table-cell office:value-type="float" office:value="32.0676" calcext:value-type="float">
            <text:p>32.0676</text:p>
          </table:table-cell>
          <table:table-cell office:value-type="float" office:value="0.0534451" calcext:value-type="float">
            <text:p>0.0534451</text:p>
          </table:table-cell>
          <table:table-cell office:value-type="float" office:value="28" calcext:value-type="float">
            <text:p>28</text:p>
          </table:table-cell>
          <table:table-cell office:value-type="float" office:value="0.897389" calcext:value-type="float">
            <text:p>0.897389</text:p>
          </table:table-cell>
          <table:table-cell office:value-type="float" office:value="31.8582" calcext:value-type="float">
            <text:p>31.8582</text:p>
          </table:table-cell>
          <table:table-cell office:value-type="float" office:value="0.0450079" calcext:value-type="float">
            <text:p>0.0450079</text:p>
          </table:table-cell>
          <table:table-cell office:value-type="float" office:value="65" calcext:value-type="float">
            <text:p>65</text:p>
          </table:table-cell>
          <table:table-cell office:value-type="float" office:value="0.904567" calcext:value-type="float">
            <text:p>0.904567</text:p>
          </table:table-cell>
          <table:table-cell office:value-type="float" office:value="31.2838" calcext:value-type="float">
            <text:p>31.2838</text:p>
          </table:table-cell>
          <table:table-cell office:value-type="float" office:value="0.0460123" calcext:value-type="float">
            <text:p>0.0460123</text:p>
          </table:table-cell>
          <table:table-cell office:value-type="float" office:value="59" calcext:value-type="float">
            <text:p>59</text:p>
          </table:table-cell>
          <table:table-cell office:value-type="float" office:value="0.904053" calcext:value-type="float">
            <text:p>0.904053</text:p>
          </table:table-cell>
          <table:table-cell office:value-type="float" office:value="31.3166" calcext:value-type="float">
            <text:p>31.3166</text:p>
          </table:table-cell>
          <table:table-cell office:value-type="float" office:value="0.0461125" calcext:value-type="float">
            <text:p>0.04611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0.903179" calcext:value-type="float">
            <text:p>0.903179</text:p>
          </table:table-cell>
          <table:table-cell office:value-type="float" office:value="35.4443" calcext:value-type="float">
            <text:p>35.4443</text:p>
          </table:table-cell>
          <table:table-cell office:value-type="float" office:value="0.0515806" calcext:value-type="float">
            <text:p>0.0515806</text:p>
          </table:table-cell>
          <table:table-cell office:value-type="float" office:value="203" calcext:value-type="float">
            <text:p>203</text:p>
          </table:table-cell>
          <table:table-cell office:value-type="float" office:value="0.906667" calcext:value-type="float">
            <text:p>0.906667</text:p>
          </table:table-cell>
          <table:table-cell office:value-type="float" office:value="26.8604" calcext:value-type="float">
            <text:p>26.8604</text:p>
          </table:table-cell>
          <table:table-cell office:value-type="float" office:value="0.0532168" calcext:value-type="float">
            <text:p>0.0532168</text:p>
          </table:table-cell>
          <table:table-cell office:value-type="float" office:value="29" calcext:value-type="float">
            <text:p>29</text:p>
          </table:table-cell>
          <table:table-cell office:value-type="float" office:value="0.907584" calcext:value-type="float">
            <text:p>0.907584</text:p>
          </table:table-cell>
          <table:table-cell office:value-type="float" office:value="27.8222" calcext:value-type="float">
            <text:p>27.8222</text:p>
          </table:table-cell>
          <table:table-cell office:value-type="float" office:value="0.045613" calcext:value-type="float">
            <text:p>0.045613</text:p>
          </table:table-cell>
          <table:table-cell office:value-type="float" office:value="74" calcext:value-type="float">
            <text:p>74</text:p>
          </table:table-cell>
          <table:table-cell office:value-type="float" office:value="0.913264" calcext:value-type="float">
            <text:p>0.913264</text:p>
          </table:table-cell>
          <table:table-cell office:value-type="float" office:value="26.756" calcext:value-type="float">
            <text:p>26.756</text:p>
          </table:table-cell>
          <table:table-cell office:value-type="float" office:value="0.046023" calcext:value-type="float">
            <text:p>0.046023</text:p>
          </table:table-cell>
          <table:table-cell office:value-type="float" office:value="59" calcext:value-type="float">
            <text:p>59</text:p>
          </table:table-cell>
          <table:table-cell office:value-type="float" office:value="0.913092" calcext:value-type="float">
            <text:p>0.913092</text:p>
          </table:table-cell>
          <table:table-cell office:value-type="float" office:value="26.754" calcext:value-type="float">
            <text:p>26.754</text:p>
          </table:table-cell>
          <table:table-cell office:value-type="float" office:value="0.0459682" calcext:value-type="float">
            <text:p>0.045968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0.903179" calcext:value-type="float">
            <text:p>0.903179</text:p>
          </table:table-cell>
          <table:table-cell office:value-type="float" office:value="35.4443" calcext:value-type="float">
            <text:p>35.4443</text:p>
          </table:table-cell>
          <table:table-cell office:value-type="float" office:value="0.0515806" calcext:value-type="float">
            <text:p>0.0515806</text:p>
          </table:table-cell>
          <table:table-cell office:value-type="float" office:value="194" calcext:value-type="float">
            <text:p>194</text:p>
          </table:table-cell>
          <table:table-cell office:value-type="float" office:value="0.906176" calcext:value-type="float">
            <text:p>0.906176</text:p>
          </table:table-cell>
          <table:table-cell office:value-type="float" office:value="26.8805" calcext:value-type="float">
            <text:p>26.8805</text:p>
          </table:table-cell>
          <table:table-cell office:value-type="float" office:value="0.0532603" calcext:value-type="float">
            <text:p>0.0532603</text:p>
          </table:table-cell>
          <table:table-cell office:value-type="float" office:value="31" calcext:value-type="float">
            <text:p>31</text:p>
          </table:table-cell>
          <table:table-cell office:value-type="float" office:value="0.907536" calcext:value-type="float">
            <text:p>0.907536</text:p>
          </table:table-cell>
          <table:table-cell office:value-type="float" office:value="27.8601" calcext:value-type="float">
            <text:p>27.8601</text:p>
          </table:table-cell>
          <table:table-cell office:value-type="float" office:value="0.0456172" calcext:value-type="float">
            <text:p>0.0456172</text:p>
          </table:table-cell>
          <table:table-cell office:value-type="float" office:value="71" calcext:value-type="float">
            <text:p>71</text:p>
          </table:table-cell>
          <table:table-cell office:value-type="float" office:value="0.913479" calcext:value-type="float">
            <text:p>0.913479</text:p>
          </table:table-cell>
          <table:table-cell office:value-type="float" office:value="26.8436" calcext:value-type="float">
            <text:p>26.8436</text:p>
          </table:table-cell>
          <table:table-cell office:value-type="float" office:value="0.0460822" calcext:value-type="float">
            <text:p>0.0460822</text:p>
          </table:table-cell>
          <table:table-cell office:value-type="float" office:value="59" calcext:value-type="float">
            <text:p>59</text:p>
          </table:table-cell>
          <table:table-cell office:value-type="float" office:value="0.913392" calcext:value-type="float">
            <text:p>0.913392</text:p>
          </table:table-cell>
          <table:table-cell office:value-type="float" office:value="26.9556" calcext:value-type="float">
            <text:p>26.9556</text:p>
          </table:table-cell>
          <table:table-cell office:value-type="float" office:value="0.0459775" calcext:value-type="float">
            <text:p>0.04597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0.90613" calcext:value-type="float">
            <text:p>0.90613</text:p>
          </table:table-cell>
          <table:table-cell office:value-type="float" office:value="33.9598" calcext:value-type="float">
            <text:p>33.9598</text:p>
          </table:table-cell>
          <table:table-cell office:value-type="float" office:value="0.0481516" calcext:value-type="float">
            <text:p>0.0481516</text:p>
          </table:table-cell>
          <table:table-cell office:value-type="float" office:value="188" calcext:value-type="float">
            <text:p>188</text:p>
          </table:table-cell>
          <table:table-cell office:value-type="float" office:value="0.905843" calcext:value-type="float">
            <text:p>0.905843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0.0510119" calcext:value-type="float">
            <text:p>0.0510119</text:p>
          </table:table-cell>
          <table:table-cell office:value-type="float" office:value="32" calcext:value-type="float">
            <text:p>32</text:p>
          </table:table-cell>
          <table:table-cell office:value-type="float" office:value="0.908607" calcext:value-type="float">
            <text:p>0.908607</text:p>
          </table:table-cell>
          <table:table-cell office:value-type="float" office:value="27.4674" calcext:value-type="float">
            <text:p>27.4674</text:p>
          </table:table-cell>
          <table:table-cell office:value-type="float" office:value="0.0433529" calcext:value-type="float">
            <text:p>0.0433529</text:p>
          </table:table-cell>
          <table:table-cell office:value-type="float" office:value="75" calcext:value-type="float">
            <text:p>75</text:p>
          </table:table-cell>
          <table:table-cell office:value-type="float" office:value="0.913175" calcext:value-type="float">
            <text:p>0.913175</text:p>
          </table:table-cell>
          <table:table-cell office:value-type="float" office:value="27.3096" calcext:value-type="float">
            <text:p>27.3096</text:p>
          </table:table-cell>
          <table:table-cell office:value-type="float" office:value="0.0435949" calcext:value-type="float">
            <text:p>0.0435949</text:p>
          </table:table-cell>
          <table:table-cell office:value-type="float" office:value="61" calcext:value-type="float">
            <text:p>61</text:p>
          </table:table-cell>
          <table:table-cell office:value-type="float" office:value="0.912839" calcext:value-type="float">
            <text:p>0.912839</text:p>
          </table:table-cell>
          <table:table-cell office:value-type="float" office:value="27.3429" calcext:value-type="float">
            <text:p>27.3429</text:p>
          </table:table-cell>
          <table:table-cell office:value-type="float" office:value="0.0436569" calcext:value-type="float">
            <text:p>0.04365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.90613" calcext:value-type="float">
            <text:p>0.90613</text:p>
          </table:table-cell>
          <table:table-cell office:value-type="float" office:value="33.9598" calcext:value-type="float">
            <text:p>33.9598</text:p>
          </table:table-cell>
          <table:table-cell office:value-type="float" office:value="0.0481516" calcext:value-type="float">
            <text:p>0.0481516</text:p>
          </table:table-cell>
          <table:table-cell office:value-type="float" office:value="209" calcext:value-type="float">
            <text:p>209</text:p>
          </table:table-cell>
          <table:table-cell office:value-type="float" office:value="0.905031" calcext:value-type="float">
            <text:p>0.905031</text:p>
          </table:table-cell>
          <table:table-cell office:value-type="float" office:value="27.4412" calcext:value-type="float">
            <text:p>27.4412</text:p>
          </table:table-cell>
          <table:table-cell office:value-type="float" office:value="0.0511739" calcext:value-type="float">
            <text:p>0.0511739</text:p>
          </table:table-cell>
          <table:table-cell office:value-type="float" office:value="34" calcext:value-type="float">
            <text:p>34</text:p>
          </table:table-cell>
          <table:table-cell office:value-type="float" office:value="0.908518" calcext:value-type="float">
            <text:p>0.908518</text:p>
          </table:table-cell>
          <table:table-cell office:value-type="float" office:value="27.5535" calcext:value-type="float">
            <text:p>27.5535</text:p>
          </table:table-cell>
          <table:table-cell office:value-type="float" office:value="0.0433685" calcext:value-type="float">
            <text:p>0.0433685</text:p>
          </table:table-cell>
          <table:table-cell office:value-type="float" office:value="64" calcext:value-type="float">
            <text:p>64</text:p>
          </table:table-cell>
          <table:table-cell office:value-type="float" office:value="0.913315" calcext:value-type="float">
            <text:p>0.913315</text:p>
          </table:table-cell>
          <table:table-cell office:value-type="float" office:value="26.8771" calcext:value-type="float">
            <text:p>26.8771</text:p>
          </table:table-cell>
          <table:table-cell office:value-type="float" office:value="0.0435135" calcext:value-type="float">
            <text:p>0.0435135</text:p>
          </table:table-cell>
          <table:table-cell office:value-type="float" office:value="61" calcext:value-type="float">
            <text:p>61</text:p>
          </table:table-cell>
          <table:table-cell office:value-type="float" office:value="0.91301" calcext:value-type="float">
            <text:p>0.91301</text:p>
          </table:table-cell>
          <table:table-cell office:value-type="float" office:value="26.9998" calcext:value-type="float">
            <text:p>26.9998</text:p>
          </table:table-cell>
          <table:table-cell office:value-type="float" office:value="0.0435148" calcext:value-type="float">
            <text:p>0.04351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0.898573" calcext:value-type="float">
            <text:p>0.898573</text:p>
          </table:table-cell>
          <table:table-cell office:value-type="float" office:value="50.9904" calcext:value-type="float">
            <text:p>50.9904</text:p>
          </table:table-cell>
          <table:table-cell office:value-type="float" office:value="0.0516755" calcext:value-type="float">
            <text:p>0.0516755</text:p>
          </table:table-cell>
          <table:table-cell office:value-type="float" office:value="232" calcext:value-type="float">
            <text:p>232</text:p>
          </table:table-cell>
          <table:table-cell office:value-type="float" office:value="0.898997" calcext:value-type="float">
            <text:p>0.898997</text:p>
          </table:table-cell>
          <table:table-cell office:value-type="float" office:value="43.295" calcext:value-type="float">
            <text:p>43.295</text:p>
          </table:table-cell>
          <table:table-cell office:value-type="float" office:value="0.0547675" calcext:value-type="float">
            <text:p>0.0547675</text:p>
          </table:table-cell>
          <table:table-cell office:value-type="float" office:value="27" calcext:value-type="float">
            <text:p>27</text:p>
          </table:table-cell>
          <table:table-cell office:value-type="float" office:value="0.90141" calcext:value-type="float">
            <text:p>0.90141</text:p>
          </table:table-cell>
          <table:table-cell office:value-type="float" office:value="44.1602" calcext:value-type="float">
            <text:p>44.1602</text:p>
          </table:table-cell>
          <table:table-cell office:value-type="float" office:value="0.0471572" calcext:value-type="float">
            <text:p>0.0471572</text:p>
          </table:table-cell>
          <table:table-cell office:value-type="float" office:value="66" calcext:value-type="float">
            <text:p>66</text:p>
          </table:table-cell>
          <table:table-cell office:value-type="float" office:value="0.906476" calcext:value-type="float">
            <text:p>0.906476</text:p>
          </table:table-cell>
          <table:table-cell office:value-type="float" office:value="43.6701" calcext:value-type="float">
            <text:p>43.6701</text:p>
          </table:table-cell>
          <table:table-cell office:value-type="float" office:value="0.0477043" calcext:value-type="float">
            <text:p>0.0477043</text:p>
          </table:table-cell>
          <table:table-cell office:value-type="float" office:value="60" calcext:value-type="float">
            <text:p>60</text:p>
          </table:table-cell>
          <table:table-cell office:value-type="float" office:value="0.906078" calcext:value-type="float">
            <text:p>0.906078</text:p>
          </table:table-cell>
          <table:table-cell office:value-type="float" office:value="43.7106" calcext:value-type="float">
            <text:p>43.7106</text:p>
          </table:table-cell>
          <table:table-cell office:value-type="float" office:value="0.0476301" calcext:value-type="float">
            <text:p>0.04763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0.898573" calcext:value-type="float">
            <text:p>0.898573</text:p>
          </table:table-cell>
          <table:table-cell office:value-type="float" office:value="50.9904" calcext:value-type="float">
            <text:p>50.9904</text:p>
          </table:table-cell>
          <table:table-cell office:value-type="float" office:value="0.0516755" calcext:value-type="float">
            <text:p>0.0516755</text:p>
          </table:table-cell>
          <table:table-cell office:value-type="float" office:value="192" calcext:value-type="float">
            <text:p>192</text:p>
          </table:table-cell>
          <table:table-cell office:value-type="float" office:value="0.898631" calcext:value-type="float">
            <text:p>0.898631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0.0547174" calcext:value-type="float">
            <text:p>0.0547174</text:p>
          </table:table-cell>
          <table:table-cell office:value-type="float" office:value="27" calcext:value-type="float">
            <text:p>27</text:p>
          </table:table-cell>
          <table:table-cell office:value-type="float" office:value="0.901347" calcext:value-type="float">
            <text:p>0.901347</text:p>
          </table:table-cell>
          <table:table-cell office:value-type="float" office:value="44.2478" calcext:value-type="float">
            <text:p>44.2478</text:p>
          </table:table-cell>
          <table:table-cell office:value-type="float" office:value="0.0471572" calcext:value-type="float">
            <text:p>0.0471572</text:p>
          </table:table-cell>
          <table:table-cell office:value-type="float" office:value="67" calcext:value-type="float">
            <text:p>67</text:p>
          </table:table-cell>
          <table:table-cell office:value-type="float" office:value="0.90639" calcext:value-type="float">
            <text:p>0.90639</text:p>
          </table:table-cell>
          <table:table-cell office:value-type="float" office:value="43.6229" calcext:value-type="float">
            <text:p>43.6229</text:p>
          </table:table-cell>
          <table:table-cell office:value-type="float" office:value="0.0476813" calcext:value-type="float">
            <text:p>0.0476813</text:p>
          </table:table-cell>
          <table:table-cell office:value-type="float" office:value="61" calcext:value-type="float">
            <text:p>61</text:p>
          </table:table-cell>
          <table:table-cell office:value-type="float" office:value="0.90623" calcext:value-type="float">
            <text:p>0.90623</text:p>
          </table:table-cell>
          <table:table-cell office:value-type="float" office:value="43.7022" calcext:value-type="float">
            <text:p>43.7022</text:p>
          </table:table-cell>
          <table:table-cell office:value-type="float" office:value="0.0475885" calcext:value-type="float">
            <text:p>0.04758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0.904491" calcext:value-type="float">
            <text:p>0.904491</text:p>
          </table:table-cell>
          <table:table-cell office:value-type="float" office:value="34.1461" calcext:value-type="float">
            <text:p>34.1461</text:p>
          </table:table-cell>
          <table:table-cell office:value-type="float" office:value="0.0507083" calcext:value-type="float">
            <text:p>0.0507083</text:p>
          </table:table-cell>
          <table:table-cell office:value-type="float" office:value="194" calcext:value-type="float">
            <text:p>194</text:p>
          </table:table-cell>
          <table:table-cell office:value-type="float" office:value="0.903889" calcext:value-type="float">
            <text:p>0.903889</text:p>
          </table:table-cell>
          <table:table-cell office:value-type="float" office:value="28.6661" calcext:value-type="float">
            <text:p>28.6661</text:p>
          </table:table-cell>
          <table:table-cell office:value-type="float" office:value="0.0546468" calcext:value-type="float">
            <text:p>0.0546468</text:p>
          </table:table-cell>
          <table:table-cell office:value-type="float" office:value="40" calcext:value-type="float">
            <text:p>40</text:p>
          </table:table-cell>
          <table:table-cell office:value-type="float" office:value="0.908272" calcext:value-type="float">
            <text:p>0.908272</text:p>
          </table:table-cell>
          <table:table-cell office:value-type="float" office:value="27.9089" calcext:value-type="float">
            <text:p>27.9089</text:p>
          </table:table-cell>
          <table:table-cell office:value-type="float" office:value="0.0466629" calcext:value-type="float">
            <text:p>0.0466629</text:p>
          </table:table-cell>
          <table:table-cell office:value-type="float" office:value="65" calcext:value-type="float">
            <text:p>65</text:p>
          </table:table-cell>
          <table:table-cell office:value-type="float" office:value="0.911851" calcext:value-type="float">
            <text:p>0.911851</text:p>
          </table:table-cell>
          <table:table-cell office:value-type="float" office:value="28.2801" calcext:value-type="float">
            <text:p>28.2801</text:p>
          </table:table-cell>
          <table:table-cell office:value-type="float" office:value="0.0473798" calcext:value-type="float">
            <text:p>0.0473798</text:p>
          </table:table-cell>
          <table:table-cell office:value-type="float" office:value="63" calcext:value-type="float">
            <text:p>63</text:p>
          </table:table-cell>
          <table:table-cell office:value-type="float" office:value="0.911799" calcext:value-type="float">
            <text:p>0.911799</text:p>
          </table:table-cell>
          <table:table-cell office:value-type="float" office:value="28.2745" calcext:value-type="float">
            <text:p>28.2745</text:p>
          </table:table-cell>
          <table:table-cell office:value-type="float" office:value="0.0472251" calcext:value-type="float">
            <text:p>0.04722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0.904491" calcext:value-type="float">
            <text:p>0.904491</text:p>
          </table:table-cell>
          <table:table-cell office:value-type="float" office:value="34.1461" calcext:value-type="float">
            <text:p>34.1461</text:p>
          </table:table-cell>
          <table:table-cell office:value-type="float" office:value="0.0507083" calcext:value-type="float">
            <text:p>0.0507083</text:p>
          </table:table-cell>
          <table:table-cell office:value-type="float" office:value="199" calcext:value-type="float">
            <text:p>199</text:p>
          </table:table-cell>
          <table:table-cell office:value-type="float" office:value="0.903889" calcext:value-type="float">
            <text:p>0.903889</text:p>
          </table:table-cell>
          <table:table-cell office:value-type="float" office:value="28.6661" calcext:value-type="float">
            <text:p>28.6661</text:p>
          </table:table-cell>
          <table:table-cell office:value-type="float" office:value="0.0546468" calcext:value-type="float">
            <text:p>0.0546468</text:p>
          </table:table-cell>
          <table:table-cell office:value-type="float" office:value="34" calcext:value-type="float">
            <text:p>34</text:p>
          </table:table-cell>
          <table:table-cell office:value-type="float" office:value="0.908272" calcext:value-type="float">
            <text:p>0.908272</text:p>
          </table:table-cell>
          <table:table-cell office:value-type="float" office:value="27.9089" calcext:value-type="float">
            <text:p>27.9089</text:p>
          </table:table-cell>
          <table:table-cell office:value-type="float" office:value="0.0466629" calcext:value-type="float">
            <text:p>0.0466629</text:p>
          </table:table-cell>
          <table:table-cell office:value-type="float" office:value="66" calcext:value-type="float">
            <text:p>66</text:p>
          </table:table-cell>
          <table:table-cell office:value-type="float" office:value="0.911851" calcext:value-type="float">
            <text:p>0.911851</text:p>
          </table:table-cell>
          <table:table-cell office:value-type="float" office:value="28.2801" calcext:value-type="float">
            <text:p>28.2801</text:p>
          </table:table-cell>
          <table:table-cell office:value-type="float" office:value="0.0473798" calcext:value-type="float">
            <text:p>0.0473798</text:p>
          </table:table-cell>
          <table:table-cell office:value-type="float" office:value="57" calcext:value-type="float">
            <text:p>57</text:p>
          </table:table-cell>
          <table:table-cell office:value-type="float" office:value="0.911799" calcext:value-type="float">
            <text:p>0.911799</text:p>
          </table:table-cell>
          <table:table-cell office:value-type="float" office:value="28.2745" calcext:value-type="float">
            <text:p>28.2745</text:p>
          </table:table-cell>
          <table:table-cell office:value-type="float" office:value="0.0472251" calcext:value-type="float">
            <text:p>0.04722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0.90526" calcext:value-type="float">
            <text:p>0.90526</text:p>
          </table:table-cell>
          <table:table-cell office:value-type="float" office:value="40.2955" calcext:value-type="float">
            <text:p>40.2955</text:p>
          </table:table-cell>
          <table:table-cell office:value-type="float" office:value="0.0512413" calcext:value-type="float">
            <text:p>0.0512413</text:p>
          </table:table-cell>
          <table:table-cell office:value-type="float" office:value="193" calcext:value-type="float">
            <text:p>193</text:p>
          </table:table-cell>
          <table:table-cell office:value-type="float" office:value="0.902522" calcext:value-type="float">
            <text:p>0.902522</text:p>
          </table:table-cell>
          <table:table-cell office:value-type="float" office:value="33.1005" calcext:value-type="float">
            <text:p>33.1005</text:p>
          </table:table-cell>
          <table:table-cell office:value-type="float" office:value="0.0538352" calcext:value-type="float">
            <text:p>0.0538352</text:p>
          </table:table-cell>
          <table:table-cell office:value-type="float" office:value="27" calcext:value-type="float">
            <text:p>27</text:p>
          </table:table-cell>
          <table:table-cell office:value-type="float" office:value="0.911928" calcext:value-type="float">
            <text:p>0.911928</text:p>
          </table:table-cell>
          <table:table-cell office:value-type="float" office:value="30.426" calcext:value-type="float">
            <text:p>30.426</text:p>
          </table:table-cell>
          <table:table-cell office:value-type="float" office:value="0.0431208" calcext:value-type="float">
            <text:p>0.0431208</text:p>
          </table:table-cell>
          <table:table-cell office:value-type="float" office:value="69" calcext:value-type="float">
            <text:p>69</text:p>
          </table:table-cell>
          <table:table-cell office:value-type="float" office:value="0.914487" calcext:value-type="float">
            <text:p>0.914487</text:p>
          </table:table-cell>
          <table:table-cell office:value-type="float" office:value="31.8648" calcext:value-type="float">
            <text:p>31.8648</text:p>
          </table:table-cell>
          <table:table-cell office:value-type="float" office:value="0.0440606" calcext:value-type="float">
            <text:p>0.0440606</text:p>
          </table:table-cell>
          <table:table-cell office:value-type="float" office:value="60" calcext:value-type="float">
            <text:p>60</text:p>
          </table:table-cell>
          <table:table-cell office:value-type="float" office:value="0.914337" calcext:value-type="float">
            <text:p>0.914337</text:p>
          </table:table-cell>
          <table:table-cell office:value-type="float" office:value="31.6784" calcext:value-type="float">
            <text:p>31.6784</text:p>
          </table:table-cell>
          <table:table-cell office:value-type="float" office:value="0.0438624" calcext:value-type="float">
            <text:p>0.04386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0.907772" calcext:value-type="float">
            <text:p>0.907772</text:p>
          </table:table-cell>
          <table:table-cell office:value-type="float" office:value="36.1776" calcext:value-type="float">
            <text:p>36.1776</text:p>
          </table:table-cell>
          <table:table-cell office:value-type="float" office:value="0.0523431" calcext:value-type="float">
            <text:p>0.0523431</text:p>
          </table:table-cell>
          <table:table-cell office:value-type="float" office:value="206" calcext:value-type="float">
            <text:p>206</text:p>
          </table:table-cell>
          <table:table-cell office:value-type="float" office:value="0.906979" calcext:value-type="float">
            <text:p>0.906979</text:p>
          </table:table-cell>
          <table:table-cell office:value-type="float" office:value="27.486" calcext:value-type="float">
            <text:p>27.486</text:p>
          </table:table-cell>
          <table:table-cell office:value-type="float" office:value="0.0566197" calcext:value-type="float">
            <text:p>0.0566197</text:p>
          </table:table-cell>
          <table:table-cell office:value-type="float" office:value="28" calcext:value-type="float">
            <text:p>28</text:p>
          </table:table-cell>
          <table:table-cell office:value-type="float" office:value="0.917039" calcext:value-type="float">
            <text:p>0.917039</text:p>
          </table:table-cell>
          <table:table-cell office:value-type="float" office:value="25.2679" calcext:value-type="float">
            <text:p>25.2679</text:p>
          </table:table-cell>
          <table:table-cell office:value-type="float" office:value="0.044396" calcext:value-type="float">
            <text:p>0.044396</text:p>
          </table:table-cell>
          <table:table-cell office:value-type="float" office:value="65" calcext:value-type="float">
            <text:p>65</text:p>
          </table:table-cell>
          <table:table-cell office:value-type="float" office:value="0.920032" calcext:value-type="float">
            <text:p>0.920032</text:p>
          </table:table-cell>
          <table:table-cell office:value-type="float" office:value="26.6466" calcext:value-type="float">
            <text:p>26.6466</text:p>
          </table:table-cell>
          <table:table-cell office:value-type="float" office:value="0.0454393" calcext:value-type="float">
            <text:p>0.0454393</text:p>
          </table:table-cell>
          <table:table-cell office:value-type="float" office:value="58" calcext:value-type="float">
            <text:p>58</text:p>
          </table:table-cell>
          <table:table-cell office:value-type="float" office:value="0.91991" calcext:value-type="float">
            <text:p>0.91991</text:p>
          </table:table-cell>
          <table:table-cell office:value-type="float" office:value="26.6113" calcext:value-type="float">
            <text:p>26.6113</text:p>
          </table:table-cell>
          <table:table-cell office:value-type="float" office:value="0.045392" calcext:value-type="float">
            <text:p>0.0453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0.903128" calcext:value-type="float">
            <text:p>0.903128</text:p>
          </table:table-cell>
          <table:table-cell office:value-type="float" office:value="53.1401" calcext:value-type="float">
            <text:p>53.1401</text:p>
          </table:table-cell>
          <table:table-cell office:value-type="float" office:value="0.0583436" calcext:value-type="float">
            <text:p>0.0583436</text:p>
          </table:table-cell>
          <table:table-cell office:value-type="float" office:value="211" calcext:value-type="float">
            <text:p>211</text:p>
          </table:table-cell>
          <table:table-cell office:value-type="float" office:value="0.901968" calcext:value-type="float">
            <text:p>0.901968</text:p>
          </table:table-cell>
          <table:table-cell office:value-type="float" office:value="41.2723" calcext:value-type="float">
            <text:p>41.2723</text:p>
          </table:table-cell>
          <table:table-cell office:value-type="float" office:value="0.0609079" calcext:value-type="float">
            <text:p>0.0609079</text:p>
          </table:table-cell>
          <table:table-cell office:value-type="float" office:value="29" calcext:value-type="float">
            <text:p>29</text:p>
          </table:table-cell>
          <table:table-cell office:value-type="float" office:value="0.912944" calcext:value-type="float">
            <text:p>0.912944</text:p>
          </table:table-cell>
          <table:table-cell office:value-type="float" office:value="40.6254" calcext:value-type="float">
            <text:p>40.6254</text:p>
          </table:table-cell>
          <table:table-cell office:value-type="float" office:value="0.0484536" calcext:value-type="float">
            <text:p>0.0484536</text:p>
          </table:table-cell>
          <table:table-cell office:value-type="float" office:value="86" calcext:value-type="float">
            <text:p>86</text:p>
          </table:table-cell>
          <table:table-cell office:value-type="float" office:value="0.91573" calcext:value-type="float">
            <text:p>0.91573</text:p>
          </table:table-cell>
          <table:table-cell office:value-type="float" office:value="41.2083" calcext:value-type="float">
            <text:p>41.2083</text:p>
          </table:table-cell>
          <table:table-cell office:value-type="float" office:value="0.0489139" calcext:value-type="float">
            <text:p>0.0489139</text:p>
          </table:table-cell>
          <table:table-cell office:value-type="float" office:value="58" calcext:value-type="float">
            <text:p>58</text:p>
          </table:table-cell>
          <table:table-cell office:value-type="float" office:value="0.915571" calcext:value-type="float">
            <text:p>0.915571</text:p>
          </table:table-cell>
          <table:table-cell office:value-type="float" office:value="41.2346" calcext:value-type="float">
            <text:p>41.2346</text:p>
          </table:table-cell>
          <table:table-cell office:value-type="float" office:value="0.0490722" calcext:value-type="float">
            <text:p>0.04907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0.904547" calcext:value-type="float">
            <text:p>0.904547</text:p>
          </table:table-cell>
          <table:table-cell office:value-type="float" office:value="51.3259" calcext:value-type="float">
            <text:p>51.3259</text:p>
          </table:table-cell>
          <table:table-cell office:value-type="float" office:value="0.0584283" calcext:value-type="float">
            <text:p>0.0584283</text:p>
          </table:table-cell>
          <table:table-cell office:value-type="float" office:value="236" calcext:value-type="float">
            <text:p>236</text:p>
          </table:table-cell>
          <table:table-cell office:value-type="float" office:value="0.89853" calcext:value-type="float">
            <text:p>0.89853</text:p>
          </table:table-cell>
          <table:table-cell office:value-type="float" office:value="40.4004" calcext:value-type="float">
            <text:p>40.4004</text:p>
          </table:table-cell>
          <table:table-cell office:value-type="float" office:value="0.0646571" calcext:value-type="float">
            <text:p>0.0646571</text:p>
          </table:table-cell>
          <table:table-cell office:value-type="float" office:value="27" calcext:value-type="float">
            <text:p>27</text:p>
          </table:table-cell>
          <table:table-cell office:value-type="float" office:value="0.912577" calcext:value-type="float">
            <text:p>0.912577</text:p>
          </table:table-cell>
          <table:table-cell office:value-type="float" office:value="37.4556" calcext:value-type="float">
            <text:p>37.4556</text:p>
          </table:table-cell>
          <table:table-cell office:value-type="float" office:value="0.0500646" calcext:value-type="float">
            <text:p>0.0500646</text:p>
          </table:table-cell>
          <table:table-cell office:value-type="float" office:value="66" calcext:value-type="float">
            <text:p>66</text:p>
          </table:table-cell>
          <table:table-cell office:value-type="float" office:value="0.914011" calcext:value-type="float">
            <text:p>0.914011</text:p>
          </table:table-cell>
          <table:table-cell office:value-type="float" office:value="38.4181" calcext:value-type="float">
            <text:p>38.4181</text:p>
          </table:table-cell>
          <table:table-cell office:value-type="float" office:value="0.0508965" calcext:value-type="float">
            <text:p>0.0508965</text:p>
          </table:table-cell>
          <table:table-cell office:value-type="float" office:value="58" calcext:value-type="float">
            <text:p>58</text:p>
          </table:table-cell>
          <table:table-cell office:value-type="float" office:value="0.913868" calcext:value-type="float">
            <text:p>0.913868</text:p>
          </table:table-cell>
          <table:table-cell office:value-type="float" office:value="38.4156" calcext:value-type="float">
            <text:p>38.4156</text:p>
          </table:table-cell>
          <table:table-cell office:value-type="float" office:value="0.0509803" calcext:value-type="float">
            <text:p>0.05098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0.904547" calcext:value-type="float">
            <text:p>0.904547</text:p>
          </table:table-cell>
          <table:table-cell office:value-type="float" office:value="51.3259" calcext:value-type="float">
            <text:p>51.3259</text:p>
          </table:table-cell>
          <table:table-cell office:value-type="float" office:value="0.0584283" calcext:value-type="float">
            <text:p>0.0584283</text:p>
          </table:table-cell>
          <table:table-cell office:value-type="float" office:value="204" calcext:value-type="float">
            <text:p>204</text:p>
          </table:table-cell>
          <table:table-cell office:value-type="float" office:value="0.899291" calcext:value-type="float">
            <text:p>0.899291</text:p>
          </table:table-cell>
          <table:table-cell office:value-type="float" office:value="40.0858" calcext:value-type="float">
            <text:p>40.0858</text:p>
          </table:table-cell>
          <table:table-cell office:value-type="float" office:value="0.0641845" calcext:value-type="float">
            <text:p>0.0641845</text:p>
          </table:table-cell>
          <table:table-cell office:value-type="float" office:value="31" calcext:value-type="float">
            <text:p>31</text:p>
          </table:table-cell>
          <table:table-cell office:value-type="float" office:value="0.912482" calcext:value-type="float">
            <text:p>0.912482</text:p>
          </table:table-cell>
          <table:table-cell office:value-type="float" office:value="37.5711" calcext:value-type="float">
            <text:p>37.5711</text:p>
          </table:table-cell>
          <table:table-cell office:value-type="float" office:value="0.0501327" calcext:value-type="float">
            <text:p>0.0501327</text:p>
          </table:table-cell>
          <table:table-cell office:value-type="float" office:value="67" calcext:value-type="float">
            <text:p>67</text:p>
          </table:table-cell>
          <table:table-cell office:value-type="float" office:value="0.913954" calcext:value-type="float">
            <text:p>0.913954</text:p>
          </table:table-cell>
          <table:table-cell office:value-type="float" office:value="38.6189" calcext:value-type="float">
            <text:p>38.6189</text:p>
          </table:table-cell>
          <table:table-cell office:value-type="float" office:value="0.0510835" calcext:value-type="float">
            <text:p>0.0510835</text:p>
          </table:table-cell>
          <table:table-cell office:value-type="float" office:value="60" calcext:value-type="float">
            <text:p>60</text:p>
          </table:table-cell>
          <table:table-cell office:value-type="float" office:value="0.913739" calcext:value-type="float">
            <text:p>0.913739</text:p>
          </table:table-cell>
          <table:table-cell office:value-type="float" office:value="38.6292" calcext:value-type="float">
            <text:p>38.6292</text:p>
          </table:table-cell>
          <table:table-cell office:value-type="float" office:value="0.0512081" calcext:value-type="float">
            <text:p>0.05120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.911487" calcext:value-type="float">
            <text:p>0.911487</text:p>
          </table:table-cell>
          <table:table-cell office:value-type="float" office:value="33.7649" calcext:value-type="float">
            <text:p>33.7649</text:p>
          </table:table-cell>
          <table:table-cell office:value-type="float" office:value="0.0532044" calcext:value-type="float">
            <text:p>0.0532044</text:p>
          </table:table-cell>
          <table:table-cell office:value-type="float" office:value="189" calcext:value-type="float">
            <text:p>189</text:p>
          </table:table-cell>
          <table:table-cell office:value-type="float" office:value="0.906449" calcext:value-type="float">
            <text:p>0.906449</text:p>
          </table:table-cell>
          <table:table-cell office:value-type="float" office:value="26.2223" calcext:value-type="float">
            <text:p>26.2223</text:p>
          </table:table-cell>
          <table:table-cell office:value-type="float" office:value="0.0611233" calcext:value-type="float">
            <text:p>0.0611233</text:p>
          </table:table-cell>
          <table:table-cell office:value-type="float" office:value="27" calcext:value-type="float">
            <text:p>27</text:p>
          </table:table-cell>
          <table:table-cell office:value-type="float" office:value="0.919028" calcext:value-type="float">
            <text:p>0.919028</text:p>
          </table:table-cell>
          <table:table-cell office:value-type="float" office:value="23.3621" calcext:value-type="float">
            <text:p>23.3621</text:p>
          </table:table-cell>
          <table:table-cell office:value-type="float" office:value="0.0464812" calcext:value-type="float">
            <text:p>0.0464812</text:p>
          </table:table-cell>
          <table:table-cell office:value-type="float" office:value="63" calcext:value-type="float">
            <text:p>63</text:p>
          </table:table-cell>
          <table:table-cell office:value-type="float" office:value="0.920346" calcext:value-type="float">
            <text:p>0.920346</text:p>
          </table:table-cell>
          <table:table-cell office:value-type="float" office:value="24.2879" calcext:value-type="float">
            <text:p>24.2879</text:p>
          </table:table-cell>
          <table:table-cell office:value-type="float" office:value="0.047685" calcext:value-type="float">
            <text:p>0.047685</text:p>
          </table:table-cell>
          <table:table-cell office:value-type="float" office:value="59" calcext:value-type="float">
            <text:p>59</text:p>
          </table:table-cell>
          <table:table-cell office:value-type="float" office:value="0.920212" calcext:value-type="float">
            <text:p>0.920212</text:p>
          </table:table-cell>
          <table:table-cell office:value-type="float" office:value="24.2539" calcext:value-type="float">
            <text:p>24.2539</text:p>
          </table:table-cell>
          <table:table-cell office:value-type="float" office:value="0.0476966" calcext:value-type="float">
            <text:p>0.04769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0.911046" calcext:value-type="float">
            <text:p>0.911046</text:p>
          </table:table-cell>
          <table:table-cell office:value-type="float" office:value="31.1989" calcext:value-type="float">
            <text:p>31.1989</text:p>
          </table:table-cell>
          <table:table-cell office:value-type="float" office:value="0.0534339" calcext:value-type="float">
            <text:p>0.0534339</text:p>
          </table:table-cell>
          <table:table-cell office:value-type="float" office:value="206" calcext:value-type="float">
            <text:p>206</text:p>
          </table:table-cell>
          <table:table-cell office:value-type="float" office:value="0.907839" calcext:value-type="float">
            <text:p>0.907839</text:p>
          </table:table-cell>
          <table:table-cell office:value-type="float" office:value="27.6228" calcext:value-type="float">
            <text:p>27.6228</text:p>
          </table:table-cell>
          <table:table-cell office:value-type="float" office:value="0.0617965" calcext:value-type="float">
            <text:p>0.0617965</text:p>
          </table:table-cell>
          <table:table-cell office:value-type="float" office:value="28" calcext:value-type="float">
            <text:p>28</text:p>
          </table:table-cell>
          <table:table-cell office:value-type="float" office:value="0.921206" calcext:value-type="float">
            <text:p>0.921206</text:p>
          </table:table-cell>
          <table:table-cell office:value-type="float" office:value="23.4751" calcext:value-type="float">
            <text:p>23.4751</text:p>
          </table:table-cell>
          <table:table-cell office:value-type="float" office:value="0.0462803" calcext:value-type="float">
            <text:p>0.0462803</text:p>
          </table:table-cell>
          <table:table-cell office:value-type="float" office:value="64" calcext:value-type="float">
            <text:p>64</text:p>
          </table:table-cell>
          <table:table-cell office:value-type="float" office:value="0.923819" calcext:value-type="float">
            <text:p>0.923819</text:p>
          </table:table-cell>
          <table:table-cell office:value-type="float" office:value="23.656" calcext:value-type="float">
            <text:p>23.656</text:p>
          </table:table-cell>
          <table:table-cell office:value-type="float" office:value="0.0471473" calcext:value-type="float">
            <text:p>0.0471473</text:p>
          </table:table-cell>
          <table:table-cell office:value-type="float" office:value="61" calcext:value-type="float">
            <text:p>61</text:p>
          </table:table-cell>
          <table:table-cell office:value-type="float" office:value="0.923214" calcext:value-type="float">
            <text:p>0.923214</text:p>
          </table:table-cell>
          <table:table-cell office:value-type="float" office:value="23.6246" calcext:value-type="float">
            <text:p>23.6246</text:p>
          </table:table-cell>
          <table:table-cell office:value-type="float" office:value="0.047367" calcext:value-type="float">
            <text:p>0.0473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0.918137" calcext:value-type="float">
            <text:p>0.918137</text:p>
          </table:table-cell>
          <table:table-cell office:value-type="float" office:value="19.8552" calcext:value-type="float">
            <text:p>19.8552</text:p>
          </table:table-cell>
          <table:table-cell office:value-type="float" office:value="0.0485995" calcext:value-type="float">
            <text:p>0.0485995</text:p>
          </table:table-cell>
          <table:table-cell office:value-type="float" office:value="232" calcext:value-type="float">
            <text:p>232</text:p>
          </table:table-cell>
          <table:table-cell office:value-type="float" office:value="0.912995" calcext:value-type="float">
            <text:p>0.912995</text:p>
          </table:table-cell>
          <table:table-cell office:value-type="float" office:value="21.2334" calcext:value-type="float">
            <text:p>21.2334</text:p>
          </table:table-cell>
          <table:table-cell office:value-type="float" office:value="0.0601648" calcext:value-type="float">
            <text:p>0.0601648</text:p>
          </table:table-cell>
          <table:table-cell office:value-type="float" office:value="29" calcext:value-type="float">
            <text:p>29</text:p>
          </table:table-cell>
          <table:table-cell office:value-type="float" office:value="0.926353" calcext:value-type="float">
            <text:p>0.926353</text:p>
          </table:table-cell>
          <table:table-cell office:value-type="float" office:value="16.0467" calcext:value-type="float">
            <text:p>16.0467</text:p>
          </table:table-cell>
          <table:table-cell office:value-type="float" office:value="0.0431835" calcext:value-type="float">
            <text:p>0.0431835</text:p>
          </table:table-cell>
          <table:table-cell office:value-type="float" office:value="65" calcext:value-type="float">
            <text:p>65</text:p>
          </table:table-cell>
          <table:table-cell office:value-type="float" office:value="0.929477" calcext:value-type="float">
            <text:p>0.929477</text:p>
          </table:table-cell>
          <table:table-cell office:value-type="float" office:value="15.9484" calcext:value-type="float">
            <text:p>15.9484</text:p>
          </table:table-cell>
          <table:table-cell office:value-type="float" office:value="0.0435968" calcext:value-type="float">
            <text:p>0.0435968</text:p>
          </table:table-cell>
          <table:table-cell office:value-type="float" office:value="58" calcext:value-type="float">
            <text:p>58</text:p>
          </table:table-cell>
          <table:table-cell office:value-type="float" office:value="0.929136" calcext:value-type="float">
            <text:p>0.929136</text:p>
          </table:table-cell>
          <table:table-cell office:value-type="float" office:value="15.9772" calcext:value-type="float">
            <text:p>15.9772</text:p>
          </table:table-cell>
          <table:table-cell office:value-type="float" office:value="0.0437828" calcext:value-type="float">
            <text:p>0.04378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0.918137" calcext:value-type="float">
            <text:p>0.918137</text:p>
          </table:table-cell>
          <table:table-cell office:value-type="float" office:value="19.8552" calcext:value-type="float">
            <text:p>19.8552</text:p>
          </table:table-cell>
          <table:table-cell office:value-type="float" office:value="0.0485995" calcext:value-type="float">
            <text:p>0.0485995</text:p>
          </table:table-cell>
          <table:table-cell office:value-type="float" office:value="192" calcext:value-type="float">
            <text:p>192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20.896" calcext:value-type="float">
            <text:p>20.896</text:p>
          </table:table-cell>
          <table:table-cell office:value-type="float" office:value="0.0600463" calcext:value-type="float">
            <text:p>0.0600463</text:p>
          </table:table-cell>
          <table:table-cell office:value-type="float" office:value="27" calcext:value-type="float">
            <text:p>27</text:p>
          </table:table-cell>
          <table:table-cell office:value-type="float" office:value="0.926351" calcext:value-type="float">
            <text:p>0.926351</text:p>
          </table:table-cell>
          <table:table-cell office:value-type="float" office:value="16.0612" calcext:value-type="float">
            <text:p>16.0612</text:p>
          </table:table-cell>
          <table:table-cell office:value-type="float" office:value="0.0431786" calcext:value-type="float">
            <text:p>0.0431786</text:p>
          </table:table-cell>
          <table:table-cell office:value-type="float" office:value="69" calcext:value-type="float">
            <text:p>69</text:p>
          </table:table-cell>
          <table:table-cell office:value-type="float" office:value="0.929085" calcext:value-type="float">
            <text:p>0.929085</text:p>
          </table:table-cell>
          <table:table-cell office:value-type="float" office:value="16.0288" calcext:value-type="float">
            <text:p>16.0288</text:p>
          </table:table-cell>
          <table:table-cell office:value-type="float" office:value="0.0438741" calcext:value-type="float">
            <text:p>0.0438741</text:p>
          </table:table-cell>
          <table:table-cell office:value-type="float" office:value="58" calcext:value-type="float">
            <text:p>58</text:p>
          </table:table-cell>
          <table:table-cell office:value-type="float" office:value="0.928712" calcext:value-type="float">
            <text:p>0.928712</text:p>
          </table:table-cell>
          <table:table-cell office:value-type="float" office:value="16.0429" calcext:value-type="float">
            <text:p>16.0429</text:p>
          </table:table-cell>
          <table:table-cell office:value-type="float" office:value="0.0440436" calcext:value-type="float">
            <text:p>0.04404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0.917141" calcext:value-type="float">
            <text:p>0.917141</text:p>
          </table:table-cell>
          <table:table-cell office:value-type="float" office:value="23.0697" calcext:value-type="float">
            <text:p>23.0697</text:p>
          </table:table-cell>
          <table:table-cell office:value-type="float" office:value="0.0516257" calcext:value-type="float">
            <text:p>0.0516257</text:p>
          </table:table-cell>
          <table:table-cell office:value-type="float" office:value="207" calcext:value-type="float">
            <text:p>207</text:p>
          </table:table-cell>
          <table:table-cell office:value-type="float" office:value="0.911379" calcext:value-type="float">
            <text:p>0.911379</text:p>
          </table:table-cell>
          <table:table-cell office:value-type="float" office:value="22.0749" calcext:value-type="float">
            <text:p>22.0749</text:p>
          </table:table-cell>
          <table:table-cell office:value-type="float" office:value="0.0620002" calcext:value-type="float">
            <text:p>0.0620002</text:p>
          </table:table-cell>
          <table:table-cell office:value-type="float" office:value="35" calcext:value-type="float">
            <text:p>35</text:p>
          </table:table-cell>
          <table:table-cell office:value-type="float" office:value="0.92181" calcext:value-type="float">
            <text:p>0.92181</text:p>
          </table:table-cell>
          <table:table-cell office:value-type="float" office:value="18.7034" calcext:value-type="float">
            <text:p>18.7034</text:p>
          </table:table-cell>
          <table:table-cell office:value-type="float" office:value="0.0465119" calcext:value-type="float">
            <text:p>0.0465119</text:p>
          </table:table-cell>
          <table:table-cell office:value-type="float" office:value="64" calcext:value-type="float">
            <text:p>64</text:p>
          </table:table-cell>
          <table:table-cell office:value-type="float" office:value="0.927292" calcext:value-type="float">
            <text:p>0.927292</text:p>
          </table:table-cell>
          <table:table-cell office:value-type="float" office:value="17.9968" calcext:value-type="float">
            <text:p>17.9968</text:p>
          </table:table-cell>
          <table:table-cell office:value-type="float" office:value="0.0466227" calcext:value-type="float">
            <text:p>0.0466227</text:p>
          </table:table-cell>
          <table:table-cell office:value-type="float" office:value="60" calcext:value-type="float">
            <text:p>60</text:p>
          </table:table-cell>
          <table:table-cell office:value-type="float" office:value="0.926932" calcext:value-type="float">
            <text:p>0.926932</text:p>
          </table:table-cell>
          <table:table-cell office:value-type="float" office:value="18.0007" calcext:value-type="float">
            <text:p>18.0007</text:p>
          </table:table-cell>
          <table:table-cell office:value-type="float" office:value="0.0467433" calcext:value-type="float">
            <text:p>0.04674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0.911366" calcext:value-type="float">
            <text:p>0.911366</text:p>
          </table:table-cell>
          <table:table-cell office:value-type="float" office:value="25.6744" calcext:value-type="float">
            <text:p>25.6744</text:p>
          </table:table-cell>
          <table:table-cell office:value-type="float" office:value="0.0544332" calcext:value-type="float">
            <text:p>0.0544332</text:p>
          </table:table-cell>
          <table:table-cell office:value-type="float" office:value="192" calcext:value-type="float">
            <text:p>192</text:p>
          </table:table-cell>
          <table:table-cell office:value-type="float" office:value="0.907061" calcext:value-type="float">
            <text:p>0.907061</text:p>
          </table:table-cell>
          <table:table-cell office:value-type="float" office:value="22.4654" calcext:value-type="float">
            <text:p>22.4654</text:p>
          </table:table-cell>
          <table:table-cell office:value-type="float" office:value="0.0618797" calcext:value-type="float">
            <text:p>0.0618797</text:p>
          </table:table-cell>
          <table:table-cell office:value-type="float" office:value="28" calcext:value-type="float">
            <text:p>28</text:p>
          </table:table-cell>
          <table:table-cell office:value-type="float" office:value="0.91153" calcext:value-type="float">
            <text:p>0.91153</text:p>
          </table:table-cell>
          <table:table-cell office:value-type="float" office:value="21.6471" calcext:value-type="float">
            <text:p>21.6471</text:p>
          </table:table-cell>
          <table:table-cell office:value-type="float" office:value="0.0489801" calcext:value-type="float">
            <text:p>0.0489801</text:p>
          </table:table-cell>
          <table:table-cell office:value-type="float" office:value="66" calcext:value-type="float">
            <text:p>66</text:p>
          </table:table-cell>
          <table:table-cell office:value-type="float" office:value="0.916636" calcext:value-type="float">
            <text:p>0.916636</text:p>
          </table:table-cell>
          <table:table-cell office:value-type="float" office:value="19.5804" calcext:value-type="float">
            <text:p>19.5804</text:p>
          </table:table-cell>
          <table:table-cell office:value-type="float" office:value="0.0482421" calcext:value-type="float">
            <text:p>0.0482421</text:p>
          </table:table-cell>
          <table:table-cell office:value-type="float" office:value="58" calcext:value-type="float">
            <text:p>58</text:p>
          </table:table-cell>
          <table:table-cell office:value-type="float" office:value="0.916504" calcext:value-type="float">
            <text:p>0.916504</text:p>
          </table:table-cell>
          <table:table-cell office:value-type="float" office:value="19.5804" calcext:value-type="float">
            <text:p>19.5804</text:p>
          </table:table-cell>
          <table:table-cell office:value-type="float" office:value="0.0483375" calcext:value-type="float">
            <text:p>0.04833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0.902998" calcext:value-type="float">
            <text:p>0.902998</text:p>
          </table:table-cell>
          <table:table-cell office:value-type="float" office:value="23.7489" calcext:value-type="float">
            <text:p>23.7489</text:p>
          </table:table-cell>
          <table:table-cell office:value-type="float" office:value="0.0557564" calcext:value-type="float">
            <text:p>0.0557564</text:p>
          </table:table-cell>
          <table:table-cell office:value-type="float" office:value="200" calcext:value-type="float">
            <text:p>200</text:p>
          </table:table-cell>
          <table:table-cell office:value-type="float" office:value="0.891992" calcext:value-type="float">
            <text:p>0.891992</text:p>
          </table:table-cell>
          <table:table-cell office:value-type="float" office:value="25.9923" calcext:value-type="float">
            <text:p>25.9923</text:p>
          </table:table-cell>
          <table:table-cell office:value-type="float" office:value="0.0671707" calcext:value-type="float">
            <text:p>0.0671707</text:p>
          </table:table-cell>
          <table:table-cell office:value-type="float" office:value="28" calcext:value-type="float">
            <text:p>28</text:p>
          </table:table-cell>
          <table:table-cell office:value-type="float" office:value="0.903429" calcext:value-type="float">
            <text:p>0.903429</text:p>
          </table:table-cell>
          <table:table-cell office:value-type="float" office:value="21.4873" calcext:value-type="float">
            <text:p>21.4873</text:p>
          </table:table-cell>
          <table:table-cell office:value-type="float" office:value="0.0505324" calcext:value-type="float">
            <text:p>0.0505324</text:p>
          </table:table-cell>
          <table:table-cell office:value-type="float" office:value="65" calcext:value-type="float">
            <text:p>65</text:p>
          </table:table-cell>
          <table:table-cell office:value-type="float" office:value="0.907322" calcext:value-type="float">
            <text:p>0.907322</text:p>
          </table:table-cell>
          <table:table-cell office:value-type="float" office:value="19.9426" calcext:value-type="float">
            <text:p>19.9426</text:p>
          </table:table-cell>
          <table:table-cell office:value-type="float" office:value="0.0504159" calcext:value-type="float">
            <text:p>0.0504159</text:p>
          </table:table-cell>
          <table:table-cell office:value-type="float" office:value="61" calcext:value-type="float">
            <text:p>61</text:p>
          </table:table-cell>
          <table:table-cell office:value-type="float" office:value="0.907052" calcext:value-type="float">
            <text:p>0.907052</text:p>
          </table:table-cell>
          <table:table-cell office:value-type="float" office:value="19.9617" calcext:value-type="float">
            <text:p>19.9617</text:p>
          </table:table-cell>
          <table:table-cell office:value-type="float" office:value="0.0504888" calcext:value-type="float">
            <text:p>0.05048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0.913372" calcext:value-type="float">
            <text:p>0.913372</text:p>
          </table:table-cell>
          <table:table-cell office:value-type="float" office:value="22.0054" calcext:value-type="float">
            <text:p>22.0054</text:p>
          </table:table-cell>
          <table:table-cell office:value-type="float" office:value="0.0521535" calcext:value-type="float">
            <text:p>0.0521535</text:p>
          </table:table-cell>
          <table:table-cell office:value-type="float" office:value="208" calcext:value-type="float">
            <text:p>208</text:p>
          </table:table-cell>
          <table:table-cell office:value-type="float" office:value="0.908302" calcext:value-type="float">
            <text:p>0.908302</text:p>
          </table:table-cell>
          <table:table-cell office:value-type="float" office:value="21.4475" calcext:value-type="float">
            <text:p>21.4475</text:p>
          </table:table-cell>
          <table:table-cell office:value-type="float" office:value="0.0588498" calcext:value-type="float">
            <text:p>0.0588498</text:p>
          </table:table-cell>
          <table:table-cell office:value-type="float" office:value="27" calcext:value-type="float">
            <text:p>27</text:p>
          </table:table-cell>
          <table:table-cell office:value-type="float" office:value="0.91686" calcext:value-type="float">
            <text:p>0.91686</text:p>
          </table:table-cell>
          <table:table-cell office:value-type="float" office:value="18.4919" calcext:value-type="float">
            <text:p>18.4919</text:p>
          </table:table-cell>
          <table:table-cell office:value-type="float" office:value="0.0458168" calcext:value-type="float">
            <text:p>0.0458168</text:p>
          </table:table-cell>
          <table:table-cell office:value-type="float" office:value="66" calcext:value-type="float">
            <text:p>66</text:p>
          </table:table-cell>
          <table:table-cell office:value-type="float" office:value="0.921427" calcext:value-type="float">
            <text:p>0.921427</text:p>
          </table:table-cell>
          <table:table-cell office:value-type="float" office:value="17.9851" calcext:value-type="float">
            <text:p>17.9851</text:p>
          </table:table-cell>
          <table:table-cell office:value-type="float" office:value="0.0456717" calcext:value-type="float">
            <text:p>0.0456717</text:p>
          </table:table-cell>
          <table:table-cell office:value-type="float" office:value="67" calcext:value-type="float">
            <text:p>67</text:p>
          </table:table-cell>
          <table:table-cell office:value-type="float" office:value="0.921105" calcext:value-type="float">
            <text:p>0.921105</text:p>
          </table:table-cell>
          <table:table-cell office:value-type="float" office:value="18.0095" calcext:value-type="float">
            <text:p>18.0095</text:p>
          </table:table-cell>
          <table:table-cell office:value-type="float" office:value="0.0457431" calcext:value-type="float">
            <text:p>0.04574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0.913372" calcext:value-type="float">
            <text:p>0.913372</text:p>
          </table:table-cell>
          <table:table-cell office:value-type="float" office:value="22.0054" calcext:value-type="float">
            <text:p>22.0054</text:p>
          </table:table-cell>
          <table:table-cell office:value-type="float" office:value="0.0521535" calcext:value-type="float">
            <text:p>0.0521535</text:p>
          </table:table-cell>
          <table:table-cell office:value-type="float" office:value="203" calcext:value-type="float">
            <text:p>203</text:p>
          </table:table-cell>
          <table:table-cell office:value-type="float" office:value="0.908302" calcext:value-type="float">
            <text:p>0.908302</text:p>
          </table:table-cell>
          <table:table-cell office:value-type="float" office:value="21.4475" calcext:value-type="float">
            <text:p>21.4475</text:p>
          </table:table-cell>
          <table:table-cell office:value-type="float" office:value="0.0588498" calcext:value-type="float">
            <text:p>0.0588498</text:p>
          </table:table-cell>
          <table:table-cell office:value-type="float" office:value="28" calcext:value-type="float">
            <text:p>28</text:p>
          </table:table-cell>
          <table:table-cell office:value-type="float" office:value="0.91686" calcext:value-type="float">
            <text:p>0.91686</text:p>
          </table:table-cell>
          <table:table-cell office:value-type="float" office:value="18.4919" calcext:value-type="float">
            <text:p>18.4919</text:p>
          </table:table-cell>
          <table:table-cell office:value-type="float" office:value="0.0458168" calcext:value-type="float">
            <text:p>0.0458168</text:p>
          </table:table-cell>
          <table:table-cell office:value-type="float" office:value="68" calcext:value-type="float">
            <text:p>68</text:p>
          </table:table-cell>
          <table:table-cell office:value-type="float" office:value="0.921427" calcext:value-type="float">
            <text:p>0.921427</text:p>
          </table:table-cell>
          <table:table-cell office:value-type="float" office:value="17.9851" calcext:value-type="float">
            <text:p>17.9851</text:p>
          </table:table-cell>
          <table:table-cell office:value-type="float" office:value="0.0456717" calcext:value-type="float">
            <text:p>0.0456717</text:p>
          </table:table-cell>
          <table:table-cell office:value-type="float" office:value="58" calcext:value-type="float">
            <text:p>58</text:p>
          </table:table-cell>
          <table:table-cell office:value-type="float" office:value="0.921105" calcext:value-type="float">
            <text:p>0.921105</text:p>
          </table:table-cell>
          <table:table-cell office:value-type="float" office:value="18.0095" calcext:value-type="float">
            <text:p>18.0095</text:p>
          </table:table-cell>
          <table:table-cell office:value-type="float" office:value="0.0457431" calcext:value-type="float">
            <text:p>0.04574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0.912517" calcext:value-type="float">
            <text:p>0.912517</text:p>
          </table:table-cell>
          <table:table-cell office:value-type="float" office:value="25.989" calcext:value-type="float">
            <text:p>25.989</text:p>
          </table:table-cell>
          <table:table-cell office:value-type="float" office:value="0.0574069" calcext:value-type="float">
            <text:p>0.0574069</text:p>
          </table:table-cell>
          <table:table-cell office:value-type="float" office:value="207" calcext:value-type="float">
            <text:p>207</text:p>
          </table:table-cell>
          <table:table-cell office:value-type="float" office:value="0.90823" calcext:value-type="float">
            <text:p>0.90823</text:p>
          </table:table-cell>
          <table:table-cell office:value-type="float" office:value="32.9812" calcext:value-type="float">
            <text:p>32.9812</text:p>
          </table:table-cell>
          <table:table-cell office:value-type="float" office:value="0.0662315" calcext:value-type="float">
            <text:p>0.0662315</text:p>
          </table:table-cell>
          <table:table-cell office:value-type="float" office:value="27" calcext:value-type="float">
            <text:p>27</text:p>
          </table:table-cell>
          <table:table-cell office:value-type="float" office:value="0.912938" calcext:value-type="float">
            <text:p>0.912938</text:p>
          </table:table-cell>
          <table:table-cell office:value-type="float" office:value="32.6522" calcext:value-type="float">
            <text:p>32.6522</text:p>
          </table:table-cell>
          <table:table-cell office:value-type="float" office:value="0.0546702" calcext:value-type="float">
            <text:p>0.0546702</text:p>
          </table:table-cell>
          <table:table-cell office:value-type="float" office:value="71" calcext:value-type="float">
            <text:p>71</text:p>
          </table:table-cell>
          <table:table-cell office:value-type="float" office:value="0.919569" calcext:value-type="float">
            <text:p>0.919569</text:p>
          </table:table-cell>
          <table:table-cell office:value-type="float" office:value="29.9244" calcext:value-type="float">
            <text:p>29.9244</text:p>
          </table:table-cell>
          <table:table-cell office:value-type="float" office:value="0.0537345" calcext:value-type="float">
            <text:p>0.0537345</text:p>
          </table:table-cell>
          <table:table-cell office:value-type="float" office:value="58" calcext:value-type="float">
            <text:p>58</text:p>
          </table:table-cell>
          <table:table-cell office:value-type="float" office:value="0.919094" calcext:value-type="float">
            <text:p>0.919094</text:p>
          </table:table-cell>
          <table:table-cell office:value-type="float" office:value="29.9517" calcext:value-type="float">
            <text:p>29.9517</text:p>
          </table:table-cell>
          <table:table-cell office:value-type="float" office:value="0.0538497" calcext:value-type="float">
            <text:p>0.05384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908101" calcext:value-type="float">
            <text:p>0.908101</text:p>
          </table:table-cell>
          <table:table-cell office:value-type="float" office:value="24.7458" calcext:value-type="float">
            <text:p>24.7458</text:p>
          </table:table-cell>
          <table:table-cell office:value-type="float" office:value="0.0567792" calcext:value-type="float">
            <text:p>0.0567792</text:p>
          </table:table-cell>
          <table:table-cell office:value-type="float" office:value="202" calcext:value-type="float">
            <text:p>202</text:p>
          </table:table-cell>
          <table:table-cell office:value-type="float" office:value="0.901644" calcext:value-type="float">
            <text:p>0.901644</text:p>
          </table:table-cell>
          <table:table-cell office:value-type="float" office:value="33.8549" calcext:value-type="float">
            <text:p>33.8549</text:p>
          </table:table-cell>
          <table:table-cell office:value-type="float" office:value="0.0682834" calcext:value-type="float">
            <text:p>0.0682834</text:p>
          </table:table-cell>
          <table:table-cell office:value-type="float" office:value="28" calcext:value-type="float">
            <text:p>28</text:p>
          </table:table-cell>
          <table:table-cell office:value-type="float" office:value="0.909784" calcext:value-type="float">
            <text:p>0.909784</text:p>
          </table:table-cell>
          <table:table-cell office:value-type="float" office:value="31.3283" calcext:value-type="float">
            <text:p>31.3283</text:p>
          </table:table-cell>
          <table:table-cell office:value-type="float" office:value="0.0547581" calcext:value-type="float">
            <text:p>0.0547581</text:p>
          </table:table-cell>
          <table:table-cell office:value-type="float" office:value="66" calcext:value-type="float">
            <text:p>66</text:p>
          </table:table-cell>
          <table:table-cell office:value-type="float" office:value="0.913524" calcext:value-type="float">
            <text:p>0.913524</text:p>
          </table:table-cell>
          <table:table-cell office:value-type="float" office:value="29.8738" calcext:value-type="float">
            <text:p>29.8738</text:p>
          </table:table-cell>
          <table:table-cell office:value-type="float" office:value="0.0544822" calcext:value-type="float">
            <text:p>0.0544822</text:p>
          </table:table-cell>
          <table:table-cell office:value-type="float" office:value="58" calcext:value-type="float">
            <text:p>58</text:p>
          </table:table-cell>
          <table:table-cell office:value-type="float" office:value="0.913368" calcext:value-type="float">
            <text:p>0.913368</text:p>
          </table:table-cell>
          <table:table-cell office:value-type="float" office:value="29.897" calcext:value-type="float">
            <text:p>29.897</text:p>
          </table:table-cell>
          <table:table-cell office:value-type="float" office:value="0.0544934" calcext:value-type="float">
            <text:p>0.05449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0.908008" calcext:value-type="float">
            <text:p>0.908008</text:p>
          </table:table-cell>
          <table:table-cell office:value-type="float" office:value="25.0214" calcext:value-type="float">
            <text:p>25.0214</text:p>
          </table:table-cell>
          <table:table-cell office:value-type="float" office:value="0.0580273" calcext:value-type="float">
            <text:p>0.0580273</text:p>
          </table:table-cell>
          <table:table-cell office:value-type="float" office:value="237" calcext:value-type="float">
            <text:p>237</text:p>
          </table:table-cell>
          <table:table-cell office:value-type="float" office:value="0.901197" calcext:value-type="float">
            <text:p>0.901197</text:p>
          </table:table-cell>
          <table:table-cell office:value-type="float" office:value="33.2135" calcext:value-type="float">
            <text:p>33.2135</text:p>
          </table:table-cell>
          <table:table-cell office:value-type="float" office:value="0.0676706" calcext:value-type="float">
            <text:p>0.0676706</text:p>
          </table:table-cell>
          <table:table-cell office:value-type="float" office:value="27" calcext:value-type="float">
            <text:p>27</text:p>
          </table:table-cell>
          <table:table-cell office:value-type="float" office:value="0.903122" calcext:value-type="float">
            <text:p>0.903122</text:p>
          </table:table-cell>
          <table:table-cell office:value-type="float" office:value="32.9809" calcext:value-type="float">
            <text:p>32.9809</text:p>
          </table:table-cell>
          <table:table-cell office:value-type="float" office:value="0.056614" calcext:value-type="float">
            <text:p>0.056614</text:p>
          </table:table-cell>
          <table:table-cell office:value-type="float" office:value="64" calcext:value-type="float">
            <text:p>64</text:p>
          </table:table-cell>
          <table:table-cell office:value-type="float" office:value="0.909657" calcext:value-type="float">
            <text:p>0.909657</text:p>
          </table:table-cell>
          <table:table-cell office:value-type="float" office:value="30.3838" calcext:value-type="float">
            <text:p>30.3838</text:p>
          </table:table-cell>
          <table:table-cell office:value-type="float" office:value="0.0557948" calcext:value-type="float">
            <text:p>0.0557948</text:p>
          </table:table-cell>
          <table:table-cell office:value-type="float" office:value="59" calcext:value-type="float">
            <text:p>59</text:p>
          </table:table-cell>
          <table:table-cell office:value-type="float" office:value="0.909164" calcext:value-type="float">
            <text:p>0.909164</text:p>
          </table:table-cell>
          <table:table-cell office:value-type="float" office:value="30.3947" calcext:value-type="float">
            <text:p>30.3947</text:p>
          </table:table-cell>
          <table:table-cell office:value-type="float" office:value="0.0558133" calcext:value-type="float">
            <text:p>0.05581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0.908008" calcext:value-type="float">
            <text:p>0.908008</text:p>
          </table:table-cell>
          <table:table-cell office:value-type="float" office:value="25.0214" calcext:value-type="float">
            <text:p>25.0214</text:p>
          </table:table-cell>
          <table:table-cell office:value-type="float" office:value="0.0580273" calcext:value-type="float">
            <text:p>0.0580273</text:p>
          </table:table-cell>
          <table:table-cell office:value-type="float" office:value="214" calcext:value-type="float">
            <text:p>214</text:p>
          </table:table-cell>
          <table:table-cell office:value-type="float" office:value="0.901068" calcext:value-type="float">
            <text:p>0.901068</text:p>
          </table:table-cell>
          <table:table-cell office:value-type="float" office:value="33.0479" calcext:value-type="float">
            <text:p>33.0479</text:p>
          </table:table-cell>
          <table:table-cell office:value-type="float" office:value="0.0677102" calcext:value-type="float">
            <text:p>0.0677102</text:p>
          </table:table-cell>
          <table:table-cell office:value-type="float" office:value="26" calcext:value-type="float">
            <text:p>26</text:p>
          </table:table-cell>
          <table:table-cell office:value-type="float" office:value="0.903126" calcext:value-type="float">
            <text:p>0.903126</text:p>
          </table:table-cell>
          <table:table-cell office:value-type="float" office:value="32.9811" calcext:value-type="float">
            <text:p>32.9811</text:p>
          </table:table-cell>
          <table:table-cell office:value-type="float" office:value="0.0566142" calcext:value-type="float">
            <text:p>0.0566142</text:p>
          </table:table-cell>
          <table:table-cell office:value-type="float" office:value="64" calcext:value-type="float">
            <text:p>64</text:p>
          </table:table-cell>
          <table:table-cell office:value-type="float" office:value="0.909517" calcext:value-type="float">
            <text:p>0.909517</text:p>
          </table:table-cell>
          <table:table-cell office:value-type="float" office:value="29.8036" calcext:value-type="float">
            <text:p>29.8036</text:p>
          </table:table-cell>
          <table:table-cell office:value-type="float" office:value="0.0556465" calcext:value-type="float">
            <text:p>0.0556465</text:p>
          </table:table-cell>
          <table:table-cell office:value-type="float" office:value="61" calcext:value-type="float">
            <text:p>61</text:p>
          </table:table-cell>
          <table:table-cell office:value-type="float" office:value="0.908993" calcext:value-type="float">
            <text:p>0.908993</text:p>
          </table:table-cell>
          <table:table-cell office:value-type="float" office:value="29.812" calcext:value-type="float">
            <text:p>29.812</text:p>
          </table:table-cell>
          <table:table-cell office:value-type="float" office:value="0.0557162" calcext:value-type="float">
            <text:p>0.055716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0.909266" calcext:value-type="float">
            <text:p>0.909266</text:p>
          </table:table-cell>
          <table:table-cell office:value-type="float" office:value="23.4125" calcext:value-type="float">
            <text:p>23.4125</text:p>
          </table:table-cell>
          <table:table-cell office:value-type="float" office:value="0.0548974" calcext:value-type="float">
            <text:p>0.0548974</text:p>
          </table:table-cell>
          <table:table-cell office:value-type="float" office:value="198" calcext:value-type="float">
            <text:p>198</text:p>
          </table:table-cell>
          <table:table-cell office:value-type="float" office:value="0.903597" calcext:value-type="float">
            <text:p>0.903597</text:p>
          </table:table-cell>
          <table:table-cell office:value-type="float" office:value="29.9177" calcext:value-type="float">
            <text:p>29.9177</text:p>
          </table:table-cell>
          <table:table-cell office:value-type="float" office:value="0.064538" calcext:value-type="float">
            <text:p>0.064538</text:p>
          </table:table-cell>
          <table:table-cell office:value-type="float" office:value="27" calcext:value-type="float">
            <text:p>27</text:p>
          </table:table-cell>
          <table:table-cell office:value-type="float" office:value="0.904647" calcext:value-type="float">
            <text:p>0.904647</text:p>
          </table:table-cell>
          <table:table-cell office:value-type="float" office:value="29.414" calcext:value-type="float">
            <text:p>29.414</text:p>
          </table:table-cell>
          <table:table-cell office:value-type="float" office:value="0.0540238" calcext:value-type="float">
            <text:p>0.0540238</text:p>
          </table:table-cell>
          <table:table-cell office:value-type="float" office:value="63" calcext:value-type="float">
            <text:p>63</text:p>
          </table:table-cell>
          <table:table-cell office:value-type="float" office:value="0.911219" calcext:value-type="float">
            <text:p>0.911219</text:p>
          </table:table-cell>
          <table:table-cell office:value-type="float" office:value="27.5312" calcext:value-type="float">
            <text:p>27.5312</text:p>
          </table:table-cell>
          <table:table-cell office:value-type="float" office:value="0.0533398" calcext:value-type="float">
            <text:p>0.0533398</text:p>
          </table:table-cell>
          <table:table-cell office:value-type="float" office:value="60" calcext:value-type="float">
            <text:p>60</text:p>
          </table:table-cell>
          <table:table-cell office:value-type="float" office:value="0.91086" calcext:value-type="float">
            <text:p>0.91086</text:p>
          </table:table-cell>
          <table:table-cell office:value-type="float" office:value="27.5513" calcext:value-type="float">
            <text:p>27.5513</text:p>
          </table:table-cell>
          <table:table-cell office:value-type="float" office:value="0.053361" calcext:value-type="float">
            <text:p>0.0533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0.908713" calcext:value-type="float">
            <text:p>0.908713</text:p>
          </table:table-cell>
          <table:table-cell office:value-type="float" office:value="22.2827" calcext:value-type="float">
            <text:p>22.2827</text:p>
          </table:table-cell>
          <table:table-cell office:value-type="float" office:value="0.0537739" calcext:value-type="float">
            <text:p>0.0537739</text:p>
          </table:table-cell>
          <table:table-cell office:value-type="float" office:value="218" calcext:value-type="float">
            <text:p>218</text:p>
          </table:table-cell>
          <table:table-cell office:value-type="float" office:value="0.908369" calcext:value-type="float">
            <text:p>0.908369</text:p>
          </table:table-cell>
          <table:table-cell office:value-type="float" office:value="31.0475" calcext:value-type="float">
            <text:p>31.0475</text:p>
          </table:table-cell>
          <table:table-cell office:value-type="float" office:value="0.0625972" calcext:value-type="float">
            <text:p>0.0625972</text:p>
          </table:table-cell>
          <table:table-cell office:value-type="float" office:value="27" calcext:value-type="float">
            <text:p>27</text:p>
          </table:table-cell>
          <table:table-cell office:value-type="float" office:value="0.910363" calcext:value-type="float">
            <text:p>0.910363</text:p>
          </table:table-cell>
          <table:table-cell office:value-type="float" office:value="29.143" calcext:value-type="float">
            <text:p>29.143</text:p>
          </table:table-cell>
          <table:table-cell office:value-type="float" office:value="0.0524856" calcext:value-type="float">
            <text:p>0.0524856</text:p>
          </table:table-cell>
          <table:table-cell office:value-type="float" office:value="66" calcext:value-type="float">
            <text:p>66</text:p>
          </table:table-cell>
          <table:table-cell office:value-type="float" office:value="0.915275" calcext:value-type="float">
            <text:p>0.915275</text:p>
          </table:table-cell>
          <table:table-cell office:value-type="float" office:value="26.8307" calcext:value-type="float">
            <text:p>26.8307</text:p>
          </table:table-cell>
          <table:table-cell office:value-type="float" office:value="0.0518434" calcext:value-type="float">
            <text:p>0.0518434</text:p>
          </table:table-cell>
          <table:table-cell office:value-type="float" office:value="58" calcext:value-type="float">
            <text:p>58</text:p>
          </table:table-cell>
          <table:table-cell office:value-type="float" office:value="0.915068" calcext:value-type="float">
            <text:p>0.915068</text:p>
          </table:table-cell>
          <table:table-cell office:value-type="float" office:value="26.7979" calcext:value-type="float">
            <text:p>26.7979</text:p>
          </table:table-cell>
          <table:table-cell office:value-type="float" office:value="0.0517216" calcext:value-type="float">
            <text:p>0.05172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0.910921" calcext:value-type="float">
            <text:p>0.910921</text:p>
          </table:table-cell>
          <table:table-cell office:value-type="float" office:value="20.9992" calcext:value-type="float">
            <text:p>20.9992</text:p>
          </table:table-cell>
          <table:table-cell office:value-type="float" office:value="0.0517349" calcext:value-type="float">
            <text:p>0.0517349</text:p>
          </table:table-cell>
          <table:table-cell office:value-type="float" office:value="196" calcext:value-type="float">
            <text:p>196</text:p>
          </table:table-cell>
          <table:table-cell office:value-type="float" office:value="0.908939" calcext:value-type="float">
            <text:p>0.908939</text:p>
          </table:table-cell>
          <table:table-cell office:value-type="float" office:value="28.8678" calcext:value-type="float">
            <text:p>28.8678</text:p>
          </table:table-cell>
          <table:table-cell office:value-type="float" office:value="0.0601539" calcext:value-type="float">
            <text:p>0.0601539</text:p>
          </table:table-cell>
          <table:table-cell office:value-type="float" office:value="27" calcext:value-type="float">
            <text:p>27</text:p>
          </table:table-cell>
          <table:table-cell office:value-type="float" office:value="0.911895" calcext:value-type="float">
            <text:p>0.911895</text:p>
          </table:table-cell>
          <table:table-cell office:value-type="float" office:value="26.7991" calcext:value-type="float">
            <text:p>26.7991</text:p>
          </table:table-cell>
          <table:table-cell office:value-type="float" office:value="0.0495837" calcext:value-type="float">
            <text:p>0.0495837</text:p>
          </table:table-cell>
          <table:table-cell office:value-type="float" office:value="68" calcext:value-type="float">
            <text:p>68</text:p>
          </table:table-cell>
          <table:table-cell office:value-type="float" office:value="0.917202" calcext:value-type="float">
            <text:p>0.917202</text:p>
          </table:table-cell>
          <table:table-cell office:value-type="float" office:value="24.8489" calcext:value-type="float">
            <text:p>24.8489</text:p>
          </table:table-cell>
          <table:table-cell office:value-type="float" office:value="0.0489413" calcext:value-type="float">
            <text:p>0.0489413</text:p>
          </table:table-cell>
          <table:table-cell office:value-type="float" office:value="58" calcext:value-type="float">
            <text:p>58</text:p>
          </table:table-cell>
          <table:table-cell office:value-type="float" office:value="0.916809" calcext:value-type="float">
            <text:p>0.916809</text:p>
          </table:table-cell>
          <table:table-cell office:value-type="float" office:value="24.8621" calcext:value-type="float">
            <text:p>24.8621</text:p>
          </table:table-cell>
          <table:table-cell office:value-type="float" office:value="0.0489836" calcext:value-type="float">
            <text:p>0.048983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0.907604" calcext:value-type="float">
            <text:p>0.907604</text:p>
          </table:table-cell>
          <table:table-cell office:value-type="float" office:value="23.604" calcext:value-type="float">
            <text:p>23.604</text:p>
          </table:table-cell>
          <table:table-cell office:value-type="float" office:value="0.0519569" calcext:value-type="float">
            <text:p>0.0519569</text:p>
          </table:table-cell>
          <table:table-cell office:value-type="float" office:value="212" calcext:value-type="float">
            <text:p>212</text:p>
          </table:table-cell>
          <table:table-cell office:value-type="float" office:value="0.905032" calcext:value-type="float">
            <text:p>0.905032</text:p>
          </table:table-cell>
          <table:table-cell office:value-type="float" office:value="31.0074" calcext:value-type="float">
            <text:p>31.0074</text:p>
          </table:table-cell>
          <table:table-cell office:value-type="float" office:value="0.0595953" calcext:value-type="float">
            <text:p>0.0595953</text:p>
          </table:table-cell>
          <table:table-cell office:value-type="float" office:value="27" calcext:value-type="float">
            <text:p>27</text:p>
          </table:table-cell>
          <table:table-cell office:value-type="float" office:value="0.907816" calcext:value-type="float">
            <text:p>0.907816</text:p>
          </table:table-cell>
          <table:table-cell office:value-type="float" office:value="29.2437" calcext:value-type="float">
            <text:p>29.2437</text:p>
          </table:table-cell>
          <table:table-cell office:value-type="float" office:value="0.0493294" calcext:value-type="float">
            <text:p>0.0493294</text:p>
          </table:table-cell>
          <table:table-cell office:value-type="float" office:value="66" calcext:value-type="float">
            <text:p>66</text:p>
          </table:table-cell>
          <table:table-cell office:value-type="float" office:value="0.91401" calcext:value-type="float">
            <text:p>0.91401</text:p>
          </table:table-cell>
          <table:table-cell office:value-type="float" office:value="26.7636" calcext:value-type="float">
            <text:p>26.7636</text:p>
          </table:table-cell>
          <table:table-cell office:value-type="float" office:value="0.0486108" calcext:value-type="float">
            <text:p>0.0486108</text:p>
          </table:table-cell>
          <table:table-cell office:value-type="float" office:value="57" calcext:value-type="float">
            <text:p>57</text:p>
          </table:table-cell>
          <table:table-cell office:value-type="float" office:value="0.913481" calcext:value-type="float">
            <text:p>0.913481</text:p>
          </table:table-cell>
          <table:table-cell office:value-type="float" office:value="26.789" calcext:value-type="float">
            <text:p>26.789</text:p>
          </table:table-cell>
          <table:table-cell office:value-type="float" office:value="0.0487442" calcext:value-type="float">
            <text:p>0.04874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0.909338" calcext:value-type="float">
            <text:p>0.909338</text:p>
          </table:table-cell>
          <table:table-cell office:value-type="float" office:value="22.5718" calcext:value-type="float">
            <text:p>22.5718</text:p>
          </table:table-cell>
          <table:table-cell office:value-type="float" office:value="0.0512434" calcext:value-type="float">
            <text:p>0.0512434</text:p>
          </table:table-cell>
          <table:table-cell office:value-type="float" office:value="208" calcext:value-type="float">
            <text:p>208</text:p>
          </table:table-cell>
          <table:table-cell office:value-type="float" office:value="0.907851" calcext:value-type="float">
            <text:p>0.907851</text:p>
          </table:table-cell>
          <table:table-cell office:value-type="float" office:value="31.6542" calcext:value-type="float">
            <text:p>31.6542</text:p>
          </table:table-cell>
          <table:table-cell office:value-type="float" office:value="0.0607537" calcext:value-type="float">
            <text:p>0.0607537</text:p>
          </table:table-cell>
          <table:table-cell office:value-type="float" office:value="28" calcext:value-type="float">
            <text:p>28</text:p>
          </table:table-cell>
          <table:table-cell office:value-type="float" office:value="0.910416" calcext:value-type="float">
            <text:p>0.910416</text:p>
          </table:table-cell>
          <table:table-cell office:value-type="float" office:value="28.127" calcext:value-type="float">
            <text:p>28.127</text:p>
          </table:table-cell>
          <table:table-cell office:value-type="float" office:value="0.0494957" calcext:value-type="float">
            <text:p>0.0494957</text:p>
          </table:table-cell>
          <table:table-cell office:value-type="float" office:value="70" calcext:value-type="float">
            <text:p>70</text:p>
          </table:table-cell>
          <table:table-cell office:value-type="float" office:value="0.916757" calcext:value-type="float">
            <text:p>0.916757</text:p>
          </table:table-cell>
          <table:table-cell office:value-type="float" office:value="26.5959" calcext:value-type="float">
            <text:p>26.5959</text:p>
          </table:table-cell>
          <table:table-cell office:value-type="float" office:value="0.0490067" calcext:value-type="float">
            <text:p>0.0490067</text:p>
          </table:table-cell>
          <table:table-cell office:value-type="float" office:value="59" calcext:value-type="float">
            <text:p>59</text:p>
          </table:table-cell>
          <table:table-cell office:value-type="float" office:value="0.916445" calcext:value-type="float">
            <text:p>0.916445</text:p>
          </table:table-cell>
          <table:table-cell office:value-type="float" office:value="26.6308" calcext:value-type="float">
            <text:p>26.6308</text:p>
          </table:table-cell>
          <table:table-cell office:value-type="float" office:value="0.0491001" calcext:value-type="float">
            <text:p>0.0491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0.911004" calcext:value-type="float">
            <text:p>0.911004</text:p>
          </table:table-cell>
          <table:table-cell office:value-type="float" office:value="25.7144" calcext:value-type="float">
            <text:p>25.7144</text:p>
          </table:table-cell>
          <table:table-cell office:value-type="float" office:value="0.0531866" calcext:value-type="float">
            <text:p>0.0531866</text:p>
          </table:table-cell>
          <table:table-cell office:value-type="float" office:value="211" calcext:value-type="float">
            <text:p>211</text:p>
          </table:table-cell>
          <table:table-cell office:value-type="float" office:value="0.907288" calcext:value-type="float">
            <text:p>0.907288</text:p>
          </table:table-cell>
          <table:table-cell office:value-type="float" office:value="33.6764" calcext:value-type="float">
            <text:p>33.6764</text:p>
          </table:table-cell>
          <table:table-cell office:value-type="float" office:value="0.0608857" calcext:value-type="float">
            <text:p>0.0608857</text:p>
          </table:table-cell>
          <table:table-cell office:value-type="float" office:value="27" calcext:value-type="float">
            <text:p>27</text:p>
          </table:table-cell>
          <table:table-cell office:value-type="float" office:value="0.911032" calcext:value-type="float">
            <text:p>0.911032</text:p>
          </table:table-cell>
          <table:table-cell office:value-type="float" office:value="31.2688" calcext:value-type="float">
            <text:p>31.2688</text:p>
          </table:table-cell>
          <table:table-cell office:value-type="float" office:value="0.0504849" calcext:value-type="float">
            <text:p>0.0504849</text:p>
          </table:table-cell>
          <table:table-cell office:value-type="float" office:value="67" calcext:value-type="float">
            <text:p>67</text:p>
          </table:table-cell>
          <table:table-cell office:value-type="float" office:value="0.915695" calcext:value-type="float">
            <text:p>0.915695</text:p>
          </table:table-cell>
          <table:table-cell office:value-type="float" office:value="28.5808" calcext:value-type="float">
            <text:p>28.5808</text:p>
          </table:table-cell>
          <table:table-cell office:value-type="float" office:value="0.0497439" calcext:value-type="float">
            <text:p>0.0497439</text:p>
          </table:table-cell>
          <table:table-cell office:value-type="float" office:value="59" calcext:value-type="float">
            <text:p>59</text:p>
          </table:table-cell>
          <table:table-cell office:value-type="float" office:value="0.915518" calcext:value-type="float">
            <text:p>0.915518</text:p>
          </table:table-cell>
          <table:table-cell office:value-type="float" office:value="28.6107" calcext:value-type="float">
            <text:p>28.6107</text:p>
          </table:table-cell>
          <table:table-cell office:value-type="float" office:value="0.0497867" calcext:value-type="float">
            <text:p>0.049786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0.911693" calcext:value-type="float">
            <text:p>0.911693</text:p>
          </table:table-cell>
          <table:table-cell office:value-type="float" office:value="22.3164" calcext:value-type="float">
            <text:p>22.3164</text:p>
          </table:table-cell>
          <table:table-cell office:value-type="float" office:value="0.0519028" calcext:value-type="float">
            <text:p>0.0519028</text:p>
          </table:table-cell>
          <table:table-cell office:value-type="float" office:value="209" calcext:value-type="float">
            <text:p>209</text:p>
          </table:table-cell>
          <table:table-cell office:value-type="float" office:value="0.908749" calcext:value-type="float">
            <text:p>0.908749</text:p>
          </table:table-cell>
          <table:table-cell office:value-type="float" office:value="26.8357" calcext:value-type="float">
            <text:p>26.8357</text:p>
          </table:table-cell>
          <table:table-cell office:value-type="float" office:value="0.0586624" calcext:value-type="float">
            <text:p>0.0586624</text:p>
          </table:table-cell>
          <table:table-cell office:value-type="float" office:value="28" calcext:value-type="float">
            <text:p>28</text:p>
          </table:table-cell>
          <table:table-cell office:value-type="float" office:value="0.913723" calcext:value-type="float">
            <text:p>0.913723</text:p>
          </table:table-cell>
          <table:table-cell office:value-type="float" office:value="21.4858" calcext:value-type="float">
            <text:p>21.4858</text:p>
          </table:table-cell>
          <table:table-cell office:value-type="float" office:value="0.0469212" calcext:value-type="float">
            <text:p>0.0469212</text:p>
          </table:table-cell>
          <table:table-cell office:value-type="float" office:value="67" calcext:value-type="float">
            <text:p>67</text:p>
          </table:table-cell>
          <table:table-cell office:value-type="float" office:value="0.917511" calcext:value-type="float">
            <text:p>0.917511</text:p>
          </table:table-cell>
          <table:table-cell office:value-type="float" office:value="20.8216" calcext:value-type="float">
            <text:p>20.8216</text:p>
          </table:table-cell>
          <table:table-cell office:value-type="float" office:value="0.04686" calcext:value-type="float">
            <text:p>0.04686</text:p>
          </table:table-cell>
          <table:table-cell office:value-type="float" office:value="58" calcext:value-type="float">
            <text:p>58</text:p>
          </table:table-cell>
          <table:table-cell office:value-type="float" office:value="0.917047" calcext:value-type="float">
            <text:p>0.917047</text:p>
          </table:table-cell>
          <table:table-cell office:value-type="float" office:value="20.8402" calcext:value-type="float">
            <text:p>20.8402</text:p>
          </table:table-cell>
          <table:table-cell office:value-type="float" office:value="0.0470289" calcext:value-type="float">
            <text:p>0.04702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.906361" calcext:value-type="float">
            <text:p>0.906361</text:p>
          </table:table-cell>
          <table:table-cell office:value-type="float" office:value="24.047" calcext:value-type="float">
            <text:p>24.047</text:p>
          </table:table-cell>
          <table:table-cell office:value-type="float" office:value="0.0534047" calcext:value-type="float">
            <text:p>0.0534047</text:p>
          </table:table-cell>
          <table:table-cell office:value-type="float" office:value="200" calcext:value-type="float">
            <text:p>200</text:p>
          </table:table-cell>
          <table:table-cell office:value-type="float" office:value="0.902478" calcext:value-type="float">
            <text:p>0.902478</text:p>
          </table:table-cell>
          <table:table-cell office:value-type="float" office:value="29.4941" calcext:value-type="float">
            <text:p>29.4941</text:p>
          </table:table-cell>
          <table:table-cell office:value-type="float" office:value="0.0604159" calcext:value-type="float">
            <text:p>0.0604159</text:p>
          </table:table-cell>
          <table:table-cell office:value-type="float" office:value="27" calcext:value-type="float">
            <text:p>27</text:p>
          </table:table-cell>
          <table:table-cell office:value-type="float" office:value="0.905171" calcext:value-type="float">
            <text:p>0.905171</text:p>
          </table:table-cell>
          <table:table-cell office:value-type="float" office:value="24.1273" calcext:value-type="float">
            <text:p>24.1273</text:p>
          </table:table-cell>
          <table:table-cell office:value-type="float" office:value="0.0485823" calcext:value-type="float">
            <text:p>0.0485823</text:p>
          </table:table-cell>
          <table:table-cell office:value-type="float" office:value="73" calcext:value-type="float">
            <text:p>73</text:p>
          </table:table-cell>
          <table:table-cell office:value-type="float" office:value="0.910409" calcext:value-type="float">
            <text:p>0.910409</text:p>
          </table:table-cell>
          <table:table-cell office:value-type="float" office:value="23.1806" calcext:value-type="float">
            <text:p>23.1806</text:p>
          </table:table-cell>
          <table:table-cell office:value-type="float" office:value="0.0483378" calcext:value-type="float">
            <text:p>0.0483378</text:p>
          </table:table-cell>
          <table:table-cell office:value-type="float" office:value="60" calcext:value-type="float">
            <text:p>60</text:p>
          </table:table-cell>
          <table:table-cell office:value-type="float" office:value="0.910287" calcext:value-type="float">
            <text:p>0.910287</text:p>
          </table:table-cell>
          <table:table-cell office:value-type="float" office:value="23.2077" calcext:value-type="float">
            <text:p>23.2077</text:p>
          </table:table-cell>
          <table:table-cell office:value-type="float" office:value="0.0483962" calcext:value-type="float">
            <text:p>0.04839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0.906361" calcext:value-type="float">
            <text:p>0.906361</text:p>
          </table:table-cell>
          <table:table-cell office:value-type="float" office:value="24.047" calcext:value-type="float">
            <text:p>24.047</text:p>
          </table:table-cell>
          <table:table-cell office:value-type="float" office:value="0.0534047" calcext:value-type="float">
            <text:p>0.0534047</text:p>
          </table:table-cell>
          <table:table-cell office:value-type="float" office:value="204" calcext:value-type="float">
            <text:p>204</text:p>
          </table:table-cell>
          <table:table-cell office:value-type="float" office:value="0.902445" calcext:value-type="float">
            <text:p>0.902445</text:p>
          </table:table-cell>
          <table:table-cell office:value-type="float" office:value="29.4293" calcext:value-type="float">
            <text:p>29.4293</text:p>
          </table:table-cell>
          <table:table-cell office:value-type="float" office:value="0.0604506" calcext:value-type="float">
            <text:p>0.0604506</text:p>
          </table:table-cell>
          <table:table-cell office:value-type="float" office:value="28" calcext:value-type="float">
            <text:p>28</text:p>
          </table:table-cell>
          <table:table-cell office:value-type="float" office:value="0.905189" calcext:value-type="float">
            <text:p>0.905189</text:p>
          </table:table-cell>
          <table:table-cell office:value-type="float" office:value="24.1397" calcext:value-type="float">
            <text:p>24.1397</text:p>
          </table:table-cell>
          <table:table-cell office:value-type="float" office:value="0.0485792" calcext:value-type="float">
            <text:p>0.0485792</text:p>
          </table:table-cell>
          <table:table-cell office:value-type="float" office:value="71" calcext:value-type="float">
            <text:p>71</text:p>
          </table:table-cell>
          <table:table-cell office:value-type="float" office:value="0.910386" calcext:value-type="float">
            <text:p>0.910386</text:p>
          </table:table-cell>
          <table:table-cell office:value-type="float" office:value="23.1028" calcext:value-type="float">
            <text:p>23.1028</text:p>
          </table:table-cell>
          <table:table-cell office:value-type="float" office:value="0.0484079" calcext:value-type="float">
            <text:p>0.0484079</text:p>
          </table:table-cell>
          <table:table-cell office:value-type="float" office:value="65" calcext:value-type="float">
            <text:p>65</text:p>
          </table:table-cell>
          <table:table-cell office:value-type="float" office:value="0.910147" calcext:value-type="float">
            <text:p>0.910147</text:p>
          </table:table-cell>
          <table:table-cell office:value-type="float" office:value="23.1142" calcext:value-type="float">
            <text:p>23.1142</text:p>
          </table:table-cell>
          <table:table-cell office:value-type="float" office:value="0.0484836" calcext:value-type="float">
            <text:p>0.04848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.906361" calcext:value-type="float">
            <text:p>0.906361</text:p>
          </table:table-cell>
          <table:table-cell office:value-type="float" office:value="24.047" calcext:value-type="float">
            <text:p>24.047</text:p>
          </table:table-cell>
          <table:table-cell office:value-type="float" office:value="0.0534047" calcext:value-type="float">
            <text:p>0.0534047</text:p>
          </table:table-cell>
          <table:table-cell office:value-type="float" office:value="198" calcext:value-type="float">
            <text:p>198</text:p>
          </table:table-cell>
          <table:table-cell office:value-type="float" office:value="0.902445" calcext:value-type="float">
            <text:p>0.902445</text:p>
          </table:table-cell>
          <table:table-cell office:value-type="float" office:value="29.4293" calcext:value-type="float">
            <text:p>29.4293</text:p>
          </table:table-cell>
          <table:table-cell office:value-type="float" office:value="0.0604506" calcext:value-type="float">
            <text:p>0.0604506</text:p>
          </table:table-cell>
          <table:table-cell office:value-type="float" office:value="29" calcext:value-type="float">
            <text:p>29</text:p>
          </table:table-cell>
          <table:table-cell office:value-type="float" office:value="0.905189" calcext:value-type="float">
            <text:p>0.905189</text:p>
          </table:table-cell>
          <table:table-cell office:value-type="float" office:value="24.1397" calcext:value-type="float">
            <text:p>24.1397</text:p>
          </table:table-cell>
          <table:table-cell office:value-type="float" office:value="0.0485792" calcext:value-type="float">
            <text:p>0.0485792</text:p>
          </table:table-cell>
          <table:table-cell office:value-type="float" office:value="65" calcext:value-type="float">
            <text:p>65</text:p>
          </table:table-cell>
          <table:table-cell office:value-type="float" office:value="0.910386" calcext:value-type="float">
            <text:p>0.910386</text:p>
          </table:table-cell>
          <table:table-cell office:value-type="float" office:value="23.1028" calcext:value-type="float">
            <text:p>23.1028</text:p>
          </table:table-cell>
          <table:table-cell office:value-type="float" office:value="0.0484079" calcext:value-type="float">
            <text:p>0.0484079</text:p>
          </table:table-cell>
          <table:table-cell office:value-type="float" office:value="58" calcext:value-type="float">
            <text:p>58</text:p>
          </table:table-cell>
          <table:table-cell office:value-type="float" office:value="0.910147" calcext:value-type="float">
            <text:p>0.910147</text:p>
          </table:table-cell>
          <table:table-cell office:value-type="float" office:value="23.1142" calcext:value-type="float">
            <text:p>23.1142</text:p>
          </table:table-cell>
          <table:table-cell office:value-type="float" office:value="0.0484836" calcext:value-type="float">
            <text:p>0.04848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0.907408" calcext:value-type="float">
            <text:p>0.907408</text:p>
          </table:table-cell>
          <table:table-cell office:value-type="float" office:value="24.2754" calcext:value-type="float">
            <text:p>24.2754</text:p>
          </table:table-cell>
          <table:table-cell office:value-type="float" office:value="0.0536054" calcext:value-type="float">
            <text:p>0.0536054</text:p>
          </table:table-cell>
          <table:table-cell office:value-type="float" office:value="223" calcext:value-type="float">
            <text:p>223</text:p>
          </table:table-cell>
          <table:table-cell office:value-type="float" office:value="0.904454" calcext:value-type="float">
            <text:p>0.904454</text:p>
          </table:table-cell>
          <table:table-cell office:value-type="float" office:value="29.3918" calcext:value-type="float">
            <text:p>29.3918</text:p>
          </table:table-cell>
          <table:table-cell office:value-type="float" office:value="0.0602354" calcext:value-type="float">
            <text:p>0.0602354</text:p>
          </table:table-cell>
          <table:table-cell office:value-type="float" office:value="28" calcext:value-type="float">
            <text:p>28</text:p>
          </table:table-cell>
          <table:table-cell office:value-type="float" office:value="0.908673" calcext:value-type="float">
            <text:p>0.908673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0.048669" calcext:value-type="float">
            <text:p>0.048669</text:p>
          </table:table-cell>
          <table:table-cell office:value-type="float" office:value="66" calcext:value-type="float">
            <text:p>66</text:p>
          </table:table-cell>
          <table:table-cell office:value-type="float" office:value="0.913152" calcext:value-type="float">
            <text:p>0.913152</text:p>
          </table:table-cell>
          <table:table-cell office:value-type="float" office:value="23.3213" calcext:value-type="float">
            <text:p>23.3213</text:p>
          </table:table-cell>
          <table:table-cell office:value-type="float" office:value="0.048195" calcext:value-type="float">
            <text:p>0.048195</text:p>
          </table:table-cell>
          <table:table-cell office:value-type="float" office:value="60" calcext:value-type="float">
            <text:p>60</text:p>
          </table:table-cell>
          <table:table-cell office:value-type="float" office:value="0.912713" calcext:value-type="float">
            <text:p>0.912713</text:p>
          </table:table-cell>
          <table:table-cell office:value-type="float" office:value="23.3447" calcext:value-type="float">
            <text:p>23.3447</text:p>
          </table:table-cell>
          <table:table-cell office:value-type="float" office:value="0.0483327" calcext:value-type="float">
            <text:p>0.04833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0.907538" calcext:value-type="float">
            <text:p>0.907538</text:p>
          </table:table-cell>
          <table:table-cell office:value-type="float" office:value="25.2734" calcext:value-type="float">
            <text:p>25.2734</text:p>
          </table:table-cell>
          <table:table-cell office:value-type="float" office:value="0.0535515" calcext:value-type="float">
            <text:p>0.0535515</text:p>
          </table:table-cell>
          <table:table-cell office:value-type="float" office:value="195" calcext:value-type="float">
            <text:p>195</text:p>
          </table:table-cell>
          <table:table-cell office:value-type="float" office:value="0.906825" calcext:value-type="float">
            <text:p>0.906825</text:p>
          </table:table-cell>
          <table:table-cell office:value-type="float" office:value="26.3298" calcext:value-type="float">
            <text:p>26.3298</text:p>
          </table:table-cell>
          <table:table-cell office:value-type="float" office:value="0.056876" calcext:value-type="float">
            <text:p>0.056876</text:p>
          </table:table-cell>
          <table:table-cell office:value-type="float" office:value="26" calcext:value-type="float">
            <text:p>26</text:p>
          </table:table-cell>
          <table:table-cell office:value-type="float" office:value="0.910101" calcext:value-type="float">
            <text:p>0.910101</text:p>
          </table:table-cell>
          <table:table-cell office:value-type="float" office:value="23.8776" calcext:value-type="float">
            <text:p>23.8776</text:p>
          </table:table-cell>
          <table:table-cell office:value-type="float" office:value="0.0474347" calcext:value-type="float">
            <text:p>0.0474347</text:p>
          </table:table-cell>
          <table:table-cell office:value-type="float" office:value="65" calcext:value-type="float">
            <text:p>65</text:p>
          </table:table-cell>
          <table:table-cell office:value-type="float" office:value="0.913955" calcext:value-type="float">
            <text:p>0.913955</text:p>
          </table:table-cell>
          <table:table-cell office:value-type="float" office:value="22.6812" calcext:value-type="float">
            <text:p>22.6812</text:p>
          </table:table-cell>
          <table:table-cell office:value-type="float" office:value="0.0471733" calcext:value-type="float">
            <text:p>0.0471733</text:p>
          </table:table-cell>
          <table:table-cell office:value-type="float" office:value="58" calcext:value-type="float">
            <text:p>58</text:p>
          </table:table-cell>
          <table:table-cell office:value-type="float" office:value="0.913379" calcext:value-type="float">
            <text:p>0.913379</text:p>
          </table:table-cell>
          <table:table-cell office:value-type="float" office:value="22.6952" calcext:value-type="float">
            <text:p>22.6952</text:p>
          </table:table-cell>
          <table:table-cell office:value-type="float" office:value="0.0473548" calcext:value-type="float">
            <text:p>0.04735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0.910946" calcext:value-type="float">
            <text:p>0.910946</text:p>
          </table:table-cell>
          <table:table-cell office:value-type="float" office:value="21.0228" calcext:value-type="float">
            <text:p>21.0228</text:p>
          </table:table-cell>
          <table:table-cell office:value-type="float" office:value="0.0527434" calcext:value-type="float">
            <text:p>0.0527434</text:p>
          </table:table-cell>
          <table:table-cell office:value-type="float" office:value="210" calcext:value-type="float">
            <text:p>210</text:p>
          </table:table-cell>
          <table:table-cell office:value-type="float" office:value="0.906523" calcext:value-type="float">
            <text:p>0.906523</text:p>
          </table:table-cell>
          <table:table-cell office:value-type="float" office:value="23.3314" calcext:value-type="float">
            <text:p>23.3314</text:p>
          </table:table-cell>
          <table:table-cell office:value-type="float" office:value="0.0578936" calcext:value-type="float">
            <text:p>0.0578936</text:p>
          </table:table-cell>
          <table:table-cell office:value-type="float" office:value="34" calcext:value-type="float">
            <text:p>34</text:p>
          </table:table-cell>
          <table:table-cell office:value-type="float" office:value="0.912707" calcext:value-type="float">
            <text:p>0.912707</text:p>
          </table:table-cell>
          <table:table-cell office:value-type="float" office:value="17.7957" calcext:value-type="float">
            <text:p>17.7957</text:p>
          </table:table-cell>
          <table:table-cell office:value-type="float" office:value="0.0456382" calcext:value-type="float">
            <text:p>0.0456382</text:p>
          </table:table-cell>
          <table:table-cell office:value-type="float" office:value="68" calcext:value-type="float">
            <text:p>68</text:p>
          </table:table-cell>
          <table:table-cell office:value-type="float" office:value="0.916507" calcext:value-type="float">
            <text:p>0.916507</text:p>
          </table:table-cell>
          <table:table-cell office:value-type="float" office:value="16.8071" calcext:value-type="float">
            <text:p>16.8071</text:p>
          </table:table-cell>
          <table:table-cell office:value-type="float" office:value="0.045476" calcext:value-type="float">
            <text:p>0.045476</text:p>
          </table:table-cell>
          <table:table-cell office:value-type="float" office:value="58" calcext:value-type="float">
            <text:p>58</text:p>
          </table:table-cell>
          <table:table-cell office:value-type="float" office:value="0.916251" calcext:value-type="float">
            <text:p>0.916251</text:p>
          </table:table-cell>
          <table:table-cell office:value-type="float" office:value="16.8285" calcext:value-type="float">
            <text:p>16.8285</text:p>
          </table:table-cell>
          <table:table-cell office:value-type="float" office:value="0.0456365" calcext:value-type="float">
            <text:p>0.04563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.910013" calcext:value-type="float">
            <text:p>0.910013</text:p>
          </table:table-cell>
          <table:table-cell office:value-type="float" office:value="21.5081" calcext:value-type="float">
            <text:p>21.5081</text:p>
          </table:table-cell>
          <table:table-cell office:value-type="float" office:value="0.0513234" calcext:value-type="float">
            <text:p>0.0513234</text:p>
          </table:table-cell>
          <table:table-cell office:value-type="float" office:value="212" calcext:value-type="float">
            <text:p>212</text:p>
          </table:table-cell>
          <table:table-cell office:value-type="float" office:value="0.90694" calcext:value-type="float">
            <text:p>0.90694</text:p>
          </table:table-cell>
          <table:table-cell office:value-type="float" office:value="29.007" calcext:value-type="float">
            <text:p>29.007</text:p>
          </table:table-cell>
          <table:table-cell office:value-type="float" office:value="0.0579225" calcext:value-type="float">
            <text:p>0.0579225</text:p>
          </table:table-cell>
          <table:table-cell office:value-type="float" office:value="27" calcext:value-type="float">
            <text:p>27</text:p>
          </table:table-cell>
          <table:table-cell office:value-type="float" office:value="0.91264" calcext:value-type="float">
            <text:p>0.91264</text:p>
          </table:table-cell>
          <table:table-cell office:value-type="float" office:value="22.5177" calcext:value-type="float">
            <text:p>22.5177</text:p>
          </table:table-cell>
          <table:table-cell office:value-type="float" office:value="0.0461197" calcext:value-type="float">
            <text:p>0.0461197</text:p>
          </table:table-cell>
          <table:table-cell office:value-type="float" office:value="65" calcext:value-type="float">
            <text:p>65</text:p>
          </table:table-cell>
          <table:table-cell office:value-type="float" office:value="0.916865" calcext:value-type="float">
            <text:p>0.916865</text:p>
          </table:table-cell>
          <table:table-cell office:value-type="float" office:value="21.9288" calcext:value-type="float">
            <text:p>21.9288</text:p>
          </table:table-cell>
          <table:table-cell office:value-type="float" office:value="0.0461314" calcext:value-type="float">
            <text:p>0.0461314</text:p>
          </table:table-cell>
          <table:table-cell office:value-type="float" office:value="62" calcext:value-type="float">
            <text:p>62</text:p>
          </table:table-cell>
          <table:table-cell office:value-type="float" office:value="0.916617" calcext:value-type="float">
            <text:p>0.916617</text:p>
          </table:table-cell>
          <table:table-cell office:value-type="float" office:value="21.9464" calcext:value-type="float">
            <text:p>21.9464</text:p>
          </table:table-cell>
          <table:table-cell office:value-type="float" office:value="0.0461641" calcext:value-type="float">
            <text:p>0.046164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0.90933" calcext:value-type="float">
            <text:p>0.90933</text:p>
          </table:table-cell>
          <table:table-cell office:value-type="float" office:value="24.1386" calcext:value-type="float">
            <text:p>24.1386</text:p>
          </table:table-cell>
          <table:table-cell office:value-type="float" office:value="0.0511056" calcext:value-type="float">
            <text:p>0.0511056</text:p>
          </table:table-cell>
          <table:table-cell office:value-type="float" office:value="193" calcext:value-type="float">
            <text:p>193</text:p>
          </table:table-cell>
          <table:table-cell office:value-type="float" office:value="0.906453" calcext:value-type="float">
            <text:p>0.906453</text:p>
          </table:table-cell>
          <table:table-cell office:value-type="float" office:value="28.6187" calcext:value-type="float">
            <text:p>28.6187</text:p>
          </table:table-cell>
          <table:table-cell office:value-type="float" office:value="0.0569449" calcext:value-type="float">
            <text:p>0.0569449</text:p>
          </table:table-cell>
          <table:table-cell office:value-type="float" office:value="28" calcext:value-type="float">
            <text:p>28</text:p>
          </table:table-cell>
          <table:table-cell office:value-type="float" office:value="0.912352" calcext:value-type="float">
            <text:p>0.912352</text:p>
          </table:table-cell>
          <table:table-cell office:value-type="float" office:value="22.5578" calcext:value-type="float">
            <text:p>22.5578</text:p>
          </table:table-cell>
          <table:table-cell office:value-type="float" office:value="0.0453031" calcext:value-type="float">
            <text:p>0.0453031</text:p>
          </table:table-cell>
          <table:table-cell office:value-type="float" office:value="65" calcext:value-type="float">
            <text:p>65</text:p>
          </table:table-cell>
          <table:table-cell office:value-type="float" office:value="0.915634" calcext:value-type="float">
            <text:p>0.915634</text:p>
          </table:table-cell>
          <table:table-cell office:value-type="float" office:value="21.7357" calcext:value-type="float">
            <text:p>21.7357</text:p>
          </table:table-cell>
          <table:table-cell office:value-type="float" office:value="0.0452711" calcext:value-type="float">
            <text:p>0.0452711</text:p>
          </table:table-cell>
          <table:table-cell office:value-type="float" office:value="68" calcext:value-type="float">
            <text:p>68</text:p>
          </table:table-cell>
          <table:table-cell office:value-type="float" office:value="0.915431" calcext:value-type="float">
            <text:p>0.915431</text:p>
          </table:table-cell>
          <table:table-cell office:value-type="float" office:value="21.7545" calcext:value-type="float">
            <text:p>21.7545</text:p>
          </table:table-cell>
          <table:table-cell office:value-type="float" office:value="0.0452758" calcext:value-type="float">
            <text:p>0.04527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0.906263" calcext:value-type="float">
            <text:p>0.906263</text:p>
          </table:table-cell>
          <table:table-cell office:value-type="float" office:value="25.5251" calcext:value-type="float">
            <text:p>25.5251</text:p>
          </table:table-cell>
          <table:table-cell office:value-type="float" office:value="0.0536311" calcext:value-type="float">
            <text:p>0.0536311</text:p>
          </table:table-cell>
          <table:table-cell office:value-type="float" office:value="208" calcext:value-type="float">
            <text:p>208</text:p>
          </table:table-cell>
          <table:table-cell office:value-type="float" office:value="0.904743" calcext:value-type="float">
            <text:p>0.904743</text:p>
          </table:table-cell>
          <table:table-cell office:value-type="float" office:value="28.4164" calcext:value-type="float">
            <text:p>28.4164</text:p>
          </table:table-cell>
          <table:table-cell office:value-type="float" office:value="0.0593258" calcext:value-type="float">
            <text:p>0.0593258</text:p>
          </table:table-cell>
          <table:table-cell office:value-type="float" office:value="27" calcext:value-type="float">
            <text:p>27</text:p>
          </table:table-cell>
          <table:table-cell office:value-type="float" office:value="0.907622" calcext:value-type="float">
            <text:p>0.907622</text:p>
          </table:table-cell>
          <table:table-cell office:value-type="float" office:value="23.5844" calcext:value-type="float">
            <text:p>23.5844</text:p>
          </table:table-cell>
          <table:table-cell office:value-type="float" office:value="0.0483949" calcext:value-type="float">
            <text:p>0.0483949</text:p>
          </table:table-cell>
          <table:table-cell office:value-type="float" office:value="65" calcext:value-type="float">
            <text:p>65</text:p>
          </table:table-cell>
          <table:table-cell office:value-type="float" office:value="0.910946" calcext:value-type="float">
            <text:p>0.910946</text:p>
          </table:table-cell>
          <table:table-cell office:value-type="float" office:value="22.4348" calcext:value-type="float">
            <text:p>22.4348</text:p>
          </table:table-cell>
          <table:table-cell office:value-type="float" office:value="0.0481776" calcext:value-type="float">
            <text:p>0.0481776</text:p>
          </table:table-cell>
          <table:table-cell office:value-type="float" office:value="58" calcext:value-type="float">
            <text:p>58</text:p>
          </table:table-cell>
          <table:table-cell office:value-type="float" office:value="0.910624" calcext:value-type="float">
            <text:p>0.910624</text:p>
          </table:table-cell>
          <table:table-cell office:value-type="float" office:value="22.4528" calcext:value-type="float">
            <text:p>22.4528</text:p>
          </table:table-cell>
          <table:table-cell office:value-type="float" office:value="0.0482634" calcext:value-type="float">
            <text:p>0.04826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0.912887" calcext:value-type="float">
            <text:p>0.912887</text:p>
          </table:table-cell>
          <table:table-cell office:value-type="float" office:value="21.5528" calcext:value-type="float">
            <text:p>21.5528</text:p>
          </table:table-cell>
          <table:table-cell office:value-type="float" office:value="0.051523" calcext:value-type="float">
            <text:p>0.051523</text:p>
          </table:table-cell>
          <table:table-cell office:value-type="float" office:value="199" calcext:value-type="float">
            <text:p>199</text:p>
          </table:table-cell>
          <table:table-cell office:value-type="float" office:value="0.911655" calcext:value-type="float">
            <text:p>0.911655</text:p>
          </table:table-cell>
          <table:table-cell office:value-type="float" office:value="23.5299" calcext:value-type="float">
            <text:p>23.5299</text:p>
          </table:table-cell>
          <table:table-cell office:value-type="float" office:value="0.0553801" calcext:value-type="float">
            <text:p>0.0553801</text:p>
          </table:table-cell>
          <table:table-cell office:value-type="float" office:value="31" calcext:value-type="float">
            <text:p>31</text:p>
          </table:table-cell>
          <table:table-cell office:value-type="float" office:value="0.915324" calcext:value-type="float">
            <text:p>0.915324</text:p>
          </table:table-cell>
          <table:table-cell office:value-type="float" office:value="19.1059" calcext:value-type="float">
            <text:p>19.1059</text:p>
          </table:table-cell>
          <table:table-cell office:value-type="float" office:value="0.0442055" calcext:value-type="float">
            <text:p>0.0442055</text:p>
          </table:table-cell>
          <table:table-cell office:value-type="float" office:value="71" calcext:value-type="float">
            <text:p>71</text:p>
          </table:table-cell>
          <table:table-cell office:value-type="float" office:value="0.918742" calcext:value-type="float">
            <text:p>0.918742</text:p>
          </table:table-cell>
          <table:table-cell office:value-type="float" office:value="17.3715" calcext:value-type="float">
            <text:p>17.3715</text:p>
          </table:table-cell>
          <table:table-cell office:value-type="float" office:value="0.0441049" calcext:value-type="float">
            <text:p>0.0441049</text:p>
          </table:table-cell>
          <table:table-cell office:value-type="float" office:value="59" calcext:value-type="float">
            <text:p>59</text:p>
          </table:table-cell>
          <table:table-cell office:value-type="float" office:value="0.918604" calcext:value-type="float">
            <text:p>0.918604</text:p>
          </table:table-cell>
          <table:table-cell office:value-type="float" office:value="17.375" calcext:value-type="float">
            <text:p>17.375</text:p>
          </table:table-cell>
          <table:table-cell office:value-type="float" office:value="0.0441028" calcext:value-type="float">
            <text:p>0.04410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.912887" calcext:value-type="float">
            <text:p>0.912887</text:p>
          </table:table-cell>
          <table:table-cell office:value-type="float" office:value="21.5528" calcext:value-type="float">
            <text:p>21.5528</text:p>
          </table:table-cell>
          <table:table-cell office:value-type="float" office:value="0.051523" calcext:value-type="float">
            <text:p>0.051523</text:p>
          </table:table-cell>
          <table:table-cell office:value-type="float" office:value="192" calcext:value-type="float">
            <text:p>192</text:p>
          </table:table-cell>
          <table:table-cell office:value-type="float" office:value="0.911931" calcext:value-type="float">
            <text:p>0.911931</text:p>
          </table:table-cell>
          <table:table-cell office:value-type="float" office:value="23.6433" calcext:value-type="float">
            <text:p>23.6433</text:p>
          </table:table-cell>
          <table:table-cell office:value-type="float" office:value="0.0551865" calcext:value-type="float">
            <text:p>0.0551865</text:p>
          </table:table-cell>
          <table:table-cell office:value-type="float" office:value="27" calcext:value-type="float">
            <text:p>27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19.0482" calcext:value-type="float">
            <text:p>19.0482</text:p>
          </table:table-cell>
          <table:table-cell office:value-type="float" office:value="0.0441583" calcext:value-type="float">
            <text:p>0.0441583</text:p>
          </table:table-cell>
          <table:table-cell office:value-type="float" office:value="65" calcext:value-type="float">
            <text:p>65</text:p>
          </table:table-cell>
          <table:table-cell office:value-type="float" office:value="0.918644" calcext:value-type="float">
            <text:p>0.918644</text:p>
          </table:table-cell>
          <table:table-cell office:value-type="float" office:value="17.4383" calcext:value-type="float">
            <text:p>17.4383</text:p>
          </table:table-cell>
          <table:table-cell office:value-type="float" office:value="0.0439961" calcext:value-type="float">
            <text:p>0.0439961</text:p>
          </table:table-cell>
          <table:table-cell office:value-type="float" office:value="61" calcext:value-type="float">
            <text:p>61</text:p>
          </table:table-cell>
          <table:table-cell office:value-type="float" office:value="0.918088" calcext:value-type="float">
            <text:p>0.918088</text:p>
          </table:table-cell>
          <table:table-cell office:value-type="float" office:value="17.4513" calcext:value-type="float">
            <text:p>17.4513</text:p>
          </table:table-cell>
          <table:table-cell office:value-type="float" office:value="0.0441662" calcext:value-type="float">
            <text:p>0.044166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0.912878" calcext:value-type="float">
            <text:p>0.912878</text:p>
          </table:table-cell>
          <table:table-cell office:value-type="float" office:value="19.7785" calcext:value-type="float">
            <text:p>19.7785</text:p>
          </table:table-cell>
          <table:table-cell office:value-type="float" office:value="0.0488256" calcext:value-type="float">
            <text:p>0.0488256</text:p>
          </table:table-cell>
          <table:table-cell office:value-type="float" office:value="213" calcext:value-type="float">
            <text:p>213</text:p>
          </table:table-cell>
          <table:table-cell office:value-type="float" office:value="0.917274" calcext:value-type="float">
            <text:p>0.917274</text:p>
          </table:table-cell>
          <table:table-cell office:value-type="float" office:value="19.6273" calcext:value-type="float">
            <text:p>19.6273</text:p>
          </table:table-cell>
          <table:table-cell office:value-type="float" office:value="0.0526667" calcext:value-type="float">
            <text:p>0.0526667</text:p>
          </table:table-cell>
          <table:table-cell office:value-type="float" office:value="29" calcext:value-type="float">
            <text:p>29</text:p>
          </table:table-cell>
          <table:table-cell office:value-type="float" office:value="0.917424" calcext:value-type="float">
            <text:p>0.917424</text:p>
          </table:table-cell>
          <table:table-cell office:value-type="float" office:value="16.6171" calcext:value-type="float">
            <text:p>16.6171</text:p>
          </table:table-cell>
          <table:table-cell office:value-type="float" office:value="0.0425752" calcext:value-type="float">
            <text:p>0.0425752</text:p>
          </table:table-cell>
          <table:table-cell office:value-type="float" office:value="65" calcext:value-type="float">
            <text:p>65</text:p>
          </table:table-cell>
          <table:table-cell office:value-type="float" office:value="0.920844" calcext:value-type="float">
            <text:p>0.920844</text:p>
          </table:table-cell>
          <table:table-cell office:value-type="float" office:value="16.3491" calcext:value-type="float">
            <text:p>16.3491</text:p>
          </table:table-cell>
          <table:table-cell office:value-type="float" office:value="0.0429745" calcext:value-type="float">
            <text:p>0.0429745</text:p>
          </table:table-cell>
          <table:table-cell office:value-type="float" office:value="62" calcext:value-type="float">
            <text:p>62</text:p>
          </table:table-cell>
          <table:table-cell office:value-type="float" office:value="0.920465" calcext:value-type="float">
            <text:p>0.920465</text:p>
          </table:table-cell>
          <table:table-cell office:value-type="float" office:value="16.3955" calcext:value-type="float">
            <text:p>16.3955</text:p>
          </table:table-cell>
          <table:table-cell office:value-type="float" office:value="0.0431941" calcext:value-type="float">
            <text:p>0.04319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0.913146" calcext:value-type="float">
            <text:p>0.913146</text:p>
          </table:table-cell>
          <table:table-cell office:value-type="float" office:value="18.9814" calcext:value-type="float">
            <text:p>18.9814</text:p>
          </table:table-cell>
          <table:table-cell office:value-type="float" office:value="0.0474983" calcext:value-type="float">
            <text:p>0.0474983</text:p>
          </table:table-cell>
          <table:table-cell office:value-type="float" office:value="214" calcext:value-type="float">
            <text:p>214</text:p>
          </table:table-cell>
          <table:table-cell office:value-type="float" office:value="0.914571" calcext:value-type="float">
            <text:p>0.914571</text:p>
          </table:table-cell>
          <table:table-cell office:value-type="float" office:value="21.6327" calcext:value-type="float">
            <text:p>21.6327</text:p>
          </table:table-cell>
          <table:table-cell office:value-type="float" office:value="0.0527211" calcext:value-type="float">
            <text:p>0.0527211</text:p>
          </table:table-cell>
          <table:table-cell office:value-type="float" office:value="27" calcext:value-type="float">
            <text:p>27</text:p>
          </table:table-cell>
          <table:table-cell office:value-type="float" office:value="0.917786" calcext:value-type="float">
            <text:p>0.917786</text:p>
          </table:table-cell>
          <table:table-cell office:value-type="float" office:value="16.639" calcext:value-type="float">
            <text:p>16.639</text:p>
          </table:table-cell>
          <table:table-cell office:value-type="float" office:value="0.0416941" calcext:value-type="float">
            <text:p>0.0416941</text:p>
          </table:table-cell>
          <table:table-cell office:value-type="float" office:value="67" calcext:value-type="float">
            <text:p>67</text:p>
          </table:table-cell>
          <table:table-cell office:value-type="float" office:value="0.921289" calcext:value-type="float">
            <text:p>0.921289</text:p>
          </table:table-cell>
          <table:table-cell office:value-type="float" office:value="16.1589" calcext:value-type="float">
            <text:p>16.1589</text:p>
          </table:table-cell>
          <table:table-cell office:value-type="float" office:value="0.0419654" calcext:value-type="float">
            <text:p>0.0419654</text:p>
          </table:table-cell>
          <table:table-cell office:value-type="float" office:value="62" calcext:value-type="float">
            <text:p>62</text:p>
          </table:table-cell>
          <table:table-cell office:value-type="float" office:value="0.920969" calcext:value-type="float">
            <text:p>0.920969</text:p>
          </table:table-cell>
          <table:table-cell office:value-type="float" office:value="16.1615" calcext:value-type="float">
            <text:p>16.1615</text:p>
          </table:table-cell>
          <table:table-cell office:value-type="float" office:value="0.0419896" calcext:value-type="float">
            <text:p>0.04198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0.913146" calcext:value-type="float">
            <text:p>0.913146</text:p>
          </table:table-cell>
          <table:table-cell office:value-type="float" office:value="18.9814" calcext:value-type="float">
            <text:p>18.9814</text:p>
          </table:table-cell>
          <table:table-cell office:value-type="float" office:value="0.0474983" calcext:value-type="float">
            <text:p>0.0474983</text:p>
          </table:table-cell>
          <table:table-cell office:value-type="float" office:value="216" calcext:value-type="float">
            <text:p>216</text:p>
          </table:table-cell>
          <table:table-cell office:value-type="float" office:value="0.91458" calcext:value-type="float">
            <text:p>0.91458</text:p>
          </table:table-cell>
          <table:table-cell office:value-type="float" office:value="21.5982" calcext:value-type="float">
            <text:p>21.5982</text:p>
          </table:table-cell>
          <table:table-cell office:value-type="float" office:value="0.0526155" calcext:value-type="float">
            <text:p>0.0526155</text:p>
          </table:table-cell>
          <table:table-cell office:value-type="float" office:value="28" calcext:value-type="float">
            <text:p>28</text:p>
          </table:table-cell>
          <table:table-cell office:value-type="float" office:value="0.917785" calcext:value-type="float">
            <text:p>0.917785</text:p>
          </table:table-cell>
          <table:table-cell office:value-type="float" office:value="16.6142" calcext:value-type="float">
            <text:p>16.6142</text:p>
          </table:table-cell>
          <table:table-cell office:value-type="float" office:value="0.0416741" calcext:value-type="float">
            <text:p>0.0416741</text:p>
          </table:table-cell>
          <table:table-cell office:value-type="float" office:value="75" calcext:value-type="float">
            <text:p>75</text:p>
          </table:table-cell>
          <table:table-cell office:value-type="float" office:value="0.921405" calcext:value-type="float">
            <text:p>0.921405</text:p>
          </table:table-cell>
          <table:table-cell office:value-type="float" office:value="15.9968" calcext:value-type="float">
            <text:p>15.9968</text:p>
          </table:table-cell>
          <table:table-cell office:value-type="float" office:value="0.0418418" calcext:value-type="float">
            <text:p>0.0418418</text:p>
          </table:table-cell>
          <table:table-cell office:value-type="float" office:value="66" calcext:value-type="float">
            <text:p>66</text:p>
          </table:table-cell>
          <table:table-cell office:value-type="float" office:value="0.921069" calcext:value-type="float">
            <text:p>0.921069</text:p>
          </table:table-cell>
          <table:table-cell office:value-type="float" office:value="15.9787" calcext:value-type="float">
            <text:p>15.9787</text:p>
          </table:table-cell>
          <table:table-cell office:value-type="float" office:value="0.0419495" calcext:value-type="float">
            <text:p>0.04194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0.911723" calcext:value-type="float">
            <text:p>0.911723</text:p>
          </table:table-cell>
          <table:table-cell office:value-type="float" office:value="21.2168" calcext:value-type="float">
            <text:p>21.2168</text:p>
          </table:table-cell>
          <table:table-cell office:value-type="float" office:value="0.0509016" calcext:value-type="float">
            <text:p>0.0509016</text:p>
          </table:table-cell>
          <table:table-cell office:value-type="float" office:value="197" calcext:value-type="float">
            <text:p>197</text:p>
          </table:table-cell>
          <table:table-cell office:value-type="float" office:value="0.914512" calcext:value-type="float">
            <text:p>0.914512</text:p>
          </table:table-cell>
          <table:table-cell office:value-type="float" office:value="20.7193" calcext:value-type="float">
            <text:p>20.7193</text:p>
          </table:table-cell>
          <table:table-cell office:value-type="float" office:value="0.0554127" calcext:value-type="float">
            <text:p>0.0554127</text:p>
          </table:table-cell>
          <table:table-cell office:value-type="float" office:value="27" calcext:value-type="float">
            <text:p>27</text:p>
          </table:table-cell>
          <table:table-cell office:value-type="float" office:value="0.913975" calcext:value-type="float">
            <text:p>0.913975</text:p>
          </table:table-cell>
          <table:table-cell office:value-type="float" office:value="18.1787" calcext:value-type="float">
            <text:p>18.1787</text:p>
          </table:table-cell>
          <table:table-cell office:value-type="float" office:value="0.045197" calcext:value-type="float">
            <text:p>0.045197</text:p>
          </table:table-cell>
          <table:table-cell office:value-type="float" office:value="65" calcext:value-type="float">
            <text:p>65</text:p>
          </table:table-cell>
          <table:table-cell office:value-type="float" office:value="0.917634" calcext:value-type="float">
            <text:p>0.917634</text:p>
          </table:table-cell>
          <table:table-cell office:value-type="float" office:value="17.517" calcext:value-type="float">
            <text:p>17.517</text:p>
          </table:table-cell>
          <table:table-cell office:value-type="float" office:value="0.0454392" calcext:value-type="float">
            <text:p>0.0454392</text:p>
          </table:table-cell>
          <table:table-cell office:value-type="float" office:value="65" calcext:value-type="float">
            <text:p>65</text:p>
          </table:table-cell>
          <table:table-cell office:value-type="float" office:value="0.917291" calcext:value-type="float">
            <text:p>0.917291</text:p>
          </table:table-cell>
          <table:table-cell office:value-type="float" office:value="17.5496" calcext:value-type="float">
            <text:p>17.5496</text:p>
          </table:table-cell>
          <table:table-cell office:value-type="float" office:value="0.0455413" calcext:value-type="float">
            <text:p>0.04554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.911723" calcext:value-type="float">
            <text:p>0.911723</text:p>
          </table:table-cell>
          <table:table-cell office:value-type="float" office:value="21.2168" calcext:value-type="float">
            <text:p>21.2168</text:p>
          </table:table-cell>
          <table:table-cell office:value-type="float" office:value="0.0509016" calcext:value-type="float">
            <text:p>0.0509016</text:p>
          </table:table-cell>
          <table:table-cell office:value-type="float" office:value="207" calcext:value-type="float">
            <text:p>207</text:p>
          </table:table-cell>
          <table:table-cell office:value-type="float" office:value="0.914697" calcext:value-type="float">
            <text:p>0.914697</text:p>
          </table:table-cell>
          <table:table-cell office:value-type="float" office:value="20.7279" calcext:value-type="float">
            <text:p>20.7279</text:p>
          </table:table-cell>
          <table:table-cell office:value-type="float" office:value="0.0553468" calcext:value-type="float">
            <text:p>0.0553468</text:p>
          </table:table-cell>
          <table:table-cell office:value-type="float" office:value="27" calcext:value-type="float">
            <text:p>27</text:p>
          </table:table-cell>
          <table:table-cell office:value-type="float" office:value="0.913957" calcext:value-type="float">
            <text:p>0.913957</text:p>
          </table:table-cell>
          <table:table-cell office:value-type="float" office:value="18.194" calcext:value-type="float">
            <text:p>18.194</text:p>
          </table:table-cell>
          <table:table-cell office:value-type="float" office:value="0.0452018" calcext:value-type="float">
            <text:p>0.0452018</text:p>
          </table:table-cell>
          <table:table-cell office:value-type="float" office:value="67" calcext:value-type="float">
            <text:p>67</text:p>
          </table:table-cell>
          <table:table-cell office:value-type="float" office:value="0.917142" calcext:value-type="float">
            <text:p>0.917142</text:p>
          </table:table-cell>
          <table:table-cell office:value-type="float" office:value="17.6462" calcext:value-type="float">
            <text:p>17.6462</text:p>
          </table:table-cell>
          <table:table-cell office:value-type="float" office:value="0.0454383" calcext:value-type="float">
            <text:p>0.0454383</text:p>
          </table:table-cell>
          <table:table-cell office:value-type="float" office:value="64" calcext:value-type="float">
            <text:p>64</text:p>
          </table:table-cell>
          <table:table-cell office:value-type="float" office:value="0.916764" calcext:value-type="float">
            <text:p>0.916764</text:p>
          </table:table-cell>
          <table:table-cell office:value-type="float" office:value="17.6766" calcext:value-type="float">
            <text:p>17.6766</text:p>
          </table:table-cell>
          <table:table-cell office:value-type="float" office:value="0.0456101" calcext:value-type="float">
            <text:p>0.04561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0.911723" calcext:value-type="float">
            <text:p>0.911723</text:p>
          </table:table-cell>
          <table:table-cell office:value-type="float" office:value="21.2168" calcext:value-type="float">
            <text:p>21.2168</text:p>
          </table:table-cell>
          <table:table-cell office:value-type="float" office:value="0.0509016" calcext:value-type="float">
            <text:p>0.0509016</text:p>
          </table:table-cell>
          <table:table-cell office:value-type="float" office:value="202" calcext:value-type="float">
            <text:p>202</text:p>
          </table:table-cell>
          <table:table-cell office:value-type="float" office:value="0.914778" calcext:value-type="float">
            <text:p>0.914778</text:p>
          </table:table-cell>
          <table:table-cell office:value-type="float" office:value="20.8294" calcext:value-type="float">
            <text:p>20.8294</text:p>
          </table:table-cell>
          <table:table-cell office:value-type="float" office:value="0.0551356" calcext:value-type="float">
            <text:p>0.0551356</text:p>
          </table:table-cell>
          <table:table-cell office:value-type="float" office:value="28" calcext:value-type="float">
            <text:p>28</text:p>
          </table:table-cell>
          <table:table-cell office:value-type="float" office:value="0.913956" calcext:value-type="float">
            <text:p>0.913956</text:p>
          </table:table-cell>
          <table:table-cell office:value-type="float" office:value="18.1998" calcext:value-type="float">
            <text:p>18.1998</text:p>
          </table:table-cell>
          <table:table-cell office:value-type="float" office:value="0.0451768" calcext:value-type="float">
            <text:p>0.0451768</text:p>
          </table:table-cell>
          <table:table-cell office:value-type="float" office:value="65" calcext:value-type="float">
            <text:p>65</text:p>
          </table:table-cell>
          <table:table-cell office:value-type="float" office:value="0.917948" calcext:value-type="float">
            <text:p>0.917948</text:p>
          </table:table-cell>
          <table:table-cell office:value-type="float" office:value="17.4767" calcext:value-type="float">
            <text:p>17.4767</text:p>
          </table:table-cell>
          <table:table-cell office:value-type="float" office:value="0.0451729" calcext:value-type="float">
            <text:p>0.0451729</text:p>
          </table:table-cell>
          <table:table-cell office:value-type="float" office:value="66" calcext:value-type="float">
            <text:p>66</text:p>
          </table:table-cell>
          <table:table-cell office:value-type="float" office:value="0.917654" calcext:value-type="float">
            <text:p>0.917654</text:p>
          </table:table-cell>
          <table:table-cell office:value-type="float" office:value="17.493" calcext:value-type="float">
            <text:p>17.493</text:p>
          </table:table-cell>
          <table:table-cell office:value-type="float" office:value="0.045251" calcext:value-type="float">
            <text:p>0.0452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0.910762" calcext:value-type="float">
            <text:p>0.910762</text:p>
          </table:table-cell>
          <table:table-cell office:value-type="float" office:value="23.9024" calcext:value-type="float">
            <text:p>23.9024</text:p>
          </table:table-cell>
          <table:table-cell office:value-type="float" office:value="0.0480263" calcext:value-type="float">
            <text:p>0.0480263</text:p>
          </table:table-cell>
          <table:table-cell office:value-type="float" office:value="199" calcext:value-type="float">
            <text:p>199</text:p>
          </table:table-cell>
          <table:table-cell office:value-type="float" office:value="0.915328" calcext:value-type="float">
            <text:p>0.915328</text:p>
          </table:table-cell>
          <table:table-cell office:value-type="float" office:value="20.8763" calcext:value-type="float">
            <text:p>20.8763</text:p>
          </table:table-cell>
          <table:table-cell office:value-type="float" office:value="0.0502935" calcext:value-type="float">
            <text:p>0.0502935</text:p>
          </table:table-cell>
          <table:table-cell office:value-type="float" office:value="27" calcext:value-type="float">
            <text:p>27</text:p>
          </table:table-cell>
          <table:table-cell office:value-type="float" office:value="0.915178" calcext:value-type="float">
            <text:p>0.915178</text:p>
          </table:table-cell>
          <table:table-cell office:value-type="float" office:value="18.7386" calcext:value-type="float">
            <text:p>18.7386</text:p>
          </table:table-cell>
          <table:table-cell office:value-type="float" office:value="0.0404342" calcext:value-type="float">
            <text:p>0.0404342</text:p>
          </table:table-cell>
          <table:table-cell office:value-type="float" office:value="66" calcext:value-type="float">
            <text:p>66</text:p>
          </table:table-cell>
          <table:table-cell office:value-type="float" office:value="0.919135" calcext:value-type="float">
            <text:p>0.919135</text:p>
          </table:table-cell>
          <table:table-cell office:value-type="float" office:value="18.497" calcext:value-type="float">
            <text:p>18.497</text:p>
          </table:table-cell>
          <table:table-cell office:value-type="float" office:value="0.0411323" calcext:value-type="float">
            <text:p>0.0411323</text:p>
          </table:table-cell>
          <table:table-cell office:value-type="float" office:value="69" calcext:value-type="float">
            <text:p>69</text:p>
          </table:table-cell>
          <table:table-cell office:value-type="float" office:value="0.91877" calcext:value-type="float">
            <text:p>0.91877</text:p>
          </table:table-cell>
          <table:table-cell office:value-type="float" office:value="18.5065" calcext:value-type="float">
            <text:p>18.5065</text:p>
          </table:table-cell>
          <table:table-cell office:value-type="float" office:value="0.0412517" calcext:value-type="float">
            <text:p>0.04125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.914484" calcext:value-type="float">
            <text:p>0.914484</text:p>
          </table:table-cell>
          <table:table-cell office:value-type="float" office:value="17.422" calcext:value-type="float">
            <text:p>17.422</text:p>
          </table:table-cell>
          <table:table-cell office:value-type="float" office:value="0.0459682" calcext:value-type="float">
            <text:p>0.0459682</text:p>
          </table:table-cell>
          <table:table-cell office:value-type="float" office:value="212" calcext:value-type="float">
            <text:p>212</text:p>
          </table:table-cell>
          <table:table-cell office:value-type="float" office:value="0.918219" calcext:value-type="float">
            <text:p>0.918219</text:p>
          </table:table-cell>
          <table:table-cell office:value-type="float" office:value="16.5955" calcext:value-type="float">
            <text:p>16.5955</text:p>
          </table:table-cell>
          <table:table-cell office:value-type="float" office:value="0.0489627" calcext:value-type="float">
            <text:p>0.0489627</text:p>
          </table:table-cell>
          <table:table-cell office:value-type="float" office:value="28" calcext:value-type="float">
            <text:p>28</text:p>
          </table:table-cell>
          <table:table-cell office:value-type="float" office:value="0.916965" calcext:value-type="float">
            <text:p>0.916965</text:p>
          </table:table-cell>
          <table:table-cell office:value-type="float" office:value="14.0816" calcext:value-type="float">
            <text:p>14.0816</text:p>
          </table:table-cell>
          <table:table-cell office:value-type="float" office:value="0.0388102" calcext:value-type="float">
            <text:p>0.0388102</text:p>
          </table:table-cell>
          <table:table-cell office:value-type="float" office:value="67" calcext:value-type="float">
            <text:p>67</text:p>
          </table:table-cell>
          <table:table-cell office:value-type="float" office:value="0.921399" calcext:value-type="float">
            <text:p>0.921399</text:p>
          </table:table-cell>
          <table:table-cell office:value-type="float" office:value="14.0488" calcext:value-type="float">
            <text:p>14.0488</text:p>
          </table:table-cell>
          <table:table-cell office:value-type="float" office:value="0.0396858" calcext:value-type="float">
            <text:p>0.0396858</text:p>
          </table:table-cell>
          <table:table-cell office:value-type="float" office:value="61" calcext:value-type="float">
            <text:p>61</text:p>
          </table:table-cell>
          <table:table-cell office:value-type="float" office:value="0.921163" calcext:value-type="float">
            <text:p>0.921163</text:p>
          </table:table-cell>
          <table:table-cell office:value-type="float" office:value="14.0075" calcext:value-type="float">
            <text:p>14.0075</text:p>
          </table:table-cell>
          <table:table-cell office:value-type="float" office:value="0.0396287" calcext:value-type="float">
            <text:p>0.03962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0.909833" calcext:value-type="float">
            <text:p>0.909833</text:p>
          </table:table-cell>
          <table:table-cell office:value-type="float" office:value="25.564" calcext:value-type="float">
            <text:p>25.564</text:p>
          </table:table-cell>
          <table:table-cell office:value-type="float" office:value="0.0492087" calcext:value-type="float">
            <text:p>0.0492087</text:p>
          </table:table-cell>
          <table:table-cell office:value-type="float" office:value="208" calcext:value-type="float">
            <text:p>208</text:p>
          </table:table-cell>
          <table:table-cell office:value-type="float" office:value="0.915595" calcext:value-type="float">
            <text:p>0.915595</text:p>
          </table:table-cell>
          <table:table-cell office:value-type="float" office:value="22.128" calcext:value-type="float">
            <text:p>22.128</text:p>
          </table:table-cell>
          <table:table-cell office:value-type="float" office:value="0.0509563" calcext:value-type="float">
            <text:p>0.0509563</text:p>
          </table:table-cell>
          <table:table-cell office:value-type="float" office:value="28" calcext:value-type="float">
            <text:p>28</text:p>
          </table:table-cell>
          <table:table-cell office:value-type="float" office:value="0.914624" calcext:value-type="float">
            <text:p>0.914624</text:p>
          </table:table-cell>
          <table:table-cell office:value-type="float" office:value="19.7909" calcext:value-type="float">
            <text:p>19.7909</text:p>
          </table:table-cell>
          <table:table-cell office:value-type="float" office:value="0.0413717" calcext:value-type="float">
            <text:p>0.0413717</text:p>
          </table:table-cell>
          <table:table-cell office:value-type="float" office:value="70" calcext:value-type="float">
            <text:p>70</text:p>
          </table:table-cell>
          <table:table-cell office:value-type="float" office:value="0.917664" calcext:value-type="float">
            <text:p>0.917664</text:p>
          </table:table-cell>
          <table:table-cell office:value-type="float" office:value="20.0005" calcext:value-type="float">
            <text:p>20.0005</text:p>
          </table:table-cell>
          <table:table-cell office:value-type="float" office:value="0.0424684" calcext:value-type="float">
            <text:p>0.0424684</text:p>
          </table:table-cell>
          <table:table-cell office:value-type="float" office:value="60" calcext:value-type="float">
            <text:p>60</text:p>
          </table:table-cell>
          <table:table-cell office:value-type="float" office:value="0.917298" calcext:value-type="float">
            <text:p>0.917298</text:p>
          </table:table-cell>
          <table:table-cell office:value-type="float" office:value="20.0041" calcext:value-type="float">
            <text:p>20.0041</text:p>
          </table:table-cell>
          <table:table-cell office:value-type="float" office:value="0.0425817" calcext:value-type="float">
            <text:p>0.04258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0.912576" calcext:value-type="float">
            <text:p>0.912576</text:p>
          </table:table-cell>
          <table:table-cell office:value-type="float" office:value="21.9368" calcext:value-type="float">
            <text:p>21.9368</text:p>
          </table:table-cell>
          <table:table-cell office:value-type="float" office:value="0.0477315" calcext:value-type="float">
            <text:p>0.0477315</text:p>
          </table:table-cell>
          <table:table-cell office:value-type="float" office:value="196" calcext:value-type="float">
            <text:p>196</text:p>
          </table:table-cell>
          <table:table-cell office:value-type="float" office:value="0.910255" calcext:value-type="float">
            <text:p>0.910255</text:p>
          </table:table-cell>
          <table:table-cell office:value-type="float" office:value="19.0203" calcext:value-type="float">
            <text:p>19.0203</text:p>
          </table:table-cell>
          <table:table-cell office:value-type="float" office:value="0.0537845" calcext:value-type="float">
            <text:p>0.0537845</text:p>
          </table:table-cell>
          <table:table-cell office:value-type="float" office:value="29" calcext:value-type="float">
            <text:p>29</text:p>
          </table:table-cell>
          <table:table-cell office:value-type="float" office:value="0.917004" calcext:value-type="float">
            <text:p>0.917004</text:p>
          </table:table-cell>
          <table:table-cell office:value-type="float" office:value="17.4054" calcext:value-type="float">
            <text:p>17.4054</text:p>
          </table:table-cell>
          <table:table-cell office:value-type="float" office:value="0.0406418" calcext:value-type="float">
            <text:p>0.0406418</text:p>
          </table:table-cell>
          <table:table-cell office:value-type="float" office:value="69" calcext:value-type="float">
            <text:p>69</text:p>
          </table:table-cell>
          <table:table-cell office:value-type="float" office:value="0.917647" calcext:value-type="float">
            <text:p>0.917647</text:p>
          </table:table-cell>
          <table:table-cell office:value-type="float" office:value="17.5638" calcext:value-type="float">
            <text:p>17.5638</text:p>
          </table:table-cell>
          <table:table-cell office:value-type="float" office:value="0.041719" calcext:value-type="float">
            <text:p>0.041719</text:p>
          </table:table-cell>
          <table:table-cell office:value-type="float" office:value="65" calcext:value-type="float">
            <text:p>65</text:p>
          </table:table-cell>
          <table:table-cell office:value-type="float" office:value="0.91737" calcext:value-type="float">
            <text:p>0.91737</text:p>
          </table:table-cell>
          <table:table-cell office:value-type="float" office:value="17.5439" calcext:value-type="float">
            <text:p>17.5439</text:p>
          </table:table-cell>
          <table:table-cell office:value-type="float" office:value="0.0417922" calcext:value-type="float">
            <text:p>0.04179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0.888153" calcext:value-type="float">
            <text:p>0.888153</text:p>
          </table:table-cell>
          <table:table-cell office:value-type="float" office:value="99.5644" calcext:value-type="float">
            <text:p>99.5644</text:p>
          </table:table-cell>
          <table:table-cell office:value-type="float" office:value="0.252992" calcext:value-type="float">
            <text:p>0.252992</text:p>
          </table:table-cell>
          <table:table-cell office:value-type="float" office:value="208" calcext:value-type="float">
            <text:p>208</text:p>
          </table:table-cell>
          <table:table-cell office:value-type="float" office:value="0.891227" calcext:value-type="float">
            <text:p>0.891227</text:p>
          </table:table-cell>
          <table:table-cell office:value-type="float" office:value="60.1718" calcext:value-type="float">
            <text:p>60.1718</text:p>
          </table:table-cell>
          <table:table-cell office:value-type="float" office:value="0.212903" calcext:value-type="float">
            <text:p>0.212903</text:p>
          </table:table-cell>
          <table:table-cell office:value-type="float" office:value="27" calcext:value-type="float">
            <text:p>27</text:p>
          </table:table-cell>
          <table:table-cell office:value-type="float" office:value="0.905948" calcext:value-type="float">
            <text:p>0.905948</text:p>
          </table:table-cell>
          <table:table-cell office:value-type="float" office:value="69.2803" calcext:value-type="float">
            <text:p>69.2803</text:p>
          </table:table-cell>
          <table:table-cell office:value-type="float" office:value="0.194368" calcext:value-type="float">
            <text:p>0.194368</text:p>
          </table:table-cell>
          <table:table-cell office:value-type="float" office:value="73" calcext:value-type="float">
            <text:p>73</text:p>
          </table:table-cell>
          <table:table-cell office:value-type="float" office:value="0.90581" calcext:value-type="float">
            <text:p>0.90581</text:p>
          </table:table-cell>
          <table:table-cell office:value-type="float" office:value="61.5538" calcext:value-type="float">
            <text:p>61.5538</text:p>
          </table:table-cell>
          <table:table-cell office:value-type="float" office:value="0.192913" calcext:value-type="float">
            <text:p>0.192913</text:p>
          </table:table-cell>
          <table:table-cell office:value-type="float" office:value="63" calcext:value-type="float">
            <text:p>63</text:p>
          </table:table-cell>
          <table:table-cell office:value-type="float" office:value="0.905721" calcext:value-type="float">
            <text:p>0.905721</text:p>
          </table:table-cell>
          <table:table-cell office:value-type="float" office:value="61.8847" calcext:value-type="float">
            <text:p>61.8847</text:p>
          </table:table-cell>
          <table:table-cell office:value-type="float" office:value="0.193498" calcext:value-type="float">
            <text:p>0.1934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0.890668" calcext:value-type="float">
            <text:p>0.890668</text:p>
          </table:table-cell>
          <table:table-cell office:value-type="float" office:value="46.5687" calcext:value-type="float">
            <text:p>46.5687</text:p>
          </table:table-cell>
          <table:table-cell office:value-type="float" office:value="0.158954" calcext:value-type="float">
            <text:p>0.158954</text:p>
          </table:table-cell>
          <table:table-cell office:value-type="float" office:value="226" calcext:value-type="float">
            <text:p>226</text:p>
          </table:table-cell>
          <table:table-cell office:value-type="float" office:value="0.910086" calcext:value-type="float">
            <text:p>0.910086</text:p>
          </table:table-cell>
          <table:table-cell office:value-type="float" office:value="22.7817" calcext:value-type="float">
            <text:p>22.7817</text:p>
          </table:table-cell>
          <table:table-cell office:value-type="float" office:value="0.120038" calcext:value-type="float">
            <text:p>0.120038</text:p>
          </table:table-cell>
          <table:table-cell office:value-type="float" office:value="29" calcext:value-type="float">
            <text:p>29</text:p>
          </table:table-cell>
          <table:table-cell office:value-type="float" office:value="0.914792" calcext:value-type="float">
            <text:p>0.914792</text:p>
          </table:table-cell>
          <table:table-cell office:value-type="float" office:value="21.7429" calcext:value-type="float">
            <text:p>21.7429</text:p>
          </table:table-cell>
          <table:table-cell office:value-type="float" office:value="0.104092" calcext:value-type="float">
            <text:p>0.104092</text:p>
          </table:table-cell>
          <table:table-cell office:value-type="float" office:value="68" calcext:value-type="float">
            <text:p>68</text:p>
          </table:table-cell>
          <table:table-cell office:value-type="float" office:value="0.914145" calcext:value-type="float">
            <text:p>0.914145</text:p>
          </table:table-cell>
          <table:table-cell office:value-type="float" office:value="22.4811" calcext:value-type="float">
            <text:p>22.4811</text:p>
          </table:table-cell>
          <table:table-cell office:value-type="float" office:value="0.110761" calcext:value-type="float">
            <text:p>0.110761</text:p>
          </table:table-cell>
          <table:table-cell office:value-type="float" office:value="60" calcext:value-type="float">
            <text:p>60</text:p>
          </table:table-cell>
          <table:table-cell office:value-type="float" office:value="0.914137" calcext:value-type="float">
            <text:p>0.914137</text:p>
          </table:table-cell>
          <table:table-cell office:value-type="float" office:value="22.4802" calcext:value-type="float">
            <text:p>22.4802</text:p>
          </table:table-cell>
          <table:table-cell office:value-type="float" office:value="0.110643" calcext:value-type="float">
            <text:p>0.1106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.865754" calcext:value-type="float">
            <text:p>0.865754</text:p>
          </table:table-cell>
          <table:table-cell office:value-type="float" office:value="41.7032" calcext:value-type="float">
            <text:p>41.7032</text:p>
          </table:table-cell>
          <table:table-cell office:value-type="float" office:value="0.152395" calcext:value-type="float">
            <text:p>0.152395</text:p>
          </table:table-cell>
          <table:table-cell office:value-type="float" office:value="209" calcext:value-type="float">
            <text:p>209</text:p>
          </table:table-cell>
          <table:table-cell office:value-type="float" office:value="0.891646" calcext:value-type="float">
            <text:p>0.891646</text:p>
          </table:table-cell>
          <table:table-cell office:value-type="float" office:value="23.3271" calcext:value-type="float">
            <text:p>23.3271</text:p>
          </table:table-cell>
          <table:table-cell office:value-type="float" office:value="0.114521" calcext:value-type="float">
            <text:p>0.114521</text:p>
          </table:table-cell>
          <table:table-cell office:value-type="float" office:value="29" calcext:value-type="float">
            <text:p>29</text:p>
          </table:table-cell>
          <table:table-cell office:value-type="float" office:value="0.8986" calcext:value-type="float">
            <text:p>0.8986</text:p>
          </table:table-cell>
          <table:table-cell office:value-type="float" office:value="19.8958" calcext:value-type="float">
            <text:p>19.8958</text:p>
          </table:table-cell>
          <table:table-cell office:value-type="float" office:value="0.0919469" calcext:value-type="float">
            <text:p>0.0919469</text:p>
          </table:table-cell>
          <table:table-cell office:value-type="float" office:value="68" calcext:value-type="float">
            <text:p>68</text:p>
          </table:table-cell>
          <table:table-cell office:value-type="float" office:value="0.898053" calcext:value-type="float">
            <text:p>0.898053</text:p>
          </table:table-cell>
          <table:table-cell office:value-type="float" office:value="20.9065" calcext:value-type="float">
            <text:p>20.9065</text:p>
          </table:table-cell>
          <table:table-cell office:value-type="float" office:value="0.0990136" calcext:value-type="float">
            <text:p>0.0990136</text:p>
          </table:table-cell>
          <table:table-cell office:value-type="float" office:value="59" calcext:value-type="float">
            <text:p>59</text:p>
          </table:table-cell>
          <table:table-cell office:value-type="float" office:value="0.897817" calcext:value-type="float">
            <text:p>0.897817</text:p>
          </table:table-cell>
          <table:table-cell office:value-type="float" office:value="20.9581" calcext:value-type="float">
            <text:p>20.9581</text:p>
          </table:table-cell>
          <table:table-cell office:value-type="float" office:value="0.0990009" calcext:value-type="float">
            <text:p>0.09900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0.87614" calcext:value-type="float">
            <text:p>0.87614</text:p>
          </table:table-cell>
          <table:table-cell office:value-type="float" office:value="42.7524" calcext:value-type="float">
            <text:p>42.7524</text:p>
          </table:table-cell>
          <table:table-cell office:value-type="float" office:value="0.150507" calcext:value-type="float">
            <text:p>0.150507</text:p>
          </table:table-cell>
          <table:table-cell office:value-type="float" office:value="210" calcext:value-type="float">
            <text:p>210</text:p>
          </table:table-cell>
          <table:table-cell office:value-type="float" office:value="0.910145" calcext:value-type="float">
            <text:p>0.910145</text:p>
          </table:table-cell>
          <table:table-cell office:value-type="float" office:value="19.2356" calcext:value-type="float">
            <text:p>19.2356</text:p>
          </table:table-cell>
          <table:table-cell office:value-type="float" office:value="0.111558" calcext:value-type="float">
            <text:p>0.111558</text:p>
          </table:table-cell>
          <table:table-cell office:value-type="float" office:value="28" calcext:value-type="float">
            <text:p>28</text:p>
          </table:table-cell>
          <table:table-cell office:value-type="float" office:value="0.911034" calcext:value-type="float">
            <text:p>0.911034</text:p>
          </table:table-cell>
          <table:table-cell office:value-type="float" office:value="19.7434" calcext:value-type="float">
            <text:p>19.7434</text:p>
          </table:table-cell>
          <table:table-cell office:value-type="float" office:value="0.0980796" calcext:value-type="float">
            <text:p>0.0980796</text:p>
          </table:table-cell>
          <table:table-cell office:value-type="float" office:value="65" calcext:value-type="float">
            <text:p>65</text:p>
          </table:table-cell>
          <table:table-cell office:value-type="float" office:value="0.911453" calcext:value-type="float">
            <text:p>0.911453</text:p>
          </table:table-cell>
          <table:table-cell office:value-type="float" office:value="20.287" calcext:value-type="float">
            <text:p>20.287</text:p>
          </table:table-cell>
          <table:table-cell office:value-type="float" office:value="0.102496" calcext:value-type="float">
            <text:p>0.102496</text:p>
          </table:table-cell>
          <table:table-cell office:value-type="float" office:value="60" calcext:value-type="float">
            <text:p>60</text:p>
          </table:table-cell>
          <table:table-cell office:value-type="float" office:value="0.911066" calcext:value-type="float">
            <text:p>0.911066</text:p>
          </table:table-cell>
          <table:table-cell office:value-type="float" office:value="20.3042" calcext:value-type="float">
            <text:p>20.3042</text:p>
          </table:table-cell>
          <table:table-cell office:value-type="float" office:value="0.102429" calcext:value-type="float">
            <text:p>0.1024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0.895915" calcext:value-type="float">
            <text:p>0.895915</text:p>
          </table:table-cell>
          <table:table-cell office:value-type="float" office:value="40.7406" calcext:value-type="float">
            <text:p>40.7406</text:p>
          </table:table-cell>
          <table:table-cell office:value-type="float" office:value="0.127572" calcext:value-type="float">
            <text:p>0.127572</text:p>
          </table:table-cell>
          <table:table-cell office:value-type="float" office:value="197" calcext:value-type="float">
            <text:p>197</text:p>
          </table:table-cell>
          <table:table-cell office:value-type="float" office:value="0.909739" calcext:value-type="float">
            <text:p>0.909739</text:p>
          </table:table-cell>
          <table:table-cell office:value-type="float" office:value="18.1299" calcext:value-type="float">
            <text:p>18.1299</text:p>
          </table:table-cell>
          <table:table-cell office:value-type="float" office:value="0.105822" calcext:value-type="float">
            <text:p>0.105822</text:p>
          </table:table-cell>
          <table:table-cell office:value-type="float" office:value="31" calcext:value-type="float">
            <text:p>31</text:p>
          </table:table-cell>
          <table:table-cell office:value-type="float" office:value="0.925466" calcext:value-type="float">
            <text:p>0.925466</text:p>
          </table:table-cell>
          <table:table-cell office:value-type="float" office:value="17.1445" calcext:value-type="float">
            <text:p>17.1445</text:p>
          </table:table-cell>
          <table:table-cell office:value-type="float" office:value="0.0845549" calcext:value-type="float">
            <text:p>0.0845549</text:p>
          </table:table-cell>
          <table:table-cell office:value-type="float" office:value="67" calcext:value-type="float">
            <text:p>67</text:p>
          </table:table-cell>
          <table:table-cell office:value-type="float" office:value="0.924348" calcext:value-type="float">
            <text:p>0.924348</text:p>
          </table:table-cell>
          <table:table-cell office:value-type="float" office:value="18.0628" calcext:value-type="float">
            <text:p>18.0628</text:p>
          </table:table-cell>
          <table:table-cell office:value-type="float" office:value="0.0901865" calcext:value-type="float">
            <text:p>0.0901865</text:p>
          </table:table-cell>
          <table:table-cell office:value-type="float" office:value="61" calcext:value-type="float">
            <text:p>61</text:p>
          </table:table-cell>
          <table:table-cell office:value-type="float" office:value="0.924244" calcext:value-type="float">
            <text:p>0.924244</text:p>
          </table:table-cell>
          <table:table-cell office:value-type="float" office:value="18.0629" calcext:value-type="float">
            <text:p>18.0629</text:p>
          </table:table-cell>
          <table:table-cell office:value-type="float" office:value="0.0902346" calcext:value-type="float">
            <text:p>0.09023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0.895915" calcext:value-type="float">
            <text:p>0.895915</text:p>
          </table:table-cell>
          <table:table-cell office:value-type="float" office:value="40.7406" calcext:value-type="float">
            <text:p>40.7406</text:p>
          </table:table-cell>
          <table:table-cell office:value-type="float" office:value="0.127572" calcext:value-type="float">
            <text:p>0.127572</text:p>
          </table:table-cell>
          <table:table-cell office:value-type="float" office:value="269" calcext:value-type="float">
            <text:p>269</text:p>
          </table:table-cell>
          <table:table-cell office:value-type="float" office:value="0.91097" calcext:value-type="float">
            <text:p>0.91097</text:p>
          </table:table-cell>
          <table:table-cell office:value-type="float" office:value="17.8768" calcext:value-type="float">
            <text:p>17.8768</text:p>
          </table:table-cell>
          <table:table-cell office:value-type="float" office:value="0.10449" calcext:value-type="float">
            <text:p>0.10449</text:p>
          </table:table-cell>
          <table:table-cell office:value-type="float" office:value="35" calcext:value-type="float">
            <text:p>35</text:p>
          </table:table-cell>
          <table:table-cell office:value-type="float" office:value="0.925466" calcext:value-type="float">
            <text:p>0.925466</text:p>
          </table:table-cell>
          <table:table-cell office:value-type="float" office:value="17.0965" calcext:value-type="float">
            <text:p>17.0965</text:p>
          </table:table-cell>
          <table:table-cell office:value-type="float" office:value="0.0844231" calcext:value-type="float">
            <text:p>0.0844231</text:p>
          </table:table-cell>
          <table:table-cell office:value-type="float" office:value="66" calcext:value-type="float">
            <text:p>66</text:p>
          </table:table-cell>
          <table:table-cell office:value-type="float" office:value="0.924303" calcext:value-type="float">
            <text:p>0.924303</text:p>
          </table:table-cell>
          <table:table-cell office:value-type="float" office:value="17.8659" calcext:value-type="float">
            <text:p>17.8659</text:p>
          </table:table-cell>
          <table:table-cell office:value-type="float" office:value="0.0887432" calcext:value-type="float">
            <text:p>0.0887432</text:p>
          </table:table-cell>
          <table:table-cell office:value-type="float" office:value="66" calcext:value-type="float">
            <text:p>66</text:p>
          </table:table-cell>
          <table:table-cell office:value-type="float" office:value="0.92415" calcext:value-type="float">
            <text:p>0.92415</text:p>
          </table:table-cell>
          <table:table-cell office:value-type="float" office:value="17.8514" calcext:value-type="float">
            <text:p>17.8514</text:p>
          </table:table-cell>
          <table:table-cell office:value-type="float" office:value="0.0886871" calcext:value-type="float">
            <text:p>0.08868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0.897454" calcext:value-type="float">
            <text:p>0.897454</text:p>
          </table:table-cell>
          <table:table-cell office:value-type="float" office:value="44.7096" calcext:value-type="float">
            <text:p>44.7096</text:p>
          </table:table-cell>
          <table:table-cell office:value-type="float" office:value="0.143132" calcext:value-type="float">
            <text:p>0.143132</text:p>
          </table:table-cell>
          <table:table-cell office:value-type="float" office:value="184" calcext:value-type="float">
            <text:p>184</text:p>
          </table:table-cell>
          <table:table-cell office:value-type="float" office:value="0.906275" calcext:value-type="float">
            <text:p>0.906275</text:p>
          </table:table-cell>
          <table:table-cell office:value-type="float" office:value="22.1048" calcext:value-type="float">
            <text:p>22.1048</text:p>
          </table:table-cell>
          <table:table-cell office:value-type="float" office:value="0.119607" calcext:value-type="float">
            <text:p>0.119607</text:p>
          </table:table-cell>
          <table:table-cell office:value-type="float" office:value="29" calcext:value-type="float">
            <text:p>29</text:p>
          </table:table-cell>
          <table:table-cell office:value-type="float" office:value="0.916255" calcext:value-type="float">
            <text:p>0.916255</text:p>
          </table:table-cell>
          <table:table-cell office:value-type="float" office:value="22.9493" calcext:value-type="float">
            <text:p>22.9493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71" calcext:value-type="float">
            <text:p>71</text:p>
          </table:table-cell>
          <table:table-cell office:value-type="float" office:value="0.9164" calcext:value-type="float">
            <text:p>0.9164</text:p>
          </table:table-cell>
          <table:table-cell office:value-type="float" office:value="22.8865" calcext:value-type="float">
            <text:p>22.8865</text:p>
          </table:table-cell>
          <table:table-cell office:value-type="float" office:value="0.105225" calcext:value-type="float">
            <text:p>0.105225</text:p>
          </table:table-cell>
          <table:table-cell office:value-type="float" office:value="61" calcext:value-type="float">
            <text:p>61</text:p>
          </table:table-cell>
          <table:table-cell office:value-type="float" office:value="0.916288" calcext:value-type="float">
            <text:p>0.916288</text:p>
          </table:table-cell>
          <table:table-cell office:value-type="float" office:value="22.8823" calcext:value-type="float">
            <text:p>22.8823</text:p>
          </table:table-cell>
          <table:table-cell office:value-type="float" office:value="0.105162" calcext:value-type="float">
            <text:p>0.10516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0.896057" calcext:value-type="float">
            <text:p>0.896057</text:p>
          </table:table-cell>
          <table:table-cell office:value-type="float" office:value="45.7893" calcext:value-type="float">
            <text:p>45.7893</text:p>
          </table:table-cell>
          <table:table-cell office:value-type="float" office:value="0.142249" calcext:value-type="float">
            <text:p>0.142249</text:p>
          </table:table-cell>
          <table:table-cell office:value-type="float" office:value="198" calcext:value-type="float">
            <text:p>198</text:p>
          </table:table-cell>
          <table:table-cell office:value-type="float" office:value="0.903707" calcext:value-type="float">
            <text:p>0.903707</text:p>
          </table:table-cell>
          <table:table-cell office:value-type="float" office:value="23.6917" calcext:value-type="float">
            <text:p>23.6917</text:p>
          </table:table-cell>
          <table:table-cell office:value-type="float" office:value="0.12512" calcext:value-type="float">
            <text:p>0.12512</text:p>
          </table:table-cell>
          <table:table-cell office:value-type="float" office:value="28" calcext:value-type="float">
            <text:p>28</text:p>
          </table:table-cell>
          <table:table-cell office:value-type="float" office:value="0.909462" calcext:value-type="float">
            <text:p>0.909462</text:p>
          </table:table-cell>
          <table:table-cell office:value-type="float" office:value="24.6224" calcext:value-type="float">
            <text:p>24.6224</text:p>
          </table:table-cell>
          <table:table-cell office:value-type="float" office:value="0.108004" calcext:value-type="float">
            <text:p>0.108004</text:p>
          </table:table-cell>
          <table:table-cell office:value-type="float" office:value="71" calcext:value-type="float">
            <text:p>71</text:p>
          </table:table-cell>
          <table:table-cell office:value-type="float" office:value="0.912087" calcext:value-type="float">
            <text:p>0.912087</text:p>
          </table:table-cell>
          <table:table-cell office:value-type="float" office:value="24.7031" calcext:value-type="float">
            <text:p>24.7031</text:p>
          </table:table-cell>
          <table:table-cell office:value-type="float" office:value="0.109894" calcext:value-type="float">
            <text:p>0.109894</text:p>
          </table:table-cell>
          <table:table-cell office:value-type="float" office:value="60" calcext:value-type="float">
            <text:p>60</text:p>
          </table:table-cell>
          <table:table-cell office:value-type="float" office:value="0.912032" calcext:value-type="float">
            <text:p>0.912032</text:p>
          </table:table-cell>
          <table:table-cell office:value-type="float" office:value="24.6953" calcext:value-type="float">
            <text:p>24.6953</text:p>
          </table:table-cell>
          <table:table-cell office:value-type="float" office:value="0.109912" calcext:value-type="float">
            <text:p>0.1099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0.878967" calcext:value-type="float">
            <text:p>0.878967</text:p>
          </table:table-cell>
          <table:table-cell office:value-type="float" office:value="62.3505" calcext:value-type="float">
            <text:p>62.3505</text:p>
          </table:table-cell>
          <table:table-cell office:value-type="float" office:value="0.154943" calcext:value-type="float">
            <text:p>0.154943</text:p>
          </table:table-cell>
          <table:table-cell office:value-type="float" office:value="212" calcext:value-type="float">
            <text:p>212</text:p>
          </table:table-cell>
          <table:table-cell office:value-type="float" office:value="0.88905" calcext:value-type="float">
            <text:p>0.88905</text:p>
          </table:table-cell>
          <table:table-cell office:value-type="float" office:value="33.5677" calcext:value-type="float">
            <text:p>33.5677</text:p>
          </table:table-cell>
          <table:table-cell office:value-type="float" office:value="0.132026" calcext:value-type="float">
            <text:p>0.132026</text:p>
          </table:table-cell>
          <table:table-cell office:value-type="float" office:value="29" calcext:value-type="float">
            <text:p>29</text:p>
          </table:table-cell>
          <table:table-cell office:value-type="float" office:value="0.893959" calcext:value-type="float">
            <text:p>0.893959</text:p>
          </table:table-cell>
          <table:table-cell office:value-type="float" office:value="34.2963" calcext:value-type="float">
            <text:p>34.2963</text:p>
          </table:table-cell>
          <table:table-cell office:value-type="float" office:value="0.117928" calcext:value-type="float">
            <text:p>0.117928</text:p>
          </table:table-cell>
          <table:table-cell office:value-type="float" office:value="66" calcext:value-type="float">
            <text:p>66</text:p>
          </table:table-cell>
          <table:table-cell office:value-type="float" office:value="0.896392" calcext:value-type="float">
            <text:p>0.896392</text:p>
          </table:table-cell>
          <table:table-cell office:value-type="float" office:value="34.8681" calcext:value-type="float">
            <text:p>34.8681</text:p>
          </table:table-cell>
          <table:table-cell office:value-type="float" office:value="0.122397" calcext:value-type="float">
            <text:p>0.122397</text:p>
          </table:table-cell>
          <table:table-cell office:value-type="float" office:value="59" calcext:value-type="float">
            <text:p>59</text:p>
          </table:table-cell>
          <table:table-cell office:value-type="float" office:value="0.896169" calcext:value-type="float">
            <text:p>0.896169</text:p>
          </table:table-cell>
          <table:table-cell office:value-type="float" office:value="34.8532" calcext:value-type="float">
            <text:p>34.8532</text:p>
          </table:table-cell>
          <table:table-cell office:value-type="float" office:value="0.12228" calcext:value-type="float">
            <text:p>0.122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0.878967" calcext:value-type="float">
            <text:p>0.878967</text:p>
          </table:table-cell>
          <table:table-cell office:value-type="float" office:value="62.3505" calcext:value-type="float">
            <text:p>62.3505</text:p>
          </table:table-cell>
          <table:table-cell office:value-type="float" office:value="0.154943" calcext:value-type="float">
            <text:p>0.154943</text:p>
          </table:table-cell>
          <table:table-cell office:value-type="float" office:value="194" calcext:value-type="float">
            <text:p>194</text:p>
          </table:table-cell>
          <table:table-cell office:value-type="float" office:value="0.887762" calcext:value-type="float">
            <text:p>0.887762</text:p>
          </table:table-cell>
          <table:table-cell office:value-type="float" office:value="33.9051" calcext:value-type="float">
            <text:p>33.9051</text:p>
          </table:table-cell>
          <table:table-cell office:value-type="float" office:value="0.131645" calcext:value-type="float">
            <text:p>0.131645</text:p>
          </table:table-cell>
          <table:table-cell office:value-type="float" office:value="29" calcext:value-type="float">
            <text:p>29</text:p>
          </table:table-cell>
          <table:table-cell office:value-type="float" office:value="0.894252" calcext:value-type="float">
            <text:p>0.894252</text:p>
          </table:table-cell>
          <table:table-cell office:value-type="float" office:value="34.0971" calcext:value-type="float">
            <text:p>34.0971</text:p>
          </table:table-cell>
          <table:table-cell office:value-type="float" office:value="0.117311" calcext:value-type="float">
            <text:p>0.117311</text:p>
          </table:table-cell>
          <table:table-cell office:value-type="float" office:value="64" calcext:value-type="float">
            <text:p>64</text:p>
          </table:table-cell>
          <table:table-cell office:value-type="float" office:value="0.896448" calcext:value-type="float">
            <text:p>0.896448</text:p>
          </table:table-cell>
          <table:table-cell office:value-type="float" office:value="35.1498" calcext:value-type="float">
            <text:p>35.1498</text:p>
          </table:table-cell>
          <table:table-cell office:value-type="float" office:value="0.122982" calcext:value-type="float">
            <text:p>0.122982</text:p>
          </table:table-cell>
          <table:table-cell office:value-type="float" office:value="60" calcext:value-type="float">
            <text:p>60</text:p>
          </table:table-cell>
          <table:table-cell office:value-type="float" office:value="0.896383" calcext:value-type="float">
            <text:p>0.896383</text:p>
          </table:table-cell>
          <table:table-cell office:value-type="float" office:value="35.1157" calcext:value-type="float">
            <text:p>35.1157</text:p>
          </table:table-cell>
          <table:table-cell office:value-type="float" office:value="0.122883" calcext:value-type="float">
            <text:p>0.1228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0.879639" calcext:value-type="float">
            <text:p>0.879639</text:p>
          </table:table-cell>
          <table:table-cell office:value-type="float" office:value="61.5689" calcext:value-type="float">
            <text:p>61.5689</text:p>
          </table:table-cell>
          <table:table-cell office:value-type="float" office:value="0.151721" calcext:value-type="float">
            <text:p>0.151721</text:p>
          </table:table-cell>
          <table:table-cell office:value-type="float" office:value="217" calcext:value-type="float">
            <text:p>217</text:p>
          </table:table-cell>
          <table:table-cell office:value-type="float" office:value="0.889145" calcext:value-type="float">
            <text:p>0.889145</text:p>
          </table:table-cell>
          <table:table-cell office:value-type="float" office:value="29.754" calcext:value-type="float">
            <text:p>29.754</text:p>
          </table:table-cell>
          <table:table-cell office:value-type="float" office:value="0.123515" calcext:value-type="float">
            <text:p>0.123515</text:p>
          </table:table-cell>
          <table:table-cell office:value-type="float" office:value="31" calcext:value-type="float">
            <text:p>31</text:p>
          </table:table-cell>
          <table:table-cell office:value-type="float" office:value="0.892441" calcext:value-type="float">
            <text:p>0.892441</text:p>
          </table:table-cell>
          <table:table-cell office:value-type="float" office:value="31.2287" calcext:value-type="float">
            <text:p>31.2287</text:p>
          </table:table-cell>
          <table:table-cell office:value-type="float" office:value="0.109167" calcext:value-type="float">
            <text:p>0.109167</text:p>
          </table:table-cell>
          <table:table-cell office:value-type="float" office:value="65" calcext:value-type="float">
            <text:p>65</text:p>
          </table:table-cell>
          <table:table-cell office:value-type="float" office:value="0.895829" calcext:value-type="float">
            <text:p>0.895829</text:p>
          </table:table-cell>
          <table:table-cell office:value-type="float" office:value="31.1713" calcext:value-type="float">
            <text:p>31.1713</text:p>
          </table:table-cell>
          <table:table-cell office:value-type="float" office:value="0.112539" calcext:value-type="float">
            <text:p>0.112539</text:p>
          </table:table-cell>
          <table:table-cell office:value-type="float" office:value="61" calcext:value-type="float">
            <text:p>61</text:p>
          </table:table-cell>
          <table:table-cell office:value-type="float" office:value="0.89558" calcext:value-type="float">
            <text:p>0.89558</text:p>
          </table:table-cell>
          <table:table-cell office:value-type="float" office:value="31.2144" calcext:value-type="float">
            <text:p>31.2144</text:p>
          </table:table-cell>
          <table:table-cell office:value-type="float" office:value="0.112635" calcext:value-type="float">
            <text:p>0.11263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0.872066" calcext:value-type="float">
            <text:p>0.872066</text:p>
          </table:table-cell>
          <table:table-cell office:value-type="float" office:value="66.2419" calcext:value-type="float">
            <text:p>66.2419</text:p>
          </table:table-cell>
          <table:table-cell office:value-type="float" office:value="0.158434" calcext:value-type="float">
            <text:p>0.158434</text:p>
          </table:table-cell>
          <table:table-cell office:value-type="float" office:value="207" calcext:value-type="float">
            <text:p>207</text:p>
          </table:table-cell>
          <table:table-cell office:value-type="float" office:value="0.877305" calcext:value-type="float">
            <text:p>0.877305</text:p>
          </table:table-cell>
          <table:table-cell office:value-type="float" office:value="37.3023" calcext:value-type="float">
            <text:p>37.3023</text:p>
          </table:table-cell>
          <table:table-cell office:value-type="float" office:value="0.141466" calcext:value-type="float">
            <text:p>0.141466</text:p>
          </table:table-cell>
          <table:table-cell office:value-type="float" office:value="31" calcext:value-type="float">
            <text:p>31</text:p>
          </table:table-cell>
          <table:table-cell office:value-type="float" office:value="0.875077" calcext:value-type="float">
            <text:p>0.875077</text:p>
          </table:table-cell>
          <table:table-cell office:value-type="float" office:value="38.4785" calcext:value-type="float">
            <text:p>38.4785</text:p>
          </table:table-cell>
          <table:table-cell office:value-type="float" office:value="0.127313" calcext:value-type="float">
            <text:p>0.127313</text:p>
          </table:table-cell>
          <table:table-cell office:value-type="float" office:value="68" calcext:value-type="float">
            <text:p>68</text:p>
          </table:table-cell>
          <table:table-cell office:value-type="float" office:value="0.879497" calcext:value-type="float">
            <text:p>0.879497</text:p>
          </table:table-cell>
          <table:table-cell office:value-type="float" office:value="37.5551" calcext:value-type="float">
            <text:p>37.5551</text:p>
          </table:table-cell>
          <table:table-cell office:value-type="float" office:value="0.128738" calcext:value-type="float">
            <text:p>0.128738</text:p>
          </table:table-cell>
          <table:table-cell office:value-type="float" office:value="60" calcext:value-type="float">
            <text:p>60</text:p>
          </table:table-cell>
          <table:table-cell office:value-type="float" office:value="0.879085" calcext:value-type="float">
            <text:p>0.879085</text:p>
          </table:table-cell>
          <table:table-cell office:value-type="float" office:value="37.7074" calcext:value-type="float">
            <text:p>37.7074</text:p>
          </table:table-cell>
          <table:table-cell office:value-type="float" office:value="0.128878" calcext:value-type="float">
            <text:p>0.1288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0.862162" calcext:value-type="float">
            <text:p>0.862162</text:p>
          </table:table-cell>
          <table:table-cell office:value-type="float" office:value="72.1213" calcext:value-type="float">
            <text:p>72.1213</text:p>
          </table:table-cell>
          <table:table-cell office:value-type="float" office:value="0.164768" calcext:value-type="float">
            <text:p>0.164768</text:p>
          </table:table-cell>
          <table:table-cell office:value-type="float" office:value="216" calcext:value-type="float">
            <text:p>216</text:p>
          </table:table-cell>
          <table:table-cell office:value-type="float" office:value="0.874763" calcext:value-type="float">
            <text:p>0.874763</text:p>
          </table:table-cell>
          <table:table-cell office:value-type="float" office:value="35.7492" calcext:value-type="float">
            <text:p>35.7492</text:p>
          </table:table-cell>
          <table:table-cell office:value-type="float" office:value="0.135391" calcext:value-type="float">
            <text:p>0.135391</text:p>
          </table:table-cell>
          <table:table-cell office:value-type="float" office:value="27" calcext:value-type="float">
            <text:p>27</text:p>
          </table:table-cell>
          <table:table-cell office:value-type="float" office:value="0.874779" calcext:value-type="float">
            <text:p>0.874779</text:p>
          </table:table-cell>
          <table:table-cell office:value-type="float" office:value="40.2091" calcext:value-type="float">
            <text:p>40.2091</text:p>
          </table:table-cell>
          <table:table-cell office:value-type="float" office:value="0.125861" calcext:value-type="float">
            <text:p>0.125861</text:p>
          </table:table-cell>
          <table:table-cell office:value-type="float" office:value="63" calcext:value-type="float">
            <text:p>63</text:p>
          </table:table-cell>
          <table:table-cell office:value-type="float" office:value="0.878581" calcext:value-type="float">
            <text:p>0.878581</text:p>
          </table:table-cell>
          <table:table-cell office:value-type="float" office:value="38.557" calcext:value-type="float">
            <text:p>38.557</text:p>
          </table:table-cell>
          <table:table-cell office:value-type="float" office:value="0.127231" calcext:value-type="float">
            <text:p>0.127231</text:p>
          </table:table-cell>
          <table:table-cell office:value-type="float" office:value="65" calcext:value-type="float">
            <text:p>65</text:p>
          </table:table-cell>
          <table:table-cell office:value-type="float" office:value="0.878484" calcext:value-type="float">
            <text:p>0.878484</text:p>
          </table:table-cell>
          <table:table-cell office:value-type="float" office:value="38.4331" calcext:value-type="float">
            <text:p>38.4331</text:p>
          </table:table-cell>
          <table:table-cell office:value-type="float" office:value="0.126646" calcext:value-type="float">
            <text:p>0.1266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0.872883" calcext:value-type="float">
            <text:p>0.872883</text:p>
          </table:table-cell>
          <table:table-cell office:value-type="float" office:value="86.2747" calcext:value-type="float">
            <text:p>86.2747</text:p>
          </table:table-cell>
          <table:table-cell office:value-type="float" office:value="0.183712" calcext:value-type="float">
            <text:p>0.183712</text:p>
          </table:table-cell>
          <table:table-cell office:value-type="float" office:value="207" calcext:value-type="float">
            <text:p>207</text:p>
          </table:table-cell>
          <table:table-cell office:value-type="float" office:value="0.886201" calcext:value-type="float">
            <text:p>0.886201</text:p>
          </table:table-cell>
          <table:table-cell office:value-type="float" office:value="52.1147" calcext:value-type="float">
            <text:p>52.1147</text:p>
          </table:table-cell>
          <table:table-cell office:value-type="float" office:value="0.158468" calcext:value-type="float">
            <text:p>0.158468</text:p>
          </table:table-cell>
          <table:table-cell office:value-type="float" office:value="27" calcext:value-type="float">
            <text:p>27</text:p>
          </table:table-cell>
          <table:table-cell office:value-type="float" office:value="0.883237" calcext:value-type="float">
            <text:p>0.883237</text:p>
          </table:table-cell>
          <table:table-cell office:value-type="float" office:value="58.967" calcext:value-type="float">
            <text:p>58.967</text:p>
          </table:table-cell>
          <table:table-cell office:value-type="float" office:value="0.148881" calcext:value-type="float">
            <text:p>0.148881</text:p>
          </table:table-cell>
          <table:table-cell office:value-type="float" office:value="65" calcext:value-type="float">
            <text:p>65</text:p>
          </table:table-cell>
          <table:table-cell office:value-type="float" office:value="0.887467" calcext:value-type="float">
            <text:p>0.887467</text:p>
          </table:table-cell>
          <table:table-cell office:value-type="float" office:value="54.7145" calcext:value-type="float">
            <text:p>54.7145</text:p>
          </table:table-cell>
          <table:table-cell office:value-type="float" office:value="0.147153" calcext:value-type="float">
            <text:p>0.147153</text:p>
          </table:table-cell>
          <table:table-cell office:value-type="float" office:value="63" calcext:value-type="float">
            <text:p>63</text:p>
          </table:table-cell>
          <table:table-cell office:value-type="float" office:value="0.887156" calcext:value-type="float">
            <text:p>0.887156</text:p>
          </table:table-cell>
          <table:table-cell office:value-type="float" office:value="54.5118" calcext:value-type="float">
            <text:p>54.5118</text:p>
          </table:table-cell>
          <table:table-cell office:value-type="float" office:value="0.146512" calcext:value-type="float">
            <text:p>0.1465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0.873505" calcext:value-type="float">
            <text:p>0.873505</text:p>
          </table:table-cell>
          <table:table-cell office:value-type="float" office:value="98.39" calcext:value-type="float">
            <text:p>98.39</text:p>
          </table:table-cell>
          <table:table-cell office:value-type="float" office:value="0.189107" calcext:value-type="float">
            <text:p>0.189107</text:p>
          </table:table-cell>
          <table:table-cell office:value-type="float" office:value="213" calcext:value-type="float">
            <text:p>213</text:p>
          </table:table-cell>
          <table:table-cell office:value-type="float" office:value="0.879253" calcext:value-type="float">
            <text:p>0.879253</text:p>
          </table:table-cell>
          <table:table-cell office:value-type="float" office:value="56.3485" calcext:value-type="float">
            <text:p>56.3485</text:p>
          </table:table-cell>
          <table:table-cell office:value-type="float" office:value="0.170768" calcext:value-type="float">
            <text:p>0.170768</text:p>
          </table:table-cell>
          <table:table-cell office:value-type="float" office:value="29" calcext:value-type="float">
            <text:p>29</text:p>
          </table:table-cell>
          <table:table-cell office:value-type="float" office:value="0.889721" calcext:value-type="float">
            <text:p>0.889721</text:p>
          </table:table-cell>
          <table:table-cell office:value-type="float" office:value="61.9171" calcext:value-type="float">
            <text:p>61.9171</text:p>
          </table:table-cell>
          <table:table-cell office:value-type="float" office:value="0.153738" calcext:value-type="float">
            <text:p>0.153738</text:p>
          </table:table-cell>
          <table:table-cell office:value-type="float" office:value="64" calcext:value-type="float">
            <text:p>64</text:p>
          </table:table-cell>
          <table:table-cell office:value-type="float" office:value="0.887342" calcext:value-type="float">
            <text:p>0.887342</text:p>
          </table:table-cell>
          <table:table-cell office:value-type="float" office:value="56.5937" calcext:value-type="float">
            <text:p>56.5937</text:p>
          </table:table-cell>
          <table:table-cell office:value-type="float" office:value="0.152469" calcext:value-type="float">
            <text:p>0.152469</text:p>
          </table:table-cell>
          <table:table-cell office:value-type="float" office:value="62" calcext:value-type="float">
            <text:p>62</text:p>
          </table:table-cell>
          <table:table-cell office:value-type="float" office:value="0.887271" calcext:value-type="float">
            <text:p>0.887271</text:p>
          </table:table-cell>
          <table:table-cell office:value-type="float" office:value="56.9452" calcext:value-type="float">
            <text:p>56.9452</text:p>
          </table:table-cell>
          <table:table-cell office:value-type="float" office:value="0.152646" calcext:value-type="float">
            <text:p>0.15264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0.875104" calcext:value-type="float">
            <text:p>0.875104</text:p>
          </table:table-cell>
          <table:table-cell office:value-type="float" office:value="117.399" calcext:value-type="float">
            <text:p>117.399</text:p>
          </table:table-cell>
          <table:table-cell office:value-type="float" office:value="0.227412" calcext:value-type="float">
            <text:p>0.227412</text:p>
          </table:table-cell>
          <table:table-cell office:value-type="float" office:value="208" calcext:value-type="float">
            <text:p>208</text:p>
          </table:table-cell>
          <table:table-cell office:value-type="float" office:value="0.875181" calcext:value-type="float">
            <text:p>0.875181</text:p>
          </table:table-cell>
          <table:table-cell office:value-type="float" office:value="102.354" calcext:value-type="float">
            <text:p>102.354</text:p>
          </table:table-cell>
          <table:table-cell office:value-type="float" office:value="0.235937" calcext:value-type="float">
            <text:p>0.235937</text:p>
          </table:table-cell>
          <table:table-cell office:value-type="float" office:value="27" calcext:value-type="float">
            <text:p>27</text:p>
          </table:table-cell>
          <table:table-cell office:value-type="float" office:value="0.885885" calcext:value-type="float">
            <text:p>0.885885</text:p>
          </table:table-cell>
          <table:table-cell office:value-type="float" office:value="103.623" calcext:value-type="float">
            <text:p>103.623</text:p>
          </table:table-cell>
          <table:table-cell office:value-type="float" office:value="0.216645" calcext:value-type="float">
            <text:p>0.216645</text:p>
          </table:table-cell>
          <table:table-cell office:value-type="float" office:value="63" calcext:value-type="float">
            <text:p>63</text:p>
          </table:table-cell>
          <table:table-cell office:value-type="float" office:value="0.883949" calcext:value-type="float">
            <text:p>0.883949</text:p>
          </table:table-cell>
          <table:table-cell office:value-type="float" office:value="101.28" calcext:value-type="float">
            <text:p>101.28</text:p>
          </table:table-cell>
          <table:table-cell office:value-type="float" office:value="0.217338" calcext:value-type="float">
            <text:p>0.217338</text:p>
          </table:table-cell>
          <table:table-cell office:value-type="float" office:value="65" calcext:value-type="float">
            <text:p>65</text:p>
          </table:table-cell>
          <table:table-cell office:value-type="float" office:value="0.884129" calcext:value-type="float">
            <text:p>0.884129</text:p>
          </table:table-cell>
          <table:table-cell office:value-type="float" office:value="100.977" calcext:value-type="float">
            <text:p>100.977</text:p>
          </table:table-cell>
          <table:table-cell office:value-type="float" office:value="0.216772" calcext:value-type="float">
            <text:p>0.21677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0.867407" calcext:value-type="float">
            <text:p>0.867407</text:p>
          </table:table-cell>
          <table:table-cell office:value-type="float" office:value="117.91" calcext:value-type="float">
            <text:p>117.91</text:p>
          </table:table-cell>
          <table:table-cell office:value-type="float" office:value="0.223664" calcext:value-type="float">
            <text:p>0.223664</text:p>
          </table:table-cell>
          <table:table-cell office:value-type="float" office:value="211" calcext:value-type="float">
            <text:p>211</text:p>
          </table:table-cell>
          <table:table-cell office:value-type="float" office:value="0.858829" calcext:value-type="float">
            <text:p>0.858829</text:p>
          </table:table-cell>
          <table:table-cell office:value-type="float" office:value="63.5498" calcext:value-type="float">
            <text:p>63.5498</text:p>
          </table:table-cell>
          <table:table-cell office:value-type="float" office:value="0.197231" calcext:value-type="float">
            <text:p>0.197231</text:p>
          </table:table-cell>
          <table:table-cell office:value-type="float" office:value="28" calcext:value-type="float">
            <text:p>28</text:p>
          </table:table-cell>
          <table:table-cell office:value-type="float" office:value="0.871758" calcext:value-type="float">
            <text:p>0.871758</text:p>
          </table:table-cell>
          <table:table-cell office:value-type="float" office:value="65.9324" calcext:value-type="float">
            <text:p>65.9324</text:p>
          </table:table-cell>
          <table:table-cell office:value-type="float" office:value="0.169345" calcext:value-type="float">
            <text:p>0.169345</text:p>
          </table:table-cell>
          <table:table-cell office:value-type="float" office:value="66" calcext:value-type="float">
            <text:p>66</text:p>
          </table:table-cell>
          <table:table-cell office:value-type="float" office:value="0.872826" calcext:value-type="float">
            <text:p>0.872826</text:p>
          </table:table-cell>
          <table:table-cell office:value-type="float" office:value="64.3111" calcext:value-type="float">
            <text:p>64.3111</text:p>
          </table:table-cell>
          <table:table-cell office:value-type="float" office:value="0.176619" calcext:value-type="float">
            <text:p>0.176619</text:p>
          </table:table-cell>
          <table:table-cell office:value-type="float" office:value="57" calcext:value-type="float">
            <text:p>57</text:p>
          </table:table-cell>
          <table:table-cell office:value-type="float" office:value="0.873282" calcext:value-type="float">
            <text:p>0.873282</text:p>
          </table:table-cell>
          <table:table-cell office:value-type="float" office:value="63.3474" calcext:value-type="float">
            <text:p>63.3474</text:p>
          </table:table-cell>
          <table:table-cell office:value-type="float" office:value="0.174509" calcext:value-type="float">
            <text:p>0.1745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.866607" calcext:value-type="float">
            <text:p>0.866607</text:p>
          </table:table-cell>
          <table:table-cell office:value-type="float" office:value="139.73" calcext:value-type="float">
            <text:p>139.73</text:p>
          </table:table-cell>
          <table:table-cell office:value-type="float" office:value="0.23231" calcext:value-type="float">
            <text:p>0.23231</text:p>
          </table:table-cell>
          <table:table-cell office:value-type="float" office:value="222" calcext:value-type="float">
            <text:p>222</text:p>
          </table:table-cell>
          <table:table-cell office:value-type="float" office:value="0.858982" calcext:value-type="float">
            <text:p>0.858982</text:p>
          </table:table-cell>
          <table:table-cell office:value-type="float" office:value="73.7992" calcext:value-type="float">
            <text:p>73.7992</text:p>
          </table:table-cell>
          <table:table-cell office:value-type="float" office:value="0.20442" calcext:value-type="float">
            <text:p>0.20442</text:p>
          </table:table-cell>
          <table:table-cell office:value-type="float" office:value="27" calcext:value-type="float">
            <text:p>27</text:p>
          </table:table-cell>
          <table:table-cell office:value-type="float" office:value="0.877197" calcext:value-type="float">
            <text:p>0.877197</text:p>
          </table:table-cell>
          <table:table-cell office:value-type="float" office:value="75.4044" calcext:value-type="float">
            <text:p>75.4044</text:p>
          </table:table-cell>
          <table:table-cell office:value-type="float" office:value="0.171187" calcext:value-type="float">
            <text:p>0.171187</text:p>
          </table:table-cell>
          <table:table-cell office:value-type="float" office:value="73" calcext:value-type="float">
            <text:p>73</text:p>
          </table:table-cell>
          <table:table-cell office:value-type="float" office:value="0.876316" calcext:value-type="float">
            <text:p>0.876316</text:p>
          </table:table-cell>
          <table:table-cell office:value-type="float" office:value="70.791" calcext:value-type="float">
            <text:p>70.791</text:p>
          </table:table-cell>
          <table:table-cell office:value-type="float" office:value="0.173965" calcext:value-type="float">
            <text:p>0.173965</text:p>
          </table:table-cell>
          <table:table-cell office:value-type="float" office:value="60" calcext:value-type="float">
            <text:p>60</text:p>
          </table:table-cell>
          <table:table-cell office:value-type="float" office:value="0.876503" calcext:value-type="float">
            <text:p>0.876503</text:p>
          </table:table-cell>
          <table:table-cell office:value-type="float" office:value="70.7551" calcext:value-type="float">
            <text:p>70.7551</text:p>
          </table:table-cell>
          <table:table-cell office:value-type="float" office:value="0.173922" calcext:value-type="float">
            <text:p>0.1739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0.862966" calcext:value-type="float">
            <text:p>0.862966</text:p>
          </table:table-cell>
          <table:table-cell office:value-type="float" office:value="121.383" calcext:value-type="float">
            <text:p>121.383</text:p>
          </table:table-cell>
          <table:table-cell office:value-type="float" office:value="0.221649" calcext:value-type="float">
            <text:p>0.221649</text:p>
          </table:table-cell>
          <table:table-cell office:value-type="float" office:value="208" calcext:value-type="float">
            <text:p>208</text:p>
          </table:table-cell>
          <table:table-cell office:value-type="float" office:value="0.858759" calcext:value-type="float">
            <text:p>0.858759</text:p>
          </table:table-cell>
          <table:table-cell office:value-type="float" office:value="62.569" calcext:value-type="float">
            <text:p>62.569</text:p>
          </table:table-cell>
          <table:table-cell office:value-type="float" office:value="0.196953" calcext:value-type="float">
            <text:p>0.196953</text:p>
          </table:table-cell>
          <table:table-cell office:value-type="float" office:value="31" calcext:value-type="float">
            <text:p>31</text:p>
          </table:table-cell>
          <table:table-cell office:value-type="float" office:value="0.877704" calcext:value-type="float">
            <text:p>0.877704</text:p>
          </table:table-cell>
          <table:table-cell office:value-type="float" office:value="66.3499" calcext:value-type="float">
            <text:p>66.3499</text:p>
          </table:table-cell>
          <table:table-cell office:value-type="float" office:value="0.169632" calcext:value-type="float">
            <text:p>0.169632</text:p>
          </table:table-cell>
          <table:table-cell office:value-type="float" office:value="62" calcext:value-type="float">
            <text:p>62</text:p>
          </table:table-cell>
          <table:table-cell office:value-type="float" office:value="0.87406" calcext:value-type="float">
            <text:p>0.87406</text:p>
          </table:table-cell>
          <table:table-cell office:value-type="float" office:value="62.1033" calcext:value-type="float">
            <text:p>62.1033</text:p>
          </table:table-cell>
          <table:table-cell office:value-type="float" office:value="0.172786" calcext:value-type="float">
            <text:p>0.172786</text:p>
          </table:table-cell>
          <table:table-cell office:value-type="float" office:value="70" calcext:value-type="float">
            <text:p>70</text:p>
          </table:table-cell>
          <table:table-cell office:value-type="float" office:value="0.873999" calcext:value-type="float">
            <text:p>0.873999</text:p>
          </table:table-cell>
          <table:table-cell office:value-type="float" office:value="62.2745" calcext:value-type="float">
            <text:p>62.2745</text:p>
          </table:table-cell>
          <table:table-cell office:value-type="float" office:value="0.173483" calcext:value-type="float">
            <text:p>0.17348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0.87216" calcext:value-type="float">
            <text:p>0.87216</text:p>
          </table:table-cell>
          <table:table-cell office:value-type="float" office:value="603.86" calcext:value-type="float">
            <text:p>603.86</text:p>
          </table:table-cell>
          <table:table-cell office:value-type="float" office:value="0.228032" calcext:value-type="float">
            <text:p>0.228032</text:p>
          </table:table-cell>
          <table:table-cell office:value-type="float" office:value="270" calcext:value-type="float">
            <text:p>270</text:p>
          </table:table-cell>
          <table:table-cell office:value-type="float" office:value="0.85334" calcext:value-type="float">
            <text:p>0.85334</text:p>
          </table:table-cell>
          <table:table-cell office:value-type="float" office:value="129.85" calcext:value-type="float">
            <text:p>129.85</text:p>
          </table:table-cell>
          <table:table-cell office:value-type="float" office:value="0.223684" calcext:value-type="float">
            <text:p>0.223684</text:p>
          </table:table-cell>
          <table:table-cell office:value-type="float" office:value="26" calcext:value-type="float">
            <text:p>26</text:p>
          </table:table-cell>
          <table:table-cell office:value-type="float" office:value="0.878978" calcext:value-type="float">
            <text:p>0.878978</text:p>
          </table:table-cell>
          <table:table-cell office:value-type="float" office:value="169.566" calcext:value-type="float">
            <text:p>169.566</text:p>
          </table:table-cell>
          <table:table-cell office:value-type="float" office:value="0.203847" calcext:value-type="float">
            <text:p>0.203847</text:p>
          </table:table-cell>
          <table:table-cell office:value-type="float" office:value="65" calcext:value-type="float">
            <text:p>65</text:p>
          </table:table-cell>
          <table:table-cell office:value-type="float" office:value="0.87636" calcext:value-type="float">
            <text:p>0.87636</text:p>
          </table:table-cell>
          <table:table-cell office:value-type="float" office:value="124.21" calcext:value-type="float">
            <text:p>124.21</text:p>
          </table:table-cell>
          <table:table-cell office:value-type="float" office:value="0.198637" calcext:value-type="float">
            <text:p>0.198637</text:p>
          </table:table-cell>
          <table:table-cell office:value-type="float" office:value="58" calcext:value-type="float">
            <text:p>58</text:p>
          </table:table-cell>
          <table:table-cell office:value-type="float" office:value="0.876333" calcext:value-type="float">
            <text:p>0.876333</text:p>
          </table:table-cell>
          <table:table-cell office:value-type="float" office:value="124.26" calcext:value-type="float">
            <text:p>124.26</text:p>
          </table:table-cell>
          <table:table-cell office:value-type="float" office:value="0.19861" calcext:value-type="float">
            <text:p>0.198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0.862285" calcext:value-type="float">
            <text:p>0.862285</text:p>
          </table:table-cell>
          <table:table-cell office:value-type="float" office:value="117.467" calcext:value-type="float">
            <text:p>117.467</text:p>
          </table:table-cell>
          <table:table-cell office:value-type="float" office:value="0.205895" calcext:value-type="float">
            <text:p>0.205895</text:p>
          </table:table-cell>
          <table:table-cell office:value-type="float" office:value="296" calcext:value-type="float">
            <text:p>296</text:p>
          </table:table-cell>
          <table:table-cell office:value-type="float" office:value="0.847499" calcext:value-type="float">
            <text:p>0.847499</text:p>
          </table:table-cell>
          <table:table-cell office:value-type="float" office:value="86.3441" calcext:value-type="float">
            <text:p>86.3441</text:p>
          </table:table-cell>
          <table:table-cell office:value-type="float" office:value="0.214683" calcext:value-type="float">
            <text:p>0.214683</text:p>
          </table:table-cell>
          <table:table-cell office:value-type="float" office:value="32" calcext:value-type="float">
            <text:p>32</text:p>
          </table:table-cell>
          <table:table-cell office:value-type="float" office:value="0.872287" calcext:value-type="float">
            <text:p>0.872287</text:p>
          </table:table-cell>
          <table:table-cell office:value-type="float" office:value="93.07" calcext:value-type="float">
            <text:p>93.07</text:p>
          </table:table-cell>
          <table:table-cell office:value-type="float" office:value="0.190511" calcext:value-type="float">
            <text:p>0.190511</text:p>
          </table:table-cell>
          <table:table-cell office:value-type="float" office:value="69" calcext:value-type="float">
            <text:p>69</text:p>
          </table:table-cell>
          <table:table-cell office:value-type="float" office:value="0.876433" calcext:value-type="float">
            <text:p>0.876433</text:p>
          </table:table-cell>
          <table:table-cell office:value-type="float" office:value="81.7901" calcext:value-type="float">
            <text:p>81.7901</text:p>
          </table:table-cell>
          <table:table-cell office:value-type="float" office:value="0.181633" calcext:value-type="float">
            <text:p>0.181633</text:p>
          </table:table-cell>
          <table:table-cell office:value-type="float" office:value="61" calcext:value-type="float">
            <text:p>61</text:p>
          </table:table-cell>
          <table:table-cell office:value-type="float" office:value="0.876494" calcext:value-type="float">
            <text:p>0.876494</text:p>
          </table:table-cell>
          <table:table-cell office:value-type="float" office:value="81.9957" calcext:value-type="float">
            <text:p>81.9957</text:p>
          </table:table-cell>
          <table:table-cell office:value-type="float" office:value="0.18238" calcext:value-type="float">
            <text:p>0.1823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0.862009" calcext:value-type="float">
            <text:p>0.862009</text:p>
          </table:table-cell>
          <table:table-cell office:value-type="float" office:value="81.995" calcext:value-type="float">
            <text:p>81.995</text:p>
          </table:table-cell>
          <table:table-cell office:value-type="float" office:value="0.159524" calcext:value-type="float">
            <text:p>0.159524</text:p>
          </table:table-cell>
          <table:table-cell office:value-type="float" office:value="305" calcext:value-type="float">
            <text:p>305</text:p>
          </table:table-cell>
          <table:table-cell office:value-type="float" office:value="0.859651" calcext:value-type="float">
            <text:p>0.859651</text:p>
          </table:table-cell>
          <table:table-cell office:value-type="float" office:value="61.3298" calcext:value-type="float">
            <text:p>61.3298</text:p>
          </table:table-cell>
          <table:table-cell office:value-type="float" office:value="0.162805" calcext:value-type="float">
            <text:p>0.162805</text:p>
          </table:table-cell>
          <table:table-cell office:value-type="float" office:value="26" calcext:value-type="float">
            <text:p>26</text:p>
          </table:table-cell>
          <table:table-cell office:value-type="float" office:value="0.873175" calcext:value-type="float">
            <text:p>0.873175</text:p>
          </table:table-cell>
          <table:table-cell office:value-type="float" office:value="63.2219" calcext:value-type="float">
            <text:p>63.2219</text:p>
          </table:table-cell>
          <table:table-cell office:value-type="float" office:value="0.142184" calcext:value-type="float">
            <text:p>0.142184</text:p>
          </table:table-cell>
          <table:table-cell office:value-type="float" office:value="62" calcext:value-type="float">
            <text:p>62</text:p>
          </table:table-cell>
          <table:table-cell office:value-type="float" office:value="0.875435" calcext:value-type="float">
            <text:p>0.875435</text:p>
          </table:table-cell>
          <table:table-cell office:value-type="float" office:value="57.9718" calcext:value-type="float">
            <text:p>57.9718</text:p>
          </table:table-cell>
          <table:table-cell office:value-type="float" office:value="0.139404" calcext:value-type="float">
            <text:p>0.139404</text:p>
          </table:table-cell>
          <table:table-cell office:value-type="float" office:value="57" calcext:value-type="float">
            <text:p>57</text:p>
          </table:table-cell>
          <table:table-cell office:value-type="float" office:value="0.875143" calcext:value-type="float">
            <text:p>0.875143</text:p>
          </table:table-cell>
          <table:table-cell office:value-type="float" office:value="58.0349" calcext:value-type="float">
            <text:p>58.0349</text:p>
          </table:table-cell>
          <table:table-cell office:value-type="float" office:value="0.139114" calcext:value-type="float">
            <text:p>0.1391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0.858796" calcext:value-type="float">
            <text:p>0.858796</text:p>
          </table:table-cell>
          <table:table-cell office:value-type="float" office:value="76.4463" calcext:value-type="float">
            <text:p>76.4463</text:p>
          </table:table-cell>
          <table:table-cell office:value-type="float" office:value="0.136924" calcext:value-type="float">
            <text:p>0.136924</text:p>
          </table:table-cell>
          <table:table-cell office:value-type="float" office:value="268" calcext:value-type="float">
            <text:p>268</text:p>
          </table:table-cell>
          <table:table-cell office:value-type="float" office:value="0.856482" calcext:value-type="float">
            <text:p>0.856482</text:p>
          </table:table-cell>
          <table:table-cell office:value-type="float" office:value="58.5029" calcext:value-type="float">
            <text:p>58.5029</text:p>
          </table:table-cell>
          <table:table-cell office:value-type="float" office:value="0.144778" calcext:value-type="float">
            <text:p>0.144778</text:p>
          </table:table-cell>
          <table:table-cell office:value-type="float" office:value="26" calcext:value-type="float">
            <text:p>26</text:p>
          </table:table-cell>
          <table:table-cell office:value-type="float" office:value="0.876707" calcext:value-type="float">
            <text:p>0.876707</text:p>
          </table:table-cell>
          <table:table-cell office:value-type="float" office:value="56.9838" calcext:value-type="float">
            <text:p>56.9838</text:p>
          </table:table-cell>
          <table:table-cell office:value-type="float" office:value="0.120548" calcext:value-type="float">
            <text:p>0.120548</text:p>
          </table:table-cell>
          <table:table-cell office:value-type="float" office:value="62" calcext:value-type="float">
            <text:p>62</text:p>
          </table:table-cell>
          <table:table-cell office:value-type="float" office:value="0.879202" calcext:value-type="float">
            <text:p>0.879202</text:p>
          </table:table-cell>
          <table:table-cell office:value-type="float" office:value="53.5326" calcext:value-type="float">
            <text:p>53.5326</text:p>
          </table:table-cell>
          <table:table-cell office:value-type="float" office:value="0.118355" calcext:value-type="float">
            <text:p>0.118355</text:p>
          </table:table-cell>
          <table:table-cell office:value-type="float" office:value="68" calcext:value-type="float">
            <text:p>68</text:p>
          </table:table-cell>
          <table:table-cell office:value-type="float" office:value="0.879169" calcext:value-type="float">
            <text:p>0.879169</text:p>
          </table:table-cell>
          <table:table-cell office:value-type="float" office:value="53.5737" calcext:value-type="float">
            <text:p>53.5737</text:p>
          </table:table-cell>
          <table:table-cell office:value-type="float" office:value="0.118658" calcext:value-type="float">
            <text:p>0.1186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.861282" calcext:value-type="float">
            <text:p>0.861282</text:p>
          </table:table-cell>
          <table:table-cell office:value-type="float" office:value="91.6312" calcext:value-type="float">
            <text:p>91.6312</text:p>
          </table:table-cell>
          <table:table-cell office:value-type="float" office:value="0.132798" calcext:value-type="float">
            <text:p>0.132798</text:p>
          </table:table-cell>
          <table:table-cell office:value-type="float" office:value="295" calcext:value-type="float">
            <text:p>295</text:p>
          </table:table-cell>
          <table:table-cell office:value-type="float" office:value="0.869285" calcext:value-type="float">
            <text:p>0.869285</text:p>
          </table:table-cell>
          <table:table-cell office:value-type="float" office:value="70.5555" calcext:value-type="float">
            <text:p>70.5555</text:p>
          </table:table-cell>
          <table:table-cell office:value-type="float" office:value="0.132074" calcext:value-type="float">
            <text:p>0.132074</text:p>
          </table:table-cell>
          <table:table-cell office:value-type="float" office:value="25" calcext:value-type="float">
            <text:p>25</text:p>
          </table:table-cell>
          <table:table-cell office:value-type="float" office:value="0.879993" calcext:value-type="float">
            <text:p>0.879993</text:p>
          </table:table-cell>
          <table:table-cell office:value-type="float" office:value="73.1645" calcext:value-type="float">
            <text:p>73.1645</text:p>
          </table:table-cell>
          <table:table-cell office:value-type="float" office:value="0.115891" calcext:value-type="float">
            <text:p>0.115891</text:p>
          </table:table-cell>
          <table:table-cell office:value-type="float" office:value="64" calcext:value-type="float">
            <text:p>64</text:p>
          </table:table-cell>
          <table:table-cell office:value-type="float" office:value="0.883696" calcext:value-type="float">
            <text:p>0.883696</text:p>
          </table:table-cell>
          <table:table-cell office:value-type="float" office:value="70.1424" calcext:value-type="float">
            <text:p>70.1424</text:p>
          </table:table-cell>
          <table:table-cell office:value-type="float" office:value="0.115972" calcext:value-type="float">
            <text:p>0.115972</text:p>
          </table:table-cell>
          <table:table-cell office:value-type="float" office:value="58" calcext:value-type="float">
            <text:p>58</text:p>
          </table:table-cell>
          <table:table-cell office:value-type="float" office:value="0.883519" calcext:value-type="float">
            <text:p>0.883519</text:p>
          </table:table-cell>
          <table:table-cell office:value-type="float" office:value="70.0423" calcext:value-type="float">
            <text:p>70.0423</text:p>
          </table:table-cell>
          <table:table-cell office:value-type="float" office:value="0.115771" calcext:value-type="float">
            <text:p>0.1157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0.847431" calcext:value-type="float">
            <text:p>0.847431</text:p>
          </table:table-cell>
          <table:table-cell office:value-type="float" office:value="77.3875" calcext:value-type="float">
            <text:p>77.3875</text:p>
          </table:table-cell>
          <table:table-cell office:value-type="float" office:value="0.123138" calcext:value-type="float">
            <text:p>0.123138</text:p>
          </table:table-cell>
          <table:table-cell office:value-type="float" office:value="276" calcext:value-type="float">
            <text:p>276</text:p>
          </table:table-cell>
          <table:table-cell office:value-type="float" office:value="0.861384" calcext:value-type="float">
            <text:p>0.861384</text:p>
          </table:table-cell>
          <table:table-cell office:value-type="float" office:value="62.9622" calcext:value-type="float">
            <text:p>62.9622</text:p>
          </table:table-cell>
          <table:table-cell office:value-type="float" office:value="0.120269" calcext:value-type="float">
            <text:p>0.120269</text:p>
          </table:table-cell>
          <table:table-cell office:value-type="float" office:value="26" calcext:value-type="float">
            <text:p>26</text:p>
          </table:table-cell>
          <table:table-cell office:value-type="float" office:value="0.869451" calcext:value-type="float">
            <text:p>0.869451</text:p>
          </table:table-cell>
          <table:table-cell office:value-type="float" office:value="64.0529" calcext:value-type="float">
            <text:p>64.0529</text:p>
          </table:table-cell>
          <table:table-cell office:value-type="float" office:value="0.106042" calcext:value-type="float">
            <text:p>0.106042</text:p>
          </table:table-cell>
          <table:table-cell office:value-type="float" office:value="71" calcext:value-type="float">
            <text:p>71</text:p>
          </table:table-cell>
          <table:table-cell office:value-type="float" office:value="0.870636" calcext:value-type="float">
            <text:p>0.870636</text:p>
          </table:table-cell>
          <table:table-cell office:value-type="float" office:value="62.1507" calcext:value-type="float">
            <text:p>62.1507</text:p>
          </table:table-cell>
          <table:table-cell office:value-type="float" office:value="0.106061" calcext:value-type="float">
            <text:p>0.106061</text:p>
          </table:table-cell>
          <table:table-cell office:value-type="float" office:value="57" calcext:value-type="float">
            <text:p>57</text:p>
          </table:table-cell>
          <table:table-cell office:value-type="float" office:value="0.87037" calcext:value-type="float">
            <text:p>0.87037</text:p>
          </table:table-cell>
          <table:table-cell office:value-type="float" office:value="62.1646" calcext:value-type="float">
            <text:p>62.1646</text:p>
          </table:table-cell>
          <table:table-cell office:value-type="float" office:value="0.106255" calcext:value-type="float">
            <text:p>0.1062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0.847431" calcext:value-type="float">
            <text:p>0.847431</text:p>
          </table:table-cell>
          <table:table-cell office:value-type="float" office:value="77.3875" calcext:value-type="float">
            <text:p>77.3875</text:p>
          </table:table-cell>
          <table:table-cell office:value-type="float" office:value="0.123138" calcext:value-type="float">
            <text:p>0.123138</text:p>
          </table:table-cell>
          <table:table-cell office:value-type="float" office:value="279" calcext:value-type="float">
            <text:p>279</text:p>
          </table:table-cell>
          <table:table-cell office:value-type="float" office:value="0.859491" calcext:value-type="float">
            <text:p>0.859491</text:p>
          </table:table-cell>
          <table:table-cell office:value-type="float" office:value="62.4201" calcext:value-type="float">
            <text:p>62.4201</text:p>
          </table:table-cell>
          <table:table-cell office:value-type="float" office:value="0.121235" calcext:value-type="float">
            <text:p>0.121235</text:p>
          </table:table-cell>
          <table:table-cell office:value-type="float" office:value="27" calcext:value-type="float">
            <text:p>27</text:p>
          </table:table-cell>
          <table:table-cell office:value-type="float" office:value="0.869417" calcext:value-type="float">
            <text:p>0.869417</text:p>
          </table:table-cell>
          <table:table-cell office:value-type="float" office:value="64.0472" calcext:value-type="float">
            <text:p>64.0472</text:p>
          </table:table-cell>
          <table:table-cell office:value-type="float" office:value="0.106078" calcext:value-type="float">
            <text:p>0.106078</text:p>
          </table:table-cell>
          <table:table-cell office:value-type="float" office:value="61" calcext:value-type="float">
            <text:p>61</text:p>
          </table:table-cell>
          <table:table-cell office:value-type="float" office:value="0.870618" calcext:value-type="float">
            <text:p>0.870618</text:p>
          </table:table-cell>
          <table:table-cell office:value-type="float" office:value="63.5028" calcext:value-type="float">
            <text:p>63.5028</text:p>
          </table:table-cell>
          <table:table-cell office:value-type="float" office:value="0.106978" calcext:value-type="float">
            <text:p>0.106978</text:p>
          </table:table-cell>
          <table:table-cell office:value-type="float" office:value="57" calcext:value-type="float">
            <text:p>57</text:p>
          </table:table-cell>
          <table:table-cell office:value-type="float" office:value="0.870394" calcext:value-type="float">
            <text:p>0.870394</text:p>
          </table:table-cell>
          <table:table-cell office:value-type="float" office:value="63.6277" calcext:value-type="float">
            <text:p>63.6277</text:p>
          </table:table-cell>
          <table:table-cell office:value-type="float" office:value="0.107264" calcext:value-type="float">
            <text:p>0.1072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0.824688" calcext:value-type="float">
            <text:p>0.824688</text:p>
          </table:table-cell>
          <table:table-cell office:value-type="float" office:value="98.8231" calcext:value-type="float">
            <text:p>98.8231</text:p>
          </table:table-cell>
          <table:table-cell office:value-type="float" office:value="0.126686" calcext:value-type="float">
            <text:p>0.126686</text:p>
          </table:table-cell>
          <table:table-cell office:value-type="float" office:value="276" calcext:value-type="float">
            <text:p>276</text:p>
          </table:table-cell>
          <table:table-cell office:value-type="float" office:value="0.845244" calcext:value-type="float">
            <text:p>0.845244</text:p>
          </table:table-cell>
          <table:table-cell office:value-type="float" office:value="85.7739" calcext:value-type="float">
            <text:p>85.7739</text:p>
          </table:table-cell>
          <table:table-cell office:value-type="float" office:value="0.122215" calcext:value-type="float">
            <text:p>0.122215</text:p>
          </table:table-cell>
          <table:table-cell office:value-type="float" office:value="26" calcext:value-type="float">
            <text:p>26</text:p>
          </table:table-cell>
          <table:table-cell office:value-type="float" office:value="0.850848" calcext:value-type="float">
            <text:p>0.850848</text:p>
          </table:table-cell>
          <table:table-cell office:value-type="float" office:value="84.4475" calcext:value-type="float">
            <text:p>84.4475</text:p>
          </table:table-cell>
          <table:table-cell office:value-type="float" office:value="0.108412" calcext:value-type="float">
            <text:p>0.108412</text:p>
          </table:table-cell>
          <table:table-cell office:value-type="float" office:value="67" calcext:value-type="float">
            <text:p>67</text:p>
          </table:table-cell>
          <table:table-cell office:value-type="float" office:value="0.852068" calcext:value-type="float">
            <text:p>0.852068</text:p>
          </table:table-cell>
          <table:table-cell office:value-type="float" office:value="82.4767" calcext:value-type="float">
            <text:p>82.4767</text:p>
          </table:table-cell>
          <table:table-cell office:value-type="float" office:value="0.109621" calcext:value-type="float">
            <text:p>0.109621</text:p>
          </table:table-cell>
          <table:table-cell office:value-type="float" office:value="59" calcext:value-type="float">
            <text:p>59</text:p>
          </table:table-cell>
          <table:table-cell office:value-type="float" office:value="0.851619" calcext:value-type="float">
            <text:p>0.851619</text:p>
          </table:table-cell>
          <table:table-cell office:value-type="float" office:value="82.4605" calcext:value-type="float">
            <text:p>82.4605</text:p>
          </table:table-cell>
          <table:table-cell office:value-type="float" office:value="0.109745" calcext:value-type="float">
            <text:p>0.1097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0.832255" calcext:value-type="float">
            <text:p>0.832255</text:p>
          </table:table-cell>
          <table:table-cell office:value-type="float" office:value="105.203" calcext:value-type="float">
            <text:p>105.203</text:p>
          </table:table-cell>
          <table:table-cell office:value-type="float" office:value="0.151895" calcext:value-type="float">
            <text:p>0.151895</text:p>
          </table:table-cell>
          <table:table-cell office:value-type="float" office:value="277" calcext:value-type="float">
            <text:p>277</text:p>
          </table:table-cell>
          <table:table-cell office:value-type="float" office:value="0.853225" calcext:value-type="float">
            <text:p>0.853225</text:p>
          </table:table-cell>
          <table:table-cell office:value-type="float" office:value="83.8091" calcext:value-type="float">
            <text:p>83.8091</text:p>
          </table:table-cell>
          <table:table-cell office:value-type="float" office:value="0.132555" calcext:value-type="float">
            <text:p>0.132555</text:p>
          </table:table-cell>
          <table:table-cell office:value-type="float" office:value="26" calcext:value-type="float">
            <text:p>26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94.6083" calcext:value-type="float">
            <text:p>94.6083</text:p>
          </table:table-cell>
          <table:table-cell office:value-type="float" office:value="0.131887" calcext:value-type="float">
            <text:p>0.131887</text:p>
          </table:table-cell>
          <table:table-cell office:value-type="float" office:value="61" calcext:value-type="float">
            <text:p>61</text:p>
          </table:table-cell>
          <table:table-cell office:value-type="float" office:value="0.858393" calcext:value-type="float">
            <text:p>0.858393</text:p>
          </table:table-cell>
          <table:table-cell office:value-type="float" office:value="89.573" calcext:value-type="float">
            <text:p>89.573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58" calcext:value-type="float">
            <text:p>58</text:p>
          </table:table-cell>
          <table:table-cell office:value-type="float" office:value="0.857911" calcext:value-type="float">
            <text:p>0.857911</text:p>
          </table:table-cell>
          <table:table-cell office:value-type="float" office:value="89.5689" calcext:value-type="float">
            <text:p>89.5689</text:p>
          </table:table-cell>
          <table:table-cell office:value-type="float" office:value="0.130179" calcext:value-type="float">
            <text:p>0.13017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0.832255" calcext:value-type="float">
            <text:p>0.832255</text:p>
          </table:table-cell>
          <table:table-cell office:value-type="float" office:value="105.203" calcext:value-type="float">
            <text:p>105.203</text:p>
          </table:table-cell>
          <table:table-cell office:value-type="float" office:value="0.151895" calcext:value-type="float">
            <text:p>0.151895</text:p>
          </table:table-cell>
          <table:table-cell office:value-type="float" office:value="271" calcext:value-type="float">
            <text:p>271</text:p>
          </table:table-cell>
          <table:table-cell office:value-type="float" office:value="0.853941" calcext:value-type="float">
            <text:p>0.853941</text:p>
          </table:table-cell>
          <table:table-cell office:value-type="float" office:value="84.4071" calcext:value-type="float">
            <text:p>84.4071</text:p>
          </table:table-cell>
          <table:table-cell office:value-type="float" office:value="0.13337" calcext:value-type="float">
            <text:p>0.13337</text:p>
          </table:table-cell>
          <table:table-cell office:value-type="float" office:value="27" calcext:value-type="float">
            <text:p>27</text:p>
          </table:table-cell>
          <table:table-cell office:value-type="float" office:value="0.859643" calcext:value-type="float">
            <text:p>0.859643</text:p>
          </table:table-cell>
          <table:table-cell office:value-type="float" office:value="94.7036" calcext:value-type="float">
            <text:p>94.7036</text:p>
          </table:table-cell>
          <table:table-cell office:value-type="float" office:value="0.131676" calcext:value-type="float">
            <text:p>0.131676</text:p>
          </table:table-cell>
          <table:table-cell office:value-type="float" office:value="63" calcext:value-type="float">
            <text:p>63</text:p>
          </table:table-cell>
          <table:table-cell office:value-type="float" office:value="0.859107" calcext:value-type="float">
            <text:p>0.859107</text:p>
          </table:table-cell>
          <table:table-cell office:value-type="float" office:value="89.2398" calcext:value-type="float">
            <text:p>89.2398</text:p>
          </table:table-cell>
          <table:table-cell office:value-type="float" office:value="0.13009" calcext:value-type="float">
            <text:p>0.13009</text:p>
          </table:table-cell>
          <table:table-cell office:value-type="float" office:value="58" calcext:value-type="float">
            <text:p>58</text:p>
          </table:table-cell>
          <table:table-cell office:value-type="float" office:value="0.858809" calcext:value-type="float">
            <text:p>0.858809</text:p>
          </table:table-cell>
          <table:table-cell office:value-type="float" office:value="89.2931" calcext:value-type="float">
            <text:p>89.2931</text:p>
          </table:table-cell>
          <table:table-cell office:value-type="float" office:value="0.129929" calcext:value-type="float">
            <text:p>0.1299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0.820781" calcext:value-type="float">
            <text:p>0.820781</text:p>
          </table:table-cell>
          <table:table-cell office:value-type="float" office:value="123.897" calcext:value-type="float">
            <text:p>123.897</text:p>
          </table:table-cell>
          <table:table-cell office:value-type="float" office:value="0.154404" calcext:value-type="float">
            <text:p>0.154404</text:p>
          </table:table-cell>
          <table:table-cell office:value-type="float" office:value="273" calcext:value-type="float">
            <text:p>273</text:p>
          </table:table-cell>
          <table:table-cell office:value-type="float" office:value="0.847286" calcext:value-type="float">
            <text:p>0.847286</text:p>
          </table:table-cell>
          <table:table-cell office:value-type="float" office:value="88.3773" calcext:value-type="float">
            <text:p>88.3773</text:p>
          </table:table-cell>
          <table:table-cell office:value-type="float" office:value="0.135354" calcext:value-type="float">
            <text:p>0.135354</text:p>
          </table:table-cell>
          <table:table-cell office:value-type="float" office:value="27" calcext:value-type="float">
            <text:p>27</text:p>
          </table:table-cell>
          <table:table-cell office:value-type="float" office:value="0.858111" calcext:value-type="float">
            <text:p>0.858111</text:p>
          </table:table-cell>
          <table:table-cell office:value-type="float" office:value="98.4721" calcext:value-type="float">
            <text:p>98.4721</text:p>
          </table:table-cell>
          <table:table-cell office:value-type="float" office:value="0.129348" calcext:value-type="float">
            <text:p>0.129348</text:p>
          </table:table-cell>
          <table:table-cell office:value-type="float" office:value="63" calcext:value-type="float">
            <text:p>63</text:p>
          </table:table-cell>
          <table:table-cell office:value-type="float" office:value="0.856167" calcext:value-type="float">
            <text:p>0.856167</text:p>
          </table:table-cell>
          <table:table-cell office:value-type="float" office:value="92.1193" calcext:value-type="float">
            <text:p>92.1193</text:p>
          </table:table-cell>
          <table:table-cell office:value-type="float" office:value="0.127706" calcext:value-type="float">
            <text:p>0.127706</text:p>
          </table:table-cell>
          <table:table-cell office:value-type="float" office:value="68" calcext:value-type="float">
            <text:p>68</text:p>
          </table:table-cell>
          <table:table-cell office:value-type="float" office:value="0.85601" calcext:value-type="float">
            <text:p>0.85601</text:p>
          </table:table-cell>
          <table:table-cell office:value-type="float" office:value="92.1465" calcext:value-type="float">
            <text:p>92.1465</text:p>
          </table:table-cell>
          <table:table-cell office:value-type="float" office:value="0.127841" calcext:value-type="float">
            <text:p>0.1278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0.820781" calcext:value-type="float">
            <text:p>0.820781</text:p>
          </table:table-cell>
          <table:table-cell office:value-type="float" office:value="123.897" calcext:value-type="float">
            <text:p>123.897</text:p>
          </table:table-cell>
          <table:table-cell office:value-type="float" office:value="0.154404" calcext:value-type="float">
            <text:p>0.154404</text:p>
          </table:table-cell>
          <table:table-cell office:value-type="float" office:value="262" calcext:value-type="float">
            <text:p>262</text:p>
          </table:table-cell>
          <table:table-cell office:value-type="float" office:value="0.847133" calcext:value-type="float">
            <text:p>0.847133</text:p>
          </table:table-cell>
          <table:table-cell office:value-type="float" office:value="88.2316" calcext:value-type="float">
            <text:p>88.2316</text:p>
          </table:table-cell>
          <table:table-cell office:value-type="float" office:value="0.134182" calcext:value-type="float">
            <text:p>0.134182</text:p>
          </table:table-cell>
          <table:table-cell office:value-type="float" office:value="26" calcext:value-type="float">
            <text:p>26</text:p>
          </table:table-cell>
          <table:table-cell office:value-type="float" office:value="0.858163" calcext:value-type="float">
            <text:p>0.858163</text:p>
          </table:table-cell>
          <table:table-cell office:value-type="float" office:value="98.2221" calcext:value-type="float">
            <text:p>98.2221</text:p>
          </table:table-cell>
          <table:table-cell office:value-type="float" office:value="0.129152" calcext:value-type="float">
            <text:p>0.129152</text:p>
          </table:table-cell>
          <table:table-cell office:value-type="float" office:value="64" calcext:value-type="float">
            <text:p>64</text:p>
          </table:table-cell>
          <table:table-cell office:value-type="float" office:value="0.85623" calcext:value-type="float">
            <text:p>0.85623</text:p>
          </table:table-cell>
          <table:table-cell office:value-type="float" office:value="92.3445" calcext:value-type="float">
            <text:p>92.3445</text:p>
          </table:table-cell>
          <table:table-cell office:value-type="float" office:value="0.127989" calcext:value-type="float">
            <text:p>0.127989</text:p>
          </table:table-cell>
          <table:table-cell office:value-type="float" office:value="60" calcext:value-type="float">
            <text:p>60</text:p>
          </table:table-cell>
          <table:table-cell office:value-type="float" office:value="0.855575" calcext:value-type="float">
            <text:p>0.855575</text:p>
          </table:table-cell>
          <table:table-cell office:value-type="float" office:value="92.5251" calcext:value-type="float">
            <text:p>92.5251</text:p>
          </table:table-cell>
          <table:table-cell office:value-type="float" office:value="0.128531" calcext:value-type="float">
            <text:p>0.1285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0.835204" calcext:value-type="float">
            <text:p>0.835204</text:p>
          </table:table-cell>
          <table:table-cell office:value-type="float" office:value="128.282" calcext:value-type="float">
            <text:p>128.282</text:p>
          </table:table-cell>
          <table:table-cell office:value-type="float" office:value="0.174515" calcext:value-type="float">
            <text:p>0.174515</text:p>
          </table:table-cell>
          <table:table-cell office:value-type="float" office:value="268" calcext:value-type="float">
            <text:p>268</text:p>
          </table:table-cell>
          <table:table-cell office:value-type="float" office:value="0.849718" calcext:value-type="float">
            <text:p>0.849718</text:p>
          </table:table-cell>
          <table:table-cell office:value-type="float" office:value="98.5669" calcext:value-type="float">
            <text:p>98.5669</text:p>
          </table:table-cell>
          <table:table-cell office:value-type="float" office:value="0.161965" calcext:value-type="float">
            <text:p>0.161965</text:p>
          </table:table-cell>
          <table:table-cell office:value-type="float" office:value="26" calcext:value-type="float">
            <text:p>26</text:p>
          </table:table-cell>
          <table:table-cell office:value-type="float" office:value="0.865873" calcext:value-type="float">
            <text:p>0.865873</text:p>
          </table:table-cell>
          <table:table-cell office:value-type="float" office:value="105.894" calcext:value-type="float">
            <text:p>105.894</text:p>
          </table:table-cell>
          <table:table-cell office:value-type="float" office:value="0.155287" calcext:value-type="float">
            <text:p>0.155287</text:p>
          </table:table-cell>
          <table:table-cell office:value-type="float" office:value="73" calcext:value-type="float">
            <text:p>73</text:p>
          </table:table-cell>
          <table:table-cell office:value-type="float" office:value="0.86168" calcext:value-type="float">
            <text:p>0.86168</text:p>
          </table:table-cell>
          <table:table-cell office:value-type="float" office:value="100.409" calcext:value-type="float">
            <text:p>100.409</text:p>
          </table:table-cell>
          <table:table-cell office:value-type="float" office:value="0.153671" calcext:value-type="float">
            <text:p>0.153671</text:p>
          </table:table-cell>
          <table:table-cell office:value-type="float" office:value="57" calcext:value-type="float">
            <text:p>57</text:p>
          </table:table-cell>
          <table:table-cell office:value-type="float" office:value="0.861448" calcext:value-type="float">
            <text:p>0.861448</text:p>
          </table:table-cell>
          <table:table-cell office:value-type="float" office:value="100.236" calcext:value-type="float">
            <text:p>100.236</text:p>
          </table:table-cell>
          <table:table-cell office:value-type="float" office:value="0.15342" calcext:value-type="float">
            <text:p>0.153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0.82944" calcext:value-type="float">
            <text:p>0.82944</text:p>
          </table:table-cell>
          <table:table-cell office:value-type="float" office:value="159.194" calcext:value-type="float">
            <text:p>159.194</text:p>
          </table:table-cell>
          <table:table-cell office:value-type="float" office:value="0.201302" calcext:value-type="float">
            <text:p>0.201302</text:p>
          </table:table-cell>
          <table:table-cell office:value-type="float" office:value="278" calcext:value-type="float">
            <text:p>278</text:p>
          </table:table-cell>
          <table:table-cell office:value-type="float" office:value="0.852746" calcext:value-type="float">
            <text:p>0.852746</text:p>
          </table:table-cell>
          <table:table-cell office:value-type="float" office:value="123.579" calcext:value-type="float">
            <text:p>123.579</text:p>
          </table:table-cell>
          <table:table-cell office:value-type="float" office:value="0.177079" calcext:value-type="float">
            <text:p>0.177079</text:p>
          </table:table-cell>
          <table:table-cell office:value-type="float" office:value="27" calcext:value-type="float">
            <text:p>27</text:p>
          </table:table-cell>
          <table:table-cell office:value-type="float" office:value="0.861193" calcext:value-type="float">
            <text:p>0.861193</text:p>
          </table:table-cell>
          <table:table-cell office:value-type="float" office:value="141.272" calcext:value-type="float">
            <text:p>141.272</text:p>
          </table:table-cell>
          <table:table-cell office:value-type="float" office:value="0.178917" calcext:value-type="float">
            <text:p>0.178917</text:p>
          </table:table-cell>
          <table:table-cell office:value-type="float" office:value="62" calcext:value-type="float">
            <text:p>62</text:p>
          </table:table-cell>
          <table:table-cell office:value-type="float" office:value="0.858448" calcext:value-type="float">
            <text:p>0.858448</text:p>
          </table:table-cell>
          <table:table-cell office:value-type="float" office:value="130.765" calcext:value-type="float">
            <text:p>130.765</text:p>
          </table:table-cell>
          <table:table-cell office:value-type="float" office:value="0.176062" calcext:value-type="float">
            <text:p>0.176062</text:p>
          </table:table-cell>
          <table:table-cell office:value-type="float" office:value="58" calcext:value-type="float">
            <text:p>58</text:p>
          </table:table-cell>
          <table:table-cell office:value-type="float" office:value="0.858411" calcext:value-type="float">
            <text:p>0.858411</text:p>
          </table:table-cell>
          <table:table-cell office:value-type="float" office:value="130.982" calcext:value-type="float">
            <text:p>130.982</text:p>
          </table:table-cell>
          <table:table-cell office:value-type="float" office:value="0.176238" calcext:value-type="float">
            <text:p>0.1762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0.82177" calcext:value-type="float">
            <text:p>0.82177</text:p>
          </table:table-cell>
          <table:table-cell office:value-type="float" office:value="157.687" calcext:value-type="float">
            <text:p>157.687</text:p>
          </table:table-cell>
          <table:table-cell office:value-type="float" office:value="0.201233" calcext:value-type="float">
            <text:p>0.201233</text:p>
          </table:table-cell>
          <table:table-cell office:value-type="float" office:value="253" calcext:value-type="float">
            <text:p>253</text:p>
          </table:table-cell>
          <table:table-cell office:value-type="float" office:value="0.846749" calcext:value-type="float">
            <text:p>0.846749</text:p>
          </table:table-cell>
          <table:table-cell office:value-type="float" office:value="117.739" calcext:value-type="float">
            <text:p>117.739</text:p>
          </table:table-cell>
          <table:table-cell office:value-type="float" office:value="0.177779" calcext:value-type="float">
            <text:p>0.177779</text:p>
          </table:table-cell>
          <table:table-cell office:value-type="float" office:value="26" calcext:value-type="float">
            <text:p>26</text:p>
          </table:table-cell>
          <table:table-cell office:value-type="float" office:value="0.85883" calcext:value-type="float">
            <text:p>0.85883</text:p>
          </table:table-cell>
          <table:table-cell office:value-type="float" office:value="134.749" calcext:value-type="float">
            <text:p>134.749</text:p>
          </table:table-cell>
          <table:table-cell office:value-type="float" office:value="0.179198" calcext:value-type="float">
            <text:p>0.179198</text:p>
          </table:table-cell>
          <table:table-cell office:value-type="float" office:value="64" calcext:value-type="float">
            <text:p>64</text:p>
          </table:table-cell>
          <table:table-cell office:value-type="float" office:value="0.854892" calcext:value-type="float">
            <text:p>0.854892</text:p>
          </table:table-cell>
          <table:table-cell office:value-type="float" office:value="123.638" calcext:value-type="float">
            <text:p>123.638</text:p>
          </table:table-cell>
          <table:table-cell office:value-type="float" office:value="0.174396" calcext:value-type="float">
            <text:p>0.174396</text:p>
          </table:table-cell>
          <table:table-cell office:value-type="float" office:value="58" calcext:value-type="float">
            <text:p>58</text:p>
          </table:table-cell>
          <table:table-cell office:value-type="float" office:value="0.854645" calcext:value-type="float">
            <text:p>0.854645</text:p>
          </table:table-cell>
          <table:table-cell office:value-type="float" office:value="123.636" calcext:value-type="float">
            <text:p>123.636</text:p>
          </table:table-cell>
          <table:table-cell office:value-type="float" office:value="0.174208" calcext:value-type="float">
            <text:p>0.1742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0.838228" calcext:value-type="float">
            <text:p>0.838228</text:p>
          </table:table-cell>
          <table:table-cell office:value-type="float" office:value="110.077" calcext:value-type="float">
            <text:p>110.077</text:p>
          </table:table-cell>
          <table:table-cell office:value-type="float" office:value="0.137977" calcext:value-type="float">
            <text:p>0.137977</text:p>
          </table:table-cell>
          <table:table-cell office:value-type="float" office:value="281" calcext:value-type="float">
            <text:p>281</text:p>
          </table:table-cell>
          <table:table-cell office:value-type="float" office:value="0.852344" calcext:value-type="float">
            <text:p>0.852344</text:p>
          </table:table-cell>
          <table:table-cell office:value-type="float" office:value="63.8802" calcext:value-type="float">
            <text:p>63.8802</text:p>
          </table:table-cell>
          <table:table-cell office:value-type="float" office:value="0.128371" calcext:value-type="float">
            <text:p>0.128371</text:p>
          </table:table-cell>
          <table:table-cell office:value-type="float" office:value="26" calcext:value-type="float">
            <text:p>26</text:p>
          </table:table-cell>
          <table:table-cell office:value-type="float" office:value="0.873818" calcext:value-type="float">
            <text:p>0.873818</text:p>
          </table:table-cell>
          <table:table-cell office:value-type="float" office:value="63.5397" calcext:value-type="float">
            <text:p>63.5397</text:p>
          </table:table-cell>
          <table:table-cell office:value-type="float" office:value="0.111472" calcext:value-type="float">
            <text:p>0.111472</text:p>
          </table:table-cell>
          <table:table-cell office:value-type="float" office:value="82" calcext:value-type="float">
            <text:p>82</text:p>
          </table:table-cell>
          <table:table-cell office:value-type="float" office:value="0.869682" calcext:value-type="float">
            <text:p>0.869682</text:p>
          </table:table-cell>
          <table:table-cell office:value-type="float" office:value="59.6869" calcext:value-type="float">
            <text:p>59.6869</text:p>
          </table:table-cell>
          <table:table-cell office:value-type="float" office:value="0.111167" calcext:value-type="float">
            <text:p>0.111167</text:p>
          </table:table-cell>
          <table:table-cell office:value-type="float" office:value="59" calcext:value-type="float">
            <text:p>59</text:p>
          </table:table-cell>
          <table:table-cell office:value-type="float" office:value="0.869348" calcext:value-type="float">
            <text:p>0.869348</text:p>
          </table:table-cell>
          <table:table-cell office:value-type="float" office:value="59.753" calcext:value-type="float">
            <text:p>59.753</text:p>
          </table:table-cell>
          <table:table-cell office:value-type="float" office:value="0.111355" calcext:value-type="float">
            <text:p>0.1113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0.81937" calcext:value-type="float">
            <text:p>0.81937</text:p>
          </table:table-cell>
          <table:table-cell office:value-type="float" office:value="164.919" calcext:value-type="float">
            <text:p>164.919</text:p>
          </table:table-cell>
          <table:table-cell office:value-type="float" office:value="0.171999" calcext:value-type="float">
            <text:p>0.171999</text:p>
          </table:table-cell>
          <table:table-cell office:value-type="float" office:value="280" calcext:value-type="float">
            <text:p>280</text:p>
          </table:table-cell>
          <table:table-cell office:value-type="float" office:value="0.825432" calcext:value-type="float">
            <text:p>0.825432</text:p>
          </table:table-cell>
          <table:table-cell office:value-type="float" office:value="90.1828" calcext:value-type="float">
            <text:p>90.1828</text:p>
          </table:table-cell>
          <table:table-cell office:value-type="float" office:value="0.166087" calcext:value-type="float">
            <text:p>0.166087</text:p>
          </table:table-cell>
          <table:table-cell office:value-type="float" office:value="26" calcext:value-type="float">
            <text:p>26</text:p>
          </table:table-cell>
          <table:table-cell office:value-type="float" office:value="0.857393" calcext:value-type="float">
            <text:p>0.857393</text:p>
          </table:table-cell>
          <table:table-cell office:value-type="float" office:value="91.0042" calcext:value-type="float">
            <text:p>91.0042</text:p>
          </table:table-cell>
          <table:table-cell office:value-type="float" office:value="0.142988" calcext:value-type="float">
            <text:p>0.142988</text:p>
          </table:table-cell>
          <table:table-cell office:value-type="float" office:value="63" calcext:value-type="float">
            <text:p>63</text:p>
          </table:table-cell>
          <table:table-cell office:value-type="float" office:value="0.851439" calcext:value-type="float">
            <text:p>0.851439</text:p>
          </table:table-cell>
          <table:table-cell office:value-type="float" office:value="88.1594" calcext:value-type="float">
            <text:p>88.1594</text:p>
          </table:table-cell>
          <table:table-cell office:value-type="float" office:value="0.142829" calcext:value-type="float">
            <text:p>0.142829</text:p>
          </table:table-cell>
          <table:table-cell office:value-type="float" office:value="60" calcext:value-type="float">
            <text:p>60</text:p>
          </table:table-cell>
          <table:table-cell office:value-type="float" office:value="0.851368" calcext:value-type="float">
            <text:p>0.851368</text:p>
          </table:table-cell>
          <table:table-cell office:value-type="float" office:value="88.2034" calcext:value-type="float">
            <text:p>88.2034</text:p>
          </table:table-cell>
          <table:table-cell office:value-type="float" office:value="0.142947" calcext:value-type="float">
            <text:p>0.1429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0.827007" calcext:value-type="float">
            <text:p>0.827007</text:p>
          </table:table-cell>
          <table:table-cell office:value-type="float" office:value="121.488" calcext:value-type="float">
            <text:p>121.488</text:p>
          </table:table-cell>
          <table:table-cell office:value-type="float" office:value="0.169736" calcext:value-type="float">
            <text:p>0.169736</text:p>
          </table:table-cell>
          <table:table-cell office:value-type="float" office:value="284" calcext:value-type="float">
            <text:p>284</text:p>
          </table:table-cell>
          <table:table-cell office:value-type="float" office:value="0.831692" calcext:value-type="float">
            <text:p>0.831692</text:p>
          </table:table-cell>
          <table:table-cell office:value-type="float" office:value="83.2113" calcext:value-type="float">
            <text:p>83.2113</text:p>
          </table:table-cell>
          <table:table-cell office:value-type="float" office:value="0.164276" calcext:value-type="float">
            <text:p>0.164276</text:p>
          </table:table-cell>
          <table:table-cell office:value-type="float" office:value="29" calcext:value-type="float">
            <text:p>29</text:p>
          </table:table-cell>
          <table:table-cell office:value-type="float" office:value="0.863329" calcext:value-type="float">
            <text:p>0.863329</text:p>
          </table:table-cell>
          <table:table-cell office:value-type="float" office:value="82.7662" calcext:value-type="float">
            <text:p>82.7662</text:p>
          </table:table-cell>
          <table:table-cell office:value-type="float" office:value="0.139889" calcext:value-type="float">
            <text:p>0.139889</text:p>
          </table:table-cell>
          <table:table-cell office:value-type="float" office:value="72" calcext:value-type="float">
            <text:p>72</text:p>
          </table:table-cell>
          <table:table-cell office:value-type="float" office:value="0.858938" calcext:value-type="float">
            <text:p>0.858938</text:p>
          </table:table-cell>
          <table:table-cell office:value-type="float" office:value="77.856" calcext:value-type="float">
            <text:p>77.856</text:p>
          </table:table-cell>
          <table:table-cell office:value-type="float" office:value="0.136296" calcext:value-type="float">
            <text:p>0.136296</text:p>
          </table:table-cell>
          <table:table-cell office:value-type="float" office:value="60" calcext:value-type="float">
            <text:p>60</text:p>
          </table:table-cell>
          <table:table-cell office:value-type="float" office:value="0.858391" calcext:value-type="float">
            <text:p>0.858391</text:p>
          </table:table-cell>
          <table:table-cell office:value-type="float" office:value="77.9039" calcext:value-type="float">
            <text:p>77.9039</text:p>
          </table:table-cell>
          <table:table-cell office:value-type="float" office:value="0.136293" calcext:value-type="float">
            <text:p>0.1362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0.821917" calcext:value-type="float">
            <text:p>0.821917</text:p>
          </table:table-cell>
          <table:table-cell office:value-type="float" office:value="331.224" calcext:value-type="float">
            <text:p>331.224</text:p>
          </table:table-cell>
          <table:table-cell office:value-type="float" office:value="0.168715" calcext:value-type="float">
            <text:p>0.168715</text:p>
          </table:table-cell>
          <table:table-cell office:value-type="float" office:value="314" calcext:value-type="float">
            <text:p>314</text:p>
          </table:table-cell>
          <table:table-cell office:value-type="float" office:value="0.824333" calcext:value-type="float">
            <text:p>0.824333</text:p>
          </table:table-cell>
          <table:table-cell office:value-type="float" office:value="109.806" calcext:value-type="float">
            <text:p>109.806</text:p>
          </table:table-cell>
          <table:table-cell office:value-type="float" office:value="0.182568" calcext:value-type="float">
            <text:p>0.182568</text:p>
          </table:table-cell>
          <table:table-cell office:value-type="float" office:value="25" calcext:value-type="float">
            <text:p>25</text:p>
          </table:table-cell>
          <table:table-cell office:value-type="float" office:value="0.861691" calcext:value-type="float">
            <text:p>0.861691</text:p>
          </table:table-cell>
          <table:table-cell office:value-type="float" office:value="131.163" calcext:value-type="float">
            <text:p>131.163</text:p>
          </table:table-cell>
          <table:table-cell office:value-type="float" office:value="0.154954" calcext:value-type="float">
            <text:p>0.154954</text:p>
          </table:table-cell>
          <table:table-cell office:value-type="float" office:value="68" calcext:value-type="float">
            <text:p>68</text:p>
          </table:table-cell>
          <table:table-cell office:value-type="float" office:value="0.858867" calcext:value-type="float">
            <text:p>0.858867</text:p>
          </table:table-cell>
          <table:table-cell office:value-type="float" office:value="102.688" calcext:value-type="float">
            <text:p>102.688</text:p>
          </table:table-cell>
          <table:table-cell office:value-type="float" office:value="0.149646" calcext:value-type="float">
            <text:p>0.149646</text:p>
          </table:table-cell>
          <table:table-cell office:value-type="float" office:value="61" calcext:value-type="float">
            <text:p>61</text:p>
          </table:table-cell>
          <table:table-cell office:value-type="float" office:value="0.858472" calcext:value-type="float">
            <text:p>0.858472</text:p>
          </table:table-cell>
          <table:table-cell office:value-type="float" office:value="102.558" calcext:value-type="float">
            <text:p>102.558</text:p>
          </table:table-cell>
          <table:table-cell office:value-type="float" office:value="0.149997" calcext:value-type="float">
            <text:p>0.14999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0.829702" calcext:value-type="float">
            <text:p>0.829702</text:p>
          </table:table-cell>
          <table:table-cell office:value-type="float" office:value="131.038" calcext:value-type="float">
            <text:p>131.038</text:p>
          </table:table-cell>
          <table:table-cell office:value-type="float" office:value="0.179785" calcext:value-type="float">
            <text:p>0.179785</text:p>
          </table:table-cell>
          <table:table-cell office:value-type="float" office:value="271" calcext:value-type="float">
            <text:p>271</text:p>
          </table:table-cell>
          <table:table-cell office:value-type="float" office:value="0.828604" calcext:value-type="float">
            <text:p>0.828604</text:p>
          </table:table-cell>
          <table:table-cell office:value-type="float" office:value="85.0404" calcext:value-type="float">
            <text:p>85.0404</text:p>
          </table:table-cell>
          <table:table-cell office:value-type="float" office:value="0.18249" calcext:value-type="float">
            <text:p>0.18249</text:p>
          </table:table-cell>
          <table:table-cell office:value-type="float" office:value="27" calcext:value-type="float">
            <text:p>27</text:p>
          </table:table-cell>
          <table:table-cell office:value-type="float" office:value="0.867089" calcext:value-type="float">
            <text:p>0.867089</text:p>
          </table:table-cell>
          <table:table-cell office:value-type="float" office:value="85.1863" calcext:value-type="float">
            <text:p>85.1863</text:p>
          </table:table-cell>
          <table:table-cell office:value-type="float" office:value="0.153725" calcext:value-type="float">
            <text:p>0.153725</text:p>
          </table:table-cell>
          <table:table-cell office:value-type="float" office:value="62" calcext:value-type="float">
            <text:p>62</text:p>
          </table:table-cell>
          <table:table-cell office:value-type="float" office:value="0.864391" calcext:value-type="float">
            <text:p>0.864391</text:p>
          </table:table-cell>
          <table:table-cell office:value-type="float" office:value="78.8523" calcext:value-type="float">
            <text:p>78.8523</text:p>
          </table:table-cell>
          <table:table-cell office:value-type="float" office:value="0.149122" calcext:value-type="float">
            <text:p>0.149122</text:p>
          </table:table-cell>
          <table:table-cell office:value-type="float" office:value="67" calcext:value-type="float">
            <text:p>67</text:p>
          </table:table-cell>
          <table:table-cell office:value-type="float" office:value="0.863998" calcext:value-type="float">
            <text:p>0.863998</text:p>
          </table:table-cell>
          <table:table-cell office:value-type="float" office:value="78.9007" calcext:value-type="float">
            <text:p>78.9007</text:p>
          </table:table-cell>
          <table:table-cell office:value-type="float" office:value="0.148802" calcext:value-type="float">
            <text:p>0.1488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.829416" calcext:value-type="float">
            <text:p>0.829416</text:p>
          </table:table-cell>
          <table:table-cell office:value-type="float" office:value="131.98" calcext:value-type="float">
            <text:p>131.98</text:p>
          </table:table-cell>
          <table:table-cell office:value-type="float" office:value="0.169089" calcext:value-type="float">
            <text:p>0.169089</text:p>
          </table:table-cell>
          <table:table-cell office:value-type="float" office:value="264" calcext:value-type="float">
            <text:p>264</text:p>
          </table:table-cell>
          <table:table-cell office:value-type="float" office:value="0.829236" calcext:value-type="float">
            <text:p>0.829236</text:p>
          </table:table-cell>
          <table:table-cell office:value-type="float" office:value="96.6694" calcext:value-type="float">
            <text:p>96.6694</text:p>
          </table:table-cell>
          <table:table-cell office:value-type="float" office:value="0.173412" calcext:value-type="float">
            <text:p>0.173412</text:p>
          </table:table-cell>
          <table:table-cell office:value-type="float" office:value="33" calcext:value-type="float">
            <text:p>33</text:p>
          </table:table-cell>
          <table:table-cell office:value-type="float" office:value="0.858108" calcext:value-type="float">
            <text:p>0.858108</text:p>
          </table:table-cell>
          <table:table-cell office:value-type="float" office:value="94.9366" calcext:value-type="float">
            <text:p>94.9366</text:p>
          </table:table-cell>
          <table:table-cell office:value-type="float" office:value="0.150416" calcext:value-type="float">
            <text:p>0.150416</text:p>
          </table:table-cell>
          <table:table-cell office:value-type="float" office:value="60" calcext:value-type="float">
            <text:p>60</text:p>
          </table:table-cell>
          <table:table-cell office:value-type="float" office:value="0.857673" calcext:value-type="float">
            <text:p>0.857673</text:p>
          </table:table-cell>
          <table:table-cell office:value-type="float" office:value="90.8295" calcext:value-type="float">
            <text:p>90.8295</text:p>
          </table:table-cell>
          <table:table-cell office:value-type="float" office:value="0.145625" calcext:value-type="float">
            <text:p>0.145625</text:p>
          </table:table-cell>
          <table:table-cell office:value-type="float" office:value="57" calcext:value-type="float">
            <text:p>57</text:p>
          </table:table-cell>
          <table:table-cell office:value-type="float" office:value="0.857798" calcext:value-type="float">
            <text:p>0.857798</text:p>
          </table:table-cell>
          <table:table-cell office:value-type="float" office:value="90.7379" calcext:value-type="float">
            <text:p>90.7379</text:p>
          </table:table-cell>
          <table:table-cell office:value-type="float" office:value="0.145339" calcext:value-type="float">
            <text:p>0.14533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0.833395" calcext:value-type="float">
            <text:p>0.833395</text:p>
          </table:table-cell>
          <table:table-cell office:value-type="float" office:value="98.1227" calcext:value-type="float">
            <text:p>98.1227</text:p>
          </table:table-cell>
          <table:table-cell office:value-type="float" office:value="0.15969" calcext:value-type="float">
            <text:p>0.15969</text:p>
          </table:table-cell>
          <table:table-cell office:value-type="float" office:value="283" calcext:value-type="float">
            <text:p>283</text:p>
          </table:table-cell>
          <table:table-cell office:value-type="float" office:value="0.83216" calcext:value-type="float">
            <text:p>0.83216</text:p>
          </table:table-cell>
          <table:table-cell office:value-type="float" office:value="85.1517" calcext:value-type="float">
            <text:p>85.1517</text:p>
          </table:table-cell>
          <table:table-cell office:value-type="float" office:value="0.185448" calcext:value-type="float">
            <text:p>0.185448</text:p>
          </table:table-cell>
          <table:table-cell office:value-type="float" office:value="26" calcext:value-type="float">
            <text:p>26</text:p>
          </table:table-cell>
          <table:table-cell office:value-type="float" office:value="0.865028" calcext:value-type="float">
            <text:p>0.865028</text:p>
          </table:table-cell>
          <table:table-cell office:value-type="float" office:value="82.3431" calcext:value-type="float">
            <text:p>82.3431</text:p>
          </table:table-cell>
          <table:table-cell office:value-type="float" office:value="0.15369" calcext:value-type="float">
            <text:p>0.15369</text:p>
          </table:table-cell>
          <table:table-cell office:value-type="float" office:value="64" calcext:value-type="float">
            <text:p>64</text:p>
          </table:table-cell>
          <table:table-cell office:value-type="float" office:value="0.86477" calcext:value-type="float">
            <text:p>0.86477</text:p>
          </table:table-cell>
          <table:table-cell office:value-type="float" office:value="78.0309" calcext:value-type="float">
            <text:p>78.0309</text:p>
          </table:table-cell>
          <table:table-cell office:value-type="float" office:value="0.149631" calcext:value-type="float">
            <text:p>0.149631</text:p>
          </table:table-cell>
          <table:table-cell office:value-type="float" office:value="72" calcext:value-type="float">
            <text:p>72</text:p>
          </table:table-cell>
          <table:table-cell office:value-type="float" office:value="0.864929" calcext:value-type="float">
            <text:p>0.864929</text:p>
          </table:table-cell>
          <table:table-cell office:value-type="float" office:value="77.9603" calcext:value-type="float">
            <text:p>77.9603</text:p>
          </table:table-cell>
          <table:table-cell office:value-type="float" office:value="0.149227" calcext:value-type="float">
            <text:p>0.14922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0.862365" calcext:value-type="float">
            <text:p>0.862365</text:p>
          </table:table-cell>
          <table:table-cell office:value-type="float" office:value="135.18" calcext:value-type="float">
            <text:p>135.18</text:p>
          </table:table-cell>
          <table:table-cell office:value-type="float" office:value="0.178128" calcext:value-type="float">
            <text:p>0.178128</text:p>
          </table:table-cell>
          <table:table-cell office:value-type="float" office:value="271" calcext:value-type="float">
            <text:p>271</text:p>
          </table:table-cell>
          <table:table-cell office:value-type="float" office:value="0.850663" calcext:value-type="float">
            <text:p>0.850663</text:p>
          </table:table-cell>
          <table:table-cell office:value-type="float" office:value="94.376" calcext:value-type="float">
            <text:p>94.376</text:p>
          </table:table-cell>
          <table:table-cell office:value-type="float" office:value="0.177053" calcext:value-type="float">
            <text:p>0.177053</text:p>
          </table:table-cell>
          <table:table-cell office:value-type="float" office:value="25" calcext:value-type="float">
            <text:p>25</text:p>
          </table:table-cell>
          <table:table-cell office:value-type="float" office:value="0.875893" calcext:value-type="float">
            <text:p>0.875893</text:p>
          </table:table-cell>
          <table:table-cell office:value-type="float" office:value="96.8879" calcext:value-type="float">
            <text:p>96.8879</text:p>
          </table:table-cell>
          <table:table-cell office:value-type="float" office:value="0.153462" calcext:value-type="float">
            <text:p>0.153462</text:p>
          </table:table-cell>
          <table:table-cell office:value-type="float" office:value="75" calcext:value-type="float">
            <text:p>75</text:p>
          </table:table-cell>
          <table:table-cell office:value-type="float" office:value="0.878949" calcext:value-type="float">
            <text:p>0.878949</text:p>
          </table:table-cell>
          <table:table-cell office:value-type="float" office:value="93.6108" calcext:value-type="float">
            <text:p>93.6108</text:p>
          </table:table-cell>
          <table:table-cell office:value-type="float" office:value="0.149826" calcext:value-type="float">
            <text:p>0.149826</text:p>
          </table:table-cell>
          <table:table-cell office:value-type="float" office:value="60" calcext:value-type="float">
            <text:p>60</text:p>
          </table:table-cell>
          <table:table-cell office:value-type="float" office:value="0.878853" calcext:value-type="float">
            <text:p>0.878853</text:p>
          </table:table-cell>
          <table:table-cell office:value-type="float" office:value="93.489" calcext:value-type="float">
            <text:p>93.489</text:p>
          </table:table-cell>
          <table:table-cell office:value-type="float" office:value="0.149601" calcext:value-type="float">
            <text:p>0.1496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0.862365" calcext:value-type="float">
            <text:p>0.862365</text:p>
          </table:table-cell>
          <table:table-cell office:value-type="float" office:value="135.18" calcext:value-type="float">
            <text:p>135.18</text:p>
          </table:table-cell>
          <table:table-cell office:value-type="float" office:value="0.178128" calcext:value-type="float">
            <text:p>0.178128</text:p>
          </table:table-cell>
          <table:table-cell office:value-type="float" office:value="274" calcext:value-type="float">
            <text:p>274</text:p>
          </table:table-cell>
          <table:table-cell office:value-type="float" office:value="0.850402" calcext:value-type="float">
            <text:p>0.850402</text:p>
          </table:table-cell>
          <table:table-cell office:value-type="float" office:value="94.3685" calcext:value-type="float">
            <text:p>94.3685</text:p>
          </table:table-cell>
          <table:table-cell office:value-type="float" office:value="0.17635" calcext:value-type="float">
            <text:p>0.17635</text:p>
          </table:table-cell>
          <table:table-cell office:value-type="float" office:value="27" calcext:value-type="float">
            <text:p>27</text:p>
          </table:table-cell>
          <table:table-cell office:value-type="float" office:value="0.875935" calcext:value-type="float">
            <text:p>0.875935</text:p>
          </table:table-cell>
          <table:table-cell office:value-type="float" office:value="97.0809" calcext:value-type="float">
            <text:p>97.0809</text:p>
          </table:table-cell>
          <table:table-cell office:value-type="float" office:value="0.153597" calcext:value-type="float">
            <text:p>0.153597</text:p>
          </table:table-cell>
          <table:table-cell office:value-type="float" office:value="72" calcext:value-type="float">
            <text:p>72</text:p>
          </table:table-cell>
          <table:table-cell office:value-type="float" office:value="0.879672" calcext:value-type="float">
            <text:p>0.879672</text:p>
          </table:table-cell>
          <table:table-cell office:value-type="float" office:value="92.5985" calcext:value-type="float">
            <text:p>92.5985</text:p>
          </table:table-cell>
          <table:table-cell office:value-type="float" office:value="0.14968" calcext:value-type="float">
            <text:p>0.14968</text:p>
          </table:table-cell>
          <table:table-cell office:value-type="float" office:value="61" calcext:value-type="float">
            <text:p>61</text:p>
          </table:table-cell>
          <table:table-cell office:value-type="float" office:value="0.879508" calcext:value-type="float">
            <text:p>0.879508</text:p>
          </table:table-cell>
          <table:table-cell office:value-type="float" office:value="92.5921" calcext:value-type="float">
            <text:p>92.5921</text:p>
          </table:table-cell>
          <table:table-cell office:value-type="float" office:value="0.149354" calcext:value-type="float">
            <text:p>0.1493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0.845843" calcext:value-type="float">
            <text:p>0.845843</text:p>
          </table:table-cell>
          <table:table-cell office:value-type="float" office:value="115.178" calcext:value-type="float">
            <text:p>115.178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281" calcext:value-type="float">
            <text:p>281</text:p>
          </table:table-cell>
          <table:table-cell office:value-type="float" office:value="0.848444" calcext:value-type="float">
            <text:p>0.848444</text:p>
          </table:table-cell>
          <table:table-cell office:value-type="float" office:value="87.3545" calcext:value-type="float">
            <text:p>87.3545</text:p>
          </table:table-cell>
          <table:table-cell office:value-type="float" office:value="0.160742" calcext:value-type="float">
            <text:p>0.160742</text:p>
          </table:table-cell>
          <table:table-cell office:value-type="float" office:value="27" calcext:value-type="float">
            <text:p>27</text:p>
          </table:table-cell>
          <table:table-cell office:value-type="float" office:value="0.863779" calcext:value-type="float">
            <text:p>0.863779</text:p>
          </table:table-cell>
          <table:table-cell office:value-type="float" office:value="88.4588" calcext:value-type="float">
            <text:p>88.4588</text:p>
          </table:table-cell>
          <table:table-cell office:value-type="float" office:value="0.136728" calcext:value-type="float">
            <text:p>0.136728</text:p>
          </table:table-cell>
          <table:table-cell office:value-type="float" office:value="66" calcext:value-type="float">
            <text:p>66</text:p>
          </table:table-cell>
          <table:table-cell office:value-type="float" office:value="0.866392" calcext:value-type="float">
            <text:p>0.866392</text:p>
          </table:table-cell>
          <table:table-cell office:value-type="float" office:value="84.1971" calcext:value-type="float">
            <text:p>84.1971</text:p>
          </table:table-cell>
          <table:table-cell office:value-type="float" office:value="0.134784" calcext:value-type="float">
            <text:p>0.134784</text:p>
          </table:table-cell>
          <table:table-cell office:value-type="float" office:value="60" calcext:value-type="float">
            <text:p>60</text:p>
          </table:table-cell>
          <table:table-cell office:value-type="float" office:value="0.866517" calcext:value-type="float">
            <text:p>0.866517</text:p>
          </table:table-cell>
          <table:table-cell office:value-type="float" office:value="84.1437" calcext:value-type="float">
            <text:p>84.1437</text:p>
          </table:table-cell>
          <table:table-cell office:value-type="float" office:value="0.134035" calcext:value-type="float">
            <text:p>0.1340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0.845843" calcext:value-type="float">
            <text:p>0.845843</text:p>
          </table:table-cell>
          <table:table-cell office:value-type="float" office:value="115.178" calcext:value-type="float">
            <text:p>115.178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265" calcext:value-type="float">
            <text:p>265</text:p>
          </table:table-cell>
          <table:table-cell office:value-type="float" office:value="0.847934" calcext:value-type="float">
            <text:p>0.847934</text:p>
          </table:table-cell>
          <table:table-cell office:value-type="float" office:value="86.7478" calcext:value-type="float">
            <text:p>86.7478</text:p>
          </table:table-cell>
          <table:table-cell office:value-type="float" office:value="0.160526" calcext:value-type="float">
            <text:p>0.160526</text:p>
          </table:table-cell>
          <table:table-cell office:value-type="float" office:value="26" calcext:value-type="float">
            <text:p>26</text:p>
          </table:table-cell>
          <table:table-cell office:value-type="float" office:value="0.863784" calcext:value-type="float">
            <text:p>0.863784</text:p>
          </table:table-cell>
          <table:table-cell office:value-type="float" office:value="88.5482" calcext:value-type="float">
            <text:p>88.5482</text:p>
          </table:table-cell>
          <table:table-cell office:value-type="float" office:value="0.136733" calcext:value-type="float">
            <text:p>0.136733</text:p>
          </table:table-cell>
          <table:table-cell office:value-type="float" office:value="63" calcext:value-type="float">
            <text:p>63</text:p>
          </table:table-cell>
          <table:table-cell office:value-type="float" office:value="0.866661" calcext:value-type="float">
            <text:p>0.866661</text:p>
          </table:table-cell>
          <table:table-cell office:value-type="float" office:value="83.9238" calcext:value-type="float">
            <text:p>83.9238</text:p>
          </table:table-cell>
          <table:table-cell office:value-type="float" office:value="0.134642" calcext:value-type="float">
            <text:p>0.134642</text:p>
          </table:table-cell>
          <table:table-cell office:value-type="float" office:value="61" calcext:value-type="float">
            <text:p>61</text:p>
          </table:table-cell>
          <table:table-cell office:value-type="float" office:value="0.866369" calcext:value-type="float">
            <text:p>0.866369</text:p>
          </table:table-cell>
          <table:table-cell office:value-type="float" office:value="83.9073" calcext:value-type="float">
            <text:p>83.9073</text:p>
          </table:table-cell>
          <table:table-cell office:value-type="float" office:value="0.134171" calcext:value-type="float">
            <text:p>0.1341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84646" calcext:value-type="float">
            <text:p>0.84646</text:p>
          </table:table-cell>
          <table:table-cell office:value-type="float" office:value="109.495" calcext:value-type="float">
            <text:p>109.495</text:p>
          </table:table-cell>
          <table:table-cell office:value-type="float" office:value="0.143903" calcext:value-type="float">
            <text:p>0.143903</text:p>
          </table:table-cell>
          <table:table-cell office:value-type="float" office:value="282" calcext:value-type="float">
            <text:p>282</text:p>
          </table:table-cell>
          <table:table-cell office:value-type="float" office:value="0.847206" calcext:value-type="float">
            <text:p>0.847206</text:p>
          </table:table-cell>
          <table:table-cell office:value-type="float" office:value="80.0657" calcext:value-type="float">
            <text:p>80.0657</text:p>
          </table:table-cell>
          <table:table-cell office:value-type="float" office:value="0.160046" calcext:value-type="float">
            <text:p>0.160046</text:p>
          </table:table-cell>
          <table:table-cell office:value-type="float" office:value="27" calcext:value-type="float">
            <text:p>27</text:p>
          </table:table-cell>
          <table:table-cell office:value-type="float" office:value="0.869929" calcext:value-type="float">
            <text:p>0.869929</text:p>
          </table:table-cell>
          <table:table-cell office:value-type="float" office:value="79.4117" calcext:value-type="float">
            <text:p>79.4117</text:p>
          </table:table-cell>
          <table:table-cell office:value-type="float" office:value="0.130679" calcext:value-type="float">
            <text:p>0.130679</text:p>
          </table:table-cell>
          <table:table-cell office:value-type="float" office:value="62" calcext:value-type="float">
            <text:p>62</text:p>
          </table:table-cell>
          <table:table-cell office:value-type="float" office:value="0.870591" calcext:value-type="float">
            <text:p>0.870591</text:p>
          </table:table-cell>
          <table:table-cell office:value-type="float" office:value="74.3812" calcext:value-type="float">
            <text:p>74.3812</text:p>
          </table:table-cell>
          <table:table-cell office:value-type="float" office:value="0.12975" calcext:value-type="float">
            <text:p>0.12975</text:p>
          </table:table-cell>
          <table:table-cell office:value-type="float" office:value="63" calcext:value-type="float">
            <text:p>63</text:p>
          </table:table-cell>
          <table:table-cell office:value-type="float" office:value="0.869965" calcext:value-type="float">
            <text:p>0.869965</text:p>
          </table:table-cell>
          <table:table-cell office:value-type="float" office:value="74.4915" calcext:value-type="float">
            <text:p>74.4915</text:p>
          </table:table-cell>
          <table:table-cell office:value-type="float" office:value="0.129646" calcext:value-type="float">
            <text:p>0.12964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0.843794" calcext:value-type="float">
            <text:p>0.843794</text:p>
          </table:table-cell>
          <table:table-cell office:value-type="float" office:value="103.615" calcext:value-type="float">
            <text:p>103.615</text:p>
          </table:table-cell>
          <table:table-cell office:value-type="float" office:value="0.160299" calcext:value-type="float">
            <text:p>0.160299</text:p>
          </table:table-cell>
          <table:table-cell office:value-type="float" office:value="276" calcext:value-type="float">
            <text:p>276</text:p>
          </table:table-cell>
          <table:table-cell office:value-type="float" office:value="0.854738" calcext:value-type="float">
            <text:p>0.854738</text:p>
          </table:table-cell>
          <table:table-cell office:value-type="float" office:value="82.6838" calcext:value-type="float">
            <text:p>82.6838</text:p>
          </table:table-cell>
          <table:table-cell office:value-type="float" office:value="0.167831" calcext:value-type="float">
            <text:p>0.167831</text:p>
          </table:table-cell>
          <table:table-cell office:value-type="float" office:value="28" calcext:value-type="float">
            <text:p>28</text:p>
          </table:table-cell>
          <table:table-cell office:value-type="float" office:value="0.868447" calcext:value-type="float">
            <text:p>0.868447</text:p>
          </table:table-cell>
          <table:table-cell office:value-type="float" office:value="83.1522" calcext:value-type="float">
            <text:p>83.1522</text:p>
          </table:table-cell>
          <table:table-cell office:value-type="float" office:value="0.143086" calcext:value-type="float">
            <text:p>0.143086</text:p>
          </table:table-cell>
          <table:table-cell office:value-type="float" office:value="68" calcext:value-type="float">
            <text:p>68</text:p>
          </table:table-cell>
          <table:table-cell office:value-type="float" office:value="0.870996" calcext:value-type="float">
            <text:p>0.870996</text:p>
          </table:table-cell>
          <table:table-cell office:value-type="float" office:value="76.85" calcext:value-type="float">
            <text:p>76.85</text:p>
          </table:table-cell>
          <table:table-cell office:value-type="float" office:value="0.139183" calcext:value-type="float">
            <text:p>0.139183</text:p>
          </table:table-cell>
          <table:table-cell office:value-type="float" office:value="61" calcext:value-type="float">
            <text:p>61</text:p>
          </table:table-cell>
          <table:table-cell office:value-type="float" office:value="0.870583" calcext:value-type="float">
            <text:p>0.870583</text:p>
          </table:table-cell>
          <table:table-cell office:value-type="float" office:value="76.9801" calcext:value-type="float">
            <text:p>76.9801</text:p>
          </table:table-cell>
          <table:table-cell office:value-type="float" office:value="0.139143" calcext:value-type="float">
            <text:p>0.13914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.851172" calcext:value-type="float">
            <text:p>0.851172</text:p>
          </table:table-cell>
          <table:table-cell office:value-type="float" office:value="101.353" calcext:value-type="float">
            <text:p>101.353</text:p>
          </table:table-cell>
          <table:table-cell office:value-type="float" office:value="0.151965" calcext:value-type="float">
            <text:p>0.151965</text:p>
          </table:table-cell>
          <table:table-cell office:value-type="float" office:value="263" calcext:value-type="float">
            <text:p>263</text:p>
          </table:table-cell>
          <table:table-cell office:value-type="float" office:value="0.85915" calcext:value-type="float">
            <text:p>0.85915</text:p>
          </table:table-cell>
          <table:table-cell office:value-type="float" office:value="73.4896" calcext:value-type="float">
            <text:p>73.4896</text:p>
          </table:table-cell>
          <table:table-cell office:value-type="float" office:value="0.157912" calcext:value-type="float">
            <text:p>0.157912</text:p>
          </table:table-cell>
          <table:table-cell office:value-type="float" office:value="26" calcext:value-type="float">
            <text:p>26</text:p>
          </table:table-cell>
          <table:table-cell office:value-type="float" office:value="0.873563" calcext:value-type="float">
            <text:p>0.873563</text:p>
          </table:table-cell>
          <table:table-cell office:value-type="float" office:value="74.3" calcext:value-type="float">
            <text:p>74.3</text:p>
          </table:table-cell>
          <table:table-cell office:value-type="float" office:value="0.133812" calcext:value-type="float">
            <text:p>0.133812</text:p>
          </table:table-cell>
          <table:table-cell office:value-type="float" office:value="82" calcext:value-type="float">
            <text:p>82</text:p>
          </table:table-cell>
          <table:table-cell office:value-type="float" office:value="0.876728" calcext:value-type="float">
            <text:p>0.876728</text:p>
          </table:table-cell>
          <table:table-cell office:value-type="float" office:value="69.9256" calcext:value-type="float">
            <text:p>69.9256</text:p>
          </table:table-cell>
          <table:table-cell office:value-type="float" office:value="0.132328" calcext:value-type="float">
            <text:p>0.132328</text:p>
          </table:table-cell>
          <table:table-cell office:value-type="float" office:value="61" calcext:value-type="float">
            <text:p>61</text:p>
          </table:table-cell>
          <table:table-cell office:value-type="float" office:value="0.876074" calcext:value-type="float">
            <text:p>0.876074</text:p>
          </table:table-cell>
          <table:table-cell office:value-type="float" office:value="69.9803" calcext:value-type="float">
            <text:p>69.9803</text:p>
          </table:table-cell>
          <table:table-cell office:value-type="float" office:value="0.131701" calcext:value-type="float">
            <text:p>0.1317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0.845415" calcext:value-type="float">
            <text:p>0.845415</text:p>
          </table:table-cell>
          <table:table-cell office:value-type="float" office:value="460.988" calcext:value-type="float">
            <text:p>460.988</text:p>
          </table:table-cell>
          <table:table-cell office:value-type="float" office:value="0.177322" calcext:value-type="float">
            <text:p>0.177322</text:p>
          </table:table-cell>
          <table:table-cell office:value-type="float" office:value="287" calcext:value-type="float">
            <text:p>287</text:p>
          </table:table-cell>
          <table:table-cell office:value-type="float" office:value="0.858738" calcext:value-type="float">
            <text:p>0.858738</text:p>
          </table:table-cell>
          <table:table-cell office:value-type="float" office:value="83.3642" calcext:value-type="float">
            <text:p>83.3642</text:p>
          </table:table-cell>
          <table:table-cell office:value-type="float" office:value="0.166467" calcext:value-type="float">
            <text:p>0.166467</text:p>
          </table:table-cell>
          <table:table-cell office:value-type="float" office:value="27" calcext:value-type="float">
            <text:p>27</text:p>
          </table:table-cell>
          <table:table-cell office:value-type="float" office:value="0.87013" calcext:value-type="float">
            <text:p>0.87013</text:p>
          </table:table-cell>
          <table:table-cell office:value-type="float" office:value="84.1816" calcext:value-type="float">
            <text:p>84.1816</text:p>
          </table:table-cell>
          <table:table-cell office:value-type="float" office:value="0.146557" calcext:value-type="float">
            <text:p>0.146557</text:p>
          </table:table-cell>
          <table:table-cell office:value-type="float" office:value="71" calcext:value-type="float">
            <text:p>71</text:p>
          </table:table-cell>
          <table:table-cell office:value-type="float" office:value="0.871759" calcext:value-type="float">
            <text:p>0.871759</text:p>
          </table:table-cell>
          <table:table-cell office:value-type="float" office:value="79.9265" calcext:value-type="float">
            <text:p>79.9265</text:p>
          </table:table-cell>
          <table:table-cell office:value-type="float" office:value="0.14379" calcext:value-type="float">
            <text:p>0.14379</text:p>
          </table:table-cell>
          <table:table-cell office:value-type="float" office:value="60" calcext:value-type="float">
            <text:p>60</text:p>
          </table:table-cell>
          <table:table-cell office:value-type="float" office:value="0.870254" calcext:value-type="float">
            <text:p>0.870254</text:p>
          </table:table-cell>
          <table:table-cell office:value-type="float" office:value="80.0323" calcext:value-type="float">
            <text:p>80.0323</text:p>
          </table:table-cell>
          <table:table-cell office:value-type="float" office:value="0.143611" calcext:value-type="float">
            <text:p>0.1436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.845415" calcext:value-type="float">
            <text:p>0.845415</text:p>
          </table:table-cell>
          <table:table-cell office:value-type="float" office:value="460.988" calcext:value-type="float">
            <text:p>460.988</text:p>
          </table:table-cell>
          <table:table-cell office:value-type="float" office:value="0.177322" calcext:value-type="float">
            <text:p>0.177322</text:p>
          </table:table-cell>
          <table:table-cell office:value-type="float" office:value="270" calcext:value-type="float">
            <text:p>270</text:p>
          </table:table-cell>
          <table:table-cell office:value-type="float" office:value="0.859225" calcext:value-type="float">
            <text:p>0.859225</text:p>
          </table:table-cell>
          <table:table-cell office:value-type="float" office:value="83.5604" calcext:value-type="float">
            <text:p>83.5604</text:p>
          </table:table-cell>
          <table:table-cell office:value-type="float" office:value="0.16671" calcext:value-type="float">
            <text:p>0.16671</text:p>
          </table:table-cell>
          <table:table-cell office:value-type="float" office:value="28" calcext:value-type="float">
            <text:p>28</text:p>
          </table:table-cell>
          <table:table-cell office:value-type="float" office:value="0.87014" calcext:value-type="float">
            <text:p>0.87014</text:p>
          </table:table-cell>
          <table:table-cell office:value-type="float" office:value="84.1776" calcext:value-type="float">
            <text:p>84.1776</text:p>
          </table:table-cell>
          <table:table-cell office:value-type="float" office:value="0.146522" calcext:value-type="float">
            <text:p>0.146522</text:p>
          </table:table-cell>
          <table:table-cell office:value-type="float" office:value="70" calcext:value-type="float">
            <text:p>70</text:p>
          </table:table-cell>
          <table:table-cell office:value-type="float" office:value="0.8717" calcext:value-type="float">
            <text:p>0.8717</text:p>
          </table:table-cell>
          <table:table-cell office:value-type="float" office:value="79.6824" calcext:value-type="float">
            <text:p>79.6824</text:p>
          </table:table-cell>
          <table:table-cell office:value-type="float" office:value="0.143664" calcext:value-type="float">
            <text:p>0.143664</text:p>
          </table:table-cell>
          <table:table-cell office:value-type="float" office:value="65" calcext:value-type="float">
            <text:p>65</text:p>
          </table:table-cell>
          <table:table-cell office:value-type="float" office:value="0.871343" calcext:value-type="float">
            <text:p>0.871343</text:p>
          </table:table-cell>
          <table:table-cell office:value-type="float" office:value="79.6256" calcext:value-type="float">
            <text:p>79.6256</text:p>
          </table:table-cell>
          <table:table-cell office:value-type="float" office:value="0.143391" calcext:value-type="float">
            <text:p>0.14339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0.855272" calcext:value-type="float">
            <text:p>0.855272</text:p>
          </table:table-cell>
          <table:table-cell office:value-type="float" office:value="110.664" calcext:value-type="float">
            <text:p>110.664</text:p>
          </table:table-cell>
          <table:table-cell office:value-type="float" office:value="0.152646" calcext:value-type="float">
            <text:p>0.152646</text:p>
          </table:table-cell>
          <table:table-cell office:value-type="float" office:value="282" calcext:value-type="float">
            <text:p>282</text:p>
          </table:table-cell>
          <table:table-cell office:value-type="float" office:value="0.85858" calcext:value-type="float">
            <text:p>0.85858</text:p>
          </table:table-cell>
          <table:table-cell office:value-type="float" office:value="79.0289" calcext:value-type="float">
            <text:p>79.0289</text:p>
          </table:table-cell>
          <table:table-cell office:value-type="float" office:value="0.156194" calcext:value-type="float">
            <text:p>0.156194</text:p>
          </table:table-cell>
          <table:table-cell office:value-type="float" office:value="26" calcext:value-type="float">
            <text:p>26</text:p>
          </table:table-cell>
          <table:table-cell office:value-type="float" office:value="0.871723" calcext:value-type="float">
            <text:p>0.871723</text:p>
          </table:table-cell>
          <table:table-cell office:value-type="float" office:value="80.4402" calcext:value-type="float">
            <text:p>80.4402</text:p>
          </table:table-cell>
          <table:table-cell office:value-type="float" office:value="0.13616" calcext:value-type="float">
            <text:p>0.13616</text:p>
          </table:table-cell>
          <table:table-cell office:value-type="float" office:value="64" calcext:value-type="float">
            <text:p>64</text:p>
          </table:table-cell>
          <table:table-cell office:value-type="float" office:value="0.874973" calcext:value-type="float">
            <text:p>0.874973</text:p>
          </table:table-cell>
          <table:table-cell office:value-type="float" office:value="75.4432" calcext:value-type="float">
            <text:p>75.4432</text:p>
          </table:table-cell>
          <table:table-cell office:value-type="float" office:value="0.133255" calcext:value-type="float">
            <text:p>0.133255</text:p>
          </table:table-cell>
          <table:table-cell office:value-type="float" office:value="61" calcext:value-type="float">
            <text:p>61</text:p>
          </table:table-cell>
          <table:table-cell office:value-type="float" office:value="0.874269" calcext:value-type="float">
            <text:p>0.874269</text:p>
          </table:table-cell>
          <table:table-cell office:value-type="float" office:value="75.4842" calcext:value-type="float">
            <text:p>75.4842</text:p>
          </table:table-cell>
          <table:table-cell office:value-type="float" office:value="0.1331" calcext:value-type="float">
            <text:p>0.13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0.85205" calcext:value-type="float">
            <text:p>0.85205</text:p>
          </table:table-cell>
          <table:table-cell office:value-type="float" office:value="96.6072" calcext:value-type="float">
            <text:p>96.6072</text:p>
          </table:table-cell>
          <table:table-cell office:value-type="float" office:value="0.166209" calcext:value-type="float">
            <text:p>0.166209</text:p>
          </table:table-cell>
          <table:table-cell office:value-type="float" office:value="281" calcext:value-type="float">
            <text:p>281</text:p>
          </table:table-cell>
          <table:table-cell office:value-type="float" office:value="0.865733" calcext:value-type="float">
            <text:p>0.865733</text:p>
          </table:table-cell>
          <table:table-cell office:value-type="float" office:value="74.886" calcext:value-type="float">
            <text:p>74.886</text:p>
          </table:table-cell>
          <table:table-cell office:value-type="float" office:value="0.172066" calcext:value-type="float">
            <text:p>0.172066</text:p>
          </table:table-cell>
          <table:table-cell office:value-type="float" office:value="27" calcext:value-type="float">
            <text:p>27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78.0951" calcext:value-type="float">
            <text:p>78.0951</text:p>
          </table:table-cell>
          <table:table-cell office:value-type="float" office:value="0.152075" calcext:value-type="float">
            <text:p>0.152075</text:p>
          </table:table-cell>
          <table:table-cell office:value-type="float" office:value="66" calcext:value-type="float">
            <text:p>66</text:p>
          </table:table-cell>
          <table:table-cell office:value-type="float" office:value="0.874906" calcext:value-type="float">
            <text:p>0.874906</text:p>
          </table:table-cell>
          <table:table-cell office:value-type="float" office:value="74.5034" calcext:value-type="float">
            <text:p>74.5034</text:p>
          </table:table-cell>
          <table:table-cell office:value-type="float" office:value="0.149507" calcext:value-type="float">
            <text:p>0.149507</text:p>
          </table:table-cell>
          <table:table-cell office:value-type="float" office:value="60" calcext:value-type="float">
            <text:p>60</text:p>
          </table:table-cell>
          <table:table-cell office:value-type="float" office:value="0.874246" calcext:value-type="float">
            <text:p>0.874246</text:p>
          </table:table-cell>
          <table:table-cell office:value-type="float" office:value="74.4491" calcext:value-type="float">
            <text:p>74.4491</text:p>
          </table:table-cell>
          <table:table-cell office:value-type="float" office:value="0.149125" calcext:value-type="float">
            <text:p>0.1491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0.873235" calcext:value-type="float">
            <text:p>0.873235</text:p>
          </table:table-cell>
          <table:table-cell office:value-type="float" office:value="97.3797" calcext:value-type="float">
            <text:p>97.3797</text:p>
          </table:table-cell>
          <table:table-cell office:value-type="float" office:value="0.16132" calcext:value-type="float">
            <text:p>0.16132</text:p>
          </table:table-cell>
          <table:table-cell office:value-type="float" office:value="274" calcext:value-type="float">
            <text:p>274</text:p>
          </table:table-cell>
          <table:table-cell office:value-type="float" office:value="0.874723" calcext:value-type="float">
            <text:p>0.874723</text:p>
          </table:table-cell>
          <table:table-cell office:value-type="float" office:value="70.1487" calcext:value-type="float">
            <text:p>70.1487</text:p>
          </table:table-cell>
          <table:table-cell office:value-type="float" office:value="0.163089" calcext:value-type="float">
            <text:p>0.163089</text:p>
          </table:table-cell>
          <table:table-cell office:value-type="float" office:value="27" calcext:value-type="float">
            <text:p>27</text:p>
          </table:table-cell>
          <table:table-cell office:value-type="float" office:value="0.883358" calcext:value-type="float">
            <text:p>0.883358</text:p>
          </table:table-cell>
          <table:table-cell office:value-type="float" office:value="70.8295" calcext:value-type="float">
            <text:p>70.8295</text:p>
          </table:table-cell>
          <table:table-cell office:value-type="float" office:value="0.139671" calcext:value-type="float">
            <text:p>0.139671</text:p>
          </table:table-cell>
          <table:table-cell office:value-type="float" office:value="65" calcext:value-type="float">
            <text:p>65</text:p>
          </table:table-cell>
          <table:table-cell office:value-type="float" office:value="0.887409" calcext:value-type="float">
            <text:p>0.887409</text:p>
          </table:table-cell>
          <table:table-cell office:value-type="float" office:value="67.4142" calcext:value-type="float">
            <text:p>67.4142</text:p>
          </table:table-cell>
          <table:table-cell office:value-type="float" office:value="0.13712" calcext:value-type="float">
            <text:p>0.13712</text:p>
          </table:table-cell>
          <table:table-cell office:value-type="float" office:value="58" calcext:value-type="float">
            <text:p>58</text:p>
          </table:table-cell>
          <table:table-cell office:value-type="float" office:value="0.88681" calcext:value-type="float">
            <text:p>0.88681</text:p>
          </table:table-cell>
          <table:table-cell office:value-type="float" office:value="67.579" calcext:value-type="float">
            <text:p>67.579</text:p>
          </table:table-cell>
          <table:table-cell office:value-type="float" office:value="0.137246" calcext:value-type="float">
            <text:p>0.13724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0.860756" calcext:value-type="float">
            <text:p>0.860756</text:p>
          </table:table-cell>
          <table:table-cell office:value-type="float" office:value="105.592" calcext:value-type="float">
            <text:p>105.592</text:p>
          </table:table-cell>
          <table:table-cell office:value-type="float" office:value="0.170471" calcext:value-type="float">
            <text:p>0.170471</text:p>
          </table:table-cell>
          <table:table-cell office:value-type="float" office:value="270" calcext:value-type="float">
            <text:p>270</text:p>
          </table:table-cell>
          <table:table-cell office:value-type="float" office:value="0.860472" calcext:value-type="float">
            <text:p>0.860472</text:p>
          </table:table-cell>
          <table:table-cell office:value-type="float" office:value="77.7688" calcext:value-type="float">
            <text:p>77.7688</text:p>
          </table:table-cell>
          <table:table-cell office:value-type="float" office:value="0.171864" calcext:value-type="float">
            <text:p>0.171864</text:p>
          </table:table-cell>
          <table:table-cell office:value-type="float" office:value="27" calcext:value-type="float">
            <text:p>27</text:p>
          </table:table-cell>
          <table:table-cell office:value-type="float" office:value="0.868941" calcext:value-type="float">
            <text:p>0.868941</text:p>
          </table:table-cell>
          <table:table-cell office:value-type="float" office:value="76.5013" calcext:value-type="float">
            <text:p>76.5013</text:p>
          </table:table-cell>
          <table:table-cell office:value-type="float" office:value="0.148141" calcext:value-type="float">
            <text:p>0.148141</text:p>
          </table:table-cell>
          <table:table-cell office:value-type="float" office:value="68" calcext:value-type="float">
            <text:p>68</text:p>
          </table:table-cell>
          <table:table-cell office:value-type="float" office:value="0.873499" calcext:value-type="float">
            <text:p>0.873499</text:p>
          </table:table-cell>
          <table:table-cell office:value-type="float" office:value="73.5756" calcext:value-type="float">
            <text:p>73.5756</text:p>
          </table:table-cell>
          <table:table-cell office:value-type="float" office:value="0.144696" calcext:value-type="float">
            <text:p>0.144696</text:p>
          </table:table-cell>
          <table:table-cell office:value-type="float" office:value="60" calcext:value-type="float">
            <text:p>60</text:p>
          </table:table-cell>
          <table:table-cell office:value-type="float" office:value="0.873091" calcext:value-type="float">
            <text:p>0.873091</text:p>
          </table:table-cell>
          <table:table-cell office:value-type="float" office:value="73.6464" calcext:value-type="float">
            <text:p>73.6464</text:p>
          </table:table-cell>
          <table:table-cell office:value-type="float" office:value="0.14479" calcext:value-type="float">
            <text:p>0.1447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0.867949" calcext:value-type="float">
            <text:p>0.867949</text:p>
          </table:table-cell>
          <table:table-cell office:value-type="float" office:value="94.4636" calcext:value-type="float">
            <text:p>94.4636</text:p>
          </table:table-cell>
          <table:table-cell office:value-type="float" office:value="0.175906" calcext:value-type="float">
            <text:p>0.175906</text:p>
          </table:table-cell>
          <table:table-cell office:value-type="float" office:value="271" calcext:value-type="float">
            <text:p>271</text:p>
          </table:table-cell>
          <table:table-cell office:value-type="float" office:value="0.862291" calcext:value-type="float">
            <text:p>0.862291</text:p>
          </table:table-cell>
          <table:table-cell office:value-type="float" office:value="73.7361" calcext:value-type="float">
            <text:p>73.7361</text:p>
          </table:table-cell>
          <table:table-cell office:value-type="float" office:value="0.183157" calcext:value-type="float">
            <text:p>0.183157</text:p>
          </table:table-cell>
          <table:table-cell office:value-type="float" office:value="28" calcext:value-type="float">
            <text:p>28</text:p>
          </table:table-cell>
          <table:table-cell office:value-type="float" office:value="0.872969" calcext:value-type="float">
            <text:p>0.872969</text:p>
          </table:table-cell>
          <table:table-cell office:value-type="float" office:value="75.1052" calcext:value-type="float">
            <text:p>75.1052</text:p>
          </table:table-cell>
          <table:table-cell office:value-type="float" office:value="0.161267" calcext:value-type="float">
            <text:p>0.161267</text:p>
          </table:table-cell>
          <table:table-cell office:value-type="float" office:value="61" calcext:value-type="float">
            <text:p>61</text:p>
          </table:table-cell>
          <table:table-cell office:value-type="float" office:value="0.876009" calcext:value-type="float">
            <text:p>0.876009</text:p>
          </table:table-cell>
          <table:table-cell office:value-type="float" office:value="72.1854" calcext:value-type="float">
            <text:p>72.1854</text:p>
          </table:table-cell>
          <table:table-cell office:value-type="float" office:value="0.157805" calcext:value-type="float">
            <text:p>0.157805</text:p>
          </table:table-cell>
          <table:table-cell office:value-type="float" office:value="62" calcext:value-type="float">
            <text:p>62</text:p>
          </table:table-cell>
          <table:table-cell office:value-type="float" office:value="0.875339" calcext:value-type="float">
            <text:p>0.875339</text:p>
          </table:table-cell>
          <table:table-cell office:value-type="float" office:value="72.3404" calcext:value-type="float">
            <text:p>72.3404</text:p>
          </table:table-cell>
          <table:table-cell office:value-type="float" office:value="0.157801" calcext:value-type="float">
            <text:p>0.1578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0.867949" calcext:value-type="float">
            <text:p>0.867949</text:p>
          </table:table-cell>
          <table:table-cell office:value-type="float" office:value="94.4636" calcext:value-type="float">
            <text:p>94.4636</text:p>
          </table:table-cell>
          <table:table-cell office:value-type="float" office:value="0.175906" calcext:value-type="float">
            <text:p>0.175906</text:p>
          </table:table-cell>
          <table:table-cell office:value-type="float" office:value="264" calcext:value-type="float">
            <text:p>264</text:p>
          </table:table-cell>
          <table:table-cell office:value-type="float" office:value="0.863095" calcext:value-type="float">
            <text:p>0.863095</text:p>
          </table:table-cell>
          <table:table-cell office:value-type="float" office:value="74.0069" calcext:value-type="float">
            <text:p>74.0069</text:p>
          </table:table-cell>
          <table:table-cell office:value-type="float" office:value="0.18368" calcext:value-type="float">
            <text:p>0.18368</text:p>
          </table:table-cell>
          <table:table-cell office:value-type="float" office:value="27" calcext:value-type="float">
            <text:p>27</text:p>
          </table:table-cell>
          <table:table-cell office:value-type="float" office:value="0.87302" calcext:value-type="float">
            <text:p>0.87302</text:p>
          </table:table-cell>
          <table:table-cell office:value-type="float" office:value="75.1523" calcext:value-type="float">
            <text:p>75.1523</text:p>
          </table:table-cell>
          <table:table-cell office:value-type="float" office:value="0.161229" calcext:value-type="float">
            <text:p>0.161229</text:p>
          </table:table-cell>
          <table:table-cell office:value-type="float" office:value="65" calcext:value-type="float">
            <text:p>65</text:p>
          </table:table-cell>
          <table:table-cell office:value-type="float" office:value="0.876488" calcext:value-type="float">
            <text:p>0.876488</text:p>
          </table:table-cell>
          <table:table-cell office:value-type="float" office:value="71.8842" calcext:value-type="float">
            <text:p>71.8842</text:p>
          </table:table-cell>
          <table:table-cell office:value-type="float" office:value="0.157809" calcext:value-type="float">
            <text:p>0.157809</text:p>
          </table:table-cell>
          <table:table-cell office:value-type="float" office:value="61" calcext:value-type="float">
            <text:p>61</text:p>
          </table:table-cell>
          <table:table-cell office:value-type="float" office:value="0.876136" calcext:value-type="float">
            <text:p>0.876136</text:p>
          </table:table-cell>
          <table:table-cell office:value-type="float" office:value="71.9524" calcext:value-type="float">
            <text:p>71.9524</text:p>
          </table:table-cell>
          <table:table-cell office:value-type="float" office:value="0.157441" calcext:value-type="float">
            <text:p>0.15744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0.852576" calcext:value-type="float">
            <text:p>0.852576</text:p>
          </table:table-cell>
          <table:table-cell office:value-type="float" office:value="126.307" calcext:value-type="float">
            <text:p>126.307</text:p>
          </table:table-cell>
          <table:table-cell office:value-type="float" office:value="0.18091" calcext:value-type="float">
            <text:p>0.18091</text:p>
          </table:table-cell>
          <table:table-cell office:value-type="float" office:value="267" calcext:value-type="float">
            <text:p>267</text:p>
          </table:table-cell>
          <table:table-cell office:value-type="float" office:value="0.856353" calcext:value-type="float">
            <text:p>0.856353</text:p>
          </table:table-cell>
          <table:table-cell office:value-type="float" office:value="91.411" calcext:value-type="float">
            <text:p>91.411</text:p>
          </table:table-cell>
          <table:table-cell office:value-type="float" office:value="0.183872" calcext:value-type="float">
            <text:p>0.183872</text:p>
          </table:table-cell>
          <table:table-cell office:value-type="float" office:value="32" calcext:value-type="float">
            <text:p>32</text:p>
          </table:table-cell>
          <table:table-cell office:value-type="float" office:value="0.869386" calcext:value-type="float">
            <text:p>0.869386</text:p>
          </table:table-cell>
          <table:table-cell office:value-type="float" office:value="95.7423" calcext:value-type="float">
            <text:p>95.7423</text:p>
          </table:table-cell>
          <table:table-cell office:value-type="float" office:value="0.16221" calcext:value-type="float">
            <text:p>0.16221</text:p>
          </table:table-cell>
          <table:table-cell office:value-type="float" office:value="64" calcext:value-type="float">
            <text:p>64</text:p>
          </table:table-cell>
          <table:table-cell office:value-type="float" office:value="0.870729" calcext:value-type="float">
            <text:p>0.870729</text:p>
          </table:table-cell>
          <table:table-cell office:value-type="float" office:value="90.6708" calcext:value-type="float">
            <text:p>90.6708</text:p>
          </table:table-cell>
          <table:table-cell office:value-type="float" office:value="0.157868" calcext:value-type="float">
            <text:p>0.157868</text:p>
          </table:table-cell>
          <table:table-cell office:value-type="float" office:value="69" calcext:value-type="float">
            <text:p>69</text:p>
          </table:table-cell>
          <table:table-cell office:value-type="float" office:value="0.870188" calcext:value-type="float">
            <text:p>0.870188</text:p>
          </table:table-cell>
          <table:table-cell office:value-type="float" office:value="90.7307" calcext:value-type="float">
            <text:p>90.7307</text:p>
          </table:table-cell>
          <table:table-cell office:value-type="float" office:value="0.15775" calcext:value-type="float">
            <text:p>0.157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0.870916" calcext:value-type="float">
            <text:p>0.870916</text:p>
          </table:table-cell>
          <table:table-cell office:value-type="float" office:value="183.875" calcext:value-type="float">
            <text:p>183.875</text:p>
          </table:table-cell>
          <table:table-cell office:value-type="float" office:value="0.191958" calcext:value-type="float">
            <text:p>0.191958</text:p>
          </table:table-cell>
          <table:table-cell office:value-type="float" office:value="276" calcext:value-type="float">
            <text:p>276</text:p>
          </table:table-cell>
          <table:table-cell office:value-type="float" office:value="0.869846" calcext:value-type="float">
            <text:p>0.869846</text:p>
          </table:table-cell>
          <table:table-cell office:value-type="float" office:value="90.7362" calcext:value-type="float">
            <text:p>90.7362</text:p>
          </table:table-cell>
          <table:table-cell office:value-type="float" office:value="0.211754" calcext:value-type="float">
            <text:p>0.211754</text:p>
          </table:table-cell>
          <table:table-cell office:value-type="float" office:value="27" calcext:value-type="float">
            <text:p>27</text:p>
          </table:table-cell>
          <table:table-cell office:value-type="float" office:value="0.875991" calcext:value-type="float">
            <text:p>0.875991</text:p>
          </table:table-cell>
          <table:table-cell office:value-type="float" office:value="101.265" calcext:value-type="float">
            <text:p>101.265</text:p>
          </table:table-cell>
          <table:table-cell office:value-type="float" office:value="0.192049" calcext:value-type="float">
            <text:p>0.192049</text:p>
          </table:table-cell>
          <table:table-cell office:value-type="float" office:value="65" calcext:value-type="float">
            <text:p>65</text:p>
          </table:table-cell>
          <table:table-cell office:value-type="float" office:value="0.881547" calcext:value-type="float">
            <text:p>0.881547</text:p>
          </table:table-cell>
          <table:table-cell office:value-type="float" office:value="90.3494" calcext:value-type="float">
            <text:p>90.3494</text:p>
          </table:table-cell>
          <table:table-cell office:value-type="float" office:value="0.187486" calcext:value-type="float">
            <text:p>0.187486</text:p>
          </table:table-cell>
          <table:table-cell office:value-type="float" office:value="60" calcext:value-type="float">
            <text:p>60</text:p>
          </table:table-cell>
          <table:table-cell office:value-type="float" office:value="0.881068" calcext:value-type="float">
            <text:p>0.881068</text:p>
          </table:table-cell>
          <table:table-cell office:value-type="float" office:value="87.7041" calcext:value-type="float">
            <text:p>87.7041</text:p>
          </table:table-cell>
          <table:table-cell office:value-type="float" office:value="0.186556" calcext:value-type="float">
            <text:p>0.18655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0.865782" calcext:value-type="float">
            <text:p>0.865782</text:p>
          </table:table-cell>
          <table:table-cell office:value-type="float" office:value="115.433" calcext:value-type="float">
            <text:p>115.433</text:p>
          </table:table-cell>
          <table:table-cell office:value-type="float" office:value="0.186646" calcext:value-type="float">
            <text:p>0.186646</text:p>
          </table:table-cell>
          <table:table-cell office:value-type="float" office:value="263" calcext:value-type="float">
            <text:p>263</text:p>
          </table:table-cell>
          <table:table-cell office:value-type="float" office:value="0.861123" calcext:value-type="float">
            <text:p>0.861123</text:p>
          </table:table-cell>
          <table:table-cell office:value-type="float" office:value="84.1852" calcext:value-type="float">
            <text:p>84.1852</text:p>
          </table:table-cell>
          <table:table-cell office:value-type="float" office:value="0.198081" calcext:value-type="float">
            <text:p>0.198081</text:p>
          </table:table-cell>
          <table:table-cell office:value-type="float" office:value="27" calcext:value-type="float">
            <text:p>27</text:p>
          </table:table-cell>
          <table:table-cell office:value-type="float" office:value="0.873163" calcext:value-type="float">
            <text:p>0.873163</text:p>
          </table:table-cell>
          <table:table-cell office:value-type="float" office:value="84.0125" calcext:value-type="float">
            <text:p>84.0125</text:p>
          </table:table-cell>
          <table:table-cell office:value-type="float" office:value="0.171632" calcext:value-type="float">
            <text:p>0.171632</text:p>
          </table:table-cell>
          <table:table-cell office:value-type="float" office:value="63" calcext:value-type="float">
            <text:p>63</text:p>
          </table:table-cell>
          <table:table-cell office:value-type="float" office:value="0.878164" calcext:value-type="float">
            <text:p>0.878164</text:p>
          </table:table-cell>
          <table:table-cell office:value-type="float" office:value="78.8345" calcext:value-type="float">
            <text:p>78.8345</text:p>
          </table:table-cell>
          <table:table-cell office:value-type="float" office:value="0.166788" calcext:value-type="float">
            <text:p>0.166788</text:p>
          </table:table-cell>
          <table:table-cell office:value-type="float" office:value="80" calcext:value-type="float">
            <text:p>80</text:p>
          </table:table-cell>
          <table:table-cell office:value-type="float" office:value="0.878025" calcext:value-type="float">
            <text:p>0.878025</text:p>
          </table:table-cell>
          <table:table-cell office:value-type="float" office:value="78.8221" calcext:value-type="float">
            <text:p>78.8221</text:p>
          </table:table-cell>
          <table:table-cell office:value-type="float" office:value="0.166146" calcext:value-type="float">
            <text:p>0.16614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0.865782" calcext:value-type="float">
            <text:p>0.865782</text:p>
          </table:table-cell>
          <table:table-cell office:value-type="float" office:value="115.433" calcext:value-type="float">
            <text:p>115.433</text:p>
          </table:table-cell>
          <table:table-cell office:value-type="float" office:value="0.186646" calcext:value-type="float">
            <text:p>0.186646</text:p>
          </table:table-cell>
          <table:table-cell office:value-type="float" office:value="260" calcext:value-type="float">
            <text:p>260</text:p>
          </table:table-cell>
          <table:table-cell office:value-type="float" office:value="0.861123" calcext:value-type="float">
            <text:p>0.861123</text:p>
          </table:table-cell>
          <table:table-cell office:value-type="float" office:value="84.1852" calcext:value-type="float">
            <text:p>84.1852</text:p>
          </table:table-cell>
          <table:table-cell office:value-type="float" office:value="0.198081" calcext:value-type="float">
            <text:p>0.198081</text:p>
          </table:table-cell>
          <table:table-cell office:value-type="float" office:value="28" calcext:value-type="float">
            <text:p>28</text:p>
          </table:table-cell>
          <table:table-cell office:value-type="float" office:value="0.873163" calcext:value-type="float">
            <text:p>0.873163</text:p>
          </table:table-cell>
          <table:table-cell office:value-type="float" office:value="84.0125" calcext:value-type="float">
            <text:p>84.0125</text:p>
          </table:table-cell>
          <table:table-cell office:value-type="float" office:value="0.171632" calcext:value-type="float">
            <text:p>0.171632</text:p>
          </table:table-cell>
          <table:table-cell office:value-type="float" office:value="67" calcext:value-type="float">
            <text:p>67</text:p>
          </table:table-cell>
          <table:table-cell office:value-type="float" office:value="0.878164" calcext:value-type="float">
            <text:p>0.878164</text:p>
          </table:table-cell>
          <table:table-cell office:value-type="float" office:value="78.8345" calcext:value-type="float">
            <text:p>78.8345</text:p>
          </table:table-cell>
          <table:table-cell office:value-type="float" office:value="0.166788" calcext:value-type="float">
            <text:p>0.166788</text:p>
          </table:table-cell>
          <table:table-cell office:value-type="float" office:value="62" calcext:value-type="float">
            <text:p>62</text:p>
          </table:table-cell>
          <table:table-cell office:value-type="float" office:value="0.878025" calcext:value-type="float">
            <text:p>0.878025</text:p>
          </table:table-cell>
          <table:table-cell office:value-type="float" office:value="78.8221" calcext:value-type="float">
            <text:p>78.8221</text:p>
          </table:table-cell>
          <table:table-cell office:value-type="float" office:value="0.166146" calcext:value-type="float">
            <text:p>0.16614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0.86304" calcext:value-type="float">
            <text:p>0.86304</text:p>
          </table:table-cell>
          <table:table-cell office:value-type="float" office:value="125.022" calcext:value-type="float">
            <text:p>125.022</text:p>
          </table:table-cell>
          <table:table-cell office:value-type="float" office:value="0.224851" calcext:value-type="float">
            <text:p>0.224851</text:p>
          </table:table-cell>
          <table:table-cell office:value-type="float" office:value="265" calcext:value-type="float">
            <text:p>265</text:p>
          </table:table-cell>
          <table:table-cell office:value-type="float" office:value="0.867707" calcext:value-type="float">
            <text:p>0.867707</text:p>
          </table:table-cell>
          <table:table-cell office:value-type="float" office:value="79.2731" calcext:value-type="float">
            <text:p>79.2731</text:p>
          </table:table-cell>
          <table:table-cell office:value-type="float" office:value="0.204721" calcext:value-type="float">
            <text:p>0.204721</text:p>
          </table:table-cell>
          <table:table-cell office:value-type="float" office:value="28" calcext:value-type="float">
            <text:p>28</text:p>
          </table:table-cell>
          <table:table-cell office:value-type="float" office:value="0.875051" calcext:value-type="float">
            <text:p>0.875051</text:p>
          </table:table-cell>
          <table:table-cell office:value-type="float" office:value="86.7805" calcext:value-type="float">
            <text:p>86.7805</text:p>
          </table:table-cell>
          <table:table-cell office:value-type="float" office:value="0.190855" calcext:value-type="float">
            <text:p>0.190855</text:p>
          </table:table-cell>
          <table:table-cell office:value-type="float" office:value="62" calcext:value-type="float">
            <text:p>62</text:p>
          </table:table-cell>
          <table:table-cell office:value-type="float" office:value="0.879691" calcext:value-type="float">
            <text:p>0.879691</text:p>
          </table:table-cell>
          <table:table-cell office:value-type="float" office:value="80.1577" calcext:value-type="float">
            <text:p>80.1577</text:p>
          </table:table-cell>
          <table:table-cell office:value-type="float" office:value="0.184025" calcext:value-type="float">
            <text:p>0.184025</text:p>
          </table:table-cell>
          <table:table-cell office:value-type="float" office:value="61" calcext:value-type="float">
            <text:p>61</text:p>
          </table:table-cell>
          <table:table-cell office:value-type="float" office:value="0.879636" calcext:value-type="float">
            <text:p>0.879636</text:p>
          </table:table-cell>
          <table:table-cell office:value-type="float" office:value="80.1569" calcext:value-type="float">
            <text:p>80.1569</text:p>
          </table:table-cell>
          <table:table-cell office:value-type="float" office:value="0.183296" calcext:value-type="float">
            <text:p>0.1832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0.865685" calcext:value-type="float">
            <text:p>0.865685</text:p>
          </table:table-cell>
          <table:table-cell office:value-type="float" office:value="95.5461" calcext:value-type="float">
            <text:p>95.5461</text:p>
          </table:table-cell>
          <table:table-cell office:value-type="float" office:value="0.207978" calcext:value-type="float">
            <text:p>0.207978</text:p>
          </table:table-cell>
          <table:table-cell office:value-type="float" office:value="360" calcext:value-type="float">
            <text:p>360</text:p>
          </table:table-cell>
          <table:table-cell office:value-type="float" office:value="0.864252" calcext:value-type="float">
            <text:p>0.864252</text:p>
          </table:table-cell>
          <table:table-cell office:value-type="float" office:value="64.8104" calcext:value-type="float">
            <text:p>64.8104</text:p>
          </table:table-cell>
          <table:table-cell office:value-type="float" office:value="0.209184" calcext:value-type="float">
            <text:p>0.209184</text:p>
          </table:table-cell>
          <table:table-cell office:value-type="float" office:value="27" calcext:value-type="float">
            <text:p>27</text:p>
          </table:table-cell>
          <table:table-cell office:value-type="float" office:value="0.871897" calcext:value-type="float">
            <text:p>0.871897</text:p>
          </table:table-cell>
          <table:table-cell office:value-type="float" office:value="68.0251" calcext:value-type="float">
            <text:p>68.0251</text:p>
          </table:table-cell>
          <table:table-cell office:value-type="float" office:value="0.190773" calcext:value-type="float">
            <text:p>0.190773</text:p>
          </table:table-cell>
          <table:table-cell office:value-type="float" office:value="64" calcext:value-type="float">
            <text:p>64</text:p>
          </table:table-cell>
          <table:table-cell office:value-type="float" office:value="0.877698" calcext:value-type="float">
            <text:p>0.877698</text:p>
          </table:table-cell>
          <table:table-cell office:value-type="float" office:value="62.0942" calcext:value-type="float">
            <text:p>62.0942</text:p>
          </table:table-cell>
          <table:table-cell office:value-type="float" office:value="0.183827" calcext:value-type="float">
            <text:p>0.183827</text:p>
          </table:table-cell>
          <table:table-cell office:value-type="float" office:value="62" calcext:value-type="float">
            <text:p>62</text:p>
          </table:table-cell>
          <table:table-cell office:value-type="float" office:value="0.877471" calcext:value-type="float">
            <text:p>0.877471</text:p>
          </table:table-cell>
          <table:table-cell office:value-type="float" office:value="62.1664" calcext:value-type="float">
            <text:p>62.1664</text:p>
          </table:table-cell>
          <table:table-cell office:value-type="float" office:value="0.183309" calcext:value-type="float">
            <text:p>0.18330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0.860184" calcext:value-type="float">
            <text:p>0.860184</text:p>
          </table:table-cell>
          <table:table-cell office:value-type="float" office:value="132.131" calcext:value-type="float">
            <text:p>132.131</text:p>
          </table:table-cell>
          <table:table-cell office:value-type="float" office:value="0.223685" calcext:value-type="float">
            <text:p>0.223685</text:p>
          </table:table-cell>
          <table:table-cell office:value-type="float" office:value="456" calcext:value-type="float">
            <text:p>456</text:p>
          </table:table-cell>
          <table:table-cell office:value-type="float" office:value="0.864597" calcext:value-type="float">
            <text:p>0.864597</text:p>
          </table:table-cell>
          <table:table-cell office:value-type="float" office:value="83.9946" calcext:value-type="float">
            <text:p>83.9946</text:p>
          </table:table-cell>
          <table:table-cell office:value-type="float" office:value="0.210873" calcext:value-type="float">
            <text:p>0.210873</text:p>
          </table:table-cell>
          <table:table-cell office:value-type="float" office:value="27" calcext:value-type="float">
            <text:p>27</text:p>
          </table:table-cell>
          <table:table-cell office:value-type="float" office:value="0.870436" calcext:value-type="float">
            <text:p>0.870436</text:p>
          </table:table-cell>
          <table:table-cell office:value-type="float" office:value="85.7683" calcext:value-type="float">
            <text:p>85.7683</text:p>
          </table:table-cell>
          <table:table-cell office:value-type="float" office:value="0.190554" calcext:value-type="float">
            <text:p>0.190554</text:p>
          </table:table-cell>
          <table:table-cell office:value-type="float" office:value="64" calcext:value-type="float">
            <text:p>64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78.7633" calcext:value-type="float">
            <text:p>78.7633</text:p>
          </table:table-cell>
          <table:table-cell office:value-type="float" office:value="0.18475" calcext:value-type="float">
            <text:p>0.18475</text:p>
          </table:table-cell>
          <table:table-cell office:value-type="float" office:value="65" calcext:value-type="float">
            <text:p>65</text:p>
          </table:table-cell>
          <table:table-cell office:value-type="float" office:value="0.876248" calcext:value-type="float">
            <text:p>0.876248</text:p>
          </table:table-cell>
          <table:table-cell office:value-type="float" office:value="78.7615" calcext:value-type="float">
            <text:p>78.7615</text:p>
          </table:table-cell>
          <table:table-cell office:value-type="float" office:value="0.183515" calcext:value-type="float">
            <text:p>0.1835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.856713" calcext:value-type="float">
            <text:p>0.856713</text:p>
          </table:table-cell>
          <table:table-cell office:value-type="float" office:value="107.446" calcext:value-type="float">
            <text:p>107.446</text:p>
          </table:table-cell>
          <table:table-cell office:value-type="float" office:value="0.23607" calcext:value-type="float">
            <text:p>0.23607</text:p>
          </table:table-cell>
          <table:table-cell office:value-type="float" office:value="362" calcext:value-type="float">
            <text:p>362</text:p>
          </table:table-cell>
          <table:table-cell office:value-type="float" office:value="0.859756" calcext:value-type="float">
            <text:p>0.859756</text:p>
          </table:table-cell>
          <table:table-cell office:value-type="float" office:value="72.9387" calcext:value-type="float">
            <text:p>72.9387</text:p>
          </table:table-cell>
          <table:table-cell office:value-type="float" office:value="0.221074" calcext:value-type="float">
            <text:p>0.221074</text:p>
          </table:table-cell>
          <table:table-cell office:value-type="float" office:value="35" calcext:value-type="float">
            <text:p>35</text:p>
          </table:table-cell>
          <table:table-cell office:value-type="float" office:value="0.870725" calcext:value-type="float">
            <text:p>0.870725</text:p>
          </table:table-cell>
          <table:table-cell office:value-type="float" office:value="74.2537" calcext:value-type="float">
            <text:p>74.2537</text:p>
          </table:table-cell>
          <table:table-cell office:value-type="float" office:value="0.198825" calcext:value-type="float">
            <text:p>0.198825</text:p>
          </table:table-cell>
          <table:table-cell office:value-type="float" office:value="64" calcext:value-type="float">
            <text:p>64</text:p>
          </table:table-cell>
          <table:table-cell office:value-type="float" office:value="0.874267" calcext:value-type="float">
            <text:p>0.874267</text:p>
          </table:table-cell>
          <table:table-cell office:value-type="float" office:value="69.6796" calcext:value-type="float">
            <text:p>69.6796</text:p>
          </table:table-cell>
          <table:table-cell office:value-type="float" office:value="0.194327" calcext:value-type="float">
            <text:p>0.194327</text:p>
          </table:table-cell>
          <table:table-cell office:value-type="float" office:value="63" calcext:value-type="float">
            <text:p>63</text:p>
          </table:table-cell>
          <table:table-cell office:value-type="float" office:value="0.874013" calcext:value-type="float">
            <text:p>0.874013</text:p>
          </table:table-cell>
          <table:table-cell office:value-type="float" office:value="69.6951" calcext:value-type="float">
            <text:p>69.6951</text:p>
          </table:table-cell>
          <table:table-cell office:value-type="float" office:value="0.192877" calcext:value-type="float">
            <text:p>0.19287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0.850445" calcext:value-type="float">
            <text:p>0.850445</text:p>
          </table:table-cell>
          <table:table-cell office:value-type="float" office:value="138.021" calcext:value-type="float">
            <text:p>138.021</text:p>
          </table:table-cell>
          <table:table-cell office:value-type="float" office:value="0.217821" calcext:value-type="float">
            <text:p>0.217821</text:p>
          </table:table-cell>
          <table:table-cell office:value-type="float" office:value="442" calcext:value-type="float">
            <text:p>442</text:p>
          </table:table-cell>
          <table:table-cell office:value-type="float" office:value="0.857803" calcext:value-type="float">
            <text:p>0.857803</text:p>
          </table:table-cell>
          <table:table-cell office:value-type="float" office:value="86.5702" calcext:value-type="float">
            <text:p>86.5702</text:p>
          </table:table-cell>
          <table:table-cell office:value-type="float" office:value="0.217677" calcext:value-type="float">
            <text:p>0.217677</text:p>
          </table:table-cell>
          <table:table-cell office:value-type="float" office:value="26" calcext:value-type="float">
            <text:p>26</text:p>
          </table:table-cell>
          <table:table-cell office:value-type="float" office:value="0.868512" calcext:value-type="float">
            <text:p>0.868512</text:p>
          </table:table-cell>
          <table:table-cell office:value-type="float" office:value="89.3748" calcext:value-type="float">
            <text:p>89.3748</text:p>
          </table:table-cell>
          <table:table-cell office:value-type="float" office:value="0.193596" calcext:value-type="float">
            <text:p>0.193596</text:p>
          </table:table-cell>
          <table:table-cell office:value-type="float" office:value="69" calcext:value-type="float">
            <text:p>69</text:p>
          </table:table-cell>
          <table:table-cell office:value-type="float" office:value="0.872194" calcext:value-type="float">
            <text:p>0.872194</text:p>
          </table:table-cell>
          <table:table-cell office:value-type="float" office:value="83.8258" calcext:value-type="float">
            <text:p>83.8258</text:p>
          </table:table-cell>
          <table:table-cell office:value-type="float" office:value="0.188539" calcext:value-type="float">
            <text:p>0.188539</text:p>
          </table:table-cell>
          <table:table-cell office:value-type="float" office:value="60" calcext:value-type="float">
            <text:p>60</text:p>
          </table:table-cell>
          <table:table-cell office:value-type="float" office:value="0.872525" calcext:value-type="float">
            <text:p>0.872525</text:p>
          </table:table-cell>
          <table:table-cell office:value-type="float" office:value="83.5963" calcext:value-type="float">
            <text:p>83.5963</text:p>
          </table:table-cell>
          <table:table-cell office:value-type="float" office:value="0.186775" calcext:value-type="float">
            <text:p>0.1867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0.850445" calcext:value-type="float">
            <text:p>0.850445</text:p>
          </table:table-cell>
          <table:table-cell office:value-type="float" office:value="138.021" calcext:value-type="float">
            <text:p>138.021</text:p>
          </table:table-cell>
          <table:table-cell office:value-type="float" office:value="0.217821" calcext:value-type="float">
            <text:p>0.217821</text:p>
          </table:table-cell>
          <table:table-cell office:value-type="float" office:value="571" calcext:value-type="float">
            <text:p>571</text:p>
          </table:table-cell>
          <table:table-cell office:value-type="float" office:value="0.857803" calcext:value-type="float">
            <text:p>0.857803</text:p>
          </table:table-cell>
          <table:table-cell office:value-type="float" office:value="86.5702" calcext:value-type="float">
            <text:p>86.5702</text:p>
          </table:table-cell>
          <table:table-cell office:value-type="float" office:value="0.217677" calcext:value-type="float">
            <text:p>0.217677</text:p>
          </table:table-cell>
          <table:table-cell office:value-type="float" office:value="26" calcext:value-type="float">
            <text:p>26</text:p>
          </table:table-cell>
          <table:table-cell office:value-type="float" office:value="0.868512" calcext:value-type="float">
            <text:p>0.868512</text:p>
          </table:table-cell>
          <table:table-cell office:value-type="float" office:value="89.3748" calcext:value-type="float">
            <text:p>89.3748</text:p>
          </table:table-cell>
          <table:table-cell office:value-type="float" office:value="0.193596" calcext:value-type="float">
            <text:p>0.193596</text:p>
          </table:table-cell>
          <table:table-cell office:value-type="float" office:value="67" calcext:value-type="float">
            <text:p>67</text:p>
          </table:table-cell>
          <table:table-cell office:value-type="float" office:value="0.872194" calcext:value-type="float">
            <text:p>0.872194</text:p>
          </table:table-cell>
          <table:table-cell office:value-type="float" office:value="83.8258" calcext:value-type="float">
            <text:p>83.8258</text:p>
          </table:table-cell>
          <table:table-cell office:value-type="float" office:value="0.188539" calcext:value-type="float">
            <text:p>0.188539</text:p>
          </table:table-cell>
          <table:table-cell office:value-type="float" office:value="60" calcext:value-type="float">
            <text:p>60</text:p>
          </table:table-cell>
          <table:table-cell office:value-type="float" office:value="0.872525" calcext:value-type="float">
            <text:p>0.872525</text:p>
          </table:table-cell>
          <table:table-cell office:value-type="float" office:value="83.5963" calcext:value-type="float">
            <text:p>83.5963</text:p>
          </table:table-cell>
          <table:table-cell office:value-type="float" office:value="0.186775" calcext:value-type="float">
            <text:p>0.1867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0.847585" calcext:value-type="float">
            <text:p>0.847585</text:p>
          </table:table-cell>
          <table:table-cell office:value-type="float" office:value="113.741" calcext:value-type="float">
            <text:p>113.741</text:p>
          </table:table-cell>
          <table:table-cell office:value-type="float" office:value="0.238604" calcext:value-type="float">
            <text:p>0.238604</text:p>
          </table:table-cell>
          <table:table-cell office:value-type="float" office:value="432" calcext:value-type="float">
            <text:p>432</text:p>
          </table:table-cell>
          <table:table-cell office:value-type="float" office:value="0.85366" calcext:value-type="float">
            <text:p>0.85366</text:p>
          </table:table-cell>
          <table:table-cell office:value-type="float" office:value="67.6725" calcext:value-type="float">
            <text:p>67.6725</text:p>
          </table:table-cell>
          <table:table-cell office:value-type="float" office:value="0.242988" calcext:value-type="float">
            <text:p>0.242988</text:p>
          </table:table-cell>
          <table:table-cell office:value-type="float" office:value="26" calcext:value-type="float">
            <text:p>26</text:p>
          </table:table-cell>
          <table:table-cell office:value-type="float" office:value="0.868644" calcext:value-type="float">
            <text:p>0.868644</text:p>
          </table:table-cell>
          <table:table-cell office:value-type="float" office:value="72.2325" calcext:value-type="float">
            <text:p>72.2325</text:p>
          </table:table-cell>
          <table:table-cell office:value-type="float" office:value="0.214724" calcext:value-type="float">
            <text:p>0.214724</text:p>
          </table:table-cell>
          <table:table-cell office:value-type="float" office:value="66" calcext:value-type="float">
            <text:p>66</text:p>
          </table:table-cell>
          <table:table-cell office:value-type="float" office:value="0.871954" calcext:value-type="float">
            <text:p>0.871954</text:p>
          </table:table-cell>
          <table:table-cell office:value-type="float" office:value="66.8974" calcext:value-type="float">
            <text:p>66.8974</text:p>
          </table:table-cell>
          <table:table-cell office:value-type="float" office:value="0.210531" calcext:value-type="float">
            <text:p>0.210531</text:p>
          </table:table-cell>
          <table:table-cell office:value-type="float" office:value="70" calcext:value-type="float">
            <text:p>70</text:p>
          </table:table-cell>
          <table:table-cell office:value-type="float" office:value="0.871911" calcext:value-type="float">
            <text:p>0.871911</text:p>
          </table:table-cell>
          <table:table-cell office:value-type="float" office:value="66.9104" calcext:value-type="float">
            <text:p>66.9104</text:p>
          </table:table-cell>
          <table:table-cell office:value-type="float" office:value="0.209986" calcext:value-type="float">
            <text:p>0.20998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0.853407" calcext:value-type="float">
            <text:p>0.853407</text:p>
          </table:table-cell>
          <table:table-cell office:value-type="float" office:value="114.489" calcext:value-type="float">
            <text:p>114.489</text:p>
          </table:table-cell>
          <table:table-cell office:value-type="float" office:value="0.244584" calcext:value-type="float">
            <text:p>0.244584</text:p>
          </table:table-cell>
          <table:table-cell office:value-type="float" office:value="328" calcext:value-type="float">
            <text:p>328</text:p>
          </table:table-cell>
          <table:table-cell office:value-type="float" office:value="0.857946" calcext:value-type="float">
            <text:p>0.857946</text:p>
          </table:table-cell>
          <table:table-cell office:value-type="float" office:value="67.6851" calcext:value-type="float">
            <text:p>67.6851</text:p>
          </table:table-cell>
          <table:table-cell office:value-type="float" office:value="0.230156" calcext:value-type="float">
            <text:p>0.230156</text:p>
          </table:table-cell>
          <table:table-cell office:value-type="float" office:value="28" calcext:value-type="float">
            <text:p>28</text:p>
          </table:table-cell>
          <table:table-cell office:value-type="float" office:value="0.868245" calcext:value-type="float">
            <text:p>0.868245</text:p>
          </table:table-cell>
          <table:table-cell office:value-type="float" office:value="70.8571" calcext:value-type="float">
            <text:p>70.8571</text:p>
          </table:table-cell>
          <table:table-cell office:value-type="float" office:value="0.204894" calcext:value-type="float">
            <text:p>0.204894</text:p>
          </table:table-cell>
          <table:table-cell office:value-type="float" office:value="67" calcext:value-type="float">
            <text:p>67</text:p>
          </table:table-cell>
          <table:table-cell office:value-type="float" office:value="0.873721" calcext:value-type="float">
            <text:p>0.873721</text:p>
          </table:table-cell>
          <table:table-cell office:value-type="float" office:value="65.2338" calcext:value-type="float">
            <text:p>65.2338</text:p>
          </table:table-cell>
          <table:table-cell office:value-type="float" office:value="0.202331" calcext:value-type="float">
            <text:p>0.202331</text:p>
          </table:table-cell>
          <table:table-cell office:value-type="float" office:value="57" calcext:value-type="float">
            <text:p>57</text:p>
          </table:table-cell>
          <table:table-cell office:value-type="float" office:value="0.873902" calcext:value-type="float">
            <text:p>0.873902</text:p>
          </table:table-cell>
          <table:table-cell office:value-type="float" office:value="65.0709" calcext:value-type="float">
            <text:p>65.0709</text:p>
          </table:table-cell>
          <table:table-cell office:value-type="float" office:value="0.200631" calcext:value-type="float">
            <text:p>0.20063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0.853407" calcext:value-type="float">
            <text:p>0.853407</text:p>
          </table:table-cell>
          <table:table-cell office:value-type="float" office:value="114.489" calcext:value-type="float">
            <text:p>114.489</text:p>
          </table:table-cell>
          <table:table-cell office:value-type="float" office:value="0.244584" calcext:value-type="float">
            <text:p>0.244584</text:p>
          </table:table-cell>
          <table:table-cell office:value-type="float" office:value="282" calcext:value-type="float">
            <text:p>282</text:p>
          </table:table-cell>
          <table:table-cell office:value-type="float" office:value="0.858408" calcext:value-type="float">
            <text:p>0.858408</text:p>
          </table:table-cell>
          <table:table-cell office:value-type="float" office:value="67.4766" calcext:value-type="float">
            <text:p>67.4766</text:p>
          </table:table-cell>
          <table:table-cell office:value-type="float" office:value="0.229771" calcext:value-type="float">
            <text:p>0.229771</text:p>
          </table:table-cell>
          <table:table-cell office:value-type="float" office:value="26" calcext:value-type="float">
            <text:p>26</text:p>
          </table:table-cell>
          <table:table-cell office:value-type="float" office:value="0.86829" calcext:value-type="float">
            <text:p>0.86829</text:p>
          </table:table-cell>
          <table:table-cell office:value-type="float" office:value="70.8158" calcext:value-type="float">
            <text:p>70.8158</text:p>
          </table:table-cell>
          <table:table-cell office:value-type="float" office:value="0.204725" calcext:value-type="float">
            <text:p>0.204725</text:p>
          </table:table-cell>
          <table:table-cell office:value-type="float" office:value="68" calcext:value-type="float">
            <text:p>68</text:p>
          </table:table-cell>
          <table:table-cell office:value-type="float" office:value="0.873045" calcext:value-type="float">
            <text:p>0.873045</text:p>
          </table:table-cell>
          <table:table-cell office:value-type="float" office:value="66.0796" calcext:value-type="float">
            <text:p>66.0796</text:p>
          </table:table-cell>
          <table:table-cell office:value-type="float" office:value="0.202478" calcext:value-type="float">
            <text:p>0.202478</text:p>
          </table:table-cell>
          <table:table-cell office:value-type="float" office:value="61" calcext:value-type="float">
            <text:p>61</text:p>
          </table:table-cell>
          <table:table-cell office:value-type="float" office:value="0.873346" calcext:value-type="float">
            <text:p>0.873346</text:p>
          </table:table-cell>
          <table:table-cell office:value-type="float" office:value="65.8304" calcext:value-type="float">
            <text:p>65.8304</text:p>
          </table:table-cell>
          <table:table-cell office:value-type="float" office:value="0.200263" calcext:value-type="float">
            <text:p>0.20026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0.850415" calcext:value-type="float">
            <text:p>0.850415</text:p>
          </table:table-cell>
          <table:table-cell office:value-type="float" office:value="98.2499" calcext:value-type="float">
            <text:p>98.2499</text:p>
          </table:table-cell>
          <table:table-cell office:value-type="float" office:value="0.230065" calcext:value-type="float">
            <text:p>0.230065</text:p>
          </table:table-cell>
          <table:table-cell office:value-type="float" office:value="270" calcext:value-type="float">
            <text:p>270</text:p>
          </table:table-cell>
          <table:table-cell office:value-type="float" office:value="0.860408" calcext:value-type="float">
            <text:p>0.860408</text:p>
          </table:table-cell>
          <table:table-cell office:value-type="float" office:value="63.1736" calcext:value-type="float">
            <text:p>63.1736</text:p>
          </table:table-cell>
          <table:table-cell office:value-type="float" office:value="0.227881" calcext:value-type="float">
            <text:p>0.227881</text:p>
          </table:table-cell>
          <table:table-cell office:value-type="float" office:value="28" calcext:value-type="float">
            <text:p>28</text:p>
          </table:table-cell>
          <table:table-cell office:value-type="float" office:value="0.868742" calcext:value-type="float">
            <text:p>0.868742</text:p>
          </table:table-cell>
          <table:table-cell office:value-type="float" office:value="66.9519" calcext:value-type="float">
            <text:p>66.9519</text:p>
          </table:table-cell>
          <table:table-cell office:value-type="float" office:value="0.202069" calcext:value-type="float">
            <text:p>0.202069</text:p>
          </table:table-cell>
          <table:table-cell office:value-type="float" office:value="66" calcext:value-type="float">
            <text:p>66</text:p>
          </table:table-cell>
          <table:table-cell office:value-type="float" office:value="0.872746" calcext:value-type="float">
            <text:p>0.872746</text:p>
          </table:table-cell>
          <table:table-cell office:value-type="float" office:value="63.0831" calcext:value-type="float">
            <text:p>63.0831</text:p>
          </table:table-cell>
          <table:table-cell office:value-type="float" office:value="0.200528" calcext:value-type="float">
            <text:p>0.200528</text:p>
          </table:table-cell>
          <table:table-cell office:value-type="float" office:value="59" calcext:value-type="float">
            <text:p>59</text:p>
          </table:table-cell>
          <table:table-cell office:value-type="float" office:value="0.872537" calcext:value-type="float">
            <text:p>0.872537</text:p>
          </table:table-cell>
          <table:table-cell office:value-type="float" office:value="63.0809" calcext:value-type="float">
            <text:p>63.0809</text:p>
          </table:table-cell>
          <table:table-cell office:value-type="float" office:value="0.199608" calcext:value-type="float">
            <text:p>0.19960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float" office:value="0.844228" calcext:value-type="float">
            <text:p>0.844228</text:p>
          </table:table-cell>
          <table:table-cell office:value-type="float" office:value="104.263" calcext:value-type="float">
            <text:p>104.263</text:p>
          </table:table-cell>
          <table:table-cell office:value-type="float" office:value="0.233164" calcext:value-type="float">
            <text:p>0.233164</text:p>
          </table:table-cell>
          <table:table-cell office:value-type="float" office:value="248" calcext:value-type="float">
            <text:p>248</text:p>
          </table:table-cell>
          <table:table-cell office:value-type="float" office:value="0.851209" calcext:value-type="float">
            <text:p>0.851209</text:p>
          </table:table-cell>
          <table:table-cell office:value-type="float" office:value="67.4038" calcext:value-type="float">
            <text:p>67.4038</text:p>
          </table:table-cell>
          <table:table-cell office:value-type="float" office:value="0.242237" calcext:value-type="float">
            <text:p>0.242237</text:p>
          </table:table-cell>
          <table:table-cell office:value-type="float" office:value="27" calcext:value-type="float">
            <text:p>27</text:p>
          </table:table-cell>
          <table:table-cell office:value-type="float" office:value="0.866363" calcext:value-type="float">
            <text:p>0.866363</text:p>
          </table:table-cell>
          <table:table-cell office:value-type="float" office:value="69.1485" calcext:value-type="float">
            <text:p>69.1485</text:p>
          </table:table-cell>
          <table:table-cell office:value-type="float" office:value="0.212053" calcext:value-type="float">
            <text:p>0.212053</text:p>
          </table:table-cell>
          <table:table-cell office:value-type="float" office:value="62" calcext:value-type="float">
            <text:p>62</text:p>
          </table:table-cell>
          <table:table-cell office:value-type="float" office:value="0.869491" calcext:value-type="float">
            <text:p>0.869491</text:p>
          </table:table-cell>
          <table:table-cell office:value-type="float" office:value="65.1262" calcext:value-type="float">
            <text:p>65.1262</text:p>
          </table:table-cell>
          <table:table-cell office:value-type="float" office:value="0.209247" calcext:value-type="float">
            <text:p>0.209247</text:p>
          </table:table-cell>
          <table:table-cell office:value-type="float" office:value="59" calcext:value-type="float">
            <text:p>59</text:p>
          </table:table-cell>
          <table:table-cell office:value-type="float" office:value="0.869568" calcext:value-type="float">
            <text:p>0.869568</text:p>
          </table:table-cell>
          <table:table-cell office:value-type="float" office:value="65.0243" calcext:value-type="float">
            <text:p>65.0243</text:p>
          </table:table-cell>
          <table:table-cell office:value-type="float" office:value="0.208001" calcext:value-type="float">
            <text:p>0.208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0.841551" calcext:value-type="float">
            <text:p>0.841551</text:p>
          </table:table-cell>
          <table:table-cell office:value-type="float" office:value="102.21" calcext:value-type="float">
            <text:p>102.21</text:p>
          </table:table-cell>
          <table:table-cell office:value-type="float" office:value="0.22386" calcext:value-type="float">
            <text:p>0.22386</text:p>
          </table:table-cell>
          <table:table-cell office:value-type="float" office:value="246" calcext:value-type="float">
            <text:p>246</text:p>
          </table:table-cell>
          <table:table-cell office:value-type="float" office:value="0.852303" calcext:value-type="float">
            <text:p>0.852303</text:p>
          </table:table-cell>
          <table:table-cell office:value-type="float" office:value="67.9351" calcext:value-type="float">
            <text:p>67.9351</text:p>
          </table:table-cell>
          <table:table-cell office:value-type="float" office:value="0.243178" calcext:value-type="float">
            <text:p>0.243178</text:p>
          </table:table-cell>
          <table:table-cell office:value-type="float" office:value="27" calcext:value-type="float">
            <text:p>27</text:p>
          </table:table-cell>
          <table:table-cell office:value-type="float" office:value="0.865678" calcext:value-type="float">
            <text:p>0.865678</text:p>
          </table:table-cell>
          <table:table-cell office:value-type="float" office:value="70.6912" calcext:value-type="float">
            <text:p>70.6912</text:p>
          </table:table-cell>
          <table:table-cell office:value-type="float" office:value="0.214436" calcext:value-type="float">
            <text:p>0.214436</text:p>
          </table:table-cell>
          <table:table-cell office:value-type="float" office:value="66" calcext:value-type="float">
            <text:p>66</text:p>
          </table:table-cell>
          <table:table-cell office:value-type="float" office:value="0.869261" calcext:value-type="float">
            <text:p>0.869261</text:p>
          </table:table-cell>
          <table:table-cell office:value-type="float" office:value="66.9152" calcext:value-type="float">
            <text:p>66.9152</text:p>
          </table:table-cell>
          <table:table-cell office:value-type="float" office:value="0.211331" calcext:value-type="float">
            <text:p>0.211331</text:p>
          </table:table-cell>
          <table:table-cell office:value-type="float" office:value="59" calcext:value-type="float">
            <text:p>59</text:p>
          </table:table-cell>
          <table:table-cell office:value-type="float" office:value="0.869077" calcext:value-type="float">
            <text:p>0.869077</text:p>
          </table:table-cell>
          <table:table-cell office:value-type="float" office:value="66.8208" calcext:value-type="float">
            <text:p>66.8208</text:p>
          </table:table-cell>
          <table:table-cell office:value-type="float" office:value="0.210015" calcext:value-type="float">
            <text:p>0.21001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0.839453" calcext:value-type="float">
            <text:p>0.839453</text:p>
          </table:table-cell>
          <table:table-cell office:value-type="float" office:value="134.906" calcext:value-type="float">
            <text:p>134.906</text:p>
          </table:table-cell>
          <table:table-cell office:value-type="float" office:value="0.254726" calcext:value-type="float">
            <text:p>0.254726</text:p>
          </table:table-cell>
          <table:table-cell office:value-type="float" office:value="255" calcext:value-type="float">
            <text:p>255</text:p>
          </table:table-cell>
          <table:table-cell office:value-type="float" office:value="0.853853" calcext:value-type="float">
            <text:p>0.853853</text:p>
          </table:table-cell>
          <table:table-cell office:value-type="float" office:value="94.4212" calcext:value-type="float">
            <text:p>94.4212</text:p>
          </table:table-cell>
          <table:table-cell office:value-type="float" office:value="0.26189" calcext:value-type="float">
            <text:p>0.26189</text:p>
          </table:table-cell>
          <table:table-cell office:value-type="float" office:value="27" calcext:value-type="float">
            <text:p>27</text:p>
          </table:table-cell>
          <table:table-cell office:value-type="float" office:value="0.864194" calcext:value-type="float">
            <text:p>0.864194</text:p>
          </table:table-cell>
          <table:table-cell office:value-type="float" office:value="97.6176" calcext:value-type="float">
            <text:p>97.6176</text:p>
          </table:table-cell>
          <table:table-cell office:value-type="float" office:value="0.234014" calcext:value-type="float">
            <text:p>0.234014</text:p>
          </table:table-cell>
          <table:table-cell office:value-type="float" office:value="63" calcext:value-type="float">
            <text:p>63</text:p>
          </table:table-cell>
          <table:table-cell office:value-type="float" office:value="0.869231" calcext:value-type="float">
            <text:p>0.869231</text:p>
          </table:table-cell>
          <table:table-cell office:value-type="float" office:value="93.5864" calcext:value-type="float">
            <text:p>93.5864</text:p>
          </table:table-cell>
          <table:table-cell office:value-type="float" office:value="0.229399" calcext:value-type="float">
            <text:p>0.229399</text:p>
          </table:table-cell>
          <table:table-cell office:value-type="float" office:value="62" calcext:value-type="float">
            <text:p>62</text:p>
          </table:table-cell>
          <table:table-cell office:value-type="float" office:value="0.869555" calcext:value-type="float">
            <text:p>0.869555</text:p>
          </table:table-cell>
          <table:table-cell office:value-type="float" office:value="93.3789" calcext:value-type="float">
            <text:p>93.3789</text:p>
          </table:table-cell>
          <table:table-cell office:value-type="float" office:value="0.227742" calcext:value-type="float">
            <text:p>0.2277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0.840736" calcext:value-type="float">
            <text:p>0.840736</text:p>
          </table:table-cell>
          <table:table-cell office:value-type="float" office:value="118.103" calcext:value-type="float">
            <text:p>118.103</text:p>
          </table:table-cell>
          <table:table-cell office:value-type="float" office:value="0.238384" calcext:value-type="float">
            <text:p>0.238384</text:p>
          </table:table-cell>
          <table:table-cell office:value-type="float" office:value="272" calcext:value-type="float">
            <text:p>272</text:p>
          </table:table-cell>
          <table:table-cell office:value-type="float" office:value="0.853056" calcext:value-type="float">
            <text:p>0.853056</text:p>
          </table:table-cell>
          <table:table-cell office:value-type="float" office:value="78.0323" calcext:value-type="float">
            <text:p>78.0323</text:p>
          </table:table-cell>
          <table:table-cell office:value-type="float" office:value="0.248224" calcext:value-type="float">
            <text:p>0.248224</text:p>
          </table:table-cell>
          <table:table-cell office:value-type="float" office:value="27" calcext:value-type="float">
            <text:p>27</text:p>
          </table:table-cell>
          <table:table-cell office:value-type="float" office:value="0.861886" calcext:value-type="float">
            <text:p>0.861886</text:p>
          </table:table-cell>
          <table:table-cell office:value-type="float" office:value="80.3421" calcext:value-type="float">
            <text:p>80.3421</text:p>
          </table:table-cell>
          <table:table-cell office:value-type="float" office:value="0.222123" calcext:value-type="float">
            <text:p>0.222123</text:p>
          </table:table-cell>
          <table:table-cell office:value-type="float" office:value="62" calcext:value-type="float">
            <text:p>62</text:p>
          </table:table-cell>
          <table:table-cell office:value-type="float" office:value="0.864981" calcext:value-type="float">
            <text:p>0.864981</text:p>
          </table:table-cell>
          <table:table-cell office:value-type="float" office:value="77.6174" calcext:value-type="float">
            <text:p>77.6174</text:p>
          </table:table-cell>
          <table:table-cell office:value-type="float" office:value="0.217996" calcext:value-type="float">
            <text:p>0.217996</text:p>
          </table:table-cell>
          <table:table-cell office:value-type="float" office:value="64" calcext:value-type="float">
            <text:p>64</text:p>
          </table:table-cell>
          <table:table-cell office:value-type="float" office:value="0.864994" calcext:value-type="float">
            <text:p>0.864994</text:p>
          </table:table-cell>
          <table:table-cell office:value-type="float" office:value="77.4297" calcext:value-type="float">
            <text:p>77.4297</text:p>
          </table:table-cell>
          <table:table-cell office:value-type="float" office:value="0.215855" calcext:value-type="float">
            <text:p>0.2158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0.852106" calcext:value-type="float">
            <text:p>0.852106</text:p>
          </table:table-cell>
          <table:table-cell office:value-type="float" office:value="105.752" calcext:value-type="float">
            <text:p>105.752</text:p>
          </table:table-cell>
          <table:table-cell office:value-type="float" office:value="0.245902" calcext:value-type="float">
            <text:p>0.245902</text:p>
          </table:table-cell>
          <table:table-cell office:value-type="float" office:value="306" calcext:value-type="float">
            <text:p>306</text:p>
          </table:table-cell>
          <table:table-cell office:value-type="float" office:value="0.856165" calcext:value-type="float">
            <text:p>0.856165</text:p>
          </table:table-cell>
          <table:table-cell office:value-type="float" office:value="66.3953" calcext:value-type="float">
            <text:p>66.3953</text:p>
          </table:table-cell>
          <table:table-cell office:value-type="float" office:value="0.252359" calcext:value-type="float">
            <text:p>0.252359</text:p>
          </table:table-cell>
          <table:table-cell office:value-type="float" office:value="27" calcext:value-type="float">
            <text:p>27</text:p>
          </table:table-cell>
          <table:table-cell office:value-type="float" office:value="0.86867" calcext:value-type="float">
            <text:p>0.86867</text:p>
          </table:table-cell>
          <table:table-cell office:value-type="float" office:value="71.0054" calcext:value-type="float">
            <text:p>71.0054</text:p>
          </table:table-cell>
          <table:table-cell office:value-type="float" office:value="0.228807" calcext:value-type="float">
            <text:p>0.228807</text:p>
          </table:table-cell>
          <table:table-cell office:value-type="float" office:value="64" calcext:value-type="float">
            <text:p>64</text:p>
          </table:table-cell>
          <table:table-cell office:value-type="float" office:value="0.873017" calcext:value-type="float">
            <text:p>0.873017</text:p>
          </table:table-cell>
          <table:table-cell office:value-type="float" office:value="65.5329" calcext:value-type="float">
            <text:p>65.5329</text:p>
          </table:table-cell>
          <table:table-cell office:value-type="float" office:value="0.223493" calcext:value-type="float">
            <text:p>0.223493</text:p>
          </table:table-cell>
          <table:table-cell office:value-type="float" office:value="60" calcext:value-type="float">
            <text:p>60</text:p>
          </table:table-cell>
          <table:table-cell office:value-type="float" office:value="0.873011" calcext:value-type="float">
            <text:p>0.873011</text:p>
          </table:table-cell>
          <table:table-cell office:value-type="float" office:value="65.3113" calcext:value-type="float">
            <text:p>65.3113</text:p>
          </table:table-cell>
          <table:table-cell office:value-type="float" office:value="0.221607" calcext:value-type="float">
            <text:p>0.22160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.851659" calcext:value-type="float">
            <text:p>0.851659</text:p>
          </table:table-cell>
          <table:table-cell office:value-type="float" office:value="111.756" calcext:value-type="float">
            <text:p>111.756</text:p>
          </table:table-cell>
          <table:table-cell office:value-type="float" office:value="0.261141" calcext:value-type="float">
            <text:p>0.261141</text:p>
          </table:table-cell>
          <table:table-cell office:value-type="float" office:value="261" calcext:value-type="float">
            <text:p>261</text:p>
          </table:table-cell>
          <table:table-cell office:value-type="float" office:value="0.858964" calcext:value-type="float">
            <text:p>0.858964</text:p>
          </table:table-cell>
          <table:table-cell office:value-type="float" office:value="80.7848" calcext:value-type="float">
            <text:p>80.7848</text:p>
          </table:table-cell>
          <table:table-cell office:value-type="float" office:value="0.250844" calcext:value-type="float">
            <text:p>0.250844</text:p>
          </table:table-cell>
          <table:table-cell office:value-type="float" office:value="27" calcext:value-type="float">
            <text:p>27</text:p>
          </table:table-cell>
          <table:table-cell office:value-type="float" office:value="0.867985" calcext:value-type="float">
            <text:p>0.867985</text:p>
          </table:table-cell>
          <table:table-cell office:value-type="float" office:value="83.2838" calcext:value-type="float">
            <text:p>83.2838</text:p>
          </table:table-cell>
          <table:table-cell office:value-type="float" office:value="0.230453" calcext:value-type="float">
            <text:p>0.230453</text:p>
          </table:table-cell>
          <table:table-cell office:value-type="float" office:value="64" calcext:value-type="float">
            <text:p>64</text:p>
          </table:table-cell>
          <table:table-cell office:value-type="float" office:value="0.873358" calcext:value-type="float">
            <text:p>0.873358</text:p>
          </table:table-cell>
          <table:table-cell office:value-type="float" office:value="78.4908" calcext:value-type="float">
            <text:p>78.4908</text:p>
          </table:table-cell>
          <table:table-cell office:value-type="float" office:value="0.22491" calcext:value-type="float">
            <text:p>0.22491</text:p>
          </table:table-cell>
          <table:table-cell office:value-type="float" office:value="61" calcext:value-type="float">
            <text:p>61</text:p>
          </table:table-cell>
          <table:table-cell office:value-type="float" office:value="0.873442" calcext:value-type="float">
            <text:p>0.873442</text:p>
          </table:table-cell>
          <table:table-cell office:value-type="float" office:value="78.3039" calcext:value-type="float">
            <text:p>78.3039</text:p>
          </table:table-cell>
          <table:table-cell office:value-type="float" office:value="0.222886" calcext:value-type="float">
            <text:p>0.2228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0.852884" calcext:value-type="float">
            <text:p>0.852884</text:p>
          </table:table-cell>
          <table:table-cell office:value-type="float" office:value="104.785" calcext:value-type="float">
            <text:p>104.785</text:p>
          </table:table-cell>
          <table:table-cell office:value-type="float" office:value="0.264135" calcext:value-type="float">
            <text:p>0.264135</text:p>
          </table:table-cell>
          <table:table-cell office:value-type="float" office:value="293" calcext:value-type="float">
            <text:p>293</text:p>
          </table:table-cell>
          <table:table-cell office:value-type="float" office:value="0.861715" calcext:value-type="float">
            <text:p>0.861715</text:p>
          </table:table-cell>
          <table:table-cell office:value-type="float" office:value="60.8941" calcext:value-type="float">
            <text:p>60.8941</text:p>
          </table:table-cell>
          <table:table-cell office:value-type="float" office:value="0.247253" calcext:value-type="float">
            <text:p>0.247253</text:p>
          </table:table-cell>
          <table:table-cell office:value-type="float" office:value="27" calcext:value-type="float">
            <text:p>27</text:p>
          </table:table-cell>
          <table:table-cell office:value-type="float" office:value="0.871533" calcext:value-type="float">
            <text:p>0.871533</text:p>
          </table:table-cell>
          <table:table-cell office:value-type="float" office:value="65.2068" calcext:value-type="float">
            <text:p>65.2068</text:p>
          </table:table-cell>
          <table:table-cell office:value-type="float" office:value="0.228319" calcext:value-type="float">
            <text:p>0.228319</text:p>
          </table:table-cell>
          <table:table-cell office:value-type="float" office:value="66" calcext:value-type="float">
            <text:p>66</text:p>
          </table:table-cell>
          <table:table-cell office:value-type="float" office:value="0.876348" calcext:value-type="float">
            <text:p>0.876348</text:p>
          </table:table-cell>
          <table:table-cell office:value-type="float" office:value="58.3783" calcext:value-type="float">
            <text:p>58.3783</text:p>
          </table:table-cell>
          <table:table-cell office:value-type="float" office:value="0.222873" calcext:value-type="float">
            <text:p>0.222873</text:p>
          </table:table-cell>
          <table:table-cell office:value-type="float" office:value="60" calcext:value-type="float">
            <text:p>60</text:p>
          </table:table-cell>
          <table:table-cell office:value-type="float" office:value="0.876583" calcext:value-type="float">
            <text:p>0.876583</text:p>
          </table:table-cell>
          <table:table-cell office:value-type="float" office:value="58.2557" calcext:value-type="float">
            <text:p>58.2557</text:p>
          </table:table-cell>
          <table:table-cell office:value-type="float" office:value="0.221109" calcext:value-type="float">
            <text:p>0.22110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0.852884" calcext:value-type="float">
            <text:p>0.852884</text:p>
          </table:table-cell>
          <table:table-cell office:value-type="float" office:value="104.785" calcext:value-type="float">
            <text:p>104.785</text:p>
          </table:table-cell>
          <table:table-cell office:value-type="float" office:value="0.264135" calcext:value-type="float">
            <text:p>0.264135</text:p>
          </table:table-cell>
          <table:table-cell office:value-type="float" office:value="287" calcext:value-type="float">
            <text:p>287</text:p>
          </table:table-cell>
          <table:table-cell office:value-type="float" office:value="0.861646" calcext:value-type="float">
            <text:p>0.861646</text:p>
          </table:table-cell>
          <table:table-cell office:value-type="float" office:value="60.936" calcext:value-type="float">
            <text:p>60.936</text:p>
          </table:table-cell>
          <table:table-cell office:value-type="float" office:value="0.247087" calcext:value-type="float">
            <text:p>0.247087</text:p>
          </table:table-cell>
          <table:table-cell office:value-type="float" office:value="27" calcext:value-type="float">
            <text:p>27</text:p>
          </table:table-cell>
          <table:table-cell office:value-type="float" office:value="0.871502" calcext:value-type="float">
            <text:p>0.871502</text:p>
          </table:table-cell>
          <table:table-cell office:value-type="float" office:value="65.2132" calcext:value-type="float">
            <text:p>65.2132</text:p>
          </table:table-cell>
          <table:table-cell office:value-type="float" office:value="0.228356" calcext:value-type="float">
            <text:p>0.228356</text:p>
          </table:table-cell>
          <table:table-cell office:value-type="float" office:value="61" calcext:value-type="float">
            <text:p>61</text:p>
          </table:table-cell>
          <table:table-cell office:value-type="float" office:value="0.876863" calcext:value-type="float">
            <text:p>0.876863</text:p>
          </table:table-cell>
          <table:table-cell office:value-type="float" office:value="58.493" calcext:value-type="float">
            <text:p>58.493</text:p>
          </table:table-cell>
          <table:table-cell office:value-type="float" office:value="0.222908" calcext:value-type="float">
            <text:p>0.222908</text:p>
          </table:table-cell>
          <table:table-cell office:value-type="float" office:value="57" calcext:value-type="float">
            <text:p>57</text:p>
          </table:table-cell>
          <table:table-cell office:value-type="float" office:value="0.876928" calcext:value-type="float">
            <text:p>0.876928</text:p>
          </table:table-cell>
          <table:table-cell office:value-type="float" office:value="58.2295" calcext:value-type="float">
            <text:p>58.2295</text:p>
          </table:table-cell>
          <table:table-cell office:value-type="float" office:value="0.221137" calcext:value-type="float">
            <text:p>0.2211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0.847918" calcext:value-type="float">
            <text:p>0.847918</text:p>
          </table:table-cell>
          <table:table-cell office:value-type="float" office:value="122.373" calcext:value-type="float">
            <text:p>122.373</text:p>
          </table:table-cell>
          <table:table-cell office:value-type="float" office:value="0.263306" calcext:value-type="float">
            <text:p>0.263306</text:p>
          </table:table-cell>
          <table:table-cell office:value-type="float" office:value="351" calcext:value-type="float">
            <text:p>351</text:p>
          </table:table-cell>
          <table:table-cell office:value-type="float" office:value="0.858902" calcext:value-type="float">
            <text:p>0.858902</text:p>
          </table:table-cell>
          <table:table-cell office:value-type="float" office:value="66.7979" calcext:value-type="float">
            <text:p>66.7979</text:p>
          </table:table-cell>
          <table:table-cell office:value-type="float" office:value="0.247027" calcext:value-type="float">
            <text:p>0.247027</text:p>
          </table:table-cell>
          <table:table-cell office:value-type="float" office:value="28" calcext:value-type="float">
            <text:p>28</text:p>
          </table:table-cell>
          <table:table-cell office:value-type="float" office:value="0.868127" calcext:value-type="float">
            <text:p>0.868127</text:p>
          </table:table-cell>
          <table:table-cell office:value-type="float" office:value="70.3258" calcext:value-type="float">
            <text:p>70.3258</text:p>
          </table:table-cell>
          <table:table-cell office:value-type="float" office:value="0.228362" calcext:value-type="float">
            <text:p>0.228362</text:p>
          </table:table-cell>
          <table:table-cell office:value-type="float" office:value="63" calcext:value-type="float">
            <text:p>63</text:p>
          </table:table-cell>
          <table:table-cell office:value-type="float" office:value="0.871782" calcext:value-type="float">
            <text:p>0.871782</text:p>
          </table:table-cell>
          <table:table-cell office:value-type="float" office:value="65.778" calcext:value-type="float">
            <text:p>65.778</text:p>
          </table:table-cell>
          <table:table-cell office:value-type="float" office:value="0.223594" calcext:value-type="float">
            <text:p>0.223594</text:p>
          </table:table-cell>
          <table:table-cell office:value-type="float" office:value="59" calcext:value-type="float">
            <text:p>59</text:p>
          </table:table-cell>
          <table:table-cell office:value-type="float" office:value="0.872193" calcext:value-type="float">
            <text:p>0.872193</text:p>
          </table:table-cell>
          <table:table-cell office:value-type="float" office:value="65.455" calcext:value-type="float">
            <text:p>65.455</text:p>
          </table:table-cell>
          <table:table-cell office:value-type="float" office:value="0.221474" calcext:value-type="float">
            <text:p>0.22147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0.847918" calcext:value-type="float">
            <text:p>0.847918</text:p>
          </table:table-cell>
          <table:table-cell office:value-type="float" office:value="122.373" calcext:value-type="float">
            <text:p>122.373</text:p>
          </table:table-cell>
          <table:table-cell office:value-type="float" office:value="0.263306" calcext:value-type="float">
            <text:p>0.263306</text:p>
          </table:table-cell>
          <table:table-cell office:value-type="float" office:value="336" calcext:value-type="float">
            <text:p>336</text:p>
          </table:table-cell>
          <table:table-cell office:value-type="float" office:value="0.858828" calcext:value-type="float">
            <text:p>0.858828</text:p>
          </table:table-cell>
          <table:table-cell office:value-type="float" office:value="66.8774" calcext:value-type="float">
            <text:p>66.8774</text:p>
          </table:table-cell>
          <table:table-cell office:value-type="float" office:value="0.247159" calcext:value-type="float">
            <text:p>0.247159</text:p>
          </table:table-cell>
          <table:table-cell office:value-type="float" office:value="27" calcext:value-type="float">
            <text:p>27</text:p>
          </table:table-cell>
          <table:table-cell office:value-type="float" office:value="0.868147" calcext:value-type="float">
            <text:p>0.868147</text:p>
          </table:table-cell>
          <table:table-cell office:value-type="float" office:value="70.3479" calcext:value-type="float">
            <text:p>70.3479</text:p>
          </table:table-cell>
          <table:table-cell office:value-type="float" office:value="0.228443" calcext:value-type="float">
            <text:p>0.228443</text:p>
          </table:table-cell>
          <table:table-cell office:value-type="float" office:value="62" calcext:value-type="float">
            <text:p>62</text:p>
          </table:table-cell>
          <table:table-cell office:value-type="float" office:value="0.872391" calcext:value-type="float">
            <text:p>0.872391</text:p>
          </table:table-cell>
          <table:table-cell office:value-type="float" office:value="65.6692" calcext:value-type="float">
            <text:p>65.6692</text:p>
          </table:table-cell>
          <table:table-cell office:value-type="float" office:value="0.223447" calcext:value-type="float">
            <text:p>0.223447</text:p>
          </table:table-cell>
          <table:table-cell office:value-type="float" office:value="60" calcext:value-type="float">
            <text:p>60</text:p>
          </table:table-cell>
          <table:table-cell office:value-type="float" office:value="0.872532" calcext:value-type="float">
            <text:p>0.872532</text:p>
          </table:table-cell>
          <table:table-cell office:value-type="float" office:value="65.4492" calcext:value-type="float">
            <text:p>65.4492</text:p>
          </table:table-cell>
          <table:table-cell office:value-type="float" office:value="0.221104" calcext:value-type="float">
            <text:p>0.2211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0.844931" calcext:value-type="float">
            <text:p>0.844931</text:p>
          </table:table-cell>
          <table:table-cell office:value-type="float" office:value="125.832" calcext:value-type="float">
            <text:p>125.832</text:p>
          </table:table-cell>
          <table:table-cell office:value-type="float" office:value="0.260596" calcext:value-type="float">
            <text:p>0.260596</text:p>
          </table:table-cell>
          <table:table-cell office:value-type="float" office:value="346" calcext:value-type="float">
            <text:p>346</text:p>
          </table:table-cell>
          <table:table-cell office:value-type="float" office:value="0.85653" calcext:value-type="float">
            <text:p>0.85653</text:p>
          </table:table-cell>
          <table:table-cell office:value-type="float" office:value="71.1571" calcext:value-type="float">
            <text:p>71.1571</text:p>
          </table:table-cell>
          <table:table-cell office:value-type="float" office:value="0.250796" calcext:value-type="float">
            <text:p>0.250796</text:p>
          </table:table-cell>
          <table:table-cell office:value-type="float" office:value="28" calcext:value-type="float">
            <text:p>28</text:p>
          </table:table-cell>
          <table:table-cell office:value-type="float" office:value="0.865482" calcext:value-type="float">
            <text:p>0.865482</text:p>
          </table:table-cell>
          <table:table-cell office:value-type="float" office:value="75.9207" calcext:value-type="float">
            <text:p>75.9207</text:p>
          </table:table-cell>
          <table:table-cell office:value-type="float" office:value="0.231411" calcext:value-type="float">
            <text:p>0.231411</text:p>
          </table:table-cell>
          <table:table-cell office:value-type="float" office:value="65" calcext:value-type="float">
            <text:p>65</text:p>
          </table:table-cell>
          <table:table-cell office:value-type="float" office:value="0.871616" calcext:value-type="float">
            <text:p>0.871616</text:p>
          </table:table-cell>
          <table:table-cell office:value-type="float" office:value="69.0692" calcext:value-type="float">
            <text:p>69.0692</text:p>
          </table:table-cell>
          <table:table-cell office:value-type="float" office:value="0.225354" calcext:value-type="float">
            <text:p>0.225354</text:p>
          </table:table-cell>
          <table:table-cell office:value-type="float" office:value="58" calcext:value-type="float">
            <text:p>58</text:p>
          </table:table-cell>
          <table:table-cell office:value-type="float" office:value="0.871878" calcext:value-type="float">
            <text:p>0.871878</text:p>
          </table:table-cell>
          <table:table-cell office:value-type="float" office:value="68.9472" calcext:value-type="float">
            <text:p>68.9472</text:p>
          </table:table-cell>
          <table:table-cell office:value-type="float" office:value="0.223698" calcext:value-type="float">
            <text:p>0.22369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103.095" calcext:value-type="float">
            <text:p>103.095</text:p>
          </table:table-cell>
          <table:table-cell office:value-type="float" office:value="0.251682" calcext:value-type="float">
            <text:p>0.251682</text:p>
          </table:table-cell>
          <table:table-cell office:value-type="float" office:value="442" calcext:value-type="float">
            <text:p>442</text:p>
          </table:table-cell>
          <table:table-cell office:value-type="float" office:value="0.861159" calcext:value-type="float">
            <text:p>0.861159</text:p>
          </table:table-cell>
          <table:table-cell office:value-type="float" office:value="61.024" calcext:value-type="float">
            <text:p>61.024</text:p>
          </table:table-cell>
          <table:table-cell office:value-type="float" office:value="0.252102" calcext:value-type="float">
            <text:p>0.252102</text:p>
          </table:table-cell>
          <table:table-cell office:value-type="float" office:value="28" calcext:value-type="float">
            <text:p>28</text:p>
          </table:table-cell>
          <table:table-cell office:value-type="float" office:value="0.8743" calcext:value-type="float">
            <text:p>0.8743</text:p>
          </table:table-cell>
          <table:table-cell office:value-type="float" office:value="64.9828" calcext:value-type="float">
            <text:p>64.9828</text:p>
          </table:table-cell>
          <table:table-cell office:value-type="float" office:value="0.229309" calcext:value-type="float">
            <text:p>0.229309</text:p>
          </table:table-cell>
          <table:table-cell office:value-type="float" office:value="62" calcext:value-type="float">
            <text:p>62</text:p>
          </table:table-cell>
          <table:table-cell office:value-type="float" office:value="0.877846" calcext:value-type="float">
            <text:p>0.877846</text:p>
          </table:table-cell>
          <table:table-cell office:value-type="float" office:value="59.4734" calcext:value-type="float">
            <text:p>59.4734</text:p>
          </table:table-cell>
          <table:table-cell office:value-type="float" office:value="0.223245" calcext:value-type="float">
            <text:p>0.223245</text:p>
          </table:table-cell>
          <table:table-cell office:value-type="float" office:value="59" calcext:value-type="float">
            <text:p>59</text:p>
          </table:table-cell>
          <table:table-cell office:value-type="float" office:value="0.877891" calcext:value-type="float">
            <text:p>0.877891</text:p>
          </table:table-cell>
          <table:table-cell office:value-type="float" office:value="59.3298" calcext:value-type="float">
            <text:p>59.3298</text:p>
          </table:table-cell>
          <table:table-cell office:value-type="float" office:value="0.221343" calcext:value-type="float">
            <text:p>0.22134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0.848641" calcext:value-type="float">
            <text:p>0.848641</text:p>
          </table:table-cell>
          <table:table-cell office:value-type="float" office:value="115.738" calcext:value-type="float">
            <text:p>115.738</text:p>
          </table:table-cell>
          <table:table-cell office:value-type="float" office:value="0.253577" calcext:value-type="float">
            <text:p>0.253577</text:p>
          </table:table-cell>
          <table:table-cell office:value-type="float" office:value="304" calcext:value-type="float">
            <text:p>304</text:p>
          </table:table-cell>
          <table:table-cell office:value-type="float" office:value="0.855448" calcext:value-type="float">
            <text:p>0.855448</text:p>
          </table:table-cell>
          <table:table-cell office:value-type="float" office:value="65.189" calcext:value-type="float">
            <text:p>65.189</text:p>
          </table:table-cell>
          <table:table-cell office:value-type="float" office:value="0.258941" calcext:value-type="float">
            <text:p>0.258941</text:p>
          </table:table-cell>
          <table:table-cell office:value-type="float" office:value="26" calcext:value-type="float">
            <text:p>26</text:p>
          </table:table-cell>
          <table:table-cell office:value-type="float" office:value="0.864495" calcext:value-type="float">
            <text:p>0.864495</text:p>
          </table:table-cell>
          <table:table-cell office:value-type="float" office:value="69.8267" calcext:value-type="float">
            <text:p>69.8267</text:p>
          </table:table-cell>
          <table:table-cell office:value-type="float" office:value="0.234807" calcext:value-type="float">
            <text:p>0.234807</text:p>
          </table:table-cell>
          <table:table-cell office:value-type="float" office:value="61" calcext:value-type="float">
            <text:p>61</text:p>
          </table:table-cell>
          <table:table-cell office:value-type="float" office:value="0.869687" calcext:value-type="float">
            <text:p>0.869687</text:p>
          </table:table-cell>
          <table:table-cell office:value-type="float" office:value="64.6027" calcext:value-type="float">
            <text:p>64.6027</text:p>
          </table:table-cell>
          <table:table-cell office:value-type="float" office:value="0.228874" calcext:value-type="float">
            <text:p>0.228874</text:p>
          </table:table-cell>
          <table:table-cell office:value-type="float" office:value="63" calcext:value-type="float">
            <text:p>63</text:p>
          </table:table-cell>
          <table:table-cell office:value-type="float" office:value="0.869795" calcext:value-type="float">
            <text:p>0.869795</text:p>
          </table:table-cell>
          <table:table-cell office:value-type="float" office:value="64.4298" calcext:value-type="float">
            <text:p>64.4298</text:p>
          </table:table-cell>
          <table:table-cell office:value-type="float" office:value="0.226921" calcext:value-type="float">
            <text:p>0.22692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0.856303" calcext:value-type="float">
            <text:p>0.856303</text:p>
          </table:table-cell>
          <table:table-cell office:value-type="float" office:value="124.528" calcext:value-type="float">
            <text:p>124.528</text:p>
          </table:table-cell>
          <table:table-cell office:value-type="float" office:value="0.251784" calcext:value-type="float">
            <text:p>0.251784</text:p>
          </table:table-cell>
          <table:table-cell office:value-type="float" office:value="433" calcext:value-type="float">
            <text:p>433</text:p>
          </table:table-cell>
          <table:table-cell office:value-type="float" office:value="0.870139" calcext:value-type="float">
            <text:p>0.870139</text:p>
          </table:table-cell>
          <table:table-cell office:value-type="float" office:value="66.3115" calcext:value-type="float">
            <text:p>66.3115</text:p>
          </table:table-cell>
          <table:table-cell office:value-type="float" office:value="0.244191" calcext:value-type="float">
            <text:p>0.244191</text:p>
          </table:table-cell>
          <table:table-cell office:value-type="float" office:value="26" calcext:value-type="float">
            <text:p>26</text:p>
          </table:table-cell>
          <table:table-cell office:value-type="float" office:value="0.879791" calcext:value-type="float">
            <text:p>0.879791</text:p>
          </table:table-cell>
          <table:table-cell office:value-type="float" office:value="74.0735" calcext:value-type="float">
            <text:p>74.0735</text:p>
          </table:table-cell>
          <table:table-cell office:value-type="float" office:value="0.226211" calcext:value-type="float">
            <text:p>0.226211</text:p>
          </table:table-cell>
          <table:table-cell office:value-type="float" office:value="61" calcext:value-type="float">
            <text:p>61</text:p>
          </table:table-cell>
          <table:table-cell office:value-type="float" office:value="0.883602" calcext:value-type="float">
            <text:p>0.883602</text:p>
          </table:table-cell>
          <table:table-cell office:value-type="float" office:value="65.6725" calcext:value-type="float">
            <text:p>65.6725</text:p>
          </table:table-cell>
          <table:table-cell office:value-type="float" office:value="0.219717" calcext:value-type="float">
            <text:p>0.219717</text:p>
          </table:table-cell>
          <table:table-cell office:value-type="float" office:value="65" calcext:value-type="float">
            <text:p>65</text:p>
          </table:table-cell>
          <table:table-cell office:value-type="float" office:value="0.883941" calcext:value-type="float">
            <text:p>0.883941</text:p>
          </table:table-cell>
          <table:table-cell office:value-type="float" office:value="65.5427" calcext:value-type="float">
            <text:p>65.5427</text:p>
          </table:table-cell>
          <table:table-cell office:value-type="float" office:value="0.217887" calcext:value-type="float">
            <text:p>0.21788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0.844025" calcext:value-type="float">
            <text:p>0.844025</text:p>
          </table:table-cell>
          <table:table-cell office:value-type="float" office:value="126.55" calcext:value-type="float">
            <text:p>126.55</text:p>
          </table:table-cell>
          <table:table-cell office:value-type="float" office:value="0.258911" calcext:value-type="float">
            <text:p>0.258911</text:p>
          </table:table-cell>
          <table:table-cell office:value-type="float" office:value="298" calcext:value-type="float">
            <text:p>298</text:p>
          </table:table-cell>
          <table:table-cell office:value-type="float" office:value="0.8542" calcext:value-type="float">
            <text:p>0.8542</text:p>
          </table:table-cell>
          <table:table-cell office:value-type="float" office:value="68.6157" calcext:value-type="float">
            <text:p>68.6157</text:p>
          </table:table-cell>
          <table:table-cell office:value-type="float" office:value="0.255777" calcext:value-type="float">
            <text:p>0.255777</text:p>
          </table:table-cell>
          <table:table-cell office:value-type="float" office:value="26" calcext:value-type="float">
            <text:p>26</text:p>
          </table:table-cell>
          <table:table-cell office:value-type="float" office:value="0.86465" calcext:value-type="float">
            <text:p>0.86465</text:p>
          </table:table-cell>
          <table:table-cell office:value-type="float" office:value="72.7604" calcext:value-type="float">
            <text:p>72.7604</text:p>
          </table:table-cell>
          <table:table-cell office:value-type="float" office:value="0.233999" calcext:value-type="float">
            <text:p>0.233999</text:p>
          </table:table-cell>
          <table:table-cell office:value-type="float" office:value="68" calcext:value-type="float">
            <text:p>68</text:p>
          </table:table-cell>
          <table:table-cell office:value-type="float" office:value="0.869593" calcext:value-type="float">
            <text:p>0.869593</text:p>
          </table:table-cell>
          <table:table-cell office:value-type="float" office:value="69.0693" calcext:value-type="float">
            <text:p>69.0693</text:p>
          </table:table-cell>
          <table:table-cell office:value-type="float" office:value="0.228754" calcext:value-type="float">
            <text:p>0.228754</text:p>
          </table:table-cell>
          <table:table-cell office:value-type="float" office:value="59" calcext:value-type="float">
            <text:p>59</text:p>
          </table:table-cell>
          <table:table-cell office:value-type="float" office:value="0.869597" calcext:value-type="float">
            <text:p>0.869597</text:p>
          </table:table-cell>
          <table:table-cell office:value-type="float" office:value="68.8886" calcext:value-type="float">
            <text:p>68.8886</text:p>
          </table:table-cell>
          <table:table-cell office:value-type="float" office:value="0.226912" calcext:value-type="float">
            <text:p>0.2269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.855357" calcext:value-type="float">
            <text:p>0.855357</text:p>
          </table:table-cell>
          <table:table-cell office:value-type="float" office:value="110.521" calcext:value-type="float">
            <text:p>110.521</text:p>
          </table:table-cell>
          <table:table-cell office:value-type="float" office:value="0.248443" calcext:value-type="float">
            <text:p>0.248443</text:p>
          </table:table-cell>
          <table:table-cell office:value-type="float" office:value="310" calcext:value-type="float">
            <text:p>310</text:p>
          </table:table-cell>
          <table:table-cell office:value-type="float" office:value="0.859977" calcext:value-type="float">
            <text:p>0.859977</text:p>
          </table:table-cell>
          <table:table-cell office:value-type="float" office:value="64.1087" calcext:value-type="float">
            <text:p>64.1087</text:p>
          </table:table-cell>
          <table:table-cell office:value-type="float" office:value="0.252575" calcext:value-type="float">
            <text:p>0.252575</text:p>
          </table:table-cell>
          <table:table-cell office:value-type="float" office:value="26" calcext:value-type="float">
            <text:p>26</text:p>
          </table:table-cell>
          <table:table-cell office:value-type="float" office:value="0.872289" calcext:value-type="float">
            <text:p>0.872289</text:p>
          </table:table-cell>
          <table:table-cell office:value-type="float" office:value="66.9923" calcext:value-type="float">
            <text:p>66.9923</text:p>
          </table:table-cell>
          <table:table-cell office:value-type="float" office:value="0.229248" calcext:value-type="float">
            <text:p>0.229248</text:p>
          </table:table-cell>
          <table:table-cell office:value-type="float" office:value="69" calcext:value-type="float">
            <text:p>69</text:p>
          </table:table-cell>
          <table:table-cell office:value-type="float" office:value="0.876668" calcext:value-type="float">
            <text:p>0.876668</text:p>
          </table:table-cell>
          <table:table-cell office:value-type="float" office:value="62.4224" calcext:value-type="float">
            <text:p>62.4224</text:p>
          </table:table-cell>
          <table:table-cell office:value-type="float" office:value="0.222771" calcext:value-type="float">
            <text:p>0.222771</text:p>
          </table:table-cell>
          <table:table-cell office:value-type="float" office:value="59" calcext:value-type="float">
            <text:p>59</text:p>
          </table:table-cell>
          <table:table-cell office:value-type="float" office:value="0.876747" calcext:value-type="float">
            <text:p>0.876747</text:p>
          </table:table-cell>
          <table:table-cell office:value-type="float" office:value="62.2899" calcext:value-type="float">
            <text:p>62.2899</text:p>
          </table:table-cell>
          <table:table-cell office:value-type="float" office:value="0.221177" calcext:value-type="float">
            <text:p>0.22117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0.855357" calcext:value-type="float">
            <text:p>0.855357</text:p>
          </table:table-cell>
          <table:table-cell office:value-type="float" office:value="110.521" calcext:value-type="float">
            <text:p>110.521</text:p>
          </table:table-cell>
          <table:table-cell office:value-type="float" office:value="0.248443" calcext:value-type="float">
            <text:p>0.248443</text:p>
          </table:table-cell>
          <table:table-cell office:value-type="float" office:value="267" calcext:value-type="float">
            <text:p>267</text:p>
          </table:table-cell>
          <table:table-cell office:value-type="float" office:value="0.859893" calcext:value-type="float">
            <text:p>0.859893</text:p>
          </table:table-cell>
          <table:table-cell office:value-type="float" office:value="64.2116" calcext:value-type="float">
            <text:p>64.2116</text:p>
          </table:table-cell>
          <table:table-cell office:value-type="float" office:value="0.252701" calcext:value-type="float">
            <text:p>0.252701</text:p>
          </table:table-cell>
          <table:table-cell office:value-type="float" office:value="27" calcext:value-type="float">
            <text:p>27</text:p>
          </table:table-cell>
          <table:table-cell office:value-type="float" office:value="0.872297" calcext:value-type="float">
            <text:p>0.872297</text:p>
          </table:table-cell>
          <table:table-cell office:value-type="float" office:value="66.9853" calcext:value-type="float">
            <text:p>66.9853</text:p>
          </table:table-cell>
          <table:table-cell office:value-type="float" office:value="0.229261" calcext:value-type="float">
            <text:p>0.229261</text:p>
          </table:table-cell>
          <table:table-cell office:value-type="float" office:value="61" calcext:value-type="float">
            <text:p>61</text:p>
          </table:table-cell>
          <table:table-cell office:value-type="float" office:value="0.87658" calcext:value-type="float">
            <text:p>0.87658</text:p>
          </table:table-cell>
          <table:table-cell office:value-type="float" office:value="62.6226" calcext:value-type="float">
            <text:p>62.6226</text:p>
          </table:table-cell>
          <table:table-cell office:value-type="float" office:value="0.222936" calcext:value-type="float">
            <text:p>0.222936</text:p>
          </table:table-cell>
          <table:table-cell office:value-type="float" office:value="58" calcext:value-type="float">
            <text:p>58</text:p>
          </table:table-cell>
          <table:table-cell office:value-type="float" office:value="0.876671" calcext:value-type="float">
            <text:p>0.876671</text:p>
          </table:table-cell>
          <table:table-cell office:value-type="float" office:value="62.5077" calcext:value-type="float">
            <text:p>62.5077</text:p>
          </table:table-cell>
          <table:table-cell office:value-type="float" office:value="0.221605" calcext:value-type="float">
            <text:p>0.2216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0.844464" calcext:value-type="float">
            <text:p>0.844464</text:p>
          </table:table-cell>
          <table:table-cell office:value-type="float" office:value="143.345" calcext:value-type="float">
            <text:p>143.345</text:p>
          </table:table-cell>
          <table:table-cell office:value-type="float" office:value="0.257618" calcext:value-type="float">
            <text:p>0.257618</text:p>
          </table:table-cell>
          <table:table-cell office:value-type="float" office:value="371" calcext:value-type="float">
            <text:p>371</text:p>
          </table:table-cell>
          <table:table-cell office:value-type="float" office:value="0.853152" calcext:value-type="float">
            <text:p>0.853152</text:p>
          </table:table-cell>
          <table:table-cell office:value-type="float" office:value="87.2146" calcext:value-type="float">
            <text:p>87.2146</text:p>
          </table:table-cell>
          <table:table-cell office:value-type="float" office:value="0.25427" calcext:value-type="float">
            <text:p>0.25427</text:p>
          </table:table-cell>
          <table:table-cell office:value-type="float" office:value="26" calcext:value-type="float">
            <text:p>26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91.8138" calcext:value-type="float">
            <text:p>91.8138</text:p>
          </table:table-cell>
          <table:table-cell office:value-type="float" office:value="0.234278" calcext:value-type="float">
            <text:p>0.234278</text:p>
          </table:table-cell>
          <table:table-cell office:value-type="float" office:value="70" calcext:value-type="float">
            <text:p>70</text:p>
          </table:table-cell>
          <table:table-cell office:value-type="float" office:value="0.869893" calcext:value-type="float">
            <text:p>0.869893</text:p>
          </table:table-cell>
          <table:table-cell office:value-type="float" office:value="85.0058" calcext:value-type="float">
            <text:p>85.0058</text:p>
          </table:table-cell>
          <table:table-cell office:value-type="float" office:value="0.228404" calcext:value-type="float">
            <text:p>0.228404</text:p>
          </table:table-cell>
          <table:table-cell office:value-type="float" office:value="63" calcext:value-type="float">
            <text:p>63</text:p>
          </table:table-cell>
          <table:table-cell office:value-type="float" office:value="0.869936" calcext:value-type="float">
            <text:p>0.869936</text:p>
          </table:table-cell>
          <table:table-cell office:value-type="float" office:value="84.8605" calcext:value-type="float">
            <text:p>84.8605</text:p>
          </table:table-cell>
          <table:table-cell office:value-type="float" office:value="0.22685" calcext:value-type="float">
            <text:p>0.2268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0.844464" calcext:value-type="float">
            <text:p>0.844464</text:p>
          </table:table-cell>
          <table:table-cell office:value-type="float" office:value="143.345" calcext:value-type="float">
            <text:p>143.345</text:p>
          </table:table-cell>
          <table:table-cell office:value-type="float" office:value="0.257618" calcext:value-type="float">
            <text:p>0.257618</text:p>
          </table:table-cell>
          <table:table-cell office:value-type="float" office:value="342" calcext:value-type="float">
            <text:p>342</text:p>
          </table:table-cell>
          <table:table-cell office:value-type="float" office:value="0.853152" calcext:value-type="float">
            <text:p>0.853152</text:p>
          </table:table-cell>
          <table:table-cell office:value-type="float" office:value="87.2146" calcext:value-type="float">
            <text:p>87.2146</text:p>
          </table:table-cell>
          <table:table-cell office:value-type="float" office:value="0.25427" calcext:value-type="float">
            <text:p>0.25427</text:p>
          </table:table-cell>
          <table:table-cell office:value-type="float" office:value="27" calcext:value-type="float">
            <text:p>27</text:p>
          </table:table-cell>
          <table:table-cell office:value-type="float" office:value="0.86427" calcext:value-type="float">
            <text:p>0.86427</text:p>
          </table:table-cell>
          <table:table-cell office:value-type="float" office:value="91.8138" calcext:value-type="float">
            <text:p>91.8138</text:p>
          </table:table-cell>
          <table:table-cell office:value-type="float" office:value="0.234278" calcext:value-type="float">
            <text:p>0.234278</text:p>
          </table:table-cell>
          <table:table-cell office:value-type="float" office:value="71" calcext:value-type="float">
            <text:p>71</text:p>
          </table:table-cell>
          <table:table-cell office:value-type="float" office:value="0.869893" calcext:value-type="float">
            <text:p>0.869893</text:p>
          </table:table-cell>
          <table:table-cell office:value-type="float" office:value="85.0058" calcext:value-type="float">
            <text:p>85.0058</text:p>
          </table:table-cell>
          <table:table-cell office:value-type="float" office:value="0.228404" calcext:value-type="float">
            <text:p>0.228404</text:p>
          </table:table-cell>
          <table:table-cell office:value-type="float" office:value="59" calcext:value-type="float">
            <text:p>59</text:p>
          </table:table-cell>
          <table:table-cell office:value-type="float" office:value="0.869936" calcext:value-type="float">
            <text:p>0.869936</text:p>
          </table:table-cell>
          <table:table-cell office:value-type="float" office:value="84.8605" calcext:value-type="float">
            <text:p>84.8605</text:p>
          </table:table-cell>
          <table:table-cell office:value-type="float" office:value="0.22685" calcext:value-type="float">
            <text:p>0.226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848706" calcext:value-type="float">
            <text:p>0.848706</text:p>
          </table:table-cell>
          <table:table-cell office:value-type="float" office:value="127.034" calcext:value-type="float">
            <text:p>127.034</text:p>
          </table:table-cell>
          <table:table-cell office:value-type="float" office:value="0.250106" calcext:value-type="float">
            <text:p>0.250106</text:p>
          </table:table-cell>
          <table:table-cell office:value-type="float" office:value="299" calcext:value-type="float">
            <text:p>299</text:p>
          </table:table-cell>
          <table:table-cell office:value-type="float" office:value="0.859553" calcext:value-type="float">
            <text:p>0.859553</text:p>
          </table:table-cell>
          <table:table-cell office:value-type="float" office:value="73.5645" calcext:value-type="float">
            <text:p>73.5645</text:p>
          </table:table-cell>
          <table:table-cell office:value-type="float" office:value="0.247181" calcext:value-type="float">
            <text:p>0.247181</text:p>
          </table:table-cell>
          <table:table-cell office:value-type="float" office:value="26" calcext:value-type="float">
            <text:p>26</text:p>
          </table:table-cell>
          <table:table-cell office:value-type="float" office:value="0.871883" calcext:value-type="float">
            <text:p>0.871883</text:p>
          </table:table-cell>
          <table:table-cell office:value-type="float" office:value="77.0061" calcext:value-type="float">
            <text:p>77.0061</text:p>
          </table:table-cell>
          <table:table-cell office:value-type="float" office:value="0.22674" calcext:value-type="float">
            <text:p>0.22674</text:p>
          </table:table-cell>
          <table:table-cell office:value-type="float" office:value="61" calcext:value-type="float">
            <text:p>61</text:p>
          </table:table-cell>
          <table:table-cell office:value-type="float" office:value="0.875193" calcext:value-type="float">
            <text:p>0.875193</text:p>
          </table:table-cell>
          <table:table-cell office:value-type="float" office:value="71.5577" calcext:value-type="float">
            <text:p>71.5577</text:p>
          </table:table-cell>
          <table:table-cell office:value-type="float" office:value="0.220969" calcext:value-type="float">
            <text:p>0.220969</text:p>
          </table:table-cell>
          <table:table-cell office:value-type="float" office:value="61" calcext:value-type="float">
            <text:p>61</text:p>
          </table:table-cell>
          <table:table-cell office:value-type="float" office:value="0.87533" calcext:value-type="float">
            <text:p>0.87533</text:p>
          </table:table-cell>
          <table:table-cell office:value-type="float" office:value="71.3722" calcext:value-type="float">
            <text:p>71.3722</text:p>
          </table:table-cell>
          <table:table-cell office:value-type="float" office:value="0.218902" calcext:value-type="float">
            <text:p>0.218902</text:p>
          </table:table-cell>
        </table:table-row>
        <table:table-row table:style-name="ro1">
          <table:table-cell/>
          <table:table-cell table:formula="of:=AVERAGE([.B4:.B204])" office:value-type="float" office:value="2.66169154228856" calcext:value-type="float">
            <text:p>2.66169154228856</text:p>
          </table:table-cell>
          <table:table-cell table:formula="of:=AVERAGE([.C4:.C204])" office:value-type="float" office:value="0.877324353233831" calcext:value-type="float">
            <text:p>0.877324353233831</text:p>
          </table:table-cell>
          <table:table-cell table:formula="of:=AVERAGE([.D4:.D204])" office:value-type="float" office:value="116.505408457712" calcext:value-type="float">
            <text:p>116.505408457712</text:p>
          </table:table-cell>
          <table:table-cell table:formula="of:=AVERAGE([.E4:.E204])" office:value-type="float" office:value="0.136699573631841" calcext:value-type="float">
            <text:p>0.136699573631841</text:p>
          </table:table-cell>
          <table:table-cell table:formula="of:=AVERAGE([.F4:.F204])" office:value-type="float" office:value="287.378109452736" calcext:value-type="float">
            <text:p>287.378109452736</text:p>
          </table:table-cell>
          <table:table-cell table:formula="of:=AVERAGE([.G4:.G204])" office:value-type="float" office:value="0.882612711442785" calcext:value-type="float">
            <text:p>0.882612711442785</text:p>
          </table:table-cell>
          <table:table-cell table:formula="of:=AVERAGE([.H4:.H204])" office:value-type="float" office:value="54.0291194029851" calcext:value-type="float">
            <text:p>54.0291194029851</text:p>
          </table:table-cell>
          <table:table-cell table:formula="of:=AVERAGE([.I4:.I204])" office:value-type="float" office:value="0.130016308955224" calcext:value-type="float">
            <text:p>0.130016308955224</text:p>
          </table:table-cell>
          <table:table-cell table:formula="of:=AVERAGE([.J4:.J204])" office:value-type="float" office:value="28.1890547263682" calcext:value-type="float">
            <text:p>28.1890547263682</text:p>
          </table:table-cell>
          <table:table-cell table:formula="of:=AVERAGE([.K4:.K204])" office:value-type="float" office:value="0.891996945273632" calcext:value-type="float">
            <text:p>0.891996945273632</text:p>
          </table:table-cell>
          <table:table-cell table:formula="of:=AVERAGE([.L4:.L204])" office:value-type="float" office:value="54.6213890547264" calcext:value-type="float">
            <text:p>54.6213890547264</text:p>
          </table:table-cell>
          <table:table-cell table:formula="of:=AVERAGE([.M4:.M204])" office:value-type="float" office:value="0.114422871144279" calcext:value-type="float">
            <text:p>0.114422871144279</text:p>
          </table:table-cell>
          <table:table-cell table:formula="of:=AVERAGE([.N4:.N204])" office:value-type="float" office:value="66.4577114427861" calcext:value-type="float">
            <text:p>66.4577114427861</text:p>
          </table:table-cell>
          <table:table-cell table:formula="of:=AVERAGE([.O4:.O204])" office:value-type="float" office:value="0.894945402985075" calcext:value-type="float">
            <text:p>0.894945402985075</text:p>
          </table:table-cell>
          <table:table-cell table:formula="of:=AVERAGE([.P4:.P204])" office:value-type="float" office:value="51.7731666666666" calcext:value-type="float">
            <text:p>51.7731666666666</text:p>
          </table:table-cell>
          <table:table-cell table:formula="of:=AVERAGE([.Q4:.Q204])" office:value-type="float" office:value="0.113421938308458" calcext:value-type="float">
            <text:p>0.113421938308458</text:p>
          </table:table-cell>
          <table:table-cell table:formula="of:=AVERAGE([.R4:.R204])" office:value-type="float" office:value="61.5373134328358" calcext:value-type="float">
            <text:p>61.5373134328358</text:p>
          </table:table-cell>
          <table:table-cell table:formula="of:=AVERAGE([.S4:.S204])" office:value-type="float" office:value="0.894758671641791" calcext:value-type="float">
            <text:p>0.894758671641791</text:p>
          </table:table-cell>
          <table:table-cell table:formula="of:=AVERAGE([.T4:.T204])" office:value-type="float" office:value="51.7515378109453" calcext:value-type="float">
            <text:p>51.7515378109453</text:p>
          </table:table-cell>
          <table:table-cell table:formula="of:=AVERAGE([.U4:.U204])" office:value-type="float" office:value="0.113130109452736" calcext:value-type="float">
            <text:p>0.113130109452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00/00/00</text:date>, <text:time style:data-style-name="N2" text:time-value="18:24:05.0585725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7T18:38:22.390996156</dc:date>
    <meta:editing-duration>PT41M31S</meta:editing-duration>
    <meta:editing-cycles>4</meta:editing-cycles>
    <meta:generator>LibreOffice/6.0.7.3$Linux_X86_64 LibreOffice_project/00m0$Build-3</meta:generator>
    <meta:document-statistic meta:table-count="1" meta:cell-count="4269" meta:object-count="0"/>
  </office:meta>
</office:document-meta>
</file>